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2271in"/>
    </style:style>
    <style:style style:name="Table1.B" style:family="table-column">
      <style:table-column-properties style:column-width="6.466in"/>
    </style:style>
    <style:style style:name="Table1.A1" style:family="table-cell">
      <style:table-cell-properties fo:background-color="#f3f6f6" fo:padding="0in" fo:border="none">
        <style:background-image/>
      </style:table-cell-properties>
    </style:style>
    <style:style style:name="Table2" style:family="table">
      <style:table-properties style:width="6.6931in" table:align="left" fo:background-color="#fcfcfc">
        <style:background-image/>
      </style:table-properties>
    </style:style>
    <style:style style:name="Table2.A" style:family="table-column">
      <style:table-column-properties style:column-width="0.2271in"/>
    </style:style>
    <style:style style:name="Table2.B" style:family="table-column">
      <style:table-column-properties style:column-width="6.466in"/>
    </style:style>
    <style:style style:name="Table2.A1" style:family="table-cell">
      <style:table-cell-properties fo:background-color="#f3f6f6" fo:padding="0in" fo:border="none">
        <style:background-image/>
      </style:table-cell-properties>
    </style:style>
    <style:style style:name="Table3" style:family="table">
      <style:table-properties style:width="6.6931in" table:align="left" fo:background-color="#fcfcfc">
        <style:background-image/>
      </style:table-properties>
    </style:style>
    <style:style style:name="Table3.A" style:family="table-column">
      <style:table-column-properties style:column-width="0.2271in"/>
    </style:style>
    <style:style style:name="Table3.B" style:family="table-column">
      <style:table-column-properties style:column-width="6.466in"/>
    </style:style>
    <style:style style:name="Table3.A1" style:family="table-cell">
      <style:table-cell-properties fo:background-color="#f3f6f6" fo:padding="0in" fo:border="none">
        <style:background-image/>
      </style:table-cell-properties>
    </style:style>
    <style:style style:name="Table4" style:family="table">
      <style:table-properties style:width="6.6931in" table:align="left"/>
    </style:style>
    <style:style style:name="Table4.A" style:family="table-column">
      <style:table-column-properties style:column-width="0.2382in"/>
    </style:style>
    <style:style style:name="Table4.B" style:family="table-column">
      <style:table-column-properties style:column-width="6.4549in"/>
    </style:style>
    <style:style style:name="Table4.A1" style:family="table-cell">
      <style:table-cell-properties fo:background-color="#f3f6f6" fo:padding="0in" fo:border="none">
        <style:background-image/>
      </style:table-cell-properties>
    </style:style>
    <style:style style:name="Table5" style:family="table">
      <style:table-properties style:width="6.6931in" table:align="left"/>
    </style:style>
    <style:style style:name="Table5.A" style:family="table-column">
      <style:table-column-properties style:column-width="0.2257in"/>
    </style:style>
    <style:style style:name="Table5.B" style:family="table-column">
      <style:table-column-properties style:column-width="6.4674in"/>
    </style:style>
    <style:style style:name="Table5.A1" style:family="table-cell">
      <style:table-cell-properties fo:background-color="#f3f6f6" fo:padding="0in" fo:border="none">
        <style:background-image/>
      </style:table-cell-properties>
    </style:style>
    <style:style style:name="Table6" style:family="table">
      <style:table-properties style:width="6.6931in" table:align="left"/>
    </style:style>
    <style:style style:name="Table6.A" style:family="table-column">
      <style:table-column-properties style:column-width="0.2299in"/>
    </style:style>
    <style:style style:name="Table6.B" style:family="table-column">
      <style:table-column-properties style:column-width="6.4632in"/>
    </style:style>
    <style:style style:name="Table6.A1" style:family="table-cell">
      <style:table-cell-properties fo:background-color="#f3f6f6" fo:padding="0in" fo:border="none">
        <style:background-image/>
      </style:table-cell-properties>
    </style:style>
    <style:style style:name="Table7" style:family="table">
      <style:table-properties style:width="6.6931in" table:align="left"/>
    </style:style>
    <style:style style:name="Table7.A" style:family="table-column">
      <style:table-column-properties style:column-width="0.2167in"/>
    </style:style>
    <style:style style:name="Table7.B" style:family="table-column">
      <style:table-column-properties style:column-width="6.4764in"/>
    </style:style>
    <style:style style:name="Table7.A1" style:family="table-cell">
      <style:table-cell-properties fo:background-color="#f3f6f6" fo:padding="0in" fo:border="none">
        <style:background-image/>
      </style:table-cell-properties>
    </style:style>
    <style:style style:name="Table8" style:family="table">
      <style:table-properties style:width="6.6931in" table:align="left"/>
    </style:style>
    <style:style style:name="Table8.A" style:family="table-column">
      <style:table-column-properties style:column-width="0.2222in"/>
    </style:style>
    <style:style style:name="Table8.B" style:family="table-column">
      <style:table-column-properties style:column-width="6.4708in"/>
    </style:style>
    <style:style style:name="Table8.A1" style:family="table-cell">
      <style:table-cell-properties fo:background-color="#f3f6f6" fo:padding="0in" fo:border="none">
        <style:background-image/>
      </style:table-cell-properties>
    </style:style>
    <style:style style:name="P1" style:family="paragraph" style:parent-style-name="Text_20_body">
      <style:text-properties fo:color="#aacc99" style:font-name="monospace" loext:padding="0.0193in" loext:border="0.74pt solid #aacc99"/>
    </style:style>
    <style:style style:name="P2" style:family="paragraph" style:parent-style-name="Preformatted_20_Text">
      <style:paragraph-properties fo:margin-top="0in" fo:margin-bottom="0.1965in" loext:contextual-spacing="false"/>
    </style:style>
    <style:style style:name="P3" style:family="paragraph" style:parent-style-name="List_20_Contents">
      <style:paragraph-properties fo:margin-top="0in" fo:margin-bottom="0.1965in" loext:contextual-spacing="false"/>
    </style:style>
    <style:style style:name="P4" style:family="paragraph" style:parent-style-name="List_20_Heading">
      <style:paragraph-properties fo:margin-top="0in" fo:margin-bottom="0.1965in" loext:contextual-spacing="false"/>
    </style:style>
    <style:style style:name="P5" style:family="paragraph" style:parent-style-name="Heading_20_1">
      <style:text-properties fo:background-color="#e6ecf9"/>
    </style:style>
    <style:style style:name="P6" style:family="paragraph" style:parent-style-name="Standard">
      <style:paragraph-properties fo:margin-top="0in" fo:margin-bottom="0in" loext:contextual-spacing="false"/>
      <style:text-properties fo:font-size="2pt" style:font-size-asian="2pt" style:font-size-complex="2pt"/>
    </style:style>
    <style:style style:name="P7" style:family="paragraph" style:parent-style-name="Standard">
      <style:paragraph-properties fo:margin-top="0in" fo:margin-bottom="0in" loext:contextual-spacing="false" fo:orphans="2" fo:widows="2"/>
      <style:text-properties fo:font-size="2pt" style:font-size-asian="2pt" style:font-size-complex="2pt"/>
    </style:style>
    <style:style style:name="P8" style:family="paragraph" style:parent-style-name="Standard">
      <style:paragraph-properties fo:margin-left="0in" fo:margin-right="0in" fo:margin-top="0in" fo:margin-bottom="0.1252in" loext:contextual-spacing="false" style:line-height-at-least="0.25in" fo:text-indent="0in" style:auto-text-indent="false"/>
      <style:text-properties fo:font-variant="normal" fo:text-transform="none" fo:color="#404040" style:font-name="Lato" fo:font-size="12pt" fo:letter-spacing="normal" fo:font-style="normal"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fo:color="#aacc99" style:font-name="monospace" loext:padding="0.0193in" loext:border="0.74pt solid #aacc99"/>
    </style:style>
    <style:style style:name="P13" style:family="paragraph" style:parent-style-name="Text_20_body">
      <style:paragraph-properties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paragraph-properties fo:margin-left="0in" fo:margin-right="0in" fo:margin-top="0in" fo:margin-bottom="0.25in" loext:contextual-spacing="false" style:line-height-at-least="0.25in" fo:text-indent="0in" style:auto-text-indent="false"/>
    </style:style>
    <style:style style:name="P16" style:family="paragraph" style:parent-style-name="Text_20_body">
      <style:paragraph-properties fo:margin-left="0in" fo:margin-right="0in" fo:margin-top="0in" fo:margin-bottom="0.25in" loext:contextual-spacing="false" style:line-height-at-least="0.25in" fo:orphans="2" fo:widows="2" fo:text-indent="0in" style:auto-text-indent="false"/>
    </style:style>
    <style:style style:name="P17" style:family="paragraph" style:parent-style-name="Text_20_body">
      <style:paragraph-properties fo:margin-left="0in" fo:margin-right="0in" fo:margin-top="0in" fo:margin-bottom="0.25in" loext:contextual-spacing="false" style:line-height-at-least="0.25in" fo:text-indent="0in" style:auto-text-indent="false"/>
      <style:text-properties fo:font-variant="normal" fo:text-transform="none" fo:color="#404040" style:font-name="Lato" fo:font-size="12pt" fo:letter-spacing="normal" fo:font-style="normal" fo:font-weight="normal"/>
    </style:style>
    <style:style style:name="P18" style:family="paragraph" style:parent-style-name="Text_20_body">
      <style:paragraph-properties fo:margin-left="0in" fo:margin-right="0in" fo:margin-top="0in" fo:margin-bottom="0.25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normal"/>
    </style:style>
    <style:style style:name="P19" style:family="paragraph" style:parent-style-name="Text_20_body">
      <style:paragraph-properties fo:margin-left="0in" fo:margin-right="0in" fo:margin-top="0in" fo:margin-bottom="0in" loext:contextual-spacing="false" style:line-height-at-least="0.25in" fo:orphans="2" fo:widows="2" fo:text-indent="0in" style:auto-text-indent="false"/>
    </style:style>
    <style:style style:name="P20" style:family="paragraph" style:parent-style-name="Text_20_body">
      <style:paragraph-properties fo:margin-left="0in" fo:margin-right="0in" fo:margin-top="0in" fo:margin-bottom="0.1252in" loext:contextual-spacing="false" style:line-height-at-least="0.25in" fo:text-indent="0in" style:auto-text-indent="false"/>
      <style:text-properties fo:font-variant="normal" fo:text-transform="none" fo:color="#404040" style:font-name="Lato" fo:font-size="12pt" fo:letter-spacing="normal" fo:font-style="normal" fo:font-weight="bold"/>
    </style:style>
    <style:style style:name="P21" style:family="paragraph" style:parent-style-name="Text_20_body">
      <style:paragraph-properties fo:margin-left="0in" fo:margin-right="0in" fo:margin-top="0in" fo:margin-bottom="0.1252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bold"/>
    </style:style>
    <style:style style:name="P22" style:family="paragraph" style:parent-style-name="Text_20_body">
      <style:paragraph-properties fo:margin-left="0in" fo:margin-right="0in" fo:margin-top="0in" fo:margin-bottom="0.1252in" loext:contextual-spacing="false" fo:line-height="100%" fo:orphans="2" fo:widows="2" fo:text-indent="0in" style:auto-text-indent="false"/>
      <style:text-properties fo:font-variant="normal" fo:text-transform="none" fo:color="#404040" style:font-name="inherit" fo:font-size="12pt" fo:letter-spacing="normal" fo:font-style="normal" fo:font-weight="bold"/>
    </style:style>
    <style:style style:name="P23" style:family="paragraph" style:parent-style-name="Text_20_body" style:list-style-name="L6">
      <style:paragraph-properties fo:margin-left="0.25in" fo:margin-right="0in" fo:margin-top="0in" fo:margin-bottom="0in" loext:contextual-spacing="false" style:line-height-at-least="0.25in" fo:text-indent="0in" style:auto-text-indent="false" fo:padding="0in" fo:border="none"/>
      <style:text-properties fo:font-variant="normal" fo:text-transform="none" fo:color="#404040" style:font-name="Lato" fo:font-size="12pt" fo:letter-spacing="normal" fo:font-style="normal" fo:font-weight="normal"/>
    </style:style>
    <style:style style:name="P24" style:family="paragraph" style:parent-style-name="Text_20_body" style:list-style-name="L6">
      <style:paragraph-properties fo:margin-left="0.25in" fo:margin-right="0in" fo:margin-top="0in" fo:margin-bottom="0in" loext:contextual-spacing="false" style:line-height-at-least="0.25in" fo:text-indent="0in" style:auto-text-indent="false" fo:padding="0in" fo:border="none"/>
    </style:style>
    <style:style style:name="P25" style:family="paragraph" style:parent-style-name="Text_20_body" style:list-style-name="L4">
      <style:paragraph-properties fo:margin-left="0.25in" fo:margin-right="0in" fo:margin-top="0in" fo:margin-bottom="0.25in" loext:contextual-spacing="false" style:line-height-at-least="0.25in" fo:text-indent="0in" style:auto-text-indent="false" fo:padding="0in" fo:border="none"/>
    </style:style>
    <style:style style:name="P26" style:family="paragraph" style:parent-style-name="Text_20_body" style:list-style-name="L5">
      <style:paragraph-properties fo:margin-left="0.25in" fo:margin-right="0in" fo:margin-top="0in" fo:margin-bottom="0.25in" loext:contextual-spacing="false" style:line-height-at-least="0.25in" fo:text-indent="0in" style:auto-text-indent="false" fo:padding="0in" fo:border="none"/>
    </style:style>
    <style:style style:name="P27" style:family="paragraph" style:parent-style-name="Text_20_body" style:list-style-name="L7">
      <style:paragraph-properties fo:margin-left="0.25in" fo:margin-right="0in" fo:margin-top="0in" fo:margin-bottom="0.25in" loext:contextual-spacing="false" style:line-height-at-least="0.25in" fo:orphans="2" fo:widows="2" fo:text-indent="0in" style:auto-text-indent="false" fo:padding="0in" fo:border="none"/>
    </style:style>
    <style:style style:name="P28" style:family="paragraph" style:parent-style-name="Text_20_body" style:list-style-name="L8">
      <style:paragraph-properties fo:margin-left="0.25in" fo:margin-right="0in" fo:margin-top="0in" fo:margin-bottom="0.25in" loext:contextual-spacing="false" style:line-height-at-least="0.25in" fo:orphans="2" fo:widows="2" fo:text-indent="0in" style:auto-text-indent="false" fo:padding="0in" fo:border="none"/>
    </style:style>
    <style:style style:name="P29" style:family="paragraph" style:parent-style-name="Text_20_body" style:list-style-name="L9">
      <style:paragraph-properties fo:margin-left="0.25in" fo:margin-right="0in" fo:margin-top="0in" fo:margin-bottom="0.25in" loext:contextual-spacing="false" style:line-height-at-least="0.25in" fo:orphans="2" fo:widows="2" fo:text-indent="0in" style:auto-text-indent="false" fo:padding="0in" fo:border="none"/>
    </style:style>
    <style:style style:name="P30" style:family="paragraph" style:parent-style-name="Text_20_body" style:list-style-name="L11">
      <style:paragraph-properties fo:margin-left="0.25in" fo:margin-right="0in" fo:margin-top="0in" fo:margin-bottom="0.25in" loext:contextual-spacing="false" style:line-height-at-least="0.25in" fo:orphans="2" fo:widows="2" fo:text-indent="0in" style:auto-text-indent="false" fo:padding="0in" fo:border="none"/>
    </style:style>
    <style:style style:name="P31" style:family="paragraph" style:parent-style-name="Text_20_body" style:list-style-name="L12">
      <style:paragraph-properties fo:margin-left="0.25in" fo:margin-right="0in" fo:margin-top="0in" fo:margin-bottom="0.25in" loext:contextual-spacing="false" style:line-height-at-least="0.25in" fo:orphans="2" fo:widows="2" fo:text-indent="0in" style:auto-text-indent="false" fo:padding="0in" fo:border="none"/>
    </style:style>
    <style:style style:name="P32" style:family="paragraph" style:parent-style-name="Text_20_body" style:list-style-name="L15">
      <style:paragraph-properties fo:margin-left="0.25in" fo:margin-right="0in" fo:margin-top="0in" fo:margin-bottom="0.25in" loext:contextual-spacing="false" style:line-height-at-least="0.25in" fo:orphans="2" fo:widows="2" fo:text-indent="0in" style:auto-text-indent="false" fo:padding="0in" fo:border="none"/>
    </style:style>
    <style:style style:name="P33" style:family="paragraph" style:parent-style-name="Text_20_body" style:list-style-name="L16">
      <style:paragraph-properties fo:margin-left="0.25in" fo:margin-right="0in" fo:margin-top="0in" fo:margin-bottom="0.25in" loext:contextual-spacing="false" style:line-height-at-least="0.25in" fo:orphans="2" fo:widows="2" fo:text-indent="0in" style:auto-text-indent="false" fo:padding="0in" fo:border="none"/>
    </style:style>
    <style:style style:name="P34" style:family="paragraph" style:parent-style-name="Text_20_body" style:list-style-name="L17">
      <style:paragraph-properties fo:margin-left="0.25in" fo:margin-right="0in" fo:margin-top="0in" fo:margin-bottom="0.25in" loext:contextual-spacing="false" style:line-height-at-least="0.25in" fo:text-indent="0in" style:auto-text-indent="false" fo:padding="0in" fo:border="none"/>
    </style:style>
    <style:style style:name="P35" style:family="paragraph" style:parent-style-name="Text_20_body" style:list-style-name="L7">
      <style:paragraph-properties fo:margin-left="0.25in" fo:margin-right="0in" fo:margin-top="0in" fo:margin-bottom="0.25in" loext:contextual-spacing="false" style:line-height-at-least="0.25in" fo:orphans="2" fo:widows="2" fo:text-indent="0in" style:auto-text-indent="false" fo:padding="0in" fo:border="none"/>
      <style:text-properties fo:font-variant="normal" fo:text-transform="none" fo:color="#404040" style:font-name="Lato" fo:font-size="12pt" fo:letter-spacing="normal" fo:font-style="normal" fo:font-weight="normal"/>
    </style:style>
    <style:style style:name="P36" style:family="paragraph" style:parent-style-name="Text_20_body" style:list-style-name="L10">
      <style:paragraph-properties fo:margin-left="0.25in" fo:margin-right="0in" fo:margin-top="0in" fo:margin-bottom="0.25in" loext:contextual-spacing="false" style:line-height-at-least="0.25in" fo:orphans="2" fo:widows="2" fo:text-indent="0in" style:auto-text-indent="false" fo:padding="0in" fo:border="none"/>
      <style:text-properties fo:font-variant="normal" fo:text-transform="none" fo:color="#404040" style:font-name="Lato" fo:font-size="12pt" fo:letter-spacing="normal" fo:font-style="normal" fo:font-weight="normal"/>
    </style:style>
    <style:style style:name="P37" style:family="paragraph" style:parent-style-name="Text_20_body" style:list-style-name="L13">
      <style:paragraph-properties fo:margin-left="0.25in" fo:margin-right="0in" fo:margin-top="0in" fo:margin-bottom="0.25in" loext:contextual-spacing="false" style:line-height-at-least="0.25in" fo:orphans="2" fo:widows="2" fo:text-indent="0in" style:auto-text-indent="false" fo:padding="0in" fo:border="none"/>
      <style:text-properties fo:font-variant="normal" fo:text-transform="none" fo:color="#404040" style:font-name="Lato" fo:font-size="12pt" fo:letter-spacing="normal" fo:font-style="normal" fo:font-weight="normal"/>
    </style:style>
    <style:style style:name="P38" style:family="paragraph" style:parent-style-name="Text_20_body" style:list-style-name="L14">
      <style:paragraph-properties fo:margin-left="0.25in" fo:margin-right="0in" fo:margin-top="0in" fo:margin-bottom="0.25in" loext:contextual-spacing="false" style:line-height-at-least="0.25in" fo:orphans="2" fo:widows="2" fo:text-indent="0in" style:auto-text-indent="false" fo:padding="0in" fo:border="none"/>
      <style:text-properties fo:font-variant="normal" fo:text-transform="none" fo:color="#404040" style:font-name="Lato" fo:font-size="12pt" fo:letter-spacing="normal" fo:font-style="normal" fo:font-weight="normal"/>
    </style:style>
    <style:style style:name="P39" style:family="paragraph" style:parent-style-name="Text_20_body" style:list-style-name="L17">
      <style:paragraph-properties fo:margin-left="0.25in" fo:margin-right="0in" fo:margin-top="0in" fo:margin-bottom="0.25in" loext:contextual-spacing="false" style:line-height-at-least="0.25in" fo:text-indent="0in" style:auto-text-indent="false" fo:padding="0in" fo:border="none"/>
      <style:text-properties fo:font-variant="normal" fo:text-transform="none" fo:color="#404040" style:font-name="Lato" fo:font-size="12pt" fo:letter-spacing="normal" fo:font-style="normal" fo:font-weight="normal"/>
    </style:style>
    <style:style style:name="P40" style:family="paragraph" style:parent-style-name="Text_20_body" style:list-style-name="L6">
      <style:paragraph-properties fo:margin-left="0.25in" fo:margin-right="0in" fo:margin-top="0in" fo:margin-bottom="0.1252in" loext:contextual-spacing="false" style:line-height-at-least="0.25in" fo:text-indent="0in" style:auto-text-indent="false" fo:padding="0in" fo:border="none"/>
      <style:text-properties fo:font-variant="normal" fo:text-transform="none" fo:color="#404040" style:font-name="Lato" fo:font-size="12pt" fo:letter-spacing="normal" fo:font-style="normal" fo:font-weight="normal"/>
    </style:style>
    <style:style style:name="P41" style:family="paragraph" style:parent-style-name="Text_20_body">
      <style:paragraph-properties fo:margin-left="0.6437in" fo:margin-right="0in" fo:margin-top="0in" fo:margin-bottom="0.1252in" loext:contextual-spacing="false" style:line-height-at-least="0.25in" fo:text-indent="0in" style:auto-text-indent="false" fo:padding="0in" fo:border="none"/>
      <style:text-properties fo:font-variant="normal" fo:text-transform="none" fo:color="#404040" style:font-name="Lato" fo:font-size="12pt" fo:letter-spacing="normal" fo:font-style="normal" fo:font-weight="normal"/>
    </style:style>
    <style:style style:name="P42" style:family="paragraph" style:parent-style-name="Text_20_body">
      <style:paragraph-properties fo:margin-left="0.6437in" fo:margin-right="0in" fo:margin-top="0in" fo:margin-bottom="0.1252in" loext:contextual-spacing="false" style:line-height-at-least="0.25in" fo:text-indent="0in" style:auto-text-indent="false" fo:padding="0in" fo:border="none"/>
    </style:style>
    <style:style style:name="P43" style:family="paragraph" style:parent-style-name="Heading_20_1">
      <style:paragraph-properties fo:margin-top="0in" fo:margin-bottom="0.0972in" loext:contextual-spacing="false"/>
      <style:text-properties style:font-name="Roboto Slab" fo:font-size="21pt" fo:font-weight="bold"/>
    </style:style>
    <style:style style:name="P44" style:family="paragraph" style:parent-style-name="Heading_20_1">
      <style:paragraph-properties fo:margin-top="0in" fo:margin-bottom="0.0972in" loext:contextual-spacing="false"/>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45" style:family="paragraph" style:parent-style-name="Heading_20_1">
      <style:paragraph-properties fo:margin-top="0in" fo:margin-bottom="0.1965in" loext:contextual-spacing="false"/>
      <style:text-properties style:font-name="Roboto Slab" fo:font-size="21pt" fo:font-weight="bold"/>
    </style:style>
    <style:style style:name="P46" style:family="paragraph" style:parent-style-name="Heading_20_1">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21pt" fo:letter-spacing="normal" fo:font-style="normal" fo:font-weight="bold"/>
    </style:style>
    <style:style style:name="P47" style:family="paragraph" style:parent-style-name="Preformatted_20_Text" style:list-style-name="L3"/>
    <style:style style:name="P48" style:family="paragraph" style:parent-style-name="Preformatted_20_Text" style:list-style-name="L3">
      <style:paragraph-properties fo:margin-top="0in" fo:margin-bottom="0.1965in" loext:contextual-spacing="false"/>
    </style:style>
    <style:style style:name="P49" style:family="paragraph" style:parent-style-name="Preformatted_20_Text">
      <style:paragraph-properties fo:margin-left="0in" fo:margin-right="0in" fo:margin-top="0in" fo:margin-bottom="0in" loext:contextual-spacing="false" fo:text-indent="0in" style:auto-text-indent="false" fo:padding="0in" fo:border="none"/>
      <style:text-properties fo:font-variant="normal" fo:text-transform="none" fo:color="#404040" style:font-name="Consolas" fo:font-size="9pt" fo:letter-spacing="normal" fo:font-style="normal" fo:font-weight="normal" loext:padding="0in" loext:border="none"/>
    </style:style>
    <style:style style:name="P50"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style:font-name="Consolas" fo:font-size="9pt" fo:letter-spacing="normal" fo:font-style="normal" fo:font-weight="normal" loext:padding="0in" loext:border="none"/>
    </style:style>
    <style:style style:name="P51"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404040" fo:letter-spacing="normal" loext:padding="0in" loext:border="none"/>
    </style:style>
    <style:style style:name="P52" style:family="paragraph" style:parent-style-name="Preformatted_20_Text">
      <style:paragraph-properties fo:margin-top="0in" fo:margin-bottom="0in" loext:contextual-spacing="false" fo:padding="0in" fo:border="none"/>
    </style:style>
    <style:style style:name="P53" style:family="paragraph" style:parent-style-name="Preformatted_20_Text">
      <style:paragraph-properties fo:margin-top="0in" fo:margin-bottom="0in" loext:contextual-spacing="false" fo:padding="0in" fo:border="none"/>
      <style:text-properties fo:font-variant="normal" fo:text-transform="none" fo:color="#404040" style:font-name="Consolas" fo:font-size="9pt" fo:letter-spacing="normal" fo:font-style="normal" fo:font-weight="normal" loext:padding="0in" loext:border="none"/>
    </style:style>
    <style:style style:name="P54" style:family="paragraph" style:parent-style-name="Preformatted_20_Text">
      <style:paragraph-properties fo:margin-top="0in" fo:margin-bottom="0in" loext:contextual-spacing="false" fo:orphans="2" fo:widows="2" fo:padding="0in" fo:border="none"/>
      <style:text-properties fo:font-variant="normal" fo:text-transform="none" fo:color="#404040" style:font-name="Consolas" fo:font-size="9pt" fo:letter-spacing="normal" fo:font-style="normal" fo:font-weight="normal" loext:padding="0in" loext:border="none"/>
    </style:style>
    <style:style style:name="P55" style:family="paragraph" style:parent-style-name="Preformatted_20_Text">
      <style:paragraph-properties fo:margin-top="0in" fo:margin-bottom="0in" loext:contextual-spacing="false" fo:padding="0in" fo:border="none"/>
      <style:text-properties fo:font-variant="normal" fo:text-transform="none" fo:color="#404040" fo:letter-spacing="normal" loext:padding="0in" loext:border="none"/>
    </style:style>
    <style:style style:name="P56" style:family="paragraph" style:parent-style-name="Preformatted_20_Text">
      <style:paragraph-properties fo:margin-top="0in" fo:margin-bottom="0in" loext:contextual-spacing="false" fo:orphans="2" fo:widows="2" fo:padding="0in" fo:border="none"/>
      <style:text-properties fo:font-variant="normal" fo:text-transform="none" fo:color="#404040" fo:letter-spacing="normal" loext:padding="0in" loext:border="none"/>
    </style:style>
    <style:style style:name="P57" style:family="paragraph" style:parent-style-name="Preformatted_20_Text">
      <style:paragraph-properties fo:margin-top="0in" fo:margin-bottom="0in" loext:contextual-spacing="false" fo:orphans="2" fo:widows="2" fo:padding="0in" fo:border="none"/>
    </style:style>
    <style:style style:name="P58" style:family="paragraph" style:parent-style-name="Preformatted_20_Text">
      <style:paragraph-properties fo:margin-left="0.6437in" fo:margin-right="0in" fo:margin-top="0in" fo:margin-bottom="0in" loext:contextual-spacing="false" fo:text-indent="0in" style:auto-text-indent="false" fo:padding="0in" fo:border="none"/>
    </style:style>
    <style:style style:name="P59" style:family="paragraph" style:parent-style-name="Preformatted_20_Text">
      <style:paragraph-properties fo:margin-left="0.6437in" fo:margin-right="0in" fo:margin-top="0in" fo:margin-bottom="0in" loext:contextual-spacing="false" fo:text-indent="0in" style:auto-text-indent="false" fo:padding="0in" fo:border="none"/>
      <style:text-properties fo:font-variant="normal" fo:text-transform="none" fo:color="#404040" style:font-name="Consolas" fo:font-size="9pt" fo:letter-spacing="normal" fo:font-style="normal" fo:font-weight="normal" loext:padding="0in" loext:border="none"/>
    </style:style>
    <style:style style:name="P60" style:family="paragraph" style:parent-style-name="Preformatted_20_Text">
      <style:paragraph-properties fo:margin-left="0.6437in" fo:margin-right="0in" fo:margin-top="0in" fo:margin-bottom="0in" loext:contextual-spacing="false" fo:text-indent="0in" style:auto-text-indent="false" fo:padding="0in" fo:border="none"/>
      <style:text-properties fo:font-variant="normal" fo:text-transform="none" fo:color="#404040" style:font-name="Consolas" fo:font-size="9pt" fo:letter-spacing="normal" fo:font-style="normal" fo:font-weight="normal" loext:padding="0.0193in" loext:border="0.06pt solid #e1e4e5"/>
    </style:style>
    <style:style style:name="P61" style:family="paragraph" style:parent-style-name="Preformatted_20_Text">
      <style:paragraph-properties fo:margin-left="0.6437in" fo:margin-right="0in" fo:margin-top="0in" fo:margin-bottom="0in" loext:contextual-spacing="false" fo:text-indent="0in" style:auto-text-indent="false" fo:padding="0in" fo:border="none"/>
      <style:text-properties fo:font-variant="normal" fo:text-transform="none" fo:color="#404040" fo:letter-spacing="normal" loext:padding="0in" loext:border="none"/>
    </style:style>
    <style:style style:name="P62" style:family="paragraph" style:parent-style-name="Preformatted_20_Text">
      <style:paragraph-properties fo:margin-left="0.6437in" fo:margin-right="0in" fo:margin-top="0in" fo:margin-bottom="0in" loext:contextual-spacing="false" fo:text-indent="0in" style:auto-text-indent="false" fo:padding="0in" fo:border="none"/>
      <style:text-properties fo:font-variant="normal" fo:text-transform="none" fo:color="#404040" fo:letter-spacing="normal" loext:padding="0.0193in" loext:border="0.06pt solid #e1e4e5"/>
    </style:style>
    <style:style style:name="P63" style:family="paragraph" style:parent-style-name="Heading_20_3">
      <style:paragraph-properties fo:margin-top="0in" fo:margin-bottom="0.0972in" loext:contextual-spacing="false"/>
      <style:text-properties style:font-name="Roboto Slab" fo:font-size="15pt" fo:font-weight="bold"/>
    </style:style>
    <style:style style:name="P64" style:family="paragraph" style:parent-style-name="Heading_20_3">
      <style:paragraph-properties fo:margin-top="0in" fo:margin-bottom="0.0972in" loext:contextual-spacing="false" fo:orphans="2" fo:widows="2"/>
      <style:text-properties style:font-name="Roboto Slab" fo:font-size="15pt" fo:font-weight="bold"/>
    </style:style>
    <style:style style:name="P65" style:family="paragraph" style:parent-style-name="Heading_20_3">
      <style:paragraph-properties fo:margin-top="0in" fo:margin-bottom="0.0972in" loext:contextual-spacing="false"/>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66" style:family="paragraph" style:parent-style-name="Heading_20_3">
      <style:paragraph-properties fo:margin-top="0in" fo:margin-bottom="0.0972in" loext:contextual-spacing="false" fo:orphans="2" fo:widows="2"/>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67" style:family="paragraph" style:parent-style-name="Heading_20_3">
      <style:paragraph-properties fo:margin-top="0in" fo:margin-bottom="0.0972in" loext:contextual-spacing="false" fo:orphans="2" fo:widows="2"/>
    </style:style>
    <style:style style:name="P68" style:family="paragraph" style:parent-style-name="Heading_20_2">
      <style:paragraph-properties fo:margin-top="0in" fo:margin-bottom="0.0972in" loext:contextual-spacing="false"/>
    </style:style>
    <style:style style:name="P69" style:family="paragraph" style:parent-style-name="Heading_20_2">
      <style:paragraph-properties fo:margin-top="0in" fo:margin-bottom="0.0972in" loext:contextual-spacing="false"/>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70" style:family="paragraph" style:parent-style-name="Heading_20_2">
      <style:paragraph-properties fo:margin-top="0in" fo:margin-bottom="0.0972in" loext:contextual-spacing="false"/>
      <style:text-properties style:font-name="Roboto Slab" fo:font-size="18pt" fo:font-weight="bold"/>
    </style:style>
    <style:style style:name="P71" style:family="paragraph" style:parent-style-name="Heading_20_2">
      <style:paragraph-properties fo:margin-left="0in" fo:margin-right="0in" fo:margin-top="0in" fo:margin-bottom="0.0972in" loext:contextual-spacing="false" fo:orphans="2" fo:widows="2" fo:text-indent="0in" style:auto-text-indent="false"/>
      <style:text-properties fo:font-variant="normal" fo:text-transform="none" fo:color="#404040" style:font-name="Roboto Slab" fo:font-size="18pt" fo:letter-spacing="normal" fo:font-style="normal" fo:font-weight="bold"/>
    </style:style>
    <style:style style:name="P72" style:family="paragraph" style:parent-style-name="Heading_20_2">
      <style:paragraph-properties fo:margin-left="0in" fo:margin-right="0in" fo:margin-top="0in" fo:margin-bottom="0.0972in" loext:contextual-spacing="false" fo:orphans="2" fo:widows="2" fo:text-indent="0in" style:auto-text-indent="false"/>
    </style:style>
    <style:style style:name="P73" style:family="paragraph" style:parent-style-name="List_20_Heading">
      <style:paragraph-properties fo:margin-left="0in" fo:margin-right="0in" fo:margin-top="0in" fo:margin-bottom="0.25in" loext:contextual-spacing="false" fo:text-indent="0in" style:auto-text-indent="false" fo:padding="0in" fo:border="none"/>
    </style:style>
    <style:style style:name="P74" style:family="paragraph" style:parent-style-name="List_20_Heading">
      <loext:graphic-properties draw:fill="solid" draw:fill-color="#e7f2fa" draw:opacity="100%"/>
      <style:paragraph-properties fo:margin-left="0in" fo:margin-right="0in" fo:margin-top="0in" fo:margin-bottom="0.0626in" loext:contextual-spacing="false" fo:orphans="2" fo:widows="2" fo:text-indent="0in" style:auto-text-indent="false" fo:background-color="#e7f2fa" fo:padding-left="0in" fo:padding-right="0in" fo:padding-top="0.0626in" fo:padding-bottom="0in" fo:border-left="none" fo:border-right="none" fo:border-top="2.24pt solid #6ab0de" fo:border-bottom="none"/>
    </style:style>
    <style:style style:name="P75" style:family="paragraph" style:parent-style-name="List_20_Heading">
      <style:paragraph-properties fo:margin-top="0in" fo:margin-bottom="0.25in" loext:contextual-spacing="false" fo:padding="0in" fo:border="none"/>
    </style:style>
    <style:style style:name="P76" style:family="paragraph" style:parent-style-name="List_20_Heading">
      <style:paragraph-properties fo:margin-top="0in" fo:margin-bottom="0.25in" loext:contextual-spacing="false" fo:padding="0in" fo:border="none"/>
      <style:text-properties fo:font-variant="normal" fo:text-transform="none" fo:color="#404040" style:font-name="Lato" fo:font-size="12pt" fo:letter-spacing="normal" fo:font-style="normal" fo:font-weight="bold"/>
    </style:style>
    <style:style style:name="P77" style:family="paragraph" style:parent-style-name="List_20_Contents">
      <style:paragraph-properties fo:margin-top="0in" fo:margin-bottom="0.1965in" loext:contextual-spacing="false"/>
    </style:style>
    <style:style style:name="P78" style:family="paragraph" style:parent-style-name="List_20_Contents">
      <style:paragraph-properties fo:margin-left="0.6437in" fo:margin-right="0in" fo:margin-top="0in" fo:margin-bottom="0.1252in" loext:contextual-spacing="false" fo:text-indent="0in" style:auto-text-indent="false" fo:padding="0in" fo:border="none"/>
    </style:style>
    <style:style style:name="P79" style:family="paragraph" style:parent-style-name="List_20_Contents">
      <style:paragraph-properties fo:margin-left="0.6437in" fo:margin-right="0in" fo:margin-top="0in" fo:margin-bottom="0.1252in" loext:contextual-spacing="false" style:line-height-at-least="0.25in" fo:text-indent="0in" style:auto-text-indent="false" fo:padding="0in" fo:border="none"/>
    </style:style>
    <style:style style:name="P80" style:family="paragraph" style:parent-style-name="List_20_Contents">
      <style:paragraph-properties fo:margin-left="0.6437in" fo:margin-right="0in" fo:margin-top="0in" fo:margin-bottom="0.1252in" loext:contextual-spacing="false" style:line-height-at-least="0.25in" fo:orphans="2" fo:widows="2" fo:text-indent="0in" style:auto-text-indent="false" fo:padding="0in" fo:border="none"/>
    </style:style>
    <style:style style:name="P81" style:family="paragraph" style:parent-style-name="List_20_Contents">
      <style:paragraph-properties fo:margin-left="0.6437in" fo:margin-right="0in" fo:margin-top="0in" fo:margin-bottom="0.1252in" loext:contextual-spacing="false" fo:text-indent="0in" style:auto-text-indent="false" fo:padding="0in" fo:border="none"/>
      <style:text-properties fo:font-variant="normal" fo:text-transform="none" fo:color="#404040" style:font-name="Lato" fo:font-size="12pt" fo:letter-spacing="normal" fo:font-style="normal" fo:font-weight="normal"/>
    </style:style>
    <style:style style:name="P82" style:family="paragraph" style:parent-style-name="List_20_Contents">
      <style:paragraph-properties fo:margin-left="0.6437in" fo:margin-right="0in" fo:margin-top="0in" fo:margin-bottom="0.1252in" loext:contextual-spacing="false" style:line-height-at-least="0.25in" fo:text-indent="0in" style:auto-text-indent="false" fo:padding="0in" fo:border="none"/>
      <style:text-properties fo:font-variant="normal" fo:text-transform="none" fo:color="#404040" style:font-name="Lato" fo:font-size="12pt" fo:letter-spacing="normal" fo:font-style="normal" fo:font-weight="normal"/>
    </style:style>
    <style:style style:name="P83" style:family="paragraph" style:parent-style-name="Table_20_Contents">
      <style:paragraph-properties fo:margin-left="0in" fo:margin-right="0in" fo:margin-top="0in" fo:margin-bottom="0in" loext:contextual-spacing="false" fo:text-indent="0in" style:auto-text-indent="false"/>
    </style:style>
    <style:style style:name="P84" style:family="paragraph" style:parent-style-name="Table_20_Contents">
      <style:paragraph-properties fo:margin-left="0in" fo:margin-right="0in" fo:margin-top="0in" fo:margin-bottom="0in" loext:contextual-spacing="false" fo:text-indent="0in" style:auto-text-indent="false"/>
      <style:text-properties fo:font-size="10.5pt"/>
    </style:style>
    <style:style style:name="P85" style:family="paragraph" style:parent-style-name="Table_20_Contents">
      <style:paragraph-properties fo:margin-top="0in" fo:margin-bottom="0in" loext:contextual-spacing="false"/>
    </style:style>
    <style:style style:name="P86" style:family="paragraph" style:parent-style-name="Table_20_Contents">
      <style:paragraph-properties fo:margin-top="0in" fo:margin-bottom="0in" loext:contextual-spacing="false"/>
      <style:text-properties fo:font-size="10.5pt"/>
    </style:style>
    <style:style style:name="P87" style:family="paragraph" style:parent-style-name="Quotations">
      <style:paragraph-properties fo:margin-left="0.6437in" fo:margin-right="0.3937in" fo:margin-top="0in" fo:margin-bottom="0.25in" loext:contextual-spacing="false" style:line-height-at-least="0.25in" fo:orphans="2" fo:widows="2" fo:text-indent="0in" style:auto-text-indent="false"/>
      <style:text-properties fo:font-variant="normal" fo:text-transform="none" fo:color="#404040" style:font-name="Lato" fo:font-size="12pt" fo:letter-spacing="normal" fo:font-style="normal" fo:font-weight="normal"/>
    </style:style>
    <style:style style:name="T1" style:family="text">
      <style:text-properties style:font-name="Consolas" fo:font-size="9pt" fo:font-style="normal" fo:font-weight="normal"/>
    </style:style>
    <style:style style:name="T2" style:family="text">
      <style:text-properties fo:color="#404040" style:font-name="Consolas" fo:font-size="13.5pt" fo:font-weight="bold" fo:background-color="#ffffff" loext:char-shading-value="0" loext:padding-left="0.052in" loext:padding-right="0.052in" loext:padding-top="0.0209in" loext:padding-bottom="0.0209in" loext:border="0.06pt solid #e1e4e5"/>
    </style:style>
    <style:style style:name="T3" style:family="text">
      <style:text-properties fo:color="#404040" style:text-line-through-style="none" style:text-line-through-type="none" style:text-underline-style="none" style:text-blinking="false"/>
    </style:style>
    <style:style style:name="T4" style:family="text">
      <style:text-properties fo:font-variant="normal" fo:text-transform="none" fo:color="#404040" style:font-name="Lato" fo:font-size="12pt" fo:letter-spacing="normal" fo:font-style="normal" fo:font-weight="normal"/>
    </style:style>
    <style:style style:name="T5" style:family="text">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T6" style:family="text">
      <style:text-properties fo:font-variant="normal" fo:text-transform="none" fo:color="#404040" style:font-name="Lato" fo:font-size="12pt" fo:letter-spacing="normal" fo:font-style="normal" fo:font-weight="normal" fo:background-color="#ffffff" loext:char-shading-value="0" style:font-name-asian="Lato" style:font-size-asian="12pt" style:font-style-asian="normal" style:font-weight-asian="normal" style:font-name-complex="Lato" style:font-size-complex="12pt" style:font-style-complex="normal" style:font-weight-complex="normal" loext:padding-left="0.052in" loext:padding-right="0.052in" loext:padding-top="0.0209in" loext:padding-bottom="0.0209in" loext:border="0.06pt solid #e1e4e5"/>
    </style:style>
    <style:style style:name="T7" style:family="text">
      <style:text-properties fo:font-variant="normal" fo:text-transform="none" fo:color="#404040" style:font-name="Lato" fo:font-size="12pt" fo:letter-spacing="normal" fo:font-style="normal" fo:font-weight="bold"/>
    </style:style>
    <style:style style:name="T8" style:family="text">
      <style:text-properties fo:font-variant="normal" fo:text-transform="none" fo:color="#404040" style:font-name="Consolas" fo:font-size="9pt" fo:letter-spacing="normal" fo:font-style="normal" fo:font-weight="bold" fo:background-color="#ffffff" loext:char-shading-value="0" loext:padding-left="0.052in" loext:padding-right="0.052in" loext:padding-top="0.0209in" loext:padding-bottom="0.0209in" loext:border="0.06pt solid #e1e4e5"/>
    </style:style>
    <style:style style:name="T9" style:family="text">
      <style:text-properties fo:font-variant="normal" fo:text-transform="none" fo:color="#404040" style:font-name="Consolas" fo:font-size="13.5pt" fo:letter-spacing="normal" fo:font-style="normal" fo:font-weight="bold" fo:background-color="#ffffff" loext:char-shading-value="0" loext:padding-left="0.052in" loext:padding-right="0.052in" loext:padding-top="0.0209in" loext:padding-bottom="0.0209in" loext:border="0.06pt solid #e1e4e5"/>
    </style:style>
    <style:style style:name="T10" style:family="text">
      <style:text-properties fo:font-variant="normal" fo:text-transform="none" fo:color="#404040" style:font-name="Roboto Slab" fo:font-size="18pt" fo:letter-spacing="normal" fo:font-style="normal" fo:font-weight="bold"/>
    </style:style>
    <style:style style:name="T11" style:family="text">
      <style:text-properties fo:font-variant="normal" fo:text-transform="none" fo:color="#404040" fo:letter-spacing="normal"/>
    </style:style>
    <style:style style:name="T12" style:family="text">
      <style:text-properties fo:font-variant="normal" fo:text-transform="none" fo:color="#e74c3c" style:font-name="Consolas" fo:font-size="9pt" fo:letter-spacing="normal" fo:font-style="normal" fo:font-weight="normal" fo:background-color="#ffffff" loext:char-shading-value="0" loext:padding-left="0.052in" loext:padding-right="0.052in" loext:padding-top="0.0209in" loext:padding-bottom="0.0209in" loext:border="0.06pt solid #e1e4e5"/>
    </style:style>
    <style:style style:name="T13" style:family="text">
      <style:text-properties fo:font-variant="normal" fo:text-transform="none" fo:color="#e74c3c" style:font-name="Consolas" fo:font-size="9pt" fo:letter-spacing="normal" fo:font-style="normal" fo:font-weight="bold" fo:background-color="#ffffff" loext:char-shading-value="0" loext:padding-left="0.052in" loext:padding-right="0.052in" loext:padding-top="0.0209in" loext:padding-bottom="0.0209in" loext:border="0.06pt solid #e1e4e5"/>
    </style:style>
    <style:style style:name="T14" style:family="text">
      <style:text-properties fo:font-variant="normal" fo:text-transform="none" fo:color="#9b59b6" style:text-line-through-style="none" style:text-line-through-type="none" style:font-name="Lato" fo:font-size="12pt" fo:letter-spacing="normal" fo:font-style="normal" style:text-underline-style="none" fo:font-weight="normal" style:text-blinking="false"/>
    </style:style>
    <style:style style:name="T15" style:family="text">
      <style:text-properties fo:font-variant="normal" fo:text-transform="none" fo:color="#9b59b6" style:text-line-through-style="none" style:text-line-through-type="none" style:font-name="Lato" fo:font-size="12pt" fo:letter-spacing="normal" fo:font-style="normal" style:text-underline-style="none" fo:font-weight="bold" style:text-blinking="false"/>
    </style:style>
    <style:style style:name="T16" style:family="text">
      <style:text-properties fo:font-variant="normal" fo:text-transform="none" fo:color="#9b59b6" style:text-line-through-style="none" style:text-line-through-type="none" style:font-name="Lato" fo:font-size="10.5pt" fo:letter-spacing="normal" fo:font-style="normal" style:text-underline-style="none" fo:font-weight="normal" style:text-blinking="false"/>
    </style:style>
    <style:style style:name="T17" style:family="text">
      <style:text-properties fo:font-variant="normal" fo:text-transform="none" fo:color="#000000" style:font-name="Consolas" fo:font-size="10.5pt" fo:letter-spacing="normal" fo:font-style="normal" fo:font-weight="bold" fo:background-color="transparent" loext:char-shading-value="0" loext:padding="0in" loext:border="none"/>
    </style:style>
    <style:style style:name="T18" style:family="text">
      <style:text-properties fo:font-variant="normal" fo:text-transform="none" fo:color="#000000" style:font-name="Lato" fo:font-size="10.5pt" fo:letter-spacing="normal" fo:font-style="normal" fo:font-weight="bold" loext:padding="0in" loext:border="none"/>
    </style:style>
    <style:style style:name="T19" style:family="text">
      <style:text-properties fo:font-variant="normal" fo:text-transform="none" fo:color="#2980b9" style:font-name="Lato" fo:font-size="10.5pt" fo:letter-spacing="normal" fo:font-style="normal" fo:font-weight="bold"/>
    </style:style>
    <style:style style:name="T20" style:family="text">
      <style:text-properties style:font-name="Roboto Slab" fo:font-size="18pt" fo:font-weight="bold"/>
    </style:style>
    <style:style style:name="T21" style:family="text">
      <style:text-properties style:font-name="Roboto Slab" fo:font-size="21pt" fo:font-weight="bold"/>
    </style:style>
    <style:style style:name="T22" style:family="text">
      <style:text-properties fo:color="#9b59b6" style:text-line-through-style="none" style:text-line-through-type="none" fo:font-size="10.5pt" style:text-underline-style="none" style:text-blinking="false"/>
    </style:style>
    <style:style style:name="T23" style:family="text">
      <style:text-properties fo:font-size="10.5pt"/>
    </style:style>
    <style:style style:name="T24" style:family="text">
      <style:text-properties fo:color="#555555" style:font-name="Consolas" fo:font-size="7.5pt" fo:background-color="#ffffff" loext:char-shading-value="0" loext:padding-left="0.052in" loext:padding-right="0.052in" loext:padding-top="0.0209in" loext:padding-bottom="0.0209in" loext:border="0.06pt solid #e1e4e5"/>
    </style:style>
    <style:style style:name="T25" style:family="text">
      <style:text-properties fo:color="#555555" style:font-name="Consolas" fo:font-size="7.5pt" fo:font-weight="bold" fo:background-color="#ffffff" loext:char-shading-value="0" loext:padding-left="0.052in" loext:padding-right="0.052in" loext:padding-top="0.0209in" loext:padding-bottom="0.0209in" loext:border="0.06pt solid #e1e4e5"/>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Das Python-Tutorial </text:h>
      <text:p text:style-name="Text_20_body">Python ist eine leicht zu erlernende, leistungsstarke Programmiersprache. Es verfügt über effiziente Datenstrukturen auf hoher Ebene und einen einfachen, aber effektiven Ansatz für die objektorientierte Programmierung. Die elegante Syntax und die dynamische Typisierung von Python machen Python zusammen mit seiner interpretierten Natur zu einer idealen Sprache für Skripterstellung und schnelle Anwendungsentwicklung in vielen Bereichen auf den meisten Plattformen. </text:p>
      <text:p text:style-name="Text_20_body">Der Python-Interpreter und die umfangreiche Standardbibliothek sind auf der Python-Website ( <text:a xlink:type="simple" xlink:href="https://translate.googleusercontent.com/translate_c?depth=1&amp;rurl=translate.google.com&amp;sl=auto&amp;sp=nmt4&amp;tl=de&amp;u=https://www.python.org/&amp;xid=17259,15700023,15700186,15700190,15700256,15700259,15700262,15700265,15700271,15700283&amp;usg=ALkJrhh15BIu5NOXETUiQHiWUa8FvGeKmA" text:style-name="Internet_20_link" text:visited-style-name="Visited_20_Internet_20_Link">https://www.python.org/)</text:a> in Quell- oder Binärform für alle wichtigen Plattformen frei verfügbar und können frei verteilt werden. Die gleiche Site enthält auch Distributionen von und Verweise auf viele kostenlose Python-Module, -Programme und -Tools von Drittanbietern sowie zusätzliche Dokumentationen. </text:p>
      <text:p text:style-name="Text_20_body">Der Python-Interpreter kann problemlos mit neuen Funktionen und Datentypen erweitert werden, die in C oder C ++ (oder anderen von C aus aufrufbaren Sprachen) implementiert sind. Python eignet sich auch als Erweiterungssprache für anpassbare Anwendungen. </text:p>
      <text:p text:style-name="Text_20_body">Dieses Tutorial führt den Leser informell in die grundlegenden Konzepte und Funktionen der Python-Sprache und des Python-Systems ein. Es ist hilfreich, einen Python-Interpreter zum Anfassen zur Hand zu haben, aber alle Beispiele sind eigenständig, sodass das Tutorial auch offline gelesen werden kann. </text:p>
      <text:p text:style-name="Text_20_body">Eine Beschreibung der Standardobjekte und -module finden Sie unter <text:a xlink:type="simple" xlink:href="https://translate.googleusercontent.com/translate_c?depth=1&amp;rurl=translate.google.com&amp;sl=auto&amp;sp=nmt4&amp;tl=de&amp;u=https://docs.python.org/3/library/index.html&amp;xid=17259,15700023,15700186,15700190,15700256,15700259,15700262,15700265,15700271,15700283&amp;usg=ALkJrhgRYlyNDyyc2LjtBHBO-A4PsTJSRA#library-index" text:style-name="Internet_20_link" text:visited-style-name="Visited_20_Internet_20_Link">Die Python-Standardbibliothek</text:a> . <text:a xlink:type="simple" xlink:href="https://translate.googleusercontent.com/translate_c?depth=1&amp;rurl=translate.google.com&amp;sl=auto&amp;sp=nmt4&amp;tl=de&amp;u=https://docs.python.org/3/reference/index.html&amp;xid=17259,15700023,15700186,15700190,15700256,15700259,15700262,15700265,15700271,15700283&amp;usg=ALkJrhiwkoPvwPbHaibZO1AKoVcVuVq1rw#reference-index" text:style-name="Internet_20_link" text:visited-style-name="Visited_20_Internet_20_Link">Die Python-Sprachreferenz</text:a> enthält eine formellere Definition der Sprache. Informationen zum Schreiben von Erweiterungen in C oder C ++ finden Sie unter <text:a xlink:type="simple" xlink:href="https://translate.googleusercontent.com/translate_c?depth=1&amp;rurl=translate.google.com&amp;sl=auto&amp;sp=nmt4&amp;tl=de&amp;u=https://docs.python.org/3/extending/index.html&amp;xid=17259,15700023,15700186,15700190,15700256,15700259,15700262,15700265,15700271,15700283&amp;usg=ALkJrhjH7sjWZ0RtXkxsX9Uom4EwPLuBmQ#extending-index" text:style-name="Internet_20_link" text:visited-style-name="Visited_20_Internet_20_Link">Erweitern und Einbetten des Python-Interpreters</text:a> und des <text:a xlink:type="simple" xlink:href="https://translate.googleusercontent.com/translate_c?depth=1&amp;rurl=translate.google.com&amp;sl=auto&amp;sp=nmt4&amp;tl=de&amp;u=https://docs.python.org/3/c-api/index.html&amp;xid=17259,15700023,15700186,15700190,15700256,15700259,15700262,15700265,15700271,15700283&amp;usg=ALkJrhi67tPpKucY5dD6MGX_-mTMnGv03g#c-api-index" text:style-name="Internet_20_link" text:visited-style-name="Visited_20_Internet_20_Link">Python / C-API-Referenzhandbuchs</text:a> . Es gibt auch mehrere Bücher, die sich eingehend mit Python befassen. </text:p>
      <text:p text:style-name="Text_20_body">Dieses Tutorial versucht nicht, umfassend zu sein und jede einzelne Funktion oder sogar jede häufig verwendete Funktion zu behandeln. Stattdessen werden viele der bemerkenswertesten Funktionen von Python vorgestellt, und Sie erhalten eine gute Vorstellung vom Geschmack und Stil der Sprache. Nach dem Lesen können Sie Python-Module und -Programme lesen und schreiben. Außerdem erfahren Sie mehr über die verschiedenen Python-Bibliotheksmodule, die in <text:a xlink:type="simple" xlink:href="https://translate.googleusercontent.com/translate_c?depth=1&amp;rurl=translate.google.com&amp;sl=auto&amp;sp=nmt4&amp;tl=de&amp;u=https://docs.python.org/3/library/index.html&amp;xid=17259,15700023,15700186,15700190,15700256,15700259,15700262,15700265,15700271,15700283&amp;usg=ALkJrhgRYlyNDyyc2LjtBHBO-A4PsTJSRA#library-index" text:style-name="Internet_20_link" text:visited-style-name="Visited_20_Internet_20_Link">The Python Standard Library beschrieben werden</text:a> . </text:p>
      <text:p text:style-name="Text_20_body">Das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glossary" text:style-name="Internet_20_link" text:visited-style-name="Visited_20_Internet_20_Link">Glossar</text:a> ist auch einen Blick wert. </text:p>
      <text:list xml:id="list1619911782" text:style-name="L1">
        <text:list-item>
          <text:p text:style-name="P14"><text:a xlink:type="simple" xlink:href="https://translate.googleusercontent.com/translate_c?depth=1&amp;rurl=translate.google.com&amp;sl=auto&amp;sp=nmt4&amp;tl=de&amp;u=https://docs.python.org/3/tutorial/appetite.html&amp;xid=17259,15700023,15700186,15700190,15700256,15700259,15700262,15700265,15700271,15700283&amp;usg=ALkJrhiQV-CRHci8AQmtp68KzZdqf-d3Xw" text:style-name="Internet_20_link" text:visited-style-name="Visited_20_Internet_20_Link">1. Appetit machen</text:a> </text:p>
        </text:list-item>
        <text:list-item>
          <text:p text:style-name="P14"><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 text:style-name="Internet_20_link" text:visited-style-name="Visited_20_Internet_20_Link">2. Verwenden des Python-Interpreters</text:a> </text:p>
          <text:list>
            <text:list-item>
              <text:p text:style-name="P14"><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nvoking-the-interpreter" text:style-name="Internet_20_link" text:visited-style-name="Visited_20_Internet_20_Link">2.1.</text:a> <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nvoking-the-interpreter" text:style-name="Internet_20_link" text:visited-style-name="Visited_20_Internet_20_Link">Aufruf des Interpreters</text:a> </text:p>
              <text:list>
                <text:list-item>
                  <text:p text:style-name="P14"><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argument-passing" text:style-name="Internet_20_link" text:visited-style-name="Visited_20_Internet_20_Link">2.1.1.</text:a> <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argument-passing" text:style-name="Internet_20_link" text:visited-style-name="Visited_20_Internet_20_Link">Argument übergeben</text:a> </text:p>
                </text:list-item>
                <text:list-item>
                  <text:p text:style-name="P14"><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nteractive-mode" text:style-name="Internet_20_link" text:visited-style-name="Visited_20_Internet_20_Link">2.1.2.</text:a> <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nteractive-mode" text:style-name="Internet_20_link" text:visited-style-name="Visited_20_Internet_20_Link">Interaktiver Modus</text:a> </text:p>
                </text:list-item>
              </text:list>
            </text:list-item>
            <text:list-item>
              <text:p text:style-name="P14"><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the-interpreter-and-its-environment" text:style-name="Internet_20_link" text:visited-style-name="Visited_20_Internet_20_Link">2.2.</text:a> <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the-interpreter-and-its-environment" text:style-name="Internet_20_link" text:visited-style-name="Visited_20_Internet_20_Link">Der Dolmetscher und seine Umgebung</text:a> </text:p>
              <text:list>
                <text:list-item>
                  <text:p text:style-name="P14"><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source-code-encoding" text:style-name="Internet_20_link" text:visited-style-name="Visited_20_Internet_20_Link">2.2.1.</text:a> <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source-code-encoding" text:style-name="Internet_20_link" text:visited-style-name="Visited_20_Internet_20_Link">Quellcode-Codierung</text:a> </text:p>
                </text:list-item>
              </text:list>
            </text:list-item>
          </text:list>
        </text:list-item>
        <text:list-item>
          <text:p text:style-name="P14"><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 text:style-name="Internet_20_link" text:visited-style-name="Visited_20_Internet_20_Link">3. Eine informelle Einführung in Python</text:a> </text:p>
          <text:list>
            <text:list-item>
              <text:p text:style-name="P14"><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using-python-as-a-calculator" text:style-name="Internet_20_link" text:visited-style-name="Visited_20_Internet_20_Link">3.1.</text:a> <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using-python-as-a-calculator" text:style-name="Internet_20_link" text:visited-style-name="Visited_20_Internet_20_Link">Verwenden von Python als Taschenrechner</text:a> </text:p>
              <text:list>
                <text:list-item>
                  <text:p text:style-name="P14"><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numbers" text:style-name="Internet_20_link" text:visited-style-name="Visited_20_Internet_20_Link">3.1.1.</text:a> <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numbers" text:style-name="Internet_20_link" text:visited-style-name="Visited_20_Internet_20_Link">Zahlen</text:a> </text:p>
                </text:list-item>
                <text:list-item>
                  <text:p text:style-name="P14"><text:soft-page-break/><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strings" text:style-name="Internet_20_link" text:visited-style-name="Visited_20_Internet_20_Link">3.1.2.</text:a> <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strings" text:style-name="Internet_20_link" text:visited-style-name="Visited_20_Internet_20_Link">Streicher</text:a> </text:p>
                </text:list-item>
                <text:list-item>
                  <text:p text:style-name="P14"><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lists" text:style-name="Internet_20_link" text:visited-style-name="Visited_20_Internet_20_Link">3.1.3.</text:a> <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lists" text:style-name="Internet_20_link" text:visited-style-name="Visited_20_Internet_20_Link">Listen</text:a> </text:p>
                </text:list-item>
              </text:list>
            </text:list-item>
            <text:list-item>
              <text:p text:style-name="P14"><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first-steps-towards-programming" text:style-name="Internet_20_link" text:visited-style-name="Visited_20_Internet_20_Link">3.2.</text:a> <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first-steps-towards-programming" text:style-name="Internet_20_link" text:visited-style-name="Visited_20_Internet_20_Link">Erste Schritte zur Programmierung</text:a> </text:p>
            </text:list-item>
          </text:list>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 text:style-name="Internet_20_link" text:visited-style-name="Visited_20_Internet_20_Link">4. Weitere Kontrollfluss-Tools</text:a> </text:p>
          <text:list>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if-statements" text:style-name="Internet_20_link" text:visited-style-name="Visited_20_Internet_20_Link">4.1.</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if-statements" text:style-name="Internet_20_link" text:visited-style-name="Visited_20_Internet_20_Link"><text:span text:style-name="Source_20_Text">if</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if-statements" text:style-name="Internet_20_link" text:visited-style-name="Visited_20_Internet_20_Link"> Anweisungen</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or-statements" text:style-name="Internet_20_link" text:visited-style-name="Visited_20_Internet_20_Link">4.2.</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or-statements" text:style-name="Internet_20_link" text:visited-style-name="Visited_20_Internet_20_Link"><text:span text:style-name="Source_20_Text">for</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or-statements" text:style-name="Internet_20_link" text:visited-style-name="Visited_20_Internet_20_Link"> Anweisungen</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the-range-function" text:style-name="Internet_20_link" text:visited-style-name="Visited_20_Internet_20_Link">4.3.</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the-range-function" text:style-name="Internet_20_link" text:visited-style-name="Visited_20_Internet_20_Link">Die </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the-range-function" text:style-name="Internet_20_link" text:visited-style-name="Visited_20_Internet_20_Link"><text:span text:style-name="Source_20_Text">range()</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the-range-function" text:style-name="Internet_20_link" text:visited-style-name="Visited_20_Internet_20_Link"> Funktion</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4.4.</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text:span text:style-name="Source_20_Text">break</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 and </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text:span text:style-name="Source_20_Text">continue</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 Anweisungen und </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text:span text:style-name="Source_20_Text">else</text:span></text:a><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break-and-continue-statements-and-else-clauses-on-loops" text:style-name="Internet_20_link" text:visited-style-name="Visited_20_Internet_20_Link"> Klauseln zu Schleifen</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ass-statements" text:style-name="Internet_20_link" text:visited-style-name="Visited_20_Internet_20_Link">4.5.</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ass-statements" text:style-name="Internet_20_link" text:visited-style-name="Visited_20_Internet_20_Link">Statements bestehen</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efining-functions" text:style-name="Internet_20_link" text:visited-style-name="Visited_20_Internet_20_Link">4.6.</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efining-functions" text:style-name="Internet_20_link" text:visited-style-name="Visited_20_Internet_20_Link">Funktionen definieren</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more-on-defining-functions" text:style-name="Internet_20_link" text:visited-style-name="Visited_20_Internet_20_Link">4.7.</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more-on-defining-functions" text:style-name="Internet_20_link" text:visited-style-name="Visited_20_Internet_20_Link">Mehr zum Definieren von Funktionen</text:a> </text:p>
              <text:list>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efault-argument-values" text:style-name="Internet_20_link" text:visited-style-name="Visited_20_Internet_20_Link">4.7.1.</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efault-argument-values" text:style-name="Internet_20_link" text:visited-style-name="Visited_20_Internet_20_Link">Standardargumentwerte</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keyword-arguments" text:style-name="Internet_20_link" text:visited-style-name="Visited_20_Internet_20_Link">4.7.2.</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keyword-arguments" text:style-name="Internet_20_link" text:visited-style-name="Visited_20_Internet_20_Link">Schlüsselwortargumente</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special-parameters" text:style-name="Internet_20_link" text:visited-style-name="Visited_20_Internet_20_Link">4.7.3.</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special-parameters" text:style-name="Internet_20_link" text:visited-style-name="Visited_20_Internet_20_Link">Spezielle Parameter</text:a> </text:p>
                  <text:list>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ositional-or-keyword-arguments" text:style-name="Internet_20_link" text:visited-style-name="Visited_20_Internet_20_Link">4.7.3.1.</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ositional-or-keyword-arguments" text:style-name="Internet_20_link" text:visited-style-name="Visited_20_Internet_20_Link">Positions- oder Schlüsselwortargumente</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ositional-only-parameters" text:style-name="Internet_20_link" text:visited-style-name="Visited_20_Internet_20_Link">4.7.3.2.</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positional-only-parameters" text:style-name="Internet_20_link" text:visited-style-name="Visited_20_Internet_20_Link">Nur Positionsparameter</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keyword-only-arguments" text:style-name="Internet_20_link" text:visited-style-name="Visited_20_Internet_20_Link">4.7.3.3.</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keyword-only-arguments" text:style-name="Internet_20_link" text:visited-style-name="Visited_20_Internet_20_Link">Nur-Keyword-Argumente</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unction-examples" text:style-name="Internet_20_link" text:visited-style-name="Visited_20_Internet_20_Link">4.7.3.4.</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unction-examples" text:style-name="Internet_20_link" text:visited-style-name="Visited_20_Internet_20_Link">Funktionsbeispiele</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recap" text:style-name="Internet_20_link" text:visited-style-name="Visited_20_Internet_20_Link">4.7.3.5.</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recap" text:style-name="Internet_20_link" text:visited-style-name="Visited_20_Internet_20_Link">Rekapitulieren</text:a> </text:p>
                    </text:list-item>
                  </text:list>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arbitrary-argument-lists" text:style-name="Internet_20_link" text:visited-style-name="Visited_20_Internet_20_Link">4.7.4.</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arbitrary-argument-lists" text:style-name="Internet_20_link" text:visited-style-name="Visited_20_Internet_20_Link">Beliebige Argumentlisten</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unpacking-argument-lists" text:style-name="Internet_20_link" text:visited-style-name="Visited_20_Internet_20_Link">4.7.5.</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unpacking-argument-lists" text:style-name="Internet_20_link" text:visited-style-name="Visited_20_Internet_20_Link">Argumentlisten entpacken</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lambda-expressions" text:style-name="Internet_20_link" text:visited-style-name="Visited_20_Internet_20_Link">4.7.6.</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lambda-expressions" text:style-name="Internet_20_link" text:visited-style-name="Visited_20_Internet_20_Link">Lambda-Ausdrücke</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ocumentation-strings" text:style-name="Internet_20_link" text:visited-style-name="Visited_20_Internet_20_Link">4.7.7.</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documentation-strings" text:style-name="Internet_20_link" text:visited-style-name="Visited_20_Internet_20_Link">Dokumentationszeichenfolgen</text:a> </text:p>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unction-annotations" text:style-name="Internet_20_link" text:visited-style-name="Visited_20_Internet_20_Link">4.7.8.</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function-annotations" text:style-name="Internet_20_link" text:visited-style-name="Visited_20_Internet_20_Link">Funktionsanmerkungen</text:a> </text:p>
                </text:list-item>
              </text:list>
            </text:list-item>
            <text:list-item>
              <text:p text:style-name="P14"><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intermezzo-coding-style" text:style-name="Internet_20_link" text:visited-style-name="Visited_20_Internet_20_Link">4.8.</text:a> <text:a xlink:type="simple" xlink:href="https://translate.googleusercontent.com/translate_c?depth=1&amp;rurl=translate.google.com&amp;sl=auto&amp;sp=nmt4&amp;tl=de&amp;u=https://docs.python.org/3/tutorial/controlflow.html&amp;xid=17259,15700023,15700186,15700190,15700256,15700259,15700262,15700265,15700271,15700283&amp;usg=ALkJrhi3Yzp61IDlsVSr63HfIw85mIazBg#intermezzo-coding-style" text:style-name="Internet_20_link" text:visited-style-name="Visited_20_Internet_20_Link">Intermezzo: Coding Style</text:a> </text:p>
            </text:list-item>
          </text:list>
        </text:list-item>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 text:style-name="Internet_20_link" text:visited-style-name="Visited_20_Internet_20_Link">5. Datenstrukturen</text:a> </text:p>
          <text:list>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more-on-lists" text:style-name="Internet_20_link" text:visited-style-name="Visited_20_Internet_20_Link">5.1.</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more-on-lists" text:style-name="Internet_20_link" text:visited-style-name="Visited_20_Internet_20_Link">Mehr zu Listen</text:a> </text:p>
              <text:list>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using-lists-as-stacks" text:style-name="Internet_20_link" text:visited-style-name="Visited_20_Internet_20_Link">5.1.1.</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using-lists-as-stacks" text:style-name="Internet_20_link" text:visited-style-name="Visited_20_Internet_20_Link">Listen als Stapel verwenden</text:a> </text:p>
                </text:list-item>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using-lists-as-queues" text:style-name="Internet_20_link" text:visited-style-name="Visited_20_Internet_20_Link">5.1.2.</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using-lists-as-queues" text:style-name="Internet_20_link" text:visited-style-name="Visited_20_Internet_20_Link">Listen als Warteschlangen verwenden</text:a> </text:p>
                </text:list-item>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list-comprehensions" text:style-name="Internet_20_link" text:visited-style-name="Visited_20_Internet_20_Link">5.1.3.</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list-comprehensions" text:style-name="Internet_20_link" text:visited-style-name="Visited_20_Internet_20_Link">Listenverständnisse</text:a> </text:p>
                </text:list-item>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nested-list-comprehensions" text:style-name="Internet_20_link" text:visited-style-name="Visited_20_Internet_20_Link">5.1.4.</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nested-list-comprehensions" text:style-name="Internet_20_link" text:visited-style-name="Visited_20_Internet_20_Link">Verschachtelte Listenkomplexe</text:a> </text:p>
                </text:list-item>
              </text:list>
            </text:list-item>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he-del-statement" text:style-name="Internet_20_link" text:visited-style-name="Visited_20_Internet_20_Link">5.2.</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he-del-statement" text:style-name="Internet_20_link" text:visited-style-name="Visited_20_Internet_20_Link">Die </text:a><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he-del-statement" text:style-name="Internet_20_link" text:visited-style-name="Visited_20_Internet_20_Link"><text:span text:style-name="Source_20_Text">del</text:span></text:a><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he-del-statement" text:style-name="Internet_20_link" text:visited-style-name="Visited_20_Internet_20_Link"> Anweisung</text:a> </text:p>
            </text:list-item>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uples-and-sequences" text:style-name="Internet_20_link" text:visited-style-name="Visited_20_Internet_20_Link">5.3.</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tuples-and-sequences" text:style-name="Internet_20_link" text:visited-style-name="Visited_20_Internet_20_Link">Tupel und Sequenzen</text:a> </text:p>
            </text:list-item>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sets" text:style-name="Internet_20_link" text:visited-style-name="Visited_20_Internet_20_Link">5.4.</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sets" text:style-name="Internet_20_link" text:visited-style-name="Visited_20_Internet_20_Link">Setzt</text:a> </text:p>
            </text:list-item>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dictionaries" text:style-name="Internet_20_link" text:visited-style-name="Visited_20_Internet_20_Link">5.5.</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dictionaries" text:style-name="Internet_20_link" text:visited-style-name="Visited_20_Internet_20_Link">Wörterbücher</text:a> </text:p>
            </text:list-item>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looping-techniques" text:style-name="Internet_20_link" text:visited-style-name="Visited_20_Internet_20_Link">5.6.</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looping-techniques" text:style-name="Internet_20_link" text:visited-style-name="Visited_20_Internet_20_Link">Looping-Techniken</text:a> </text:p>
            </text:list-item>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more-on-conditions" text:style-name="Internet_20_link" text:visited-style-name="Visited_20_Internet_20_Link">5.7.</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more-on-conditions" text:style-name="Internet_20_link" text:visited-style-name="Visited_20_Internet_20_Link">Mehr zu Konditionen</text:a> </text:p>
            </text:list-item>
            <text:list-item>
              <text:p text:style-name="P14"><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comparing-sequences-and-other-types" text:style-name="Internet_20_link" text:visited-style-name="Visited_20_Internet_20_Link">5.8.</text:a> <text:a xlink:type="simple" xlink:href="https://translate.googleusercontent.com/translate_c?depth=1&amp;rurl=translate.google.com&amp;sl=auto&amp;sp=nmt4&amp;tl=de&amp;u=https://docs.python.org/3/tutorial/datastructures.html&amp;xid=17259,15700023,15700186,15700190,15700256,15700259,15700262,15700265,15700271,15700283&amp;usg=ALkJrhjPGhB2tRrty2N32BWl6Bs6SfTjxA#comparing-sequences-and-other-types" text:style-name="Internet_20_link" text:visited-style-name="Visited_20_Internet_20_Link">Sequenzen und andere Typen vergleichen</text:a> </text:p>
            </text:list-item>
          </text:list>
        </text:list-item>
        <text:list-item>
          <text:p text:style-name="P14"><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 text:style-name="Internet_20_link" text:visited-style-name="Visited_20_Internet_20_Link">6. Module</text:a> </text:p>
          <text:list>
            <text:list-item>
              <text:p text:style-name="P14"><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more-on-modules" text:style-name="Internet_20_link" text:visited-style-name="Visited_20_Internet_20_Link">6.1.</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more-on-modules" text:style-name="Internet_20_link" text:visited-style-name="Visited_20_Internet_20_Link">Mehr zu Modulen</text:a> </text:p>
              <text:list>
                <text:list-item>
                  <text:p text:style-name="P14"><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executing-modules-as-scripts" text:style-name="Internet_20_link" text:visited-style-name="Visited_20_Internet_20_Link">6.1.1.</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executing-modules-as-scripts" text:style-name="Internet_20_link" text:visited-style-name="Visited_20_Internet_20_Link">Ausführen von Modulen als Skripte</text:a> </text:p>
                </text:list-item>
                <text:list-item>
                  <text:p text:style-name="P14"><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module-search-path" text:style-name="Internet_20_link" text:visited-style-name="Visited_20_Internet_20_Link">6.1.2.</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module-search-path" text:style-name="Internet_20_link" text:visited-style-name="Visited_20_Internet_20_Link">Der Modul-Suchpfad</text:a> </text:p>
                </text:list-item>
                <text:list-item>
                  <text:p text:style-name="P14"><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compiled-python-files" text:style-name="Internet_20_link" text:visited-style-name="Visited_20_Internet_20_Link">6.1.3.</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compiled-python-files" text:style-name="Internet_20_link" text:visited-style-name="Visited_20_Internet_20_Link">"Kompilierte" Python-Dateien</text:a> </text:p>
                </text:list-item>
              </text:list>
            </text:list-item>
            <text:list-item>
              <text:p text:style-name="P14"><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standard-modules" text:style-name="Internet_20_link" text:visited-style-name="Visited_20_Internet_20_Link">6.2.</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standard-modules" text:style-name="Internet_20_link" text:visited-style-name="Visited_20_Internet_20_Link">Standardmodule</text:a> </text:p>
            </text:list-item>
            <text:list-item>
              <text:p text:style-name="P14"><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dir-function" text:style-name="Internet_20_link" text:visited-style-name="Visited_20_Internet_20_Link">6.3.</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dir-function" text:style-name="Internet_20_link" text:visited-style-name="Visited_20_Internet_20_Link">Die </text:a><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dir-function" text:style-name="Internet_20_link" text:visited-style-name="Visited_20_Internet_20_Link"><text:span text:style-name="Source_20_Text">dir()</text:span></text:a><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the-dir-function" text:style-name="Internet_20_link" text:visited-style-name="Visited_20_Internet_20_Link"> Funktion</text:a> </text:p>
            </text:list-item>
            <text:list-item>
              <text:p text:style-name="P14"><text:soft-page-break/><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packages" text:style-name="Internet_20_link" text:visited-style-name="Visited_20_Internet_20_Link">6.4.</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packages" text:style-name="Internet_20_link" text:visited-style-name="Visited_20_Internet_20_Link">Pakete</text:a> </text:p>
              <text:list>
                <text:list-item>
                  <text:p text:style-name="P14"><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importing-from-a-package" text:style-name="Internet_20_link" text:visited-style-name="Visited_20_Internet_20_Link">6.4.1.</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importing-from-a-package" text:style-name="Internet_20_link" text:visited-style-name="Visited_20_Internet_20_Link">* Aus einem Paket importieren</text:a> </text:p>
                </text:list-item>
                <text:list-item>
                  <text:p text:style-name="P14"><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intra-package-references" text:style-name="Internet_20_link" text:visited-style-name="Visited_20_Internet_20_Link">6.4.2.</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intra-package-references" text:style-name="Internet_20_link" text:visited-style-name="Visited_20_Internet_20_Link">Paketinterne Referenzen</text:a> </text:p>
                </text:list-item>
                <text:list-item>
                  <text:p text:style-name="P14"><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packages-in-multiple-directories" text:style-name="Internet_20_link" text:visited-style-name="Visited_20_Internet_20_Link">6.4.3.</text:a> <text:a xlink:type="simple" xlink:href="https://translate.googleusercontent.com/translate_c?depth=1&amp;rurl=translate.google.com&amp;sl=auto&amp;sp=nmt4&amp;tl=de&amp;u=https://docs.python.org/3/tutorial/modules.html&amp;xid=17259,15700023,15700186,15700190,15700256,15700259,15700262,15700265,15700271,15700283&amp;usg=ALkJrhiuUEhptS5-1aKpzPtwMqDejGtXHQ#packages-in-multiple-directories" text:style-name="Internet_20_link" text:visited-style-name="Visited_20_Internet_20_Link">Pakete in mehreren Verzeichnissen</text:a> </text:p>
                </text:list-item>
              </text:list>
            </text:list-item>
          </text:list>
        </text:list-item>
        <text:list-item>
          <text:p text:style-name="P14"><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 text:style-name="Internet_20_link" text:visited-style-name="Visited_20_Internet_20_Link">7. Ein- und Ausgang</text:a> </text:p>
          <text:list>
            <text:list-item>
              <text:p text:style-name="P14"><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fancier-output-formatting" text:style-name="Internet_20_link" text:visited-style-name="Visited_20_Internet_20_Link">7.1.</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fancier-output-formatting" text:style-name="Internet_20_link" text:visited-style-name="Visited_20_Internet_20_Link">Fancier Ausgabeformatierung</text:a> </text:p>
              <text:list>
                <text:list-item>
                  <text:p text:style-name="P14"><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formatted-string-literals" text:style-name="Internet_20_link" text:visited-style-name="Visited_20_Internet_20_Link">7.1.1.</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formatted-string-literals" text:style-name="Internet_20_link" text:visited-style-name="Visited_20_Internet_20_Link">Formatierte String-Literale</text:a> </text:p>
                </text:list-item>
                <text:list-item>
                  <text:p text:style-name="P14"><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the-string-format-method" text:style-name="Internet_20_link" text:visited-style-name="Visited_20_Internet_20_Link">7.1.2.</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the-string-format-method" text:style-name="Internet_20_link" text:visited-style-name="Visited_20_Internet_20_Link">Die String format () -Methode</text:a> </text:p>
                </text:list-item>
                <text:list-item>
                  <text:p text:style-name="P14"><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manual-string-formatting" text:style-name="Internet_20_link" text:visited-style-name="Visited_20_Internet_20_Link">7.1.3.</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manual-string-formatting" text:style-name="Internet_20_link" text:visited-style-name="Visited_20_Internet_20_Link">Manuelle Formatierung von Zeichenfolgen</text:a> </text:p>
                </text:list-item>
                <text:list-item>
                  <text:p text:style-name="P14"><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old-string-formatting" text:style-name="Internet_20_link" text:visited-style-name="Visited_20_Internet_20_Link">7.1.4.</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old-string-formatting" text:style-name="Internet_20_link" text:visited-style-name="Visited_20_Internet_20_Link">Alte Zeichenkettenformatierung</text:a> </text:p>
                </text:list-item>
              </text:list>
            </text:list-item>
            <text:list-item>
              <text:p text:style-name="P14"><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reading-and-writing-files" text:style-name="Internet_20_link" text:visited-style-name="Visited_20_Internet_20_Link">7.2.</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reading-and-writing-files" text:style-name="Internet_20_link" text:visited-style-name="Visited_20_Internet_20_Link">Dateien lesen und schreiben</text:a> </text:p>
              <text:list>
                <text:list-item>
                  <text:p text:style-name="P14"><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methods-of-file-objects" text:style-name="Internet_20_link" text:visited-style-name="Visited_20_Internet_20_Link">7.2.1.</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methods-of-file-objects" text:style-name="Internet_20_link" text:visited-style-name="Visited_20_Internet_20_Link">Methoden von Dateiobjekten</text:a> </text:p>
                </text:list-item>
                <text:list-item>
                  <text:p text:style-name="P14"><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saving-structured-data-with-json" text:style-name="Internet_20_link" text:visited-style-name="Visited_20_Internet_20_Link">7.2.2.</text:a> <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saving-structured-data-with-json" text:style-name="Internet_20_link" text:visited-style-name="Visited_20_Internet_20_Link">Strukturierte Daten mit </text:a><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saving-structured-data-with-json" text:style-name="Internet_20_link" text:visited-style-name="Visited_20_Internet_20_Link"><text:span text:style-name="Source_20_Text">json</text:span></text:a><text:a xlink:type="simple" xlink:href="https://translate.googleusercontent.com/translate_c?depth=1&amp;rurl=translate.google.com&amp;sl=auto&amp;sp=nmt4&amp;tl=de&amp;u=https://docs.python.org/3/tutorial/inputoutput.html&amp;xid=17259,15700023,15700186,15700190,15700256,15700259,15700262,15700265,15700271,15700283&amp;usg=ALkJrhiS24UiHZQrwfLBZ_t0nGVwFiuVpA#saving-structured-data-with-json" text:style-name="Internet_20_link" text:visited-style-name="Visited_20_Internet_20_Link"> speichern</text:a> </text:p>
                </text:list-item>
              </text:list>
            </text:list-item>
          </text:list>
        </text:list-item>
        <text:list-item>
          <text:p text:style-name="P14"><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 text:style-name="Internet_20_link" text:visited-style-name="Visited_20_Internet_20_Link">8. Fehler und Ausnahmen</text:a> </text:p>
          <text:list>
            <text:list-item>
              <text:p text:style-name="P14"><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syntax-errors" text:style-name="Internet_20_link" text:visited-style-name="Visited_20_Internet_20_Link">8.1.</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syntax-errors" text:style-name="Internet_20_link" text:visited-style-name="Visited_20_Internet_20_Link">Syntaxfehler</text:a> </text:p>
            </text:list-item>
            <text:list-item>
              <text:p text:style-name="P14"><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exceptions" text:style-name="Internet_20_link" text:visited-style-name="Visited_20_Internet_20_Link">8.2.</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exceptions" text:style-name="Internet_20_link" text:visited-style-name="Visited_20_Internet_20_Link">Ausnahmen</text:a> </text:p>
            </text:list-item>
            <text:list-item>
              <text:p text:style-name="P14"><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handling-exceptions" text:style-name="Internet_20_link" text:visited-style-name="Visited_20_Internet_20_Link">8.3.</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handling-exceptions" text:style-name="Internet_20_link" text:visited-style-name="Visited_20_Internet_20_Link">Ausnahmen behandeln</text:a> </text:p>
            </text:list-item>
            <text:list-item>
              <text:p text:style-name="P14"><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raising-exceptions" text:style-name="Internet_20_link" text:visited-style-name="Visited_20_Internet_20_Link">8.4.</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raising-exceptions" text:style-name="Internet_20_link" text:visited-style-name="Visited_20_Internet_20_Link">Ausnahmen auslösen</text:a> </text:p>
            </text:list-item>
            <text:list-item>
              <text:p text:style-name="P14"><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user-defined-exceptions" text:style-name="Internet_20_link" text:visited-style-name="Visited_20_Internet_20_Link">8.5.</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user-defined-exceptions" text:style-name="Internet_20_link" text:visited-style-name="Visited_20_Internet_20_Link">Benutzerdefinierte Ausnahmen</text:a> </text:p>
            </text:list-item>
            <text:list-item>
              <text:p text:style-name="P14"><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defining-clean-up-actions" text:style-name="Internet_20_link" text:visited-style-name="Visited_20_Internet_20_Link">8.6.</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defining-clean-up-actions" text:style-name="Internet_20_link" text:visited-style-name="Visited_20_Internet_20_Link">Aufräumaktionen definieren</text:a> </text:p>
            </text:list-item>
            <text:list-item>
              <text:p text:style-name="P14"><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predefined-clean-up-actions" text:style-name="Internet_20_link" text:visited-style-name="Visited_20_Internet_20_Link">8.7.</text:a> <text:a xlink:type="simple" xlink:href="https://translate.googleusercontent.com/translate_c?depth=1&amp;rurl=translate.google.com&amp;sl=auto&amp;sp=nmt4&amp;tl=de&amp;u=https://docs.python.org/3/tutorial/errors.html&amp;xid=17259,15700023,15700186,15700190,15700256,15700259,15700262,15700265,15700271,15700283&amp;usg=ALkJrhhN-Vfs6TIz95v4tCjXYKrbtUhi0Q#predefined-clean-up-actions" text:style-name="Internet_20_link" text:visited-style-name="Visited_20_Internet_20_Link">Vordefinierte Aufräumaktionen</text:a> </text:p>
            </text:list-item>
          </text:list>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 text:style-name="Internet_20_link" text:visited-style-name="Visited_20_Internet_20_Link">9. Klassen</text:a> </text:p>
          <text:list>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a-word-about-names-and-objects" text:style-name="Internet_20_link" text:visited-style-name="Visited_20_Internet_20_Link">9.1.</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a-word-about-names-and-objects" text:style-name="Internet_20_link" text:visited-style-name="Visited_20_Internet_20_Link">Ein Wort über Namen und Objekte</text:a> </text:p>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python-scopes-and-namespaces" text:style-name="Internet_20_link" text:visited-style-name="Visited_20_Internet_20_Link">9.2.</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python-scopes-and-namespaces" text:style-name="Internet_20_link" text:visited-style-name="Visited_20_Internet_20_Link">Python-Bereiche und -Namensräume</text:a> </text:p>
              <text:list>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scopes-and-namespaces-example" text:style-name="Internet_20_link" text:visited-style-name="Visited_20_Internet_20_Link">9.2.1.</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scopes-and-namespaces-example" text:style-name="Internet_20_link" text:visited-style-name="Visited_20_Internet_20_Link">Beispiel für Bereiche und Namespaces</text:a> </text:p>
                </text:list-item>
              </text:list>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a-first-look-at-classes" text:style-name="Internet_20_link" text:visited-style-name="Visited_20_Internet_20_Link">9.3.</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a-first-look-at-classes" text:style-name="Internet_20_link" text:visited-style-name="Visited_20_Internet_20_Link">Ein erster Blick auf Klassen</text:a> </text:p>
              <text:list>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definition-syntax" text:style-name="Internet_20_link" text:visited-style-name="Visited_20_Internet_20_Link">9.3.1.</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definition-syntax" text:style-name="Internet_20_link" text:visited-style-name="Visited_20_Internet_20_Link">Klassendefinitionssyntax</text:a> </text:p>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objects" text:style-name="Internet_20_link" text:visited-style-name="Visited_20_Internet_20_Link">9.3.2.</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objects" text:style-name="Internet_20_link" text:visited-style-name="Visited_20_Internet_20_Link">Klassenobjekte</text:a> </text:p>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nstance-objects" text:style-name="Internet_20_link" text:visited-style-name="Visited_20_Internet_20_Link">9.3.3.</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nstance-objects" text:style-name="Internet_20_link" text:visited-style-name="Visited_20_Internet_20_Link">Instanzobjekte</text:a> </text:p>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method-objects" text:style-name="Internet_20_link" text:visited-style-name="Visited_20_Internet_20_Link">9.3.4.</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method-objects" text:style-name="Internet_20_link" text:visited-style-name="Visited_20_Internet_20_Link">Methodenobjekte</text:a> </text:p>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and-instance-variables" text:style-name="Internet_20_link" text:visited-style-name="Visited_20_Internet_20_Link">9.3.5.</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class-and-instance-variables" text:style-name="Internet_20_link" text:visited-style-name="Visited_20_Internet_20_Link">Klassen- und Instanzvariablen</text:a> </text:p>
                </text:list-item>
              </text:list>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random-remarks" text:style-name="Internet_20_link" text:visited-style-name="Visited_20_Internet_20_Link">9.4.</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random-remarks" text:style-name="Internet_20_link" text:visited-style-name="Visited_20_Internet_20_Link">Zufällige Bemerkungen</text:a> </text:p>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nheritance" text:style-name="Internet_20_link" text:visited-style-name="Visited_20_Internet_20_Link">9.5.</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nheritance" text:style-name="Internet_20_link" text:visited-style-name="Visited_20_Internet_20_Link">Erbe</text:a> </text:p>
              <text:list>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multiple-inheritance" text:style-name="Internet_20_link" text:visited-style-name="Visited_20_Internet_20_Link">9.5.1.</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multiple-inheritance" text:style-name="Internet_20_link" text:visited-style-name="Visited_20_Internet_20_Link">Mehrfachvererbung</text:a> </text:p>
                </text:list-item>
              </text:list>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private-variables" text:style-name="Internet_20_link" text:visited-style-name="Visited_20_Internet_20_Link">9.6.</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private-variables" text:style-name="Internet_20_link" text:visited-style-name="Visited_20_Internet_20_Link">Private Variablen</text:a> </text:p>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odds-and-ends" text:style-name="Internet_20_link" text:visited-style-name="Visited_20_Internet_20_Link">9.7.</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odds-and-ends" text:style-name="Internet_20_link" text:visited-style-name="Visited_20_Internet_20_Link">Krimskrams</text:a> </text:p>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terators" text:style-name="Internet_20_link" text:visited-style-name="Visited_20_Internet_20_Link">9.8.</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iterators" text:style-name="Internet_20_link" text:visited-style-name="Visited_20_Internet_20_Link">Iteratoren</text:a> </text:p>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generators" text:style-name="Internet_20_link" text:visited-style-name="Visited_20_Internet_20_Link">9.9.</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generators" text:style-name="Internet_20_link" text:visited-style-name="Visited_20_Internet_20_Link">Generatoren</text:a> </text:p>
            </text:list-item>
            <text:list-item>
              <text:p text:style-name="P14"><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generator-expressions" text:style-name="Internet_20_link" text:visited-style-name="Visited_20_Internet_20_Link">9.10.</text:a> <text:a xlink:type="simple" xlink:href="https://translate.googleusercontent.com/translate_c?depth=1&amp;rurl=translate.google.com&amp;sl=auto&amp;sp=nmt4&amp;tl=de&amp;u=https://docs.python.org/3/tutorial/classes.html&amp;xid=17259,15700023,15700186,15700190,15700256,15700259,15700262,15700265,15700271,15700283&amp;usg=ALkJrhiouIuIhDrpsIsguRAlKvbHaZvmxg#generator-expressions" text:style-name="Internet_20_link" text:visited-style-name="Visited_20_Internet_20_Link">Generator-Ausdrücke</text:a> </text:p>
            </text:list-item>
          </text:list>
        </text:list-item>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 text:style-name="Internet_20_link" text:visited-style-name="Visited_20_Internet_20_Link">10. Kurze Tour durch die Standardbibliothek</text:a> </text:p>
          <text:list>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operating-system-interface" text:style-name="Internet_20_link" text:visited-style-name="Visited_20_Internet_20_Link">10.1.</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operating-system-interface" text:style-name="Internet_20_link" text:visited-style-name="Visited_20_Internet_20_Link">Betriebssystem-Schnittstelle</text:a> </text:p>
            </text:list-item>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file-wildcards" text:style-name="Internet_20_link" text:visited-style-name="Visited_20_Internet_20_Link">10.2.</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file-wildcards" text:style-name="Internet_20_link" text:visited-style-name="Visited_20_Internet_20_Link">Datei-Platzhalter</text:a> </text:p>
            </text:list-item>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command-line-arguments" text:style-name="Internet_20_link" text:visited-style-name="Visited_20_Internet_20_Link">10.3.</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command-line-arguments" text:style-name="Internet_20_link" text:visited-style-name="Visited_20_Internet_20_Link">Kommandozeilenargumente</text:a> </text:p>
            </text:list-item>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error-output-redirection-and-program-termination" text:style-name="Internet_20_link" text:visited-style-name="Visited_20_Internet_20_Link">10.4.</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error-output-redirection-and-program-termination" text:style-name="Internet_20_link" text:visited-style-name="Visited_20_Internet_20_Link">Umleitung der Fehlerausgabe und Programmbeendigung</text:a> </text:p>
            </text:list-item>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string-pattern-matching" text:style-name="Internet_20_link" text:visited-style-name="Visited_20_Internet_20_Link">10.5.</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string-pattern-matching" text:style-name="Internet_20_link" text:visited-style-name="Visited_20_Internet_20_Link">String Pattern Matching</text:a> </text:p>
            </text:list-item>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mathematics" text:style-name="Internet_20_link" text:visited-style-name="Visited_20_Internet_20_Link">10.6.</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mathematics" text:style-name="Internet_20_link" text:visited-style-name="Visited_20_Internet_20_Link">Mathematik</text:a> </text:p>
            </text:list-item>
            <text:list-item>
              <text:p text:style-name="P14"><text:soft-page-break/><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internet-access" text:style-name="Internet_20_link" text:visited-style-name="Visited_20_Internet_20_Link">10.7.</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internet-access" text:style-name="Internet_20_link" text:visited-style-name="Visited_20_Internet_20_Link">Internet Zugang</text:a> </text:p>
            </text:list-item>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dates-and-times" text:style-name="Internet_20_link" text:visited-style-name="Visited_20_Internet_20_Link">10.8.</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dates-and-times" text:style-name="Internet_20_link" text:visited-style-name="Visited_20_Internet_20_Link">Daten und Zeiten</text:a> </text:p>
            </text:list-item>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data-compression" text:style-name="Internet_20_link" text:visited-style-name="Visited_20_Internet_20_Link">10.9.</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data-compression" text:style-name="Internet_20_link" text:visited-style-name="Visited_20_Internet_20_Link">Datenkompression</text:a> </text:p>
            </text:list-item>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performance-measurement" text:style-name="Internet_20_link" text:visited-style-name="Visited_20_Internet_20_Link">10.10.</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performance-measurement" text:style-name="Internet_20_link" text:visited-style-name="Visited_20_Internet_20_Link">Leistungsmessung</text:a> </text:p>
            </text:list-item>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quality-control" text:style-name="Internet_20_link" text:visited-style-name="Visited_20_Internet_20_Link">10.11.</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quality-control" text:style-name="Internet_20_link" text:visited-style-name="Visited_20_Internet_20_Link">Qualitätskontrolle</text:a> </text:p>
            </text:list-item>
            <text:list-item>
              <text:p text:style-name="P14"><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batteries-included" text:style-name="Internet_20_link" text:visited-style-name="Visited_20_Internet_20_Link">10.12.</text:a> <text:a xlink:type="simple" xlink:href="https://translate.googleusercontent.com/translate_c?depth=1&amp;rurl=translate.google.com&amp;sl=auto&amp;sp=nmt4&amp;tl=de&amp;u=https://docs.python.org/3/tutorial/stdlib.html&amp;xid=17259,15700023,15700186,15700190,15700256,15700259,15700262,15700265,15700271,15700283&amp;usg=ALkJrhgtNr7G79ksxSPO-CCI4SdHl_pISw#batteries-included" text:style-name="Internet_20_link" text:visited-style-name="Visited_20_Internet_20_Link">Batterien enthalten</text:a> </text:p>
            </text:list-item>
          </text:list>
        </text:list-item>
        <text:list-item>
          <text:p text:style-name="P14"><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 text:style-name="Internet_20_link" text:visited-style-name="Visited_20_Internet_20_Link">11. Kurze Besichtigung der Standardbibliothek - Teil II</text:a> </text:p>
          <text:list>
            <text:list-item>
              <text:p text:style-name="P14"><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output-formatting" text:style-name="Internet_20_link" text:visited-style-name="Visited_20_Internet_20_Link">11.1.</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output-formatting" text:style-name="Internet_20_link" text:visited-style-name="Visited_20_Internet_20_Link">Ausgabeformatierung</text:a> </text:p>
            </text:list-item>
            <text:list-item>
              <text:p text:style-name="P14"><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templating" text:style-name="Internet_20_link" text:visited-style-name="Visited_20_Internet_20_Link">11.2.</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templating" text:style-name="Internet_20_link" text:visited-style-name="Visited_20_Internet_20_Link">Vorlage</text:a> </text:p>
            </text:list-item>
            <text:list-item>
              <text:p text:style-name="P14"><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working-with-binary-data-record-layouts" text:style-name="Internet_20_link" text:visited-style-name="Visited_20_Internet_20_Link">11.3.</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working-with-binary-data-record-layouts" text:style-name="Internet_20_link" text:visited-style-name="Visited_20_Internet_20_Link">Arbeiten mit binären Datensatzlayouts</text:a> </text:p>
            </text:list-item>
            <text:list-item>
              <text:p text:style-name="P14"><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multi-threading" text:style-name="Internet_20_link" text:visited-style-name="Visited_20_Internet_20_Link">11.4.</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multi-threading" text:style-name="Internet_20_link" text:visited-style-name="Visited_20_Internet_20_Link">Multithreading</text:a> </text:p>
            </text:list-item>
            <text:list-item>
              <text:p text:style-name="P14"><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logging" text:style-name="Internet_20_link" text:visited-style-name="Visited_20_Internet_20_Link">11.5.</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logging" text:style-name="Internet_20_link" text:visited-style-name="Visited_20_Internet_20_Link">Protokollierung</text:a> </text:p>
            </text:list-item>
            <text:list-item>
              <text:p text:style-name="P14"><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weak-references" text:style-name="Internet_20_link" text:visited-style-name="Visited_20_Internet_20_Link">11.6.</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weak-references" text:style-name="Internet_20_link" text:visited-style-name="Visited_20_Internet_20_Link">Schwache Referenzen</text:a> </text:p>
            </text:list-item>
            <text:list-item>
              <text:p text:style-name="P14"><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tools-for-working-with-lists" text:style-name="Internet_20_link" text:visited-style-name="Visited_20_Internet_20_Link">11.7.</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tools-for-working-with-lists" text:style-name="Internet_20_link" text:visited-style-name="Visited_20_Internet_20_Link">Tools zum Arbeiten mit Listen</text:a> </text:p>
            </text:list-item>
            <text:list-item>
              <text:p text:style-name="P14"><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decimal-floating-point-arithmetic" text:style-name="Internet_20_link" text:visited-style-name="Visited_20_Internet_20_Link">11.8.</text:a> <text:a xlink:type="simple" xlink:href="https://translate.googleusercontent.com/translate_c?depth=1&amp;rurl=translate.google.com&amp;sl=auto&amp;sp=nmt4&amp;tl=de&amp;u=https://docs.python.org/3/tutorial/stdlib2.html&amp;xid=17259,15700023,15700186,15700190,15700256,15700259,15700262,15700265,15700271,15700283&amp;usg=ALkJrhiAT-WBT6luWriqyn6_iZRqGvHwCw#decimal-floating-point-arithmetic" text:style-name="Internet_20_link" text:visited-style-name="Visited_20_Internet_20_Link">Dezimal-Gleitkomma-Arithmetik</text:a> </text:p>
            </text:list-item>
          </text:list>
        </text:list-item>
        <text:list-item>
          <text:p text:style-name="P14"><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 text:style-name="Internet_20_link" text:visited-style-name="Visited_20_Internet_20_Link">12. Virtuelle Umgebungen und Pakete</text:a> </text:p>
          <text:list>
            <text:list-item>
              <text:p text:style-name="P14"><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introduction" text:style-name="Internet_20_link" text:visited-style-name="Visited_20_Internet_20_Link">12.1.</text:a> <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introduction" text:style-name="Internet_20_link" text:visited-style-name="Visited_20_Internet_20_Link">Einführung</text:a> </text:p>
            </text:list-item>
            <text:list-item>
              <text:p text:style-name="P14"><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creating-virtual-environments" text:style-name="Internet_20_link" text:visited-style-name="Visited_20_Internet_20_Link">12.2.</text:a> <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creating-virtual-environments" text:style-name="Internet_20_link" text:visited-style-name="Visited_20_Internet_20_Link">Virtuelle Umgebungen erstellen</text:a> </text:p>
            </text:list-item>
            <text:list-item>
              <text:p text:style-name="P14"><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managing-packages-with-pip" text:style-name="Internet_20_link" text:visited-style-name="Visited_20_Internet_20_Link">12.3.</text:a> <text:a xlink:type="simple" xlink:href="https://translate.googleusercontent.com/translate_c?depth=1&amp;rurl=translate.google.com&amp;sl=auto&amp;sp=nmt4&amp;tl=de&amp;u=https://docs.python.org/3/tutorial/venv.html&amp;xid=17259,15700023,15700186,15700190,15700256,15700259,15700262,15700265,15700271,15700283&amp;usg=ALkJrhgJcZRZ1_Kpj44LvtIhMXnDtXIR9A#managing-packages-with-pip" text:style-name="Internet_20_link" text:visited-style-name="Visited_20_Internet_20_Link">Pakete mit pip verwalten</text:a> </text:p>
            </text:list-item>
          </text:list>
        </text:list-item>
        <text:list-item>
          <text:p text:style-name="P14"><text:a xlink:type="simple" xlink:href="https://translate.googleusercontent.com/translate_c?depth=1&amp;rurl=translate.google.com&amp;sl=auto&amp;sp=nmt4&amp;tl=de&amp;u=https://docs.python.org/3/tutorial/whatnow.html&amp;xid=17259,15700023,15700186,15700190,15700256,15700259,15700262,15700265,15700271,15700283&amp;usg=ALkJrhik3SJ51qYm8JxJMZDkhNvEg5b1yg" text:style-name="Internet_20_link" text:visited-style-name="Visited_20_Internet_20_Link">13. Was jetzt?</text:a> </text:p>
        </text:list-item>
        <text:list-item>
          <text:p text:style-name="P14"><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 text:style-name="Internet_20_link" text:visited-style-name="Visited_20_Internet_20_Link">14. Interaktive Eingabebearbeitung und Verlaufssubstitution</text:a> </text:p>
          <text:list>
            <text:list-item>
              <text:p text:style-name="P14"><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tab-completion-and-history-editing" text:style-name="Internet_20_link" text:visited-style-name="Visited_20_Internet_20_Link">14.1.</text:a> <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tab-completion-and-history-editing" text:style-name="Internet_20_link" text:visited-style-name="Visited_20_Internet_20_Link">Registerkarte Vervollständigung und Bearbeitung des Verlaufs</text:a> </text:p>
            </text:list-item>
            <text:list-item>
              <text:p text:style-name="P14"><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alternatives-to-the-interactive-interpreter" text:style-name="Internet_20_link" text:visited-style-name="Visited_20_Internet_20_Link">14.2.</text:a> <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alternatives-to-the-interactive-interpreter" text:style-name="Internet_20_link" text:visited-style-name="Visited_20_Internet_20_Link">Alternativen zum interaktiven Interpreter</text:a> </text:p>
            </text:list-item>
          </text:list>
        </text:list-item>
        <text:list-item>
          <text:p text:style-name="P14"><text:a xlink:type="simple" xlink:href="https://translate.googleusercontent.com/translate_c?depth=1&amp;rurl=translate.google.com&amp;sl=auto&amp;sp=nmt4&amp;tl=de&amp;u=https://docs.python.org/3/tutorial/floatingpoint.html&amp;xid=17259,15700023,15700186,15700190,15700256,15700259,15700262,15700265,15700271,15700283&amp;usg=ALkJrhi2CiEbISDR3mhS8VrGHG_GLBAw7w" text:style-name="Internet_20_link" text:visited-style-name="Visited_20_Internet_20_Link">15. Gleitkomma-Arithmetik: Probleme und Einschränkungen</text:a> </text:p>
          <text:list>
            <text:list-item>
              <text:p text:style-name="P14"><text:a xlink:type="simple" xlink:href="https://translate.googleusercontent.com/translate_c?depth=1&amp;rurl=translate.google.com&amp;sl=auto&amp;sp=nmt4&amp;tl=de&amp;u=https://docs.python.org/3/tutorial/floatingpoint.html&amp;xid=17259,15700023,15700186,15700190,15700256,15700259,15700262,15700265,15700271,15700283&amp;usg=ALkJrhi2CiEbISDR3mhS8VrGHG_GLBAw7w#representation-error" text:style-name="Internet_20_link" text:visited-style-name="Visited_20_Internet_20_Link">15.1.</text:a> <text:a xlink:type="simple" xlink:href="https://translate.googleusercontent.com/translate_c?depth=1&amp;rurl=translate.google.com&amp;sl=auto&amp;sp=nmt4&amp;tl=de&amp;u=https://docs.python.org/3/tutorial/floatingpoint.html&amp;xid=17259,15700023,15700186,15700190,15700256,15700259,15700262,15700265,15700271,15700283&amp;usg=ALkJrhi2CiEbISDR3mhS8VrGHG_GLBAw7w#representation-error" text:style-name="Internet_20_link" text:visited-style-name="Visited_20_Internet_20_Link">Darstellungsfehler</text:a> </text:p>
            </text:list-item>
          </text:list>
        </text:list-item>
        <text:list-item>
          <text:p text:style-name="P14"><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 text:style-name="Internet_20_link" text:visited-style-name="Visited_20_Internet_20_Link">16. Anhang</text:a> </text:p>
          <text:list>
            <text:list-item>
              <text:p text:style-name="P14"><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interactive-mode" text:style-name="Internet_20_link" text:visited-style-name="Visited_20_Internet_20_Link">16.1.</text:a>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interactive-mode" text:style-name="Internet_20_link" text:visited-style-name="Visited_20_Internet_20_Link">Interaktiver Modus</text:a> </text:p>
              <text:list>
                <text:list-item>
                  <text:p text:style-name="P14"><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error-handling" text:style-name="Internet_20_link" text:visited-style-name="Visited_20_Internet_20_Link">16.1.1.</text:a>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error-handling" text:style-name="Internet_20_link" text:visited-style-name="Visited_20_Internet_20_Link">Fehlerbehandlung</text:a> </text:p>
                </text:list-item>
                <text:list-item>
                  <text:p text:style-name="P14"><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executable-python-scripts" text:style-name="Internet_20_link" text:visited-style-name="Visited_20_Internet_20_Link">16.1.2.</text:a>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executable-python-scripts" text:style-name="Internet_20_link" text:visited-style-name="Visited_20_Internet_20_Link">Ausführbare Python-Skripte</text:a> </text:p>
                </text:list-item>
                <text:list-item>
                  <text:p text:style-name="P14"><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he-interactive-startup-file" text:style-name="Internet_20_link" text:visited-style-name="Visited_20_Internet_20_Link">16.1.3.</text:a>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he-interactive-startup-file" text:style-name="Internet_20_link" text:visited-style-name="Visited_20_Internet_20_Link">Die interaktive Startdatei</text:a> </text:p>
                </text:list-item>
                <text:list-item>
                  <text:p text:style-name="P9"><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he-customization-modules" text:style-name="Internet_20_link" text:visited-style-name="Visited_20_Internet_20_Link">16.1.4.</text:a>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he-customization-modules" text:style-name="Internet_20_link" text:visited-style-name="Visited_20_Internet_20_Link">Die Anpassungsmodule</text:a></text:p>
                </text:list-item>
              </text:list>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 text:outline-level="1"><text:soft-page-break/>1. Appetit machen </text:h>
      <text:p text:style-name="Text_20_body">Wenn Sie viel am Computer arbeiten, werden Sie schließlich feststellen, dass Sie eine Aufgabe automatisieren möchten. Beispielsweise möchten Sie möglicherweise eine große Anzahl von Textdateien durchsuchen und ersetzen oder eine Reihe von Fotodateien auf komplizierte Weise umbenennen und neu anordnen. Vielleicht möchten Sie eine kleine benutzerdefinierte Datenbank, eine spezielle GUI-Anwendung oder ein einfaches Spiel schreiben. </text:p>
      <text:p text:style-name="Text_20_body">Wenn Sie ein professioneller Softwareentwickler sind, müssen Sie möglicherweise mit mehreren C / C ++ / Java-Bibliotheken arbeiten, aber der übliche Schreib- / Kompilierungs- / Test- / Neukompilierungszyklus ist zu langsam. Vielleicht schreiben Sie eine Testsuite für eine solche Bibliothek und empfinden das Schreiben des Testcodes als mühsame Aufgabe. Oder Sie haben ein Programm geschrieben, das eine Erweiterungssprache verwenden könnte, und möchten keine ganz neue Sprache für Ihre Anwendung entwerfen und implementieren. </text:p>
      <text:p text:style-name="Text_20_body">Python ist genau die Sprache für Sie. </text:p>
      <text:p text:style-name="Text_20_body">Sie könnten für einige dieser Aufgaben ein Unix-Shellskript oder Windows-Batchdateien schreiben, aber Shellskripten eignen sich am besten zum Verschieben von Dateien und zum Ändern von Textdaten. Sie eignen sich nicht für GUI-Anwendungen oder -Spiele. Sie könnten ein C / C ++ / Java-Programm schreiben, aber es kann eine Menge Entwicklungszeit in Anspruch nehmen, um ein erstes Programm zu erstellen. Python ist einfacher zu verwenden, verfügbar unter Windows, Mac OS X und Unix-Betriebssystemen und hilft Ihnen dabei, die Arbeit schneller zu erledigen. </text:p>
      <text:p text:style-name="Text_20_body">Python ist einfach zu bedienen, aber eine echte Programmiersprache, die viel mehr Struktur und Unterstützung für große Programme bietet als Shell-Skripte oder Batch-Dateien. Auf der anderen Seite bietet Python auch viel mehr Fehlerprüfungsmöglichkeiten als C, und da es sich um eine Sprache auf <text:span text:style-name="Emphasis">sehr hoher Ebene handelt</text:span> , sind Datentypen auf hoher Ebene integriert, z. B. flexible Arrays und Wörterbücher. Aufgrund seiner allgemeineren Datentypen ist Python auf eine viel größere Problemdomäne als Awk oder sogar Perl anwendbar, dennoch sind viele Dinge in Python mindestens so einfach wie in diesen Sprachen. </text:p>
      <text:p text:style-name="Text_20_body">Mit Python können Sie Ihr Programm in Module aufteilen, die in anderen Python-Programmen wiederverwendet werden können. Es wird mit einer großen Sammlung von Standardmodulen geliefert, die Sie als Grundlage für Ihre Programme verwenden können - oder als Beispiele für den Einstieg in das Programmieren in Python. Einige dieser Module bieten Funktionen wie Datei-E / A, Systemaufrufe, Sockets und sogar Schnittstellen für Toolkits für grafische Benutzeroberflächen wie Tk. </text:p>
      <text:p text:style-name="Text_20_body">Python ist eine interpretierte Sprache, die Ihnen bei der Programmentwicklung viel Zeit sparen kann, da keine Kompilierung und Verknüpfung erforderlich ist. Der Interpreter kann interaktiv verwendet werden, wodurch es einfach ist, mit den Merkmalen der Sprache zu experimentieren, Einwegprogramme zu schreiben oder Funktionen während der Bottom-up-Programmentwicklung zu testen. Es ist auch ein praktischer Tischrechner. </text:p>
      <text:p text:style-name="Text_20_body">Mit Python können Programme kompakt und lesbar geschrieben werden. In Python geschriebene Programme sind aus mehreren Gründen in der Regel viel kürzer als entsprechende C-, C ++ - oder Java-Programme: </text:p>
      <text:list xml:id="list44431123" text:style-name="L2">
        <text:list-item>
          <text:p text:style-name="P10"><text:soft-page-break/>Mit den Datentypen auf hoher Ebene können Sie komplexe Operationen in einer einzigen Anweisung ausdrücken. </text:p>
        </text:list-item>
        <text:list-item>
          <text:p text:style-name="P10">Die Anweisungsgruppierung erfolgt durch Einrückung, anstatt eckige und endige Klammern zu setzen. </text:p>
        </text:list-item>
        <text:list-item>
          <text:p text:style-name="P10">Es sind keine Variablen- oder Argumentdeklarationen erforderlich. </text:p>
        </text:list-item>
      </text:list>
      <text:p text:style-name="Text_20_body">Python ist <text:span text:style-name="Emphasis">erweiterbar</text:span> : Wenn Sie wissen, wie man in C programmiert, können Sie dem Interpreter auf einfache Weise eine neue integrierte Funktion oder ein neues Modul hinzufügen, um wichtige Operationen mit maximaler Geschwindigkeit auszuführen oder Python-Programme mit Bibliotheken zu verknüpfen, die möglicherweise nur verfügbar sind in binärer Form (z. B. eine herstellerspezifische Grafikbibliothek). Sobald Sie wirklich begeistert sind, können Sie den Python-Interpreter mit einer in C geschriebenen Anwendung verknüpfen und als Erweiterung oder Befehlssprache für diese Anwendung verwenden. </text:p>
      <text:p text:style-name="Text_20_body">Die Sprache ist übrigens nach der BBC-Sendung „Monty Python's Flying Circus“ benannt und hat nichts mit Reptilien zu tun. Verweise auf Monty Python-Sketche in der Dokumentation sind nicht nur erlaubt, sondern auch erwünscht! </text:p>
      <text:p text:style-name="Text_20_body">Jetzt, da Sie alle von Python begeistert sind, möchten Sie es genauer untersuchen. Da Sie eine Sprache am besten lernen, indem Sie sie verwenden, werden Sie im Lernprogramm aufgefordert, beim Lesen mit dem Python-Interpreter zu spielen. </text:p>
      <text:p text:style-name="Text_20_body">Im nächsten Kapitel wird die Funktionsweise des Interpreters erläutert. Dies sind eher alltägliche Informationen, die jedoch für das Ausprobieren der später gezeigten Beispiele unerlässlich sind. </text:p>
      <text:p text:style-name="Text_20_body">Im Rest des Tutorials werden verschiedene Funktionen der Python-Sprache und des Python-Systems anhand von Beispielen vorgestellt, angefangen von einfachen Ausdrücken, Anweisungen und Datentypen über Funktionen und Module bis hin zu erweiterten Konzepten wie Ausnahmen und benutzerdefinierten Klassen.</text:p>
      <text:p text:style-name="Standard"/>
      <text:h text:style-name="P5" text:outline-level="1">2. Verwenden des Python-Interpreters </text:h>
      <text:section text:style-name="Sect1" text:name="invoking-the-interpreter">
        <text:h text:style-name="Heading_20_2" text:outline-level="2"><text:bookmark text:name="tut-invoking"/>2.1. Aufruf des Interpreters </text:h>
        <text:p text:style-name="Text_20_body">Der Python-Interpreter wird normalerweise als <text:span text:style-name="Source_20_Text">/usr/local/bin/python3.8</text:span> auf den Computern installiert, auf denen er verfügbar ist. Wenn Sie <text:span text:style-name="Source_20_Text">/usr/local/bin</text:span> in den Suchpfad Ihrer Unix-Shell eingeben, können Sie das Programm durch Eingabe des folgenden Befehls starten: </text:p>
        <text:p text:style-name="P2">python3.8</text:p>
        <text:p text:style-name="Text_20_body">zur Schale. <text:bookmark text:name="id1"/><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d2" text:style-name="Internet_20_link" text:visited-style-name="Visited_20_Internet_20_Link">1</text:a> Da die Auswahl des Verzeichnisses, in dem sich der Dolmetscher befindet, eine Installationsoption darstellt, sind andere Orte möglich. Fragen Sie Ihren lokalen Python-Guru oder Systemadministrator. (Beispielsweise ist <text:span text:style-name="Source_20_Text">/usr/local/python</text:span> ein beliebter alternativer Speicherort.) </text:p>
        <text:p text:style-name="Text_20_body">Auf Windows-Computern, auf denen Sie Python aus dem <text:a xlink:type="simple" xlink:href="https://translate.googleusercontent.com/translate_c?depth=1&amp;rurl=translate.google.com&amp;sl=auto&amp;sp=nmt4&amp;tl=de&amp;u=https://docs.python.org/3/using/windows.html&amp;xid=17259,15700023,15700186,15700190,15700256,15700259,15700262,15700265,15700271,15700283&amp;usg=ALkJrhghqUryBZiCPjsGbz5M86dVM5iCQw#windows-store" text:style-name="Internet_20_link" text:visited-style-name="Visited_20_Internet_20_Link">Microsoft Store</text:a> installiert haben, ist der Befehl <text:span text:style-name="Source_20_Text">python3.8</text:span> verfügbar. Wenn Sie den <text:a xlink:type="simple" xlink:href="https://translate.googleusercontent.com/translate_c?depth=1&amp;rurl=translate.google.com&amp;sl=auto&amp;sp=nmt4&amp;tl=de&amp;u=https://docs.python.org/3/using/windows.html&amp;xid=17259,15700023,15700186,15700190,15700256,15700259,15700262,15700265,15700271,15700283&amp;usg=ALkJrhghqUryBZiCPjsGbz5M86dVM5iCQw#launcher" text:style-name="Internet_20_link" text:visited-style-name="Visited_20_Internet_20_Link">Launcher py.exe</text:a> installiert haben, können Sie den <text:soft-page-break/>Befehl <text:span text:style-name="Source_20_Text">py</text:span> . Weitere <text:a xlink:type="simple" xlink:href="https://translate.googleusercontent.com/translate_c?depth=1&amp;rurl=translate.google.com&amp;sl=auto&amp;sp=nmt4&amp;tl=de&amp;u=https://docs.python.org/3/using/windows.html&amp;xid=17259,15700023,15700186,15700190,15700256,15700259,15700262,15700265,15700271,15700283&amp;usg=ALkJrhghqUryBZiCPjsGbz5M86dVM5iCQw#setting-envvars" text:style-name="Internet_20_link" text:visited-style-name="Visited_20_Internet_20_Link">Informationen</text:a> zum Starten von Python finden Sie unter <text:a xlink:type="simple" xlink:href="https://translate.googleusercontent.com/translate_c?depth=1&amp;rurl=translate.google.com&amp;sl=auto&amp;sp=nmt4&amp;tl=de&amp;u=https://docs.python.org/3/using/windows.html&amp;xid=17259,15700023,15700186,15700190,15700256,15700259,15700262,15700265,15700271,15700283&amp;usg=ALkJrhghqUryBZiCPjsGbz5M86dVM5iCQw#setting-envvars" text:style-name="Internet_20_link" text:visited-style-name="Visited_20_Internet_20_Link">Exkurs: Festlegen von Umgebungsvariablen</text:a> . </text:p>
        <text:p text:style-name="Text_20_body">Durch die Eingabe eines Dateiendezeichens ( <text:span text:style-name="User_20_Entry">Control-D</text:span> unter Unix, <text:span text:style-name="User_20_Entry">Control-Z</text:span> unter Windows) an der primären Eingabeaufforderung wird der Interpreter mit einem Beendigungsstatus von Null beendet. Wenn dies nicht funktioniert, können Sie den Interpreter mit dem folgenden Befehl <text:span text:style-name="Source_20_Text">quit()</text:span> : <text:span text:style-name="Source_20_Text">quit()</text:span> . </text:p>
        <text:p text:style-name="Text_20_body">Die Zeilenbearbeitungsfunktionen des Interpreters umfassen interaktives Bearbeiten, Ersetzen des Verlaufs und Vervollständigen des Codes auf Systemen, die die <text:a xlink:type="simple" xlink:href="https://translate.googleusercontent.com/translate_c?depth=1&amp;rurl=translate.google.com&amp;sl=auto&amp;sp=nmt4&amp;tl=de&amp;u=https://tiswww.case.edu/php/chet/readline/rltop.html&amp;xid=17259,15700023,15700186,15700190,15700256,15700259,15700262,15700265,15700271,15700283&amp;usg=ALkJrhjrYR2cB_KQWSwlFux82FUDWRJgTA" text:style-name="Internet_20_link" text:visited-style-name="Visited_20_Internet_20_Link">GNU Readline-</text:a> Bibliothek unterstützen. Vielleicht können Sie am schnellsten überprüfen, ob die Befehlszeilenbearbeitung unterstützt wird, indem Sie bei der ersten Python-Eingabeaufforderung, die Sie erhalten, <text:span text:style-name="User_20_Entry">Control-P</text:span> eingeben. Wenn es piept, haben Sie die Befehlszeile bearbeitet; Eine Einführung in die Tasten finden Sie im Anhang <text:a xlink:type="simple" xlink:href="https://translate.googleusercontent.com/translate_c?depth=1&amp;rurl=translate.google.com&amp;sl=auto&amp;sp=nmt4&amp;tl=de&amp;u=https://docs.python.org/3/tutorial/interactive.html&amp;xid=17259,15700023,15700186,15700190,15700256,15700259,15700262,15700265,15700271,15700283&amp;usg=ALkJrhhOdbyK_p4ql9axaAuSClvwK2SCSA#tut-interacting" text:style-name="Internet_20_link" text:visited-style-name="Visited_20_Internet_20_Link">Interaktives Bearbeiten von Eingaben und Ersetzen</text:a> des Verlaufs. Wenn nichts zu geschehen scheint oder <text:span text:style-name="Source_20_Text">^P</text:span> wiederholt wird, ist die Befehlszeilenbearbeitung nicht verfügbar. Sie können nur die Rücktaste verwenden, um Zeichen aus der aktuellen Zeile zu entfernen. </text:p>
        <text:p text:style-name="Text_20_body">Der Interpreter funktioniert ähnlich wie die Unix-Shell: Wenn er mit einer Standardeingabe aufgerufen wird, die an ein tty-Gerät angeschlossen ist, liest er Befehle und führt sie interaktiv aus. Wenn es mit einem Dateinamenargument oder mit einer Datei als Standardeingabe aufgerufen wird, liest es ein <text:span text:style-name="Emphasis">Skript</text:span> aus dieser Datei und führt es aus. </text:p>
        <text:p text:style-name="Text_20_body">Eine zweite Möglichkeit, den Interpreter zu starten, ist der <text:span text:style-name="Source_20_Text">python -c command [arg] ...</text:span> , der die Anweisung (en) in <text:span text:style-name="Emphasis">command</text:span> ausführt, analog zur Optio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c" text:style-name="Internet_20_link" text:visited-style-name="Visited_20_Internet_20_Link"><text:span text:style-name="Source_20_Text">-c</text:span></text:a> der Shell. Da Python-Anweisungen häufig Leerzeichen oder andere Sonderzeichen für die Shell enthalten, wird in der Regel empfohlen, den <text:span text:style-name="Emphasis">Befehl</text:span> in Anführungszeichen zu setzen. </text:p>
        <text:p text:style-name="Text_20_body">Einige Python-Module sind auch als Skripte nützlich. Diese können mit <text:span text:style-name="Source_20_Text">python -m module [arg] ...</text:span> aufgerufen werden, das die Quelldatei für <text:span text:style-name="Emphasis">module</text:span> ausführt, als ob Sie ihren vollständigen Namen in der Befehlszeile geschrieben hätten. </text:p>
        <text:p text:style-name="Text_20_body">Wenn eine Skriptdatei verwendet wird, ist es manchmal nützlich, das Skript ausführen und anschließend in den interaktiven Modus wechseln zu können. Dies kann durch Übergeben vo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i" text:style-name="Internet_20_link" text:visited-style-name="Visited_20_Internet_20_Link"><text:span text:style-name="Source_20_Text">-i</text:span></text:a> vor dem Skript erfolgen. </text:p>
        <text:p text:style-name="Text_20_body">Alle Befehlszeilenoptionen werden unter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using-on-general" text:style-name="Internet_20_link" text:visited-style-name="Visited_20_Internet_20_Link">Befehlszeile und Umgebung beschrieben</text:a> . </text:p>
        <text:section text:style-name="Sect1" text:name="argument-passing">
          <text:h text:style-name="Heading_20_3" text:outline-level="3"><text:bookmark text:name="tut-argpassing"/>2.1.1. Argumente übergeben </text:h>
          <text:p text:style-name="Text_20_body">Wenn dem Interpreter bekannt, werden der Skriptname und die darauf folgenden zusätzlichen Argumente in eine Liste von Zeichenfolgen umgewandelt und der Variablen <text:span text:style-name="Source_20_Text">argv</text:span> im Modul <text:span text:style-name="Source_20_Text">sys</text:span> zugewiesen. Sie können auf diese Liste zugreifen, indem Sie <text:span text:style-name="Source_20_Text">import sys</text:span> ausführen. Die Länge der Liste beträgt mindestens eins. Wenn kein Skript und keine Argumente angegeben werden, ist <text:span text:style-name="Source_20_Text">sys.argv[0]</text:span> eine leere Zeichenfolge. Wenn der <text:span text:style-name="Source_20_Text">sys.argv[0]</text:span> <text:span text:style-name="Source_20_Text">'-'</text:span> lautet (Standardeingabe), wird <text:span text:style-name="Source_20_Text">sys.argv[0]</text:span> auf <text:span text:style-name="Source_20_Text">'-'</text:span> . Bei Verwendung des <text:span text:style-name="Emphasis">Befehls</text:spa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c" text:style-name="Internet_20_link" text:visited-style-name="Visited_20_Internet_20_Link"><text:span text:style-name="Source_20_Text">-c</text:span></text:a> wird <text:span text:style-name="Source_20_Text">sys.argv[0]</text:span> auf <text:span text:style-name="Source_20_Text">'-c'</text:span> . Bei Verwendung des <text:span text:style-name="Emphasis">Moduls</text:spa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m" text:style-name="Internet_20_link" text:visited-style-name="Visited_20_Internet_20_Link"><text:span text:style-name="Source_20_Text">-m</text:span></text:a> wird <text:span text:style-name="Source_20_Text">sys.argv[0]</text:span> auf den vollständigen Namen des gefundenen Moduls gesetzt. Optionen, die nach dem <text:span text:style-name="Emphasis">Befehl</text:spa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c" text:style-name="Internet_20_link" text:visited-style-name="Visited_20_Internet_20_Link"><text:span text:style-name="Source_20_Text">-c</text:span></text:a> oder dem <text:span text:style-name="Emphasis">Modul</text:span> <text:a xlink:type="simple" xlink:href="https://translate.googleusercontent.com/translate_c?depth=1&amp;rurl=translate.google.com&amp;sl=auto&amp;sp=nmt4&amp;tl=de&amp;u=https://docs.python.org/3/using/cmdline.html&amp;xid=17259,15700023,15700186,15700190,15700256,15700259,15700262,15700265,15700271,15700283&amp;usg=ALkJrhhfQjla1SJYeg6kjUMSeMDG-ZJ_ZA#cmdoption-m" text:style-name="Internet_20_link" text:visited-style-name="Visited_20_Internet_20_Link"><text:span text:style-name="Source_20_Text">-m</text:span></text:a> werden nicht <text:soft-page-break/>von der Optionsverarbeitung des Python-Interpreters verwendet, sondern <text:span text:style-name="Source_20_Text">sys.argv</text:span> in der <text:span text:style-name="Source_20_Text">sys.argv</text:span> damit der Befehl oder das Modul sie verarbeiten kann. </text:p>
        </text:section>
        <text:section text:style-name="Sect1" text:name="interactive-mode">
          <text:h text:style-name="Heading_20_3" text:outline-level="3"><text:bookmark text:name="tut-interactive"/>2.1.2. Interaktiver Modus </text:h>
          <text:p text:style-name="Text_20_body">Wenn Befehle von einem tty gelesen werden, befindet sich der Interpreter im <text:span text:style-name="Emphasis">interaktiven Modus</text:span> . In diesem Modus werden Sie <text:span text:style-name="Emphasis">aufgefordert</text:span> , den nächsten Befehl mit der <text:span text:style-name="Emphasis">primären Eingabeaufforderung einzugeben</text:span> , in der Regel drei Größer-als-Zeichen ( <text:span text:style-name="Source_20_Text">&gt;&gt;&gt;</text:span> ). Für Fortsetzungszeilen wird die <text:span text:style-name="Emphasis">sekundäre Eingabeaufforderung angezeigt</text:span> , standardmäßig drei Punkte ( <text:span text:style-name="Source_20_Text">...</text:span> ). Der Interpreter druckt eine Begrüßungsnachricht mit der Versionsnummer und einem Copyright-Hinweis, bevor er die erste Eingabeaufforderung druckt: </text:p>
          <text:p text:style-name="Preformatted_20_Text"><text:s/>$ python3.8</text:p>
          <text:p text:style-name="Preformatted_20_Text">Python 3.8 (default, Sep 16 2015, 09:25:04)</text:p>
          <text:p text:style-name="Preformatted_20_Text">[GCC 4.8.2] on linux</text:p>
          <text:p text:style-name="Preformatted_20_Text">Type "help", "copyright", "credits" or "license" for more information.</text:p>
          <text:p text:style-name="P2">&gt; &gt;&gt;</text:p>
          <text:p text:style-name="Text_20_body">Bei der Eingabe eines mehrzeiligen Konstrukts werden Fortsetzungszeilen benötigt. Schauen Sie sich als Beispiel diese <text:a xlink:type="simple" xlink:href="https://translate.googleusercontent.com/translate_c?depth=1&amp;rurl=translate.google.com&amp;sl=auto&amp;sp=nmt4&amp;tl=de&amp;u=https://docs.python.org/3/reference/compound_stmts.html&amp;xid=17259,15700023,15700186,15700190,15700256,15700259,15700262,15700265,15700271,15700283&amp;usg=ALkJrhhu94WabgvxsTD_4NdmzpeptQKNpw#if" text:style-name="Internet_20_link" text:visited-style-name="Visited_20_Internet_20_Link"><text:span text:style-name="Source_20_Text">if</text:span></text:a> Anweisung an: </text:p>
          <text:p text:style-name="P1">&gt;&gt;&gt;</text:p>
          <text:p text:style-name="Preformatted_20_Text"><text:s/>&gt;&gt;&gt; <text:s/>the_world_is_flat = True</text:p>
          <text:p text:style-name="Preformatted_20_Text">&gt;&gt;&gt; <text:s/>if the_world_is_flat :</text:p>
          <text:p text:style-name="Preformatted_20_Text">... <text:s text:c="4"/>print ( "Be careful not to fall off!" )</text:p>
          <text:p text:style-name="Preformatted_20_Text">...</text:p>
          <text:p text:style-name="P2">Be careful not to fall off!</text:p>
          <text:p text:style-name="Text_20_body">Weitere Informationen zum interaktiven Modus finden Sie unter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ut-interac" text:style-name="Internet_20_link" text:visited-style-name="Visited_20_Internet_20_Link">Interaktiver Modus</text:a> . </text:p>
        </text:section>
      </text:section>
      <text:section text:style-name="Sect1" text:name="the-interpreter-and-its-environment">
        <text:h text:style-name="Heading_20_2" text:outline-level="2"><text:bookmark text:name="tut-interp"/>2.2. Der Dolmetscher und seine Umgebung </text:h>
        <text:section text:style-name="Sect1" text:name="source-code-encoding">
          <text:h text:style-name="Heading_20_3" text:outline-level="3"><text:bookmark text:name="tut-source-encoding"/>2.2.1. Quellcode-Codierung </text:h>
          <text:p text:style-name="Text_20_body">Standardmäßig werden Python-Quelldateien wie in UTF-8 codiert behandelt. In dieser Codierung können Zeichen der meisten Sprachen der Welt gleichzeitig in Zeichenfolgenliteralen, Bezeichnern und Kommentaren verwendet werden - obwohl die Standardbibliothek nur ASCII-Zeichen als Bezeichner verwendet, eine Konvention, die jeder tragbare Code befolgen sollte. Um alle diese Zeichen korrekt anzuzeigen, muss Ihr Editor erkennen, dass es sich bei der Datei um UTF-8 handelt, und eine Schriftart verwenden, die alle Zeichen in der Datei unterstützt. </text:p>
          <text:p text:style-name="Text_20_body">Um eine andere als die Standardcodierung zu deklarieren, sollte eine spezielle Kommentarzeile als <text:span text:style-name="Emphasis">erste</text:span> Zeile der Datei hinzugefügt werden. Die Syntax lautet wie folgt: </text:p>
          <text:p text:style-name="P2"><text:s/># -*- coding: encoding -*-</text:p>
          <text:p text:style-name="Text_20_body">Dabei ist die <text:span text:style-name="Emphasis">Codierung</text:span> einer der gültigen <text:a xlink:type="simple" xlink:href="https://translate.googleusercontent.com/translate_c?depth=1&amp;rurl=translate.google.com&amp;sl=auto&amp;sp=nmt4&amp;tl=de&amp;u=https://docs.python.org/3/library/codecs.html&amp;xid=17259,15700023,15700186,15700190,15700256,15700259,15700262,15700265,15700271,15700283&amp;usg=ALkJrhi92GcqSK7b0LPafI0oWD60SPO64w#module-codecs" text:style-name="Internet_20_link" text:visited-style-name="Visited_20_Internet_20_Link"><text:span text:style-name="Source_20_Text">codecs</text:span></text:a> die von Python unterstützt werden. </text:p>
          <text:p text:style-name="Text_20_body">Um beispielsweise zu deklarieren, dass die Windows-1252-Codierung verwendet werden soll, sollte die erste Zeile Ihrer Quellcodedatei wie folgt lauten: </text:p>
          <text:p text:style-name="P2"><text:s/># -*- coding: cp1252 -*-</text:p>
          <text:p text:style-name="Text_20_body"><text:soft-page-break/>Eine Ausnahme von der Regel für die <text:span text:style-name="Emphasis">erste Zeile</text:span> besteht darin, dass der Quellcode mit einer <text:a xlink:type="simple" xlink:href="https://translate.googleusercontent.com/translate_c?depth=1&amp;rurl=translate.google.com&amp;sl=auto&amp;sp=nmt4&amp;tl=de&amp;u=https://docs.python.org/3/tutorial/appendix.html&amp;xid=17259,15700023,15700186,15700190,15700256,15700259,15700262,15700265,15700271,15700283&amp;usg=ALkJrhgBeCyJyol-c_LIWgZRMIpaoyD-cQ#tut-scripts" text:style-name="Internet_20_link" text:visited-style-name="Visited_20_Internet_20_Link">UNIX-Shebang-Zeile</text:a> beginnt. In diesem Fall sollte die Kodierungsdeklaration als zweite Zeile der Datei hinzugefügt werden. Beispielsweise: </text:p>
          <text:p text:style-name="Preformatted_20_Text"><text:s/>#!/usr/bin/env python3</text:p>
          <text:p text:style-name="P2"># -*- coding: cp1252 -*-</text:p>
          <text:p text:style-name="Text_20_body">Fußnoten </text:p>
          <text:p text:style-name="P4"><text:bookmark text:name="id2"/><text:a xlink:type="simple" xlink:href="https://translate.googleusercontent.com/translate_c?depth=1&amp;rurl=translate.google.com&amp;sl=auto&amp;sp=nmt4&amp;tl=de&amp;u=https://docs.python.org/3/tutorial/interpreter.html&amp;xid=17259,15700023,15700186,15700190,15700256,15700259,15700262,15700265,15700271,15700283&amp;usg=ALkJrhgOMZsxkl0FdjQVfaLqlOQ4OKCrcw#id1" text:style-name="Internet_20_link" text:visited-style-name="Visited_20_Internet_20_Link">1</text:a> </text:p>
          <text:p text:style-name="P3">Unter Unix wird der Python 3.x-Interpreter standardmäßig nicht mit der ausführbaren Datei namens <text:span text:style-name="Source_20_Text">python</text:span> installiert, sodass kein Konflikt mit einer gleichzeitig installierten ausführbaren Python 2.x-Datei entsteht.</text:p>
        </text:section>
      </text:section>
      <text:p text:style-name="Standard"/>
      <text:p text:style-name="Standard"/>
      <text:h text:style-name="P5" text:outline-level="1">3. Eine informelle Einführung in Python </text:h>
      <text:p text:style-name="Text_20_body">In den folgenden Beispielen unterscheiden sich Eingabe und Ausgabe durch das Vorhandensein oder Fehlen von Eingabeaufforderungen (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0" text:style-name="Internet_20_link" text:visited-style-name="Visited_20_Internet_20_Link">&gt;&gt;&gt;</text:a> und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1" text:style-name="Internet_20_link" text:visited-style-name="Visited_20_Internet_20_Link">…</text:a> ): Um das Beispiel zu wiederholen, müssen Sie nach der Eingabeaufforderung alles eingeben, wenn die Eingabeaufforderung angezeigt wird. Zeilen, die nicht mit einer Eingabeaufforderung beginnen, werden vom Interpreter ausgegeben. Beachten Sie, dass eine sekundäre Eingabeaufforderung in einer Zeile als solche in einem Beispiel bedeutet, dass Sie eine leere Zeile eingeben müssen. Hiermit wird ein mehrzeiliger Befehl beendet. </text:p>
      <text:p text:style-name="Text_20_body"><text:bookmark text:name="index-0"/>Viele der Beispiele in diesem Handbuch, auch die an der interaktiven Eingabeaufforderung eingegebenen, enthalten Kommentare. Kommentare in Python beginnen mit dem Hash-Zeichen <text:span text:style-name="Source_20_Text">#</text:span> und erstrecken sich bis zum Ende der physischen Zeile. Ein Kommentar wird möglicherweise am Anfang einer Zeile oder nach Leerzeichen oder Code angezeigt, jedoch nicht in einem Zeichenfolgenliteral. Ein Hash-Zeichen in einem String-Literal ist nur ein Hash-Zeichen. Da Kommentare den Code verdeutlichen sollen und nicht von Python interpretiert werden, können sie bei der Eingabe von Beispielen weggelassen werden. </text:p>
      <text:p text:style-name="Text_20_body">Einige Beispiele: </text:p>
      <text:p text:style-name="Preformatted_20_Text"><text:s/># this is the first comment</text:p>
      <text:p text:style-name="Preformatted_20_Text">spam = 1 <text:s/># and this is the second comment</text:p>
      <text:p text:style-name="Preformatted_20_Text"><text:s text:c="10"/># ... and now a third!</text:p>
      <text:p text:style-name="P2">text = "# This is not a comment because it's inside quotes."</text:p>
      <text:section text:style-name="Sect1" text:name="using-python-as-a-calculator">
        <text:h text:style-name="Heading_20_2" text:outline-level="2"><text:bookmark text:name="tut-calculator"/>3.1. Verwenden von Python als Taschenrechner </text:h>
        <text:p text:style-name="Text_20_body">Lassen Sie uns einige einfache Python-Befehle ausprobieren. Starten Sie den Interpreter und warten Sie auf die primäre Eingabeaufforderung <text:span text:style-name="Source_20_Text">&gt;&gt;&gt;</text:span> . (Es sollte nicht lange dauern.) </text:p>
        <text:section text:style-name="Sect1" text:name="numbers">
          <text:h text:style-name="Heading_20_3" text:outline-level="3"><text:bookmark text:name="tut-numbers"/>3.1.1. Zahlen </text:h>
          <text:p text:style-name="Text_20_body">Der Interpreter fungiert als einfacher Taschenrechner: Sie können einen Ausdruck eingeben, der den Wert schreibt. Die Ausdruckssyntax ist einfach: Die Operatoren <text:span text:style-name="Source_20_Text">+</text:span> , <text:span text:style-name="Source_20_Text">-</text:span> , <text:span text:style-name="Source_20_Text">*</text:span> und <text:span text:style-name="Source_20_Text">/</text:span> funktionieren wie in <text:soft-page-break/>den meisten anderen Sprachen (z. B. Pascal oder C). Klammern ( <text:span text:style-name="Source_20_Text">()</text:span> ) können zur Gruppierung verwendet werden. Beispielsweise: </text:p>
          <text:p text:style-name="P1">&gt;&gt;&gt;</text:p>
          <text:p text:style-name="Preformatted_20_Text"><text:s/>&gt;&gt;&gt; <text:s/>2 + 2</text:p>
          <text:p text:style-name="Preformatted_20_Text">4</text:p>
          <text:p text:style-name="Preformatted_20_Text">&gt;&gt;&gt; <text:s/>50 - 5 * 6</text:p>
          <text:p text:style-name="Preformatted_20_Text">20</text:p>
          <text:p text:style-name="Preformatted_20_Text">&gt;&gt;&gt; <text:s/>( 50 - 5 * 6 ) / 4</text:p>
          <text:p text:style-name="Preformatted_20_Text">5.0</text:p>
          <text:p text:style-name="Preformatted_20_Text">&gt;&gt;&gt; <text:s/>8 / 5 <text:s/># division always returns a floating point number</text:p>
          <text:p text:style-name="P2">1.6</text:p>
          <text:p text:style-name="Text_20_body">Die ganzzahligen Zahlen (zB <text:span text:style-name="Source_20_Text">2</text:span> , <text:span text:style-name="Source_20_Text">4</text:span> , <text:span text:style-name="Source_20_Text">20</text:span> ) haben den Typ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int" text:style-name="Internet_20_link" text:visited-style-name="Visited_20_Internet_20_Link"><text:span text:style-name="Source_20_Text">int</text:span></text:a> , diejenigen mit einem Bruchteil (zB <text:span text:style-name="Source_20_Text">5.0</text:span> , <text:span text:style-name="Source_20_Text">1.6</text:span> ) haben den Typ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float" text:style-name="Internet_20_link" text:visited-style-name="Visited_20_Internet_20_Link"><text:span text:style-name="Source_20_Text">float</text:span></text:a> . Wir werden später im Tutorial mehr über numerische Typen erfahren. </text:p>
          <text:p text:style-name="Text_20_body">Division ( <text:span text:style-name="Source_20_Text">/</text:span> ) gibt immer ein Float zurück. Um eine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floor-division" text:style-name="Internet_20_link" text:visited-style-name="Visited_20_Internet_20_Link">Unterteilung</text:a> durchzuführen und ein ganzzahliges Ergebnis zu erhalten (wobei alle gebrochenen Ergebnisse verworfen werden), können Sie den Operator <text:span text:style-name="Source_20_Text">//</text:span> . Um den Rest zu berechnen, können Sie <text:span text:style-name="Source_20_Text">%</text:span> : </text:p>
          <text:p text:style-name="P1">&gt;&gt;&gt;</text:p>
          <text:p text:style-name="Preformatted_20_Text"><text:s/>&gt;&gt;&gt; <text:s/>17 / 3 <text:s/># classic division returns a float</text:p>
          <text:p text:style-name="Preformatted_20_Text">5.666666666666667</text:p>
          <text:p text:style-name="Preformatted_20_Text">&gt;&gt;&gt;</text:p>
          <text:p text:style-name="Preformatted_20_Text">&gt;&gt;&gt; <text:s/>17 // 3 <text:s/># floor division discards the fractional part</text:p>
          <text:p text:style-name="Preformatted_20_Text">5</text:p>
          <text:p text:style-name="Preformatted_20_Text">&gt;&gt;&gt; <text:s/>17 % 3 <text:s/># the % operator returns the remainder of the division</text:p>
          <text:p text:style-name="Preformatted_20_Text">2</text:p>
          <text:p text:style-name="Preformatted_20_Text">&gt;&gt;&gt; <text:s/>5 * 3 + 2 <text:s/># result * divisor + remainder</text:p>
          <text:p text:style-name="P2">17</text:p>
          <text:p text:style-name="Text_20_body">Mit Python ist es möglich, mit dem Operator <text:span text:style-name="Source_20_Text">**</text:span> Potenzen <text:bookmark text:name="id11"/><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id3" text:style-name="Internet_20_link" text:visited-style-name="Visited_20_Internet_20_Link">1</text:a> zu berechnen: </text:p>
          <text:p text:style-name="P1">&gt;&gt;&gt;</text:p>
          <text:p text:style-name="Preformatted_20_Text"><text:s/>&gt;&gt;&gt; <text:s/>5 ** 2 <text:s/># 5 squared</text:p>
          <text:p text:style-name="Preformatted_20_Text">25</text:p>
          <text:p text:style-name="Preformatted_20_Text">&gt;&gt;&gt; <text:s/>2 ** 7 <text:s/># 2 to the power of 7</text:p>
          <text:p text:style-name="P2">128</text:p>
          <text:p text:style-name="Text_20_body">Das Gleichheitszeichen ( <text:span text:style-name="Source_20_Text">=</text:span> ) wird verwendet, um einer Variablen einen Wert zuzuweisen. Danach wird vor der nächsten interaktiven Eingabeaufforderung kein Ergebnis angezeigt: </text:p>
          <text:p text:style-name="P1">&gt;&gt;&gt;</text:p>
          <text:p text:style-name="Preformatted_20_Text"><text:s/>&gt;&gt;&gt; <text:s/>width = 20</text:p>
          <text:p text:style-name="Preformatted_20_Text">&gt;&gt;&gt; <text:s/>height = 5 * 9</text:p>
          <text:p text:style-name="Preformatted_20_Text">&gt;&gt;&gt; <text:s/>width * height</text:p>
          <text:p text:style-name="P2">900</text:p>
          <text:p text:style-name="Text_20_body">Wenn eine Variable nicht „definiert“ ist (ein Wert zugewiesen wurde), führt der Versuch, sie zu verwenden, zu einem Fehler: </text:p>
          <text:p text:style-name="P1">&gt;&gt;&gt;</text:p>
          <text:p text:style-name="Preformatted_20_Text"><text:soft-page-break/><text:s/>&gt;&gt;&gt; <text:s/>n <text:s/># try to access an undefined variable</text:p>
          <text:p text:style-name="Preformatted_20_Text">Traceback (most recent call last):</text:p>
          <text:p text:style-name="Preformatted_20_Text"><text:s text:c="2"/>File "&lt;stdin&gt;" , line 1 , in &lt;module&gt;</text:p>
          <text:p text:style-name="P2">NameError : name 'n' is not defined</text:p>
          <text:p text:style-name="Text_20_body">Es gibt volle Unterstützung für Fließkommazahlen. Operatoren mit gemischten Operanden konvertieren den ganzzahligen Operanden in Gleitkomma: </text:p>
          <text:p text:style-name="P1">&gt;&gt;&gt;</text:p>
          <text:p text:style-name="Preformatted_20_Text"><text:s/>&gt;&gt;&gt; <text:s/>4 * 3.75 - 1</text:p>
          <text:p text:style-name="P2">14.0</text:p>
          <text:p text:style-name="Text_20_body">Im interaktiven Modus wird der zuletzt gedruckte Ausdruck der Variablen <text:span text:style-name="Source_20_Text">_</text:span> zugewiesen. Das heißt, wenn Sie Python als Tischrechner verwenden, ist es etwas einfacher, die Berechnungen fortzusetzen, zum Beispiel: </text:p>
          <text:p text:style-name="P1">&gt;&gt;&gt;</text:p>
          <text:p text:style-name="Preformatted_20_Text"><text:s/>&gt;&gt;&gt; <text:s/>tax = 12.5 / 100</text:p>
          <text:p text:style-name="Preformatted_20_Text">&gt;&gt;&gt; <text:s/>price = 100.50</text:p>
          <text:p text:style-name="Preformatted_20_Text">&gt;&gt;&gt; <text:s/>price * tax</text:p>
          <text:p text:style-name="Preformatted_20_Text">12.5625</text:p>
          <text:p text:style-name="Preformatted_20_Text">&gt;&gt;&gt; <text:s/>price + _</text:p>
          <text:p text:style-name="Preformatted_20_Text">113.0625</text:p>
          <text:p text:style-name="Preformatted_20_Text">&gt;&gt;&gt; <text:s/>round ( _ , 2 )</text:p>
          <text:p text:style-name="P2">113.06</text:p>
          <text:p text:style-name="Text_20_body">Diese Variable sollte vom Benutzer als schreibgeschützt behandelt werden. Weisen Sie ihm keinen expliziten Wert zu. Sie würden eine unabhängige lokale Variable mit demselben Namen erstellen, die die eingebaute Variable mit ihrem magischen Verhalten maskiert. </text:p>
          <text:p text:style-name="Text_20_body">Neben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int" text:style-name="Internet_20_link" text:visited-style-name="Visited_20_Internet_20_Link"><text:span text:style-name="Source_20_Text">int</text:span></text:a> und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float" text:style-name="Internet_20_link" text:visited-style-name="Visited_20_Internet_20_Link"><text:span text:style-name="Source_20_Text">float</text:span></text:a> unterstützt Python auch andere Arten von Zahlen, z. B. <text:a xlink:type="simple" xlink:href="https://translate.googleusercontent.com/translate_c?depth=1&amp;rurl=translate.google.com&amp;sl=auto&amp;sp=nmt4&amp;tl=de&amp;u=https://docs.python.org/3/library/decimal.html&amp;xid=17259,15700023,15700186,15700190,15700256,15700259,15700262,15700265,15700271,15700283&amp;usg=ALkJrhhpXteSrtiUfwulKryoKlTddlw_NA#decimal.Decimal" text:style-name="Internet_20_link" text:visited-style-name="Visited_20_Internet_20_Link"><text:span text:style-name="Source_20_Text">Decimal</text:span></text:a> und <text:a xlink:type="simple" xlink:href="https://translate.googleusercontent.com/translate_c?depth=1&amp;rurl=translate.google.com&amp;sl=auto&amp;sp=nmt4&amp;tl=de&amp;u=https://docs.python.org/3/library/fractions.html&amp;xid=17259,15700023,15700186,15700190,15700256,15700259,15700262,15700265,15700271,15700283&amp;usg=ALkJrhj8Q94WCfBQVmnGqXzjnhqPNSpEHA#fractions.Fraction" text:style-name="Internet_20_link" text:visited-style-name="Visited_20_Internet_20_Link"><text:span text:style-name="Source_20_Text">Fraction</text:span></text:a> . Python unterstützt auch <text:a xlink:type="simple" xlink:href="https://translate.googleusercontent.com/translate_c?depth=1&amp;rurl=translate.google.com&amp;sl=auto&amp;sp=nmt4&amp;tl=de&amp;u=https://docs.python.org/3/library/stdtypes.html&amp;xid=17259,15700023,15700186,15700190,15700256,15700259,15700262,15700265,15700271,15700283&amp;usg=ALkJrhhR2oCGyj3LAozMJ99KgUBQmmdsrw#typesnumeric" text:style-name="Internet_20_link" text:visited-style-name="Visited_20_Internet_20_Link">komplexe Zahlen</text:a> und verwendet das Suffix <text:span text:style-name="Source_20_Text">j</text:span> oder <text:span text:style-name="Source_20_Text">J</text:span> , um den Imaginärteil anzugeben (z. B. <text:span text:style-name="Source_20_Text">3+5j</text:span> ). </text:p>
        </text:section>
        <text:section text:style-name="Sect1" text:name="strings">
          <text:h text:style-name="Heading_20_3" text:outline-level="3"><text:bookmark text:name="tut-strings"/>3.1.2. Streicher </text:h>
          <text:p text:style-name="Text_20_body">Neben Zahlen kann Python auch Zeichenfolgen bearbeiten, die auf verschiedene Arten ausgedrückt werden können. Sie können in einfache Anführungszeichen ( <text:span text:style-name="Source_20_Text">'...'</text:span> ) oder doppelte Anführungszeichen ( <text:span text:style-name="Source_20_Text">"..."</text:span> ) eingeschlossen werden, mit demselben Ergebnis <text:bookmark text:name="id21"/><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id4" text:style-name="Internet_20_link" text:visited-style-name="Visited_20_Internet_20_Link">2</text:a> . <text:span text:style-name="Source_20_Text">\</text:span> kann verwendet werden, um Anführungszeichen zu umgehen: </text:p>
          <text:p text:style-name="P1">&gt;&gt;&gt;</text:p>
          <text:p text:style-name="Preformatted_20_Text"><text:s/>&gt;&gt;&gt; <text:s/>'spam eggs' <text:s/># single quotes</text:p>
          <text:p text:style-name="Preformatted_20_Text">'spam eggs'</text:p>
          <text:p text:style-name="Preformatted_20_Text">&gt;&gt;&gt; <text:s/>'doesn \' t' <text:s/># use \' to escape the single quote...</text:p>
          <text:p text:style-name="Preformatted_20_Text">"doesn't"</text:p>
          <text:p text:style-name="Preformatted_20_Text">&gt;&gt;&gt; <text:s/>"doesn't" <text:s/># ...or use double quotes instead</text:p>
          <text:p text:style-name="Preformatted_20_Text">"doesn't"</text:p>
          <text:p text:style-name="Preformatted_20_Text">&gt;&gt;&gt; <text:s/>'"Yes," they said.'</text:p>
          <text:p text:style-name="Preformatted_20_Text">'"Yes," they said.'</text:p>
          <text:p text:style-name="Preformatted_20_Text">&gt;&gt;&gt; <text:s/>" \" Yes, \" <text:s/>they said."</text:p>
          <text:p text:style-name="Preformatted_20_Text">'"Yes," they said.'</text:p>
          <text:p text:style-name="Preformatted_20_Text">&gt;&gt;&gt; <text:s/>'"Isn \' t," they said.'</text:p>
          <text:p text:style-name="P2"><text:soft-page-break/>'"Isn\'t," they said.'</text:p>
          <text:p text:style-name="Text_20_body">Im interaktiven Interpreter wird die Ausgabezeichenfolge in Anführungszeichen eingeschlossen und Sonderzeichen werden mit Backslashes maskiert. Während dies manchmal anders aussieht als die Eingabe (die umgebenden Anführungszeichen können sich ändern), sind die beiden Zeichenfolgen gleichwertig. Die Zeichenfolge wird in doppelte Anführungszeichen eingeschlossen, wenn die Zeichenfolge ein einfaches Anführungszeichen und keine doppelten Anführungszeichen enthält, andernfalls wird sie in einfache Anführungszeichen eingeschlossen. Die Funktion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print" text:style-name="Internet_20_link" text:visited-style-name="Visited_20_Internet_20_Link"><text:span text:style-name="Source_20_Text">print()</text:span></text:a> erzeugt eine besser lesbare Ausgabe, indem die Anführungszeichen weggelassen werden und escape- und Sonderzeichen gedruckt werden: </text:p>
          <text:p text:style-name="P1">&gt;&gt;&gt;</text:p>
          <text:p text:style-name="Preformatted_20_Text"><text:s/>&gt;&gt;&gt; <text:s/>'"Isn \' t," they said.'</text:p>
          <text:p text:style-name="Preformatted_20_Text">'"Isn\'t," they said.'</text:p>
          <text:p text:style-name="Preformatted_20_Text">&gt;&gt;&gt; <text:s/>print ( '"Isn \' t," they said.' )</text:p>
          <text:p text:style-name="Preformatted_20_Text">"Isn't," they said.</text:p>
          <text:p text:style-name="Preformatted_20_Text">&gt;&gt;&gt; <text:s/>s = 'First line. \n Second line.' <text:s/># \n means newline</text:p>
          <text:p text:style-name="Preformatted_20_Text">&gt;&gt;&gt; <text:s/>s <text:s/># without print(), \n is included in the output</text:p>
          <text:p text:style-name="Preformatted_20_Text">'First line.\nSecond line.'</text:p>
          <text:p text:style-name="Preformatted_20_Text">&gt;&gt;&gt; <text:s/>print ( s ) <text:s/># with print(), \n produces a new line</text:p>
          <text:p text:style-name="Preformatted_20_Text">First line.</text:p>
          <text:p text:style-name="P2">Second line.</text:p>
          <text:p text:style-name="Text_20_body">Wenn Zeichen mit dem Präfix <text:span text:style-name="Source_20_Text">\</text:span> nicht als Sonderzeichen interpretiert werden sollen, können Sie <text:span text:style-name="Emphasis">unformatierte Zeichenfolgen verwenden,</text:span> indem Sie vor dem ersten Anführungszeichen ein <text:span text:style-name="Source_20_Text">r</text:span> einfügen: </text:p>
          <text:p text:style-name="P1">&gt;&gt;&gt;</text:p>
          <text:p text:style-name="Preformatted_20_Text"><text:s/>&gt;&gt;&gt; <text:s/>print ( 'C:\some \n ame' ) <text:s/># here \n means newline!</text:p>
          <text:p text:style-name="Preformatted_20_Text">C:\some</text:p>
          <text:p text:style-name="Preformatted_20_Text">ame</text:p>
          <text:p text:style-name="Preformatted_20_Text">&gt;&gt;&gt; <text:s/>print ( r 'C:\some\name' ) <text:s/># note the r before the quote</text:p>
          <text:p text:style-name="P2">C:\some\name</text:p>
          <text:p text:style-name="Text_20_body">String-Literale können mehrere Zeilen umfassen. Eine Möglichkeit ist die Verwendung von dreifachen Anführungszeichen: <text:span text:style-name="Source_20_Text">"""..."""</text:span> oder <text:span text:style-name="Source_20_Text">'''...'''</text:span> . Das Zeilenende wird automatisch in die Zeichenfolge eingefügt. Sie können dies jedoch verhindern, indem Sie am Zeilenende ein <text:span text:style-name="Source_20_Text">\</text:span> einfügen. Das folgende Beispiel: </text:p>
          <text:p text:style-name="Preformatted_20_Text"><text:s/>print ( """ \</text:p>
          <text:p text:style-name="Preformatted_20_Text">Usage: thingy [OPTIONS]</text:p>
          <text:p text:style-name="Preformatted_20_Text"><text:s text:c="5"/>-h <text:s text:c="23"/>Display this usage message</text:p>
          <text:p text:style-name="Preformatted_20_Text"><text:s text:c="5"/>-H hostname <text:s text:c="14"/>Hostname to connect to</text:p>
          <text:p text:style-name="P2">""" )</text:p>
          <text:p text:style-name="Text_20_body">erzeugt die folgende Ausgabe (beachten Sie, dass die anfängliche Newline nicht enthalten ist): </text:p>
          <text:p text:style-name="Preformatted_20_Text">Usage: thingy [OPTIONS]</text:p>
          <text:p text:style-name="Preformatted_20_Text"><text:s text:c="5"/>-h <text:s text:c="23"/>Display this usage message</text:p>
          <text:p text:style-name="P2"><text:s text:c="5"/>-H hostname <text:s text:c="14"/>Hostname to connect to</text:p>
          <text:p text:style-name="Text_20_body">Zeichenfolgen können mit dem Operator <text:span text:style-name="Source_20_Text">+</text:span> verkettet (zusammengeklebt) und mit <text:span text:style-name="Source_20_Text">*</text:span> wiederholt werden: </text:p>
          <text:p text:style-name="P1"><text:soft-page-break/>&gt;&gt;&gt;</text:p>
          <text:p text:style-name="Preformatted_20_Text"><text:s/>&gt;&gt;&gt; <text:s/># 3 times 'un', followed by 'ium'</text:p>
          <text:p text:style-name="Preformatted_20_Text">&gt;&gt;&gt; <text:s/>3 * 'un' + 'ium'</text:p>
          <text:p text:style-name="P2">'unununium'</text:p>
          <text:p text:style-name="Text_20_body">Zwei oder mehr <text:span text:style-name="Emphasis">Zeichenkettenliterale</text:span> (dh die zwischen Anführungszeichen eingeschlossenen) werden automatisch miteinander verkettet. </text:p>
          <text:p text:style-name="P1">&gt;&gt;&gt;</text:p>
          <text:p text:style-name="Preformatted_20_Text"><text:s/>&gt;&gt;&gt; <text:s/>'Py' 'thon'</text:p>
          <text:p text:style-name="P2">'Python'</text:p>
          <text:p text:style-name="Text_20_body">Diese Funktion ist besonders nützlich, wenn Sie lange Zeichenfolgen unterbrechen möchten: </text:p>
          <text:p text:style-name="P1">&gt;&gt;&gt;</text:p>
          <text:p text:style-name="Preformatted_20_Text"><text:s/>&gt;&gt;&gt; <text:s/>text = ( 'Put several strings within parentheses '</text:p>
          <text:p text:style-name="Preformatted_20_Text">... <text:s text:c="8"/>'to have them joined together.' )</text:p>
          <text:p text:style-name="Preformatted_20_Text">&gt;&gt;&gt; <text:s/>text</text:p>
          <text:p text:style-name="P2">'Put several strings within parentheses to have them joined together.'</text:p>
          <text:p text:style-name="Text_20_body">Dies funktioniert jedoch nur mit zwei Literalen, nicht mit Variablen oder Ausdrücken: </text:p>
          <text:p text:style-name="P1">&gt;&gt;&gt;</text:p>
          <text:p text:style-name="Preformatted_20_Text"><text:s/>&gt;&gt;&gt; <text:s/>prefix = 'Py'</text:p>
          <text:p text:style-name="Preformatted_20_Text">&gt;&gt;&gt; <text:s/>prefix 'thon' <text:s/># can't concatenate a variable and a string literal</text:p>
          <text:p text:style-name="Preformatted_20_Text"><text:s text:c="2"/>File "&lt;stdin&gt;" , line 1</text:p>
          <text:p text:style-name="Preformatted_20_Text"><text:s text:c="4"/>prefix 'thon'</text:p>
          <text:p text:style-name="Preformatted_20_Text"><text:s text:c="16"/>^</text:p>
          <text:p text:style-name="Preformatted_20_Text">SyntaxError : invalid syntax</text:p>
          <text:p text:style-name="Preformatted_20_Text">&gt;&gt;&gt; <text:s/>( 'un' * 3 ) 'ium'</text:p>
          <text:p text:style-name="Preformatted_20_Text"><text:s text:c="2"/>File "&lt;stdin&gt;" , line 1</text:p>
          <text:p text:style-name="Preformatted_20_Text"><text:s text:c="4"/>( 'un' * 3 ) 'ium'</text:p>
          <text:p text:style-name="Preformatted_20_Text"><text:s text:c="19"/>^</text:p>
          <text:p text:style-name="P2">SyntaxError : invalid syntax</text:p>
          <text:p text:style-name="Text_20_body">Wenn Sie Variablen oder eine Variable und ein Literal verketten möchten, verwenden Sie <text:span text:style-name="Source_20_Text">+</text:span> : </text:p>
          <text:p text:style-name="P1">&gt;&gt;&gt;</text:p>
          <text:p text:style-name="Preformatted_20_Text"><text:s/>&gt;&gt;&gt; <text:s/>prefix + 'thon'</text:p>
          <text:p text:style-name="P2">'Python'</text:p>
          <text:p text:style-name="Text_20_body">Zeichenfolgen können <text:span text:style-name="Emphasis">indexiert</text:span> (tiefgestellt) werden, wobei das erste Zeichen den Index 0 hat. Es gibt keinen separaten Zeichentyp. Ein Zeichen ist einfach eine Zeichenfolge der Größe eins: </text:p>
          <text:p text:style-name="P1">&gt;&gt;&gt;</text:p>
          <text:p text:style-name="Preformatted_20_Text"><text:s/>&gt;&gt;&gt; <text:s/>word = 'Python'</text:p>
          <text:p text:style-name="Preformatted_20_Text">&gt;&gt;&gt; <text:s/>word [ 0 ] <text:s/># character in position 0</text:p>
          <text:p text:style-name="Preformatted_20_Text">'P'</text:p>
          <text:p text:style-name="Preformatted_20_Text">&gt;&gt;&gt; <text:s/>word [ 5 ] <text:s/># character in position 5</text:p>
          <text:p text:style-name="P2">'n'</text:p>
          <text:p text:style-name="Text_20_body">Indizes können auch negative Zahlen sein, um von rechts zu zählen: </text:p>
          <text:p text:style-name="P1"><text:soft-page-break/>&gt;&gt;&gt;</text:p>
          <text:p text:style-name="Preformatted_20_Text"><text:s/>&gt;&gt;&gt; <text:s/>word [ - 1 ] <text:s/># last character</text:p>
          <text:p text:style-name="Preformatted_20_Text">'n'</text:p>
          <text:p text:style-name="Preformatted_20_Text">&gt;&gt;&gt; <text:s/>word [ - 2 ] <text:s/># second-last character</text:p>
          <text:p text:style-name="Preformatted_20_Text">'o'</text:p>
          <text:p text:style-name="Preformatted_20_Text">&gt;&gt;&gt; <text:s/>word [ - 6 ]</text:p>
          <text:p text:style-name="P2">'P'</text:p>
          <text:p text:style-name="Text_20_body">Beachten Sie, dass negative Indizes von -1 ausgehen, da -0 mit 0 identisch ist. </text:p>
          <text:p text:style-name="Text_20_body">Neben der Indizierung wird auch das <text:span text:style-name="Emphasis">Slicing</text:span> unterstützt. Während die Indizierung verwendet wird, um einzelne Zeichen zu erhalten, können Sie beim <text:span text:style-name="Emphasis">Slicing</text:span> eine Teilzeichenfolge erhalten: </text:p>
          <text:p text:style-name="P1">&gt;&gt;&gt;</text:p>
          <text:p text:style-name="Preformatted_20_Text"><text:s/>&gt;&gt;&gt; <text:s/>word [ 0 : 2 ] <text:s/># characters from position 0 (included) to 2 (excluded)</text:p>
          <text:p text:style-name="Preformatted_20_Text">'Py'</text:p>
          <text:p text:style-name="Preformatted_20_Text">&gt;&gt;&gt; <text:s/>word [ 2 : 5 ] <text:s/># characters from position 2 (included) to 5 (excluded)</text:p>
          <text:p text:style-name="P2">'tho'</text:p>
          <text:p text:style-name="Text_20_body">Beachten Sie, dass der Anfang immer eingeschlossen und das Ende immer ausgeschlossen ist. Dies stellt sicher, dass <text:span text:style-name="Source_20_Text">s[:i] + s[i:]</text:span> immer gleich <text:span text:style-name="Source_20_Text">s</text:span> : </text:p>
          <text:p text:style-name="P1">&gt;&gt;&gt;</text:p>
          <text:p text:style-name="Preformatted_20_Text"><text:s/>&gt;&gt;&gt; <text:s/>word [: 2 ] + word [ 2 :]</text:p>
          <text:p text:style-name="Preformatted_20_Text">'Python'</text:p>
          <text:p text:style-name="Preformatted_20_Text">&gt;&gt;&gt; <text:s/>word [: 4 ] + word [ 4 :]</text:p>
          <text:p text:style-name="P2">'Python'</text:p>
          <text:p text:style-name="Text_20_body">Slice-Indizes haben nützliche Standardeinstellungen. Ein ausgelassener erster Index wird standardmäßig auf Null gesetzt, ein ausgelassener zweiter Index auf die Größe der Zeichenfolge, die in Segmente unterteilt wird. </text:p>
          <text:p text:style-name="P1">&gt;&gt;&gt;</text:p>
          <text:p text:style-name="Preformatted_20_Text"><text:s/>&gt;&gt;&gt; <text:s/>word [: 2 ] <text:s text:c="2"/># character from the beginning to position 2 (excluded)</text:p>
          <text:p text:style-name="Preformatted_20_Text">'Py'</text:p>
          <text:p text:style-name="Preformatted_20_Text">&gt;&gt;&gt; <text:s/>word [ 4 :] <text:s text:c="2"/># characters from position 4 (included) to the end</text:p>
          <text:p text:style-name="Preformatted_20_Text">'on'</text:p>
          <text:p text:style-name="Preformatted_20_Text">&gt;&gt;&gt; <text:s/>word [ - 2 :] <text:s/># characters from the second-last (included) to the end</text:p>
          <text:p text:style-name="P2">'on'</text:p>
          <text:p text:style-name="Text_20_body">Eine Möglichkeit, sich daran zu erinnern, wie Slices funktionieren, besteht darin, sich die Indizes als <text:span text:style-name="Emphasis">zwischen</text:span> Zeichen zeigend vorzustellen, wobei der linke Rand des ersten Zeichens mit 0 nummeriert ist. Dann hat der rechte Rand des letzten Zeichens einer Zeichenfolge aus <text:span text:style-name="Emphasis">n</text:span> Zeichen den Index <text:span text:style-name="Emphasis">n</text:span> , zum Beispiel: </text:p>
          <text:p text:style-name="Preformatted_20_Text"><text:s/>+---+---+---+---+---+---+</text:p>
          <text:p text:style-name="Preformatted_20_Text"><text:s/>| P | y | t | h | o | n |</text:p>
          <text:p text:style-name="Preformatted_20_Text"><text:s/>+---+---+---+---+---+---+</text:p>
          <text:p text:style-name="Preformatted_20_Text"><text:s/>0 <text:s text:c="2"/>1 <text:s text:c="2"/>2 <text:s text:c="2"/>3 <text:s text:c="2"/>4 <text:s text:c="2"/>5 <text:s text:c="2"/>6</text:p>
          <text:p text:style-name="P2">- 6 <text:s/>- 5 <text:s/>- 4 <text:s/>- 3 <text:s/>- 2 <text:s/>- 1</text:p>
          <text:p text:style-name="Text_20_body"><text:soft-page-break/>Die erste Zahlenreihe gibt die Position der Indizes 0 bis 6 in der Zeichenfolge an. Die zweite Zeile gibt die entsprechenden negativen Indizes an. Die Schicht von <text:span text:style-name="Emphasis">i</text:span> bis <text:span text:style-name="Emphasis">j</text:span> besteht aus allen Zeichen zwischen den mit <text:span text:style-name="Emphasis">i</text:span> bzw. <text:span text:style-name="Emphasis">j</text:span> bezeichneten Kanten. </text:p>
          <text:p text:style-name="Text_20_body">Bei nicht negativen Indizes ist die Länge eines Slice die Differenz der Indizes, wenn beide innerhalb der Grenzen liegen. Beispielsweise beträgt die <text:span text:style-name="Source_20_Text">word[1:3]</text:span> 2. </text:p>
          <text:p text:style-name="Text_20_body">Der Versuch, einen zu großen Index zu verwenden, führt zu einem Fehler: </text:p>
          <text:p text:style-name="P1">&gt;&gt;&gt;</text:p>
          <text:p text:style-name="Preformatted_20_Text"><text:s/>&gt;&gt;&gt; <text:s/>word [ 42 ] <text:s/># the word only has 6 characters</text:p>
          <text:p text:style-name="Preformatted_20_Text">Traceback (most recent call last):</text:p>
          <text:p text:style-name="Preformatted_20_Text"><text:s text:c="2"/>File "&lt;stdin&gt;" , line 1 , in &lt;module&gt;</text:p>
          <text:p text:style-name="P2">IndexError : string index out of range</text:p>
          <text:p text:style-name="Text_20_body">Slice-Indizes außerhalb des Bereichs werden jedoch ordnungsgemäß behandelt, wenn sie zum Schneiden verwendet werden: </text:p>
          <text:p text:style-name="P1">&gt;&gt;&gt;</text:p>
          <text:p text:style-name="Preformatted_20_Text"><text:s/>&gt;&gt;&gt; <text:s/>word [ 4 : 42 ]</text:p>
          <text:p text:style-name="Preformatted_20_Text">'on'</text:p>
          <text:p text:style-name="Preformatted_20_Text">&gt;&gt;&gt; <text:s/>word [ 42 :]</text:p>
          <text:p text:style-name="P2">''</text:p>
          <text:p text:style-name="Text_20_body">Python-Strings können nicht geändert werden - sie sind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immutable" text:style-name="Internet_20_link" text:visited-style-name="Visited_20_Internet_20_Link">unveränderlich</text:a> . Das Zuweisen einer indizierten Position in der Zeichenfolge führt daher zu einem Fehler: </text:p>
          <text:p text:style-name="P1">&gt;&gt;&gt;</text:p>
          <text:p text:style-name="Preformatted_20_Text"><text:s/>&gt;&gt;&gt; <text:s/>word [ 0 ] = 'J'</text:p>
          <text:p text:style-name="Preformatted_20_Text">Traceback (most recent call last):</text:p>
          <text:p text:style-name="Preformatted_20_Text"><text:s text:c="2"/>File "&lt;stdin&gt;" , line 1 , in &lt;module&gt;</text:p>
          <text:p text:style-name="Preformatted_20_Text">TypeError : 'str' object does not support item assignment</text:p>
          <text:p text:style-name="Preformatted_20_Text">&gt;&gt;&gt; <text:s/>word [ 2 :] = 'py'</text:p>
          <text:p text:style-name="Preformatted_20_Text">Traceback (most recent call last):</text:p>
          <text:p text:style-name="Preformatted_20_Text"><text:s text:c="2"/>File "&lt;stdin&gt;" , line 1 , in &lt;module&gt;</text:p>
          <text:p text:style-name="P2">TypeError : 'str' object does not support item assignment</text:p>
          <text:p text:style-name="Text_20_body">Wenn Sie eine andere Zeichenfolge benötigen, sollten Sie eine neue erstellen: </text:p>
          <text:p text:style-name="P1">&gt;&gt;&gt;</text:p>
          <text:p text:style-name="Preformatted_20_Text"><text:s/>&gt;&gt;&gt; <text:s/>'J' + word [ 1 :]</text:p>
          <text:p text:style-name="Preformatted_20_Text">'Jython'</text:p>
          <text:p text:style-name="Preformatted_20_Text">&gt;&gt;&gt; <text:s/>word [: 2 ] + 'py'</text:p>
          <text:p text:style-name="P2">'Pypy'</text:p>
          <text:p text:style-name="Text_20_body">Die eingebaute Funktion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len" text:style-name="Internet_20_link" text:visited-style-name="Visited_20_Internet_20_Link"><text:span text:style-name="Source_20_Text">len()</text:span></text:a> gibt die Länge eines Strings zurück: </text:p>
          <text:p text:style-name="P1">&gt;&gt;&gt;</text:p>
          <text:p text:style-name="Preformatted_20_Text"><text:s/>&gt;&gt;&gt; <text:s/>s = 'supercalifragilisticexpialidocious'</text:p>
          <text:p text:style-name="Preformatted_20_Text">&gt;&gt;&gt; <text:s/>len ( s )</text:p>
          <text:p text:style-name="P2">34</text:p>
          <text:p text:style-name="Text_20_body">Siehe auch </text:p>
          <text:p text:style-name="P4"><text:soft-page-break/><text:a xlink:type="simple" xlink:href="https://translate.googleusercontent.com/translate_c?depth=1&amp;rurl=translate.google.com&amp;sl=auto&amp;sp=nmt4&amp;tl=de&amp;u=https://docs.python.org/3/library/stdtypes.html&amp;xid=17259,15700023,15700186,15700190,15700256,15700259,15700262,15700265,15700271,15700283&amp;usg=ALkJrhhR2oCGyj3LAozMJ99KgUBQmmdsrw#textseq" text:style-name="Internet_20_link" text:visited-style-name="Visited_20_Internet_20_Link">Textsequenztyp - str</text:a> </text:p>
          <text:p text:style-name="P3">Zeichenfolgen sind Beispiele für <text:span text:style-name="Emphasis">Sequenztypen</text:span> und unterstützen die von solchen Typen unterstützten allgemeinen Operationen. </text:p>
          <text:p text:style-name="P4"><text:a xlink:type="simple" xlink:href="https://translate.googleusercontent.com/translate_c?depth=1&amp;rurl=translate.google.com&amp;sl=auto&amp;sp=nmt4&amp;tl=de&amp;u=https://docs.python.org/3/library/stdtypes.html&amp;xid=17259,15700023,15700186,15700190,15700256,15700259,15700262,15700265,15700271,15700283&amp;usg=ALkJrhhR2oCGyj3LAozMJ99KgUBQmmdsrw#string-methods" text:style-name="Internet_20_link" text:visited-style-name="Visited_20_Internet_20_Link">String-Methoden</text:a> </text:p>
          <text:p text:style-name="P3">Strings unterstützen eine Vielzahl von Methoden für grundlegende Transformationen und Suchen. </text:p>
          <text:p text:style-name="P4"><text:a xlink:type="simple" xlink:href="https://translate.googleusercontent.com/translate_c?depth=1&amp;rurl=translate.google.com&amp;sl=auto&amp;sp=nmt4&amp;tl=de&amp;u=https://docs.python.org/3/reference/lexical_analysis.html&amp;xid=17259,15700023,15700186,15700190,15700256,15700259,15700262,15700265,15700271,15700283&amp;usg=ALkJrhhOYcmEWX3wALXB1WilxBJCFQZdog#f-strings" text:style-name="Internet_20_link" text:visited-style-name="Visited_20_Internet_20_Link">Formatierte Zeichenfolgenliterale</text:a> </text:p>
          <text:p text:style-name="P3">String-Literale mit eingebetteten Ausdrücken. </text:p>
          <text:p text:style-name="P4"><text:a xlink:type="simple" xlink:href="https://translate.googleusercontent.com/translate_c?depth=1&amp;rurl=translate.google.com&amp;sl=auto&amp;sp=nmt4&amp;tl=de&amp;u=https://docs.python.org/3/library/string.html&amp;xid=17259,15700023,15700186,15700190,15700256,15700259,15700262,15700265,15700271,15700283&amp;usg=ALkJrhgobJR0W9ZJ3uzIJZvtWMIT4l1UIQ#formatstrings" text:style-name="Internet_20_link" text:visited-style-name="Visited_20_Internet_20_Link">Format String Syntax</text:a> </text:p>
          <text:p text:style-name="P3">Informationen zur Formatierung von Strings mit <text:a xlink:type="simple" xlink:href="https://translate.googleusercontent.com/translate_c?depth=1&amp;rurl=translate.google.com&amp;sl=auto&amp;sp=nmt4&amp;tl=de&amp;u=https://docs.python.org/3/library/stdtypes.html&amp;xid=17259,15700023,15700186,15700190,15700256,15700259,15700262,15700265,15700271,15700283&amp;usg=ALkJrhhR2oCGyj3LAozMJ99KgUBQmmdsrw#str.format" text:style-name="Internet_20_link" text:visited-style-name="Visited_20_Internet_20_Link"><text:span text:style-name="Source_20_Text">str.format()</text:span></text:a> . </text:p>
          <text:p text:style-name="P4"><text:a xlink:type="simple" xlink:href="https://translate.googleusercontent.com/translate_c?depth=1&amp;rurl=translate.google.com&amp;sl=auto&amp;sp=nmt4&amp;tl=de&amp;u=https://docs.python.org/3/library/stdtypes.html&amp;xid=17259,15700023,15700186,15700190,15700256,15700259,15700262,15700265,15700271,15700283&amp;usg=ALkJrhhR2oCGyj3LAozMJ99KgUBQmmdsrw#old-string-formatting" text:style-name="Internet_20_link" text:visited-style-name="Visited_20_Internet_20_Link">printf-style String Formatierung</text:a> </text:p>
          <text:p text:style-name="P3">Die alten Formatierungsoperationen, die aufgerufen werden, wenn Zeichenfolgen der linke Operand des <text:span text:style-name="Source_20_Text">%</text:span> -Operators sind, werden hier ausführlicher beschrieben. </text:p>
        </text:section>
        <text:section text:style-name="Sect1" text:name="lists">
          <text:h text:style-name="Heading_20_3" text:outline-level="3"><text:bookmark text:name="tut-lists"/>3.1.3. Listen </text:h>
          <text:p text:style-name="Text_20_body">Python kennt eine Reihe <text:span text:style-name="Emphasis">zusammengesetzter</text:span> Datentypen, mit denen andere Werte zusammengefasst werden. Am vielseitigsten ist die <text:span text:style-name="Emphasis">Liste</text:span> , die als Liste von durch Kommas getrennten Werten (Elementen) in eckigen Klammern geschrieben werden kann. Listen können Elemente unterschiedlichen Typs enthalten, in der Regel haben jedoch alle Elemente den gleichen Typ. </text:p>
          <text:p text:style-name="P1">&gt;&gt;&gt;</text:p>
          <text:p text:style-name="Preformatted_20_Text"><text:s/>&gt;&gt;&gt; <text:s/>squares = [ 1 , 4 , 9 , 16 , 25 ]</text:p>
          <text:p text:style-name="Preformatted_20_Text">&gt;&gt;&gt; <text:s/>squares</text:p>
          <text:p text:style-name="P2">[1, 4, 9, 16, 25]</text:p>
          <text:p text:style-name="Text_20_body">Wie Zeichenfolgen (und alle anderen integrierten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sequence" text:style-name="Internet_20_link" text:visited-style-name="Visited_20_Internet_20_Link">Sequenztypen</text:a> ) können Listen indiziert und in Segmente unterteilt werden: </text:p>
          <text:p text:style-name="P1">&gt;&gt;&gt;</text:p>
          <text:p text:style-name="Preformatted_20_Text"><text:s/>&gt;&gt;&gt; <text:s/>squares [ 0 ] <text:s/># indexing returns the item</text:p>
          <text:p text:style-name="Preformatted_20_Text">1</text:p>
          <text:p text:style-name="Preformatted_20_Text">&gt;&gt;&gt; <text:s/>squares [ - 1 ]</text:p>
          <text:p text:style-name="Preformatted_20_Text">25</text:p>
          <text:p text:style-name="Preformatted_20_Text">&gt;&gt;&gt; <text:s/>squares [ - 3 :] <text:s/># slicing returns a new list</text:p>
          <text:p text:style-name="P2">[9, 16, 25]</text:p>
          <text:p text:style-name="Text_20_body">Alle Slice-Operationen geben eine neue Liste mit den angeforderten Elementen zurück. Dies bedeutet, dass das folgende Segment eine <text:a xlink:type="simple" xlink:href="https://translate.googleusercontent.com/translate_c?depth=1&amp;rurl=translate.google.com&amp;sl=auto&amp;sp=nmt4&amp;tl=de&amp;u=https://docs.python.org/3/library/copy.html&amp;xid=17259,15700023,15700186,15700190,15700256,15700259,15700262,15700265,15700271,15700283&amp;usg=ALkJrhgtA6UnLIGqsgQlt0Fo3Bw59S-eZw#shallow-vs-deep-copy" text:style-name="Internet_20_link" text:visited-style-name="Visited_20_Internet_20_Link">flache Kopie</text:a> der Liste zurückgibt: </text:p>
          <text:p text:style-name="P1">&gt;&gt;&gt;</text:p>
          <text:p text:style-name="Preformatted_20_Text"><text:s/>&gt;&gt;&gt; <text:s/>squares [:]</text:p>
          <text:p text:style-name="P2"><text:soft-page-break/>[1, 4, 9, 16, 25]</text:p>
          <text:p text:style-name="Text_20_body">Listen unterstützen auch Operationen wie Verkettung: </text:p>
          <text:p text:style-name="P1">&gt;&gt;&gt;</text:p>
          <text:p text:style-name="Preformatted_20_Text"><text:s/>&gt;&gt;&gt; <text:s/>squares + [ 36 , 49 , 64 , 81 , 100 ]</text:p>
          <text:p text:style-name="P2">[1, 4, 9, 16, 25, 36, 49, 64, 81, 100]</text:p>
          <text:p text:style-name="Text_20_body">Im Gegensatz zu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immutable" text:style-name="Internet_20_link" text:visited-style-name="Visited_20_Internet_20_Link">unveränderlichen</text:a> Strings sind Listen ein <text:a xlink:type="simple" xlink:href="https://translate.googleusercontent.com/translate_c?depth=1&amp;rurl=translate.google.com&amp;sl=auto&amp;sp=nmt4&amp;tl=de&amp;u=https://docs.python.org/3/glossary.html&amp;xid=17259,15700023,15700186,15700190,15700256,15700259,15700262,15700265,15700271,15700283&amp;usg=ALkJrhidw0OXdG6CW_NCWlS7cmPYEB_a0A#term-mutable" text:style-name="Internet_20_link" text:visited-style-name="Visited_20_Internet_20_Link">veränderlicher</text:a> Typ, dh es ist möglich, ihren Inhalt zu ändern: </text:p>
          <text:p text:style-name="P1">&gt;&gt;&gt;</text:p>
          <text:p text:style-name="Preformatted_20_Text"><text:s/>&gt;&gt;&gt; <text:s/>cubes = [ 1 , 8 , 27 , 65 , 125 ] <text:s/># something's wrong here</text:p>
          <text:p text:style-name="Preformatted_20_Text">&gt;&gt;&gt; <text:s/>4 ** 3 <text:s/># the cube of 4 is 64, not 65!</text:p>
          <text:p text:style-name="Preformatted_20_Text">64</text:p>
          <text:p text:style-name="Preformatted_20_Text">&gt;&gt;&gt; <text:s/>cubes [ 3 ] = 64 <text:s/># replace the wrong value</text:p>
          <text:p text:style-name="Preformatted_20_Text">&gt;&gt;&gt; <text:s/>cubes</text:p>
          <text:p text:style-name="P2">[1, 8, 27, 64, 125]</text:p>
          <text:p text:style-name="Text_20_body">Sie können am Ende der Liste auch neue Elemente hinzufügen, indem Sie die <text:span text:style-name="Emphasis">Methode</text:span> <text:span text:style-name="Source_20_Text">append()</text:span> <text:span text:style-name="Emphasis">verwenden</text:span> (mehr über Methoden erfahren Sie später): </text:p>
          <text:p text:style-name="P1">&gt;&gt;&gt;</text:p>
          <text:p text:style-name="Preformatted_20_Text"><text:s/>&gt;&gt;&gt; <text:s/>cubes . append ( 216 ) <text:s/># add the cube of 6</text:p>
          <text:p text:style-name="Preformatted_20_Text">&gt;&gt;&gt; <text:s/>cubes . append ( 7 ** 3 ) <text:s/># and the cube of 7</text:p>
          <text:p text:style-name="Preformatted_20_Text">&gt;&gt;&gt; <text:s/>cubes</text:p>
          <text:p text:style-name="P2">[1, 8, 27, 64, 125, 216, 343]</text:p>
          <text:p text:style-name="Text_20_body">Die Zuordnung zu Slices ist ebenfalls möglich, und dies kann sogar die Größe der Liste ändern oder sie vollständig löschen: </text:p>
          <text:p text:style-name="P1">&gt;&gt;&gt;</text:p>
          <text:p text:style-name="Preformatted_20_Text"><text:s/>&gt;&gt;&gt; <text:s/>letters = [ 'a' , 'b' , 'c' , 'd' , 'e' , 'f' , 'g' ]</text:p>
          <text:p text:style-name="Preformatted_20_Text">&gt;&gt;&gt; <text:s/>letters</text:p>
          <text:p text:style-name="Preformatted_20_Text">['a', 'b', 'c', 'd', 'e', 'f', 'g']</text:p>
          <text:p text:style-name="Preformatted_20_Text">&gt;&gt;&gt; <text:s/># replace some values</text:p>
          <text:p text:style-name="Preformatted_20_Text">&gt;&gt;&gt; <text:s/>letters [ 2 : 5 ] = [ 'C' , 'D' , 'E' ]</text:p>
          <text:p text:style-name="Preformatted_20_Text">&gt;&gt;&gt; <text:s/>letters</text:p>
          <text:p text:style-name="Preformatted_20_Text">['a', 'b', 'C', 'D', 'E', 'f', 'g']</text:p>
          <text:p text:style-name="Preformatted_20_Text">&gt;&gt;&gt; <text:s/># now remove them</text:p>
          <text:p text:style-name="Preformatted_20_Text">&gt;&gt;&gt; <text:s/>letters [ 2 : 5 ] = []</text:p>
          <text:p text:style-name="Preformatted_20_Text">&gt;&gt;&gt; <text:s/>letters</text:p>
          <text:p text:style-name="Preformatted_20_Text">['a', 'b', 'f', 'g']</text:p>
          <text:p text:style-name="Preformatted_20_Text">&gt;&gt;&gt; <text:s/># clear the list by replacing all the elements with an empty list</text:p>
          <text:p text:style-name="Preformatted_20_Text">&gt;&gt;&gt; <text:s/>letters [:] = []</text:p>
          <text:p text:style-name="Preformatted_20_Text">&gt;&gt;&gt; <text:s/>letters</text:p>
          <text:p text:style-name="P2">[]</text:p>
          <text:p text:style-name="Text_20_body">Die eingebaute Funktion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len" text:style-name="Internet_20_link" text:visited-style-name="Visited_20_Internet_20_Link"><text:span text:style-name="Source_20_Text">len()</text:span></text:a> gilt auch für Listen: </text:p>
          <text:p text:style-name="P1">&gt;&gt;&gt;</text:p>
          <text:p text:style-name="Preformatted_20_Text"><text:s/>&gt;&gt;&gt; <text:s/>letters = [ 'a' , 'b' , 'c' , 'd' ]</text:p>
          <text:p text:style-name="Preformatted_20_Text">&gt;&gt;&gt; <text:s/>len ( letters )</text:p>
          <text:p text:style-name="P2">4</text:p>
          <text:p text:style-name="Text_20_body"><text:soft-page-break/>Es ist möglich, Listen zu verschachteln (Listen mit anderen Listen zu erstellen), zum Beispiel: </text:p>
          <text:p text:style-name="P1">&gt;&gt;&gt;</text:p>
          <text:p text:style-name="Preformatted_20_Text"><text:s/>&gt;&gt;&gt; <text:s/>a = [ 'a' , 'b' , 'c' ]</text:p>
          <text:p text:style-name="Preformatted_20_Text">&gt;&gt;&gt; <text:s/>n = [ 1 , 2 , 3 ]</text:p>
          <text:p text:style-name="Preformatted_20_Text">&gt;&gt;&gt; <text:s/>x = [ a , n ]</text:p>
          <text:p text:style-name="Preformatted_20_Text">&gt;&gt;&gt; <text:s/>x</text:p>
          <text:p text:style-name="Preformatted_20_Text">[['a', 'b', 'c'], [1, 2, 3]]</text:p>
          <text:p text:style-name="Preformatted_20_Text">&gt;&gt;&gt; <text:s/>x [ 0 ]</text:p>
          <text:p text:style-name="Preformatted_20_Text">['a', 'b', 'c']</text:p>
          <text:p text:style-name="Preformatted_20_Text">&gt;&gt;&gt; <text:s/>x [ 0 ][ 1 ]</text:p>
          <text:p text:style-name="P2">'b'</text:p>
        </text:section>
      </text:section>
      <text:section text:style-name="Sect1" text:name="first-steps-towards-programming">
        <text:h text:style-name="Heading_20_2" text:outline-level="2"><text:bookmark text:name="tut-firststeps"/>3.2. Erste Schritte zur Programmierung </text:h>
        <text:p text:style-name="Text_20_body">Natürlich können wir Python für kompliziertere Aufgaben verwenden, als zwei und zwei zusammen zu addieren. Zum Beispiel können wir eine erste Teilsequenz der <text:a xlink:type="simple" xlink:href="https://translate.googleusercontent.com/translate_c?depth=1&amp;rurl=translate.google.com&amp;sl=auto&amp;sp=nmt4&amp;tl=de&amp;u=https://en.wikipedia.org/wiki/Fibonacci_number&amp;xid=17259,15700023,15700186,15700190,15700256,15700259,15700262,15700265,15700271,15700283&amp;usg=ALkJrhgJbja8x982lzO46X7JOjeN9f4EcA" text:style-name="Internet_20_link" text:visited-style-name="Visited_20_Internet_20_Link">Fibonacci-Reihe</text:a> wie folgt schreiben: </text:p>
        <text:p text:style-name="P1">&gt;&gt;&gt;</text:p>
        <text:p text:style-name="Preformatted_20_Text"><text:s/>&gt;&gt;&gt; <text:s/># Fibonacci series:</text:p>
        <text:p text:style-name="Preformatted_20_Text">... <text:s/># the sum of two elements defines the next</text:p>
        <text:p text:style-name="Preformatted_20_Text">... <text:s/>a , b = 0 , 1</text:p>
        <text:p text:style-name="Preformatted_20_Text">&gt;&gt;&gt; <text:s/>while a &lt; 10 :</text:p>
        <text:p text:style-name="Preformatted_20_Text">... <text:s text:c="4"/>print ( a )</text:p>
        <text:p text:style-name="Preformatted_20_Text">... <text:s text:c="4"/>a , b = b , a + b</text:p>
        <text:p text:style-name="Preformatted_20_Text">...</text:p>
        <text:p text:style-name="Preformatted_20_Text">0</text:p>
        <text:p text:style-name="Preformatted_20_Text">1</text:p>
        <text:p text:style-name="Preformatted_20_Text">1</text:p>
        <text:p text:style-name="Preformatted_20_Text">2</text:p>
        <text:p text:style-name="Preformatted_20_Text">3</text:p>
        <text:p text:style-name="Preformatted_20_Text">5</text:p>
        <text:p text:style-name="P2">8</text:p>
        <text:p text:style-name="Text_20_body">In diesem Beispiel werden mehrere neue Funktionen eingeführt. </text:p>
        <text:list xml:id="list933889012" text:style-name="L3">
          <text:list-item>
            <text:p text:style-name="P11">Die erste Zeile enthält eine <text:span text:style-name="Emphasis">Mehrfachzuweisung</text:span> : Die Variablen <text:span text:style-name="Source_20_Text">a</text:span> und <text:span text:style-name="Source_20_Text">b</text:span> gleichzeitig die neuen Werte 0 und 1. In der letzten Zeile wird dies erneut verwendet, um zu demonstrieren, dass die Ausdrücke auf der rechten Seite alle zuerst vor den Zuweisungen ausgewertet werden stattfinden. Die Ausdrücke auf der rechten Seite werden von links nach rechts ausgewertet. </text:p>
          </text:list-item>
          <text:list-item>
            <text:p text:style-name="P11">Die <text:a xlink:type="simple" xlink:href="https://translate.googleusercontent.com/translate_c?depth=1&amp;rurl=translate.google.com&amp;sl=auto&amp;sp=nmt4&amp;tl=de&amp;u=https://docs.python.org/3/reference/compound_stmts.html&amp;xid=17259,15700023,15700186,15700190,15700256,15700259,15700262,15700265,15700271,15700283&amp;usg=ALkJrhhu94WabgvxsTD_4NdmzpeptQKNpw#while" text:style-name="Internet_20_link" text:visited-style-name="Visited_20_Internet_20_Link"><text:span text:style-name="Source_20_Text">while</text:span></text:a> Schleife wird ausgeführt, solange die Bedingung (hier: <text:span text:style-name="Source_20_Text">a &lt; 10</text:span> ) wahr bleibt. In Python ist wie in C jeder ganzzahlige Wert ungleich Null wahr. Null ist falsch. Die Bedingung kann auch eine Zeichenfolge oder ein Listenwert sein, und zwar eine beliebige Sequenz. Alles, was nicht Null ist, ist wahr, leere Sequenzen sind falsch. Der im Beispiel verwendete Test ist ein einfacher Vergleich. Die Standardvergleichsoperatoren werden wie in C geschrieben: <text:span text:style-name="Source_20_Text">&lt;</text:span> (kleiner als), <text:span text:style-name="Source_20_Text">&gt;</text:span> (größer als), <text:span text:style-name="Source_20_Text">==</text:span> (gleich), <text:span text:style-name="Source_20_Text">&lt;=</text:span> (kleiner als oder gleich), <text:span text:style-name="Source_20_Text">&gt;=</text:span> (größer als oder gleich) und <text:span text:style-name="Source_20_Text">!=</text:span> (ungleich). </text:p>
          </text:list-item>
          <text:list-item>
            <text:p text:style-name="P11">Der <text:span text:style-name="Emphasis">Textkörper</text:span> der Schleife ist <text:span text:style-name="Emphasis">eingerückt</text:span> : Einrückung ist Pythons Methode zum Gruppieren von Anweisungen. An der interaktiven Eingabeaufforderung müssen Sie für jede <text:soft-page-break/>eingerückte Zeile ein Tabulatorzeichen oder Leerzeichen eingeben. In der Praxis bereiten Sie kompliziertere Eingaben für Python mit einem Texteditor vor. Alle anständigen Texteditoren verfügen über eine Auto-Indent-Funktion. Wenn eine zusammengesetzte Anweisung interaktiv eingegeben wird, muss eine leere Zeile folgen, um den Abschluss anzuzeigen (da der Parser nicht raten kann, wann Sie die letzte Zeile eingegeben haben). Beachten Sie, dass jede Zeile innerhalb eines Basisblocks um den gleichen Betrag eingerückt sein muss. </text:p>
          </text:list-item>
          <text:list-item>
            <text:p text:style-name="P11">Die Funktion <text:a xlink:type="simple" xlink:href="https://translate.googleusercontent.com/translate_c?depth=1&amp;rurl=translate.google.com&amp;sl=auto&amp;sp=nmt4&amp;tl=de&amp;u=https://docs.python.org/3/library/functions.html&amp;xid=17259,15700023,15700186,15700190,15700256,15700259,15700262,15700265,15700271,15700283&amp;usg=ALkJrhjWODKvqQ1jg5_GAZ9Ud-UOIW-jCg#print" text:style-name="Internet_20_link" text:visited-style-name="Visited_20_Internet_20_Link"><text:span text:style-name="Source_20_Text">print()</text:span></text:a> schreibt den Wert der angegebenen Argumente. Es unterscheidet sich von dem Ausdruck, den Sie schreiben möchten (wie wir es zuvor in den Taschenrechner-Beispielen getan haben) darin, wie er mehrere Argumente, Gleitkommazahlen und Zeichenfolgen behandelt. Zeichenfolgen werden ohne Anführungszeichen gedruckt, und zwischen den Elementen wird ein Leerzeichen eingefügt, damit Sie die Elemente wie folgt formatieren können: </text:p>
            <text:p text:style-name="P12">&gt;&gt;&gt;</text:p>
            <text:p text:style-name="P47"><text:s/>&gt;&gt;&gt; <text:s/>i = 256 * 256</text:p>
            <text:p text:style-name="P47">&gt;&gt;&gt; <text:s/>print ( 'The value of i is' , i )</text:p>
            <text:p text:style-name="P48">The value of i is 65536</text:p>
            <text:p text:style-name="P11">Mit dem Schlüsselwortargument <text:span text:style-name="Emphasis">end</text:span> können Sie den Zeilenumbruch nach der Ausgabe vermeiden oder die Ausgabe mit einer anderen Zeichenfolge beenden: </text:p>
            <text:p text:style-name="P12">&gt;&gt;&gt;</text:p>
            <text:p text:style-name="P47"><text:s/>&gt;&gt;&gt; <text:s/>a , b = 0 , 1</text:p>
            <text:p text:style-name="P47">&gt;&gt;&gt; <text:s/>while a &lt; 1000 :</text:p>
            <text:p text:style-name="P47">... <text:s text:c="4"/>print ( a , end = ',' )</text:p>
            <text:p text:style-name="P47">... <text:s text:c="4"/>a , b = b , a + b</text:p>
            <text:p text:style-name="P47">...</text:p>
            <text:p text:style-name="P48">0,1,1,2,3,5,8,13,21,34,55,89,144,233,377,610,987,</text:p>
          </text:list-item>
        </text:list>
        <text:p text:style-name="Text_20_body">Fußnoten </text:p>
        <text:p text:style-name="P4"><text:bookmark text:name="id3"/><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id1" text:style-name="Internet_20_link" text:visited-style-name="Visited_20_Internet_20_Link">1</text:a> </text:p>
        <text:p text:style-name="P3">Da <text:span text:style-name="Source_20_Text">**</text:span> eine höhere Priorität hat als <text:span text:style-name="Source_20_Text">-</text:span> , wird <text:span text:style-name="Source_20_Text">-3**2</text:span> als <text:span text:style-name="Source_20_Text">-(3**2)</text:span> interpretiert und führt somit zu <text:span text:style-name="Source_20_Text">-9</text:span> . Um dies zu vermeiden und <text:span text:style-name="Source_20_Text">9</text:span> , können Sie <text:span text:style-name="Source_20_Text">(-3)**2</text:span> . </text:p>
        <text:p text:style-name="P4"><text:bookmark text:name="id4"/><text:a xlink:type="simple" xlink:href="https://translate.googleusercontent.com/translate_c?depth=1&amp;rurl=translate.google.com&amp;sl=auto&amp;sp=nmt4&amp;tl=de&amp;u=https://docs.python.org/3/tutorial/introduction.html&amp;xid=17259,15700023,15700186,15700190,15700256,15700259,15700262,15700265,15700271,15700283&amp;usg=ALkJrhhZ76sQRC6wvvtcAUAxojpGbuifsg#id2" text:style-name="Internet_20_link" text:visited-style-name="Visited_20_Internet_20_Link">2</text:a> </text:p>
        <text:p text:style-name="P3">Im Gegensatz zu anderen Sprachen haben Sonderzeichen wie <text:span text:style-name="Source_20_Text">\n</text:span> einfachen ( <text:span text:style-name="Source_20_Text">'...'</text:span> ) und doppelten ( <text:span text:style-name="Source_20_Text">"..."</text:span> ) Anführungszeichen dieselbe Bedeutung. Der einzige Unterschied zwischen den beiden besteht darin, dass Sie in einfachen Anführungszeichen nicht <text:span text:style-name="Source_20_Text">"</text:span> entkommen <text:span text:style-name="Source_20_Text">"</text:span> (sondern <text:span text:style-name="Source_20_Text">"</text:span> entkommen <text:span text:style-name="Source_20_Text">"</text:span> müssen) und umgekehrt.</text:p>
        <text:p text:style-name="P3"/>
        <text:p text:style-name="P3"/>
        <text:p text:style-name="P3"/>
        <text:p text:style-name="P3"/>
        <text:h text:style-name="P45" text:outline-level="1"><text:soft-page-break/>4. Mehr Werkzeuge zur Ablaufsteuerung</text:h>
        <text:section text:style-name="Sect1" text:name="mehr-werkzeuge-zur-ablaufsteuerung">
          <text:p text:style-name="P15"><text:span text:style-name="T4">Neben der </text:span><text:span text:style-name="Source_20_Text"><text:span text:style-name="T8">while</text:span></text:span><text:span text:style-name="T4">-Anweisung, die gerade vorgestellt wurde, kennt Python – abgesehen von wenigen Abweichungen — die üblichen Anweisungen zur Ablaufsteuerung, die von anderen Sprachen bekannt sind.</text:span></text:p>
          <text:section text:style-name="Sect1" text:name="if-anweisungen">
            <text:h text:style-name="P68" text:outline-level="2"><text:bookmark text:name="tut-if"/><text:span text:style-name="T20">4.1. </text:span><text:span text:style-name="Source_20_Text"><text:span text:style-name="T2">if</text:span></text:span><text:span text:style-name="T20">-Anweisungen</text:span></text:h>
            <text:p text:style-name="P15"><text:span text:style-name="T4">Ein Beispiel zur </text:span><text:span text:style-name="Source_20_Text"><text:span text:style-name="T8">if</text:span></text:span><text:span text:style-name="T4">-Anweisung</text:span></text:p>
            <text:p text:style-name="P49">&gt;&gt;&gt; x = int(input("Please enter an integer: "))</text:p>
            <text:p text:style-name="P53">Please enter an integer: 42</text:p>
            <text:p text:style-name="P53">&gt;&gt;&gt; if x &lt; 0:</text:p>
            <text:p text:style-name="P53">... <text:s text:c="5"/>x = 0</text:p>
            <text:p text:style-name="P53">... <text:s text:c="5"/>print('Negative changed to zero')</text:p>
            <text:p text:style-name="P53">... elif x == 0:</text:p>
            <text:p text:style-name="P53">... <text:s text:c="5"/>print('Zero')</text:p>
            <text:p text:style-name="P53">... elif x == 1:</text:p>
            <text:p text:style-name="P53">... <text:s text:c="5"/>print('Single')</text:p>
            <text:p text:style-name="P53">... else:</text:p>
            <text:p text:style-name="P53">... <text:s text:c="5"/>print('More')</text:p>
            <text:p text:style-name="P53">...</text:p>
            <text:p text:style-name="P53">More</text:p>
            <text:p text:style-name="P15"><text:span text:style-name="Source_20_Text"><text:span text:style-name="T8">else</text:span></text:span><text:span text:style-name="T4">-Zweig oder </text:span><text:span text:style-name="Source_20_Text"><text:span text:style-name="T8">elif</text:span></text:span><text:span text:style-name="T4">-Zweige sind optional. Im Unterschied zum </text:span><text:span text:style-name="Source_20_Text"><text:span text:style-name="T8">else</text:span></text:span><text:span text:style-name="T4">-Zweig, der nur einmal vorkommen kann, ist eine Abfolge von mehreren </text:span><text:span text:style-name="Source_20_Text"><text:span text:style-name="T8">elif</text:span></text:span><text:span text:style-name="T4">-Zweigen möglich; dadurch lassen sich verschachtelte Einrückungen vermeiden. Eine Abfolge von </text:span><text:span text:style-name="Source_20_Text"><text:span text:style-name="T8">if</text:span></text:span><text:span text:style-name="T4"> ... </text:span><text:span text:style-name="Source_20_Text"><text:span text:style-name="T8">elif</text:span></text:span><text:span text:style-name="T4"> ... </text:span><text:span text:style-name="Source_20_Text"><text:span text:style-name="T8">elif</text:span></text:span><text:span text:style-name="T4">-Zweigen ersetzt die </text:span><text:span text:style-name="Source_20_Text"><text:span text:style-name="T12">switch</text:span></text:span><text:span text:style-name="T4">- oder </text:span><text:span text:style-name="Source_20_Text"><text:span text:style-name="T12">case</text:span></text:span><text:span text:style-name="T4">-Konstrukte anderer Programmiersprachen.</text:span></text:p>
          </text:section>
          <text:section text:style-name="Sect1" text:name="for-anweisungen">
            <text:h text:style-name="P68" text:outline-level="2"><text:bookmark text:name="tut-for"/><text:span text:style-name="T5">4.2. </text:span><text:span text:style-name="Source_20_Text"><text:span text:style-name="T6">for</text:span></text:span><text:span text:style-name="T5">-Anweisungen</text:span></text:h>
            <text:p text:style-name="P15"><text:bookmark text:name="index-01"/><text:span text:style-name="T4">Die </text:span><text:span text:style-name="Source_20_Text"><text:span text:style-name="T8">for</text:span></text:span><text:span text:style-name="T4">-Anweisung in Python unterscheidet sich ein wenig von der, die man von C oder Pascal her kennt. Man kann nicht nur über eine Zahlenfolge iterieren (wie in Pascal) oder lediglich Schrittweite und Abbruchbedingung festlegen (wie in C), sondern über eine beliebige Sequenz (also z. B. eine Liste oder Zeichenkette), und zwar in der Reihenfolge, in der die Elemente in der Sequenz vorkommen. Zum Beispiel:</text:span></text:p>
            <text:p text:style-name="P49">&gt;&gt;&gt; # Die Längen einiger Zeichenketten ermitteln:</text:p>
            <text:p text:style-name="P53">... a = ['Katze', 'Fenster', 'rauswerfen']</text:p>
            <text:p text:style-name="P53">&gt;&gt;&gt; for x in a:</text:p>
            <text:p text:style-name="P53">... <text:s text:c="4"/>print(x, len(x))</text:p>
            <text:p text:style-name="P53">...</text:p>
            <text:p text:style-name="P53">Katze 5</text:p>
            <text:p text:style-name="P53">Fenster 7</text:p>
            <text:p text:style-name="P53">rauswerfen 10</text:p>
            <text:p text:style-name="P17">Vorsicht ist geboten, wenn man versucht, Veränderungen an einer Sequenz vorzunehmen, über die gerade iteriert wird (was natürlich nur bei veränderbaren Sequenztypen, wie etwa Listen, passieren kann). Will man eine Liste verändern, über die man iteriert, um beispielsweise ausgewählte Elemente zu duplizieren, muss man über eine Kopie iterieren. Die Slice-Notation macht dies sehr einfach:</text:p>
            <text:p text:style-name="P49"><text:soft-page-break/>&gt;&gt;&gt; for x in a[:]: # benutze eine Kopie der gesamten Liste</text:p>
            <text:p text:style-name="P53">... <text:s text:c="3"/>if len(x) &gt; 7: a.insert(0, x)</text:p>
            <text:p text:style-name="P53">...</text:p>
            <text:p text:style-name="P53">&gt;&gt;&gt; a</text:p>
            <text:p text:style-name="P53">['rauswerfen', 'Katze', 'Fenster', 'rauswerfen']</text:p>
          </text:section>
          <text:section text:style-name="Sect1" text:name="die-funktion-range">
            <text:h text:style-name="P68" text:outline-level="2"><text:bookmark text:name="tut-range"/><text:span text:style-name="T5">4.3. Die Funktion </text:span><text:span text:style-name="Source_20_Text"><text:span text:style-name="T6">range()</text:span></text:span></text:h>
            <text:p text:style-name="P15"><text:span text:style-name="T4">Wenn man wirklich über eine Zahlenfolge iterieren muss, bietet sich die eingebaute Funktion </text:span><text:span text:style-name="Source_20_Text"><text:span text:style-name="T8">range()</text:span></text:span><text:span text:style-name="T4"> an, die arithmetische Folgen erzeugt.</text:span></text:p>
            <text:p text:style-name="P49">&gt;&gt;&gt; for i in range(5):</text:p>
            <text:p text:style-name="P53">... <text:s text:c="4"/>print(i)</text:p>
            <text:p text:style-name="P53">...</text:p>
            <text:p text:style-name="P53">0</text:p>
            <text:p text:style-name="P53">1</text:p>
            <text:p text:style-name="P53">2</text:p>
            <text:p text:style-name="P53">3</text:p>
            <text:p text:style-name="P53">4</text:p>
            <text:p text:style-name="P15"><text:span text:style-name="T4">Wird nur ein Argument angegeben, so beginnt der erzeugte Bereich bei Null und endet mit dem um 1 kleineren Wert des angegebenen Arguments. </text:span><text:span text:style-name="Source_20_Text"><text:span text:style-name="T12">range(10)</text:span></text:span><text:span text:style-name="T4"> erzeugt die Zahlen von 0 bis einschließlich 9. Das entspricht den gültigen Indizes einer Sequenz mit zehn Elementen. Es ist ebenfalls möglich, den Bereich mit einem anderen Wert als Null zu beginnen oder auch eine bestimmte Schrittweite (</text:span><text:span text:style-name="Emphasis"><text:span text:style-name="T4">step</text:span></text:span><text:span text:style-name="T4">) festzulegen — sogar negative Schrittweiten sind möglich.</text:span></text:p>
            <text:p text:style-name="P49">range(5, 10)</text:p>
            <text:p text:style-name="P55"><text:s text:c="3"/><text:span text:style-name="T1">5 bis 9</text:span></text:p>
            <text:p text:style-name="P52"/>
            <text:p text:style-name="P53">range(0, 10, 3)</text:p>
            <text:p text:style-name="P55"><text:s text:c="3"/><text:span text:style-name="T1">0, 3, 6, 9</text:span></text:p>
            <text:p text:style-name="P52"/>
            <text:p text:style-name="P53">range(-10, -100, -30)</text:p>
            <text:p text:style-name="P55"><text:s text:c="2"/><text:span text:style-name="T1">-10, -40, -70</text:span></text:p>
            <text:p text:style-name="P15"><text:span text:style-name="T4">Will man über die Indizes einer Sequenz iterieren, kann man </text:span><text:span text:style-name="Source_20_Text"><text:span text:style-name="T8">range()</text:span></text:span><text:span text:style-name="T4"> und </text:span><text:span text:style-name="Source_20_Text"><text:span text:style-name="T8">len()</text:span></text:span><text:span text:style-name="T4"> wie folgt kombinieren:</text:span></text:p>
            <text:p text:style-name="P49">&gt;&gt;&gt; a = ['Mary', 'hatte', 'ein', 'kleines', 'Lamm']</text:p>
            <text:p text:style-name="P53">&gt;&gt;&gt; for i in range(len(a)):</text:p>
            <text:p text:style-name="P53">... <text:s text:c="4"/>print(i, a[i])</text:p>
            <text:p text:style-name="P53">...</text:p>
            <text:p text:style-name="P53">0 Mary</text:p>
            <text:p text:style-name="P53">1 hatte</text:p>
            <text:p text:style-name="P53">2 ein</text:p>
            <text:p text:style-name="P53">3 kleines</text:p>
            <text:p text:style-name="P53">4 Lamm</text:p>
            <text:p text:style-name="P15"><text:span text:style-name="T4">Eleganter ist es jedoch, in solchen Fällen die Funktion </text:span><text:span text:style-name="Source_20_Text"><text:span text:style-name="T8">enumerate()</text:span></text:span><text:span text:style-name="T4"> zu benutzen, siehe </text:span><text:a xlink:type="simple" xlink:href="https://py-tutorial-de.readthedocs.io/de/python-3.3/datastructures.html#tut-loopidioms" text:style-name="Internet_20_link" text:visited-style-name="Visited_20_Internet_20_Link"><text:span text:style-name="T14">Schleifentechniken</text:span></text:a><text:span text:style-name="T4">.</text:span></text:p>
            <text:p text:style-name="P15"><text:span text:style-name="T4">Etwas Seltsames passiert, wenn man einfach ein </text:span><text:span text:style-name="Citation"><text:span text:style-name="T4">range</text:span></text:span><text:span text:style-name="T4">-Objekt ausgeben will:</text:span></text:p>
            <text:p text:style-name="P49">&gt;&gt;&gt; print(range(10))</text:p>
            <text:p text:style-name="P53">range(0, 10)</text:p>
            <text:p text:style-name="P15"><text:span text:style-name="T4">Zwar verhält sich das von </text:span><text:span text:style-name="Source_20_Text"><text:span text:style-name="T8">range()</text:span></text:span><text:span text:style-name="T4"> zurückgegebene Objekt in etwa wie eine Liste, es ist jedoch in Wahrheit keine Liste. </text:span><text:span text:style-name="Source_20_Text"><text:span text:style-name="T8">range()</text:span></text:span><text:span text:style-name="T4"> liefert ein Objekt zurück, das der Reihe nach die </text:span><text:soft-page-break/><text:span text:style-name="T4">einzelnen Zahlen der Folge zurückliefert, die durch die an </text:span><text:span text:style-name="Source_20_Text"><text:span text:style-name="T8">range()</text:span></text:span><text:span text:style-name="T4"> übergebenen Argumente festgelegt wurde. Dadurch lässt sich gegenüber der Erzeugung einer Liste Speicherplatz sparen.</text:span></text:p>
            <text:p text:style-name="P15"><text:span text:style-name="T4">Wir nennen solch ein Objekt </text:span><text:span text:style-name="Emphasis"><text:span text:style-name="T4">Iterable</text:span></text:span><text:span text:style-name="T4">, und es kann überall da eingesetzt werden, wo ein Objekt erwartet wird, das eine Folge von Elementen der Reihe nach “produziert”, bis sein Vorrat erschöpft ist. Beispielsweise fungiert die </text:span><text:span text:style-name="Source_20_Text"><text:span text:style-name="T8">for</text:span></text:span><text:span text:style-name="T4">-Anweisung als ein solcher </text:span><text:span text:style-name="Emphasis"><text:span text:style-name="T4">Iterator</text:span></text:span><text:span text:style-name="T4">. Auch die Funktion </text:span><text:span text:style-name="Source_20_Text"><text:span text:style-name="T8">list()</text:span></text:span><text:span text:style-name="T4">ist ein solcher Iterator, die als Argument ein Iterable erwartet und eine Liste daraus macht</text:span></text:p>
            <text:p text:style-name="P49">&gt;&gt;&gt; list(range(5))</text:p>
            <text:p text:style-name="P53">[0, 1, 2, 3, 4]</text:p>
            <text:p text:style-name="P17">Später werden noch weitere Funktionen behandelt, die Iterables zurückgeben und Iterables als Argument aufnehmen.</text:p>
          </text:section>
          <text:section text:style-name="Sect1" text:name="break-und-continue-anweisungen-und-der-else-zweig-bei-schleifen">
            <text:h text:style-name="P68" text:outline-level="2"><text:bookmark text:name="tut-break"/><text:span text:style-name="T5">4.4. </text:span><text:span text:style-name="Source_20_Text"><text:span text:style-name="T6">break</text:span></text:span><text:span text:style-name="T5">- und </text:span><text:span text:style-name="Source_20_Text"><text:span text:style-name="T6">continue</text:span></text:span><text:span text:style-name="T5">-Anweisungen und der </text:span><text:span text:style-name="Source_20_Text"><text:span text:style-name="T6">else</text:span></text:span><text:span text:style-name="T5">-Zweig bei Schleifen</text:span></text:h>
            <text:p text:style-name="P15"><text:span text:style-name="T4">Eine </text:span><text:span text:style-name="Source_20_Text"><text:span text:style-name="T8">break</text:span></text:span><text:span text:style-name="T4">-Anweisung in einem Schleifenrumpf bewirkt — wie in C — dass an dieser Stelle mit sofortiger Wirkung die sie unmittelbar umgebende Schleife verlassen wird.</text:span></text:p>
            <text:p text:style-name="P15"><text:span text:style-name="T4">Auch Schleifen-Anweisungen können einen </text:span><text:span text:style-name="Source_20_Text"><text:span text:style-name="T8">else</text:span></text:span><text:span text:style-name="T4">-Zweig haben. Dieser wird genau dann ausgeführt, wenn die Schleife </text:span><text:span text:style-name="Emphasis"><text:span text:style-name="T4">nicht</text:span></text:span><text:span text:style-name="T4"> durch eine </text:span><text:span text:style-name="Source_20_Text"><text:span text:style-name="T8">break</text:span></text:span><text:span text:style-name="T4">-Anweisung abgebrochen wurde. Das folgende Beispiel zur Berechnung von Primzahlen veranschaulicht das.</text:span></text:p>
            <text:p text:style-name="P49">&gt;&gt;&gt; for n in range(2, 10):</text:p>
            <text:p text:style-name="P53">... <text:s text:c="4"/>for x in range(2, n):</text:p>
            <text:p text:style-name="P53">... <text:s text:c="8"/>if n % x == 0:</text:p>
            <text:p text:style-name="P53">... <text:s text:c="12"/>print(n, 'equals', x, '*', n//x)</text:p>
            <text:p text:style-name="P53">... <text:s text:c="12"/>break</text:p>
            <text:p text:style-name="P53">... <text:s text:c="4"/>else:</text:p>
            <text:p text:style-name="P53">... <text:s text:c="8"/># Schleife wurde durchlaufen, ohne dass ein Faktor gefunden wurde</text:p>
            <text:p text:style-name="P53">... <text:s text:c="8"/>print(n, 'is a prime number')</text:p>
            <text:p text:style-name="P53">...</text:p>
            <text:p text:style-name="P53">2 is a prime number</text:p>
            <text:p text:style-name="P53">3 is a prime number</text:p>
            <text:p text:style-name="P53">4 equals 2 * 2</text:p>
            <text:p text:style-name="P53">5 is a prime number</text:p>
            <text:p text:style-name="P53">6 equals 2 * 3</text:p>
            <text:p text:style-name="P53">7 is a prime number</text:p>
            <text:p text:style-name="P53">8 equals 2 * 4</text:p>
            <text:p text:style-name="P53">9 equals 3 * 3</text:p>
            <text:p text:style-name="P15"><text:span text:style-name="T4">(Ja, dieser Code ist korrekt. Schau genau hin: Die </text:span><text:span text:style-name="Source_20_Text"><text:span text:style-name="T12">else</text:span></text:span><text:span text:style-name="T4"> Klausel gehört zur </text:span><text:span text:style-name="Source_20_Text"><text:span text:style-name="T8">for</text:span></text:span><text:span text:style-name="T4">-Schleife, </text:span><text:span text:style-name="Strong_20_Emphasis"><text:span text:style-name="T7">nicht</text:span></text:span><text:span text:style-name="T4"> zur </text:span><text:span text:style-name="Source_20_Text"><text:span text:style-name="T8">if</text:span></text:span><text:span text:style-name="T4">-Anweisung.)</text:span></text:p>
            <text:p text:style-name="P15"><text:span text:style-name="T4">Wenn die </text:span><text:span text:style-name="Source_20_Text"><text:span text:style-name="T12">else</text:span></text:span><text:span text:style-name="T4"> Klausel bei einer Schleife benutzt wird, hat sie mehr mit dem </text:span><text:span text:style-name="Source_20_Text"><text:span text:style-name="T12">else</text:span></text:span><text:span text:style-name="T4"> einer </text:span><text:span text:style-name="Source_20_Text"><text:span text:style-name="T8">try</text:span></text:span><text:span text:style-name="T4">Anweisung gemein, als mit dem der </text:span><text:span text:style-name="Source_20_Text"><text:span text:style-name="T8">if</text:span></text:span><text:span text:style-name="T4"> Anweisung: Die </text:span><text:span text:style-name="Source_20_Text"><text:span text:style-name="T12">else</text:span></text:span><text:span text:style-name="T4"> Klausel eines </text:span><text:span text:style-name="Source_20_Text"><text:span text:style-name="T8">try</text:span></text:span><text:span text:style-name="T4"> wird ausgeführt, wenn keine Ausnahme auftritt und die einer Schleife, wenn kein </text:span><text:span text:style-name="Source_20_Text"><text:span text:style-name="T12">break</text:span></text:span><text:span text:style-name="T4"> ausgeführt wird. Mehr Informationen zur </text:span><text:span text:style-name="Source_20_Text"><text:span text:style-name="T8">try</text:span></text:span><text:span text:style-name="T4"> Anweisung und Ausnahmen gibt es unter </text:span><text:a xlink:type="simple" xlink:href="https://py-tutorial-de.readthedocs.io/de/python-3.3/errors.html#tut-handling" text:style-name="Internet_20_link" text:visited-style-name="Visited_20_Internet_20_Link"><text:span text:style-name="T14">Ausnahmen behandeln</text:span></text:a><text:span text:style-name="T4">.</text:span></text:p>
            <text:p text:style-name="P15"><text:soft-page-break/><text:span text:style-name="T4">Entsprechend bewirkt die </text:span><text:span text:style-name="Source_20_Text"><text:span text:style-name="T8">continue</text:span></text:span><text:span text:style-name="T4">-Anweisung — ebenso von C entliehen — , dass sofort mit der nächsten Iteration der Schleife fortgefahren wird:</text:span></text:p>
            <text:p text:style-name="P49">&gt;&gt;&gt; for num in range(2, 10):</text:p>
            <text:p text:style-name="P53">... <text:s text:c="4"/>if num % 2 == 0:</text:p>
            <text:p text:style-name="P53">... <text:s text:c="8"/>print("Found an even number", num)</text:p>
            <text:p text:style-name="P53">... <text:s text:c="8"/>continue</text:p>
            <text:p text:style-name="P53">... <text:s text:c="4"/>print("Found a number", num)</text:p>
            <text:p text:style-name="P53">Found an even number 2</text:p>
            <text:p text:style-name="P53">Found a number 3</text:p>
            <text:p text:style-name="P53">Found an even number 4</text:p>
            <text:p text:style-name="P53">Found a number 5</text:p>
            <text:p text:style-name="P53">Found an even number 6</text:p>
            <text:p text:style-name="P53">Found a number 7</text:p>
            <text:p text:style-name="P53">Found an even number 8</text:p>
            <text:p text:style-name="P53">Found a number 9</text:p>
          </text:section>
          <text:section text:style-name="Sect1" text:name="pass-anweisungen">
            <text:h text:style-name="P68" text:outline-level="2"><text:bookmark text:name="tut-pass"/><text:span text:style-name="T5">4.5. </text:span><text:span text:style-name="Source_20_Text"><text:span text:style-name="T6">pass</text:span></text:span><text:span text:style-name="T5">-Anweisungen</text:span></text:h>
            <text:p text:style-name="P15"><text:span text:style-name="T4">Die </text:span><text:span text:style-name="Source_20_Text"><text:span text:style-name="T8">pass</text:span></text:span><text:span text:style-name="T4">-Anweisung tut nichts. Sie wird eingesetzt, wenn syntaktisch eine Anweisung benötigt wird, das Programm jedoch nichts tun soll. Ein Beispiel:</text:span></text:p>
            <text:p text:style-name="P49">&gt;&gt;&gt; while True:</text:p>
            <text:p text:style-name="P53">... <text:s text:c="4"/>pass <text:s/># geschäftiges Warten auf den Tastatur-Interrupt (Strg+C)</text:p>
            <text:p text:style-name="P53">...</text:p>
            <text:p text:style-name="P15"><text:span text:style-name="T4">Auch bei der Erzeugung einer minimalen Klasse kann </text:span><text:span text:style-name="Source_20_Text"><text:span text:style-name="T8">pass</text:span></text:span><text:span text:style-name="T4"> zum Einsatz kommen:</text:span></text:p>
            <text:p text:style-name="P49">&gt;&gt;&gt; class MyEmptyClass:</text:p>
            <text:p text:style-name="P53">... <text:s text:c="4"/>pass</text:p>
            <text:p text:style-name="P53">...</text:p>
            <text:p text:style-name="P15"><text:span text:style-name="Source_20_Text"><text:span text:style-name="T8">pass</text:span></text:span><text:span text:style-name="T4"> lässt sich auch sinnvoll einsetzen als Platzhalter für den Rumpf einer Funktionen oder Schleife bei der “Top-Down”-Programmierung, um so zunächst auf einer abstrakteren Ebene zu denken</text:span></text:p>
            <text:p text:style-name="P49">&gt;&gt;&gt; def initlog(*args):</text:p>
            <text:p text:style-name="P53">... <text:s text:c="4"/>pass <text:s text:c="2"/># Implementieren nicht vergessen!</text:p>
            <text:p text:style-name="P53">...</text:p>
          </text:section>
          <text:section text:style-name="Sect1" text:name="funktionen-definieren">
            <text:h text:style-name="P69" text:outline-level="2"><text:bookmark text:name="tut-functions"/>4.6. Funktionen definieren</text:h>
            <text:p text:style-name="P17">Im folgenden Beispiel wird eine Funktion definiert, die die Fibonacci-Folge bis zu einer beliebigen Grenze ausgibt:</text:p>
            <text:p text:style-name="P49">&gt;&gt;&gt; def fib(n): <text:s text:c="3"/># die Fibonacci-Folge bis n ausgeben</text:p>
            <text:p text:style-name="P53">... <text:s text:c="4"/>"""Print the Fibonacci series up to n."""</text:p>
            <text:p text:style-name="P53">... <text:s text:c="4"/>a, b = 0, 1</text:p>
            <text:p text:style-name="P53">... <text:s text:c="4"/>while a &lt; n:</text:p>
            <text:p text:style-name="P53">... <text:s text:c="8"/>print(a, end=' ')</text:p>
            <text:p text:style-name="P53">... <text:s text:c="8"/>a, b = b, a+b</text:p>
            <text:p text:style-name="P53">... <text:s text:c="4"/>print()</text:p>
            <text:p text:style-name="P53">...</text:p>
            <text:p text:style-name="P53">&gt;&gt;&gt; # Jetzt rufen wir die Funktion auf, die wir gerade definiert haben:</text:p>
            <text:p text:style-name="P53">... fib(2000)</text:p>
            <text:p text:style-name="P53">0 1 1 2 3 5 8 13 21 34 55 89 144 233 377 610 987 1597</text:p>
            <text:p text:style-name="P15"><text:bookmark text:name="index-1"/><text:span text:style-name="T4">Das Schlüsselwort </text:span><text:span text:style-name="Source_20_Text"><text:span text:style-name="T8">def</text:span></text:span><text:span text:style-name="T4"> leitet die </text:span><text:span text:style-name="Emphasis"><text:span text:style-name="T4">Definition</text:span></text:span><text:span text:style-name="T4"> einer Funktion ein. Darauf folgt der Funktionsname und eine Auflistung der formalen Parameter, die allerdings auch leer sein </text:span><text:soft-page-break/><text:span text:style-name="T4">kann. Die Anweisungen, die den Funktionskörper bilden, beginnen in der nächsten Zeile und müssen eingerückt sein.</text:span></text:p>
            <text:p text:style-name="P15"><text:span text:style-name="T4">Die erste Anweisung des Funktionskörpers kann auch ein Zeichenkettenliteral sein, ein so genannter Dokumentationsstring der Funktion, auch </text:span><text:span text:style-name="Emphasis"><text:span text:style-name="T4">Docstring</text:span></text:span><text:span text:style-name="T4"> genannt. (Mehr zu Docstrings kann im Abschnitt </text:span><text:a xlink:type="simple" xlink:href="https://py-tutorial-de.readthedocs.io/de/python-3.3/controlflow.html#tut-docstrings" text:style-name="Internet_20_link" text:visited-style-name="Visited_20_Internet_20_Link"><text:span text:style-name="T14">Dokumentationsstrings</text:span></text:a><text:span text:style-name="T4"> nachgelesen werden.) Es gibt Werkzeuge, die Docstrings verwenden, um automatisch Online-Dokumentation oder gedruckte Dokumentation zu erzeugen oder es dem Anwender ermöglichen, interaktiv den Code zu durchsuchen. Die Verwendung von Docstrings ist eine gute Konvention, an die man sich bei der Programmierung nach Möglichkeit halten sollte.</text:span></text:p>
            <text:p text:style-name="P15"><text:span text:style-name="T4">Beim </text:span><text:span text:style-name="Emphasis"><text:span text:style-name="T4">Aufruf</text:span></text:span><text:span text:style-name="T4"> einer Funktion kommt es zur Bildung eines lokalen Namensraums, der sich auf alle Bezeichner erstreckt, die im Funktionsrumpf (durch Zuweisung oder als Elemente der Parameterliste) neu definiert werden. Diese Bezeichner werden mit den ihnen zugeordneten Objekten in einer lokalen Symboltabelle abgelegt.</text:span></text:p>
            <text:p text:style-name="P15"><text:span text:style-name="T4">Wenn im Funktionsrumpf ein Bezeichner vorkommt, wird der Name zunächst in der lokalen Symboltabelle gesucht, danach in den lokalen Symboltabellen der umgebenden Funktionen, dann in der globalen Symboltabelle und schließlich in der Symboltabelle der eingebauten Namen. Darum ist es ohne weiteres nicht möglich, einer globalen Variablen innerhalb des lokalen Namensraums einer Funktion einen Wert zuzuweisen. Dadurch würde stattdessen eine neue, namensgleiche lokale Variable definiert, die die namensgleiche globale Variable überdeckt und dadurch auch den lesenden Zugriff auf diese globale Variable verhindert. Ein lesender Zugriff auf globale Variablen ist ansonsten immer möglich, ein schreibender Zugriff nur unter Verwendung der </text:span><text:span text:style-name="Source_20_Text"><text:span text:style-name="T8">global</text:span></text:span><text:span text:style-name="T4">-Anweisung.</text:span></text:p>
            <text:p text:style-name="P15"><text:span text:style-name="T4">Die konkreten Parameter (Argumente), die beim Funktionsaufruf übergeben werden, werden den formalen Parametern der Parameterliste zugeordnet und gehören damit zur lokalen Symboltabelle der Funktion. Das heißt, Argumente werden über </text:span><text:span text:style-name="Emphasis"><text:span text:style-name="T4">call by value</text:span></text:span><text:span text:style-name="T4"> übergeben (wobei der </text:span><text:span text:style-name="Emphasis"><text:span text:style-name="T4">Wert</text:span></text:span><text:span text:style-name="T4"> allerdings immer eine </text:span><text:span text:style-name="Emphasis"><text:span text:style-name="T4">Referenz</text:span></text:span><text:span text:style-name="T4"> auf ein Objekt ist, nicht der Wert des Objektes selbst) </text:span><text:bookmark text:name="id12"/><text:a xlink:type="simple" xlink:href="https://py-tutorial-de.readthedocs.io/de/python-3.3/controlflow.html#id2" text:style-name="Internet_20_link" text:visited-style-name="Visited_20_Internet_20_Link"><text:span text:style-name="T16">[1]</text:span></text:a><text:span text:style-name="T4">. Wenn eine Funktion eine andere Funktion aufruft, wird eine neue lokale Symboltabelle für diesen Aufruf erzeugt.</text:span></text:p>
            <text:p text:style-name="P17">Eine Funktionsdefinition fügt den Funktionsnamen in die lokale Symboltabelle ein. Der Wert des Funktionsnamens hat einen Typ, der vom Interpreter als benutzerdefinierte Funktion erkannt wird. Dieser Wert kann einem anderen Namen zugewiesen werden, der dann ebenfalls als Funktion genutzt werden kann und so als Möglichkeit zur Umbenennung dient.</text:p>
            <text:p text:style-name="P49">&gt;&gt;&gt; fib</text:p>
            <text:p text:style-name="P53">&lt;function fib at 10042ed0&gt;</text:p>
            <text:p text:style-name="P53"><text:soft-page-break/>&gt;&gt;&gt; f = fib</text:p>
            <text:p text:style-name="P53">&gt;&gt;&gt; f(100)</text:p>
            <text:p text:style-name="P53">0 1 1 2 3 5 8 13 21 34 55 89</text:p>
            <text:p text:style-name="P15"><text:span text:style-name="T4">Wer Erfahrung mit anderen Programmiersprachen hat, wird vielleicht einwenden, dass </text:span><text:span text:style-name="Source_20_Text"><text:span text:style-name="T12">fib</text:span></text:span><text:span text:style-name="T4"> gar keine Funktion, sondern eine Prozedur ist, da sie keinen Wert zurückgibt. Tatsächlich geben aber auch Funktionen </text:span><text:span text:style-name="Emphasis"><text:span text:style-name="T4">ohne</text:span></text:span><text:span text:style-name="T4"> eine </text:span><text:span text:style-name="Source_20_Text"><text:span text:style-name="T8">return</text:span></text:span><text:span text:style-name="T4">-Anweisung einen Wert zurück, wenn auch einen eher langweiligen, nämlich den eingebauten Namen </text:span><text:span text:style-name="Source_20_Text"><text:span text:style-name="T12">None</text:span></text:span><text:span text:style-name="T4"> (“nichts”). Die Ausgabe des Wertes </text:span><text:span text:style-name="Source_20_Text"><text:span text:style-name="T12">None</text:span></text:span><text:span text:style-name="T4"> wird normalerweise vom Interpreter unterdrückt, wenn es der einzige Wert wäre, der ausgegeben wird. Möchte man ihn sehen, kann man ihn mittels </text:span><text:span text:style-name="Source_20_Text"><text:span text:style-name="T8">print()</text:span></text:span><text:span text:style-name="T4"> sichtbar machen.:</text:span></text:p>
            <text:p text:style-name="P49">&gt;&gt;&gt; fib(0)</text:p>
            <text:p text:style-name="P53">&gt;&gt;&gt; print(fib(0))</text:p>
            <text:p text:style-name="P53">None</text:p>
            <text:p text:style-name="P17">Statt eine Abfolge von Zahlen in einer Funktion auszugeben, kann man auch eine Liste dieser Zahlen als Objekt zurückliefern.</text:p>
            <text:p text:style-name="P49">&gt;&gt;&gt; def fib2(n): # gibt die Fibonacci-Folge bis <text:s/>n zurück</text:p>
            <text:p text:style-name="P53">... <text:s text:c="4"/>"""Return a list containing the Fibonacci series up to n."""</text:p>
            <text:p text:style-name="P53">... <text:s text:c="4"/>result = list()</text:p>
            <text:p text:style-name="P53">... <text:s text:c="4"/>a, b = 0, 1</text:p>
            <text:p text:style-name="P53">... <text:s text:c="4"/>while a &lt; n:</text:p>
            <text:p text:style-name="P53">... <text:s text:c="8"/>result.append(a) <text:s text:c="3"/># siehe unten</text:p>
            <text:p text:style-name="P53">... <text:s text:c="8"/>a, b = b, a + b</text:p>
            <text:p text:style-name="P53">... <text:s text:c="4"/>return result</text:p>
            <text:p text:style-name="P53">...</text:p>
            <text:p text:style-name="P53">&gt;&gt;&gt; f100 = fib2(100) <text:s text:c="3"/># ruf es auf</text:p>
            <text:p text:style-name="P53">&gt;&gt;&gt; f100 <text:s text:c="15"/># gib das Ergebnis aus</text:p>
            <text:p text:style-name="P53">[0, 1, 1, 2, 3, 5, 8, 13, 21, 34, 55, 89]</text:p>
            <text:p text:style-name="P17">Dieses Beispiel zeigt einige neue Eigenschaften von Python:</text:p>
            <text:list xml:id="list1919359178" text:style-name="L4">
              <text:list-item>
                <text:p text:style-name="P25"><text:span text:style-name="T4">Die </text:span><text:span text:style-name="Source_20_Text"><text:span text:style-name="T8">return</text:span></text:span><text:span text:style-name="T4">-Anweisung gibt einen Wert von einer Funktion zurück. Ohne einen Ausdruck als Argument gibt </text:span><text:span text:style-name="Source_20_Text"><text:span text:style-name="T8">return</text:span></text:span><text:span text:style-name="T4"> </text:span><text:span text:style-name="Source_20_Text"><text:span text:style-name="T12">None</text:span></text:span><text:span text:style-name="T4"> zurück; das gleiche gilt, wenn eine </text:span><text:span text:style-name="Source_20_Text"><text:span text:style-name="T8">return</text:span></text:span><text:span text:style-name="T4">-Anweisung fehlt.</text:span></text:p>
              </text:list-item>
              <text:list-item>
                <text:p text:style-name="P25"><text:span text:style-name="T4">Die Anweisung </text:span><text:span text:style-name="Source_20_Text"><text:span text:style-name="T12">result.append(a)</text:span></text:span><text:span text:style-name="T4"> ruft eine </text:span><text:span text:style-name="Emphasis"><text:span text:style-name="T4">Methode</text:span></text:span><text:span text:style-name="T4"> des Listenobjektes in </text:span><text:span text:style-name="Source_20_Text"><text:span text:style-name="T12">result</text:span></text:span><text:span text:style-name="T4"> auf. Eine Methode ist eine Funktion, die zu einem Objekt ‘gehört’ und wird mittels Punktnotation (</text:span><text:span text:style-name="Source_20_Text"><text:span text:style-name="T12">obj.methodname</text:span></text:span><text:span text:style-name="T4">) dargestellt. Dabei ist </text:span><text:span text:style-name="Source_20_Text"><text:span text:style-name="T12">obj</text:span></text:span><text:span text:style-name="T4"> irgendein Objekt (es kann auch ein Ausdruck sein) und </text:span><text:span text:style-name="Source_20_Text"><text:span text:style-name="T12">methodname</text:span></text:span><text:span text:style-name="T4"> der Name einer Methode, die vom Typ des Objektes definiert wird. Unterschiedliche Typen definieren verschiedene Methoden. Methoden verschiedener Typen können denselben Namen haben ohne doppeldeutig zu sein. (Es ist auch möglich, eigene Objekttypen zu erstellen, indem man </text:span><text:span text:style-name="Emphasis"><text:span text:style-name="T4">Klassen</text:span></text:span><text:span text:style-name="T4"> benutzt, siehe </text:span><text:a xlink:type="simple" xlink:href="https://py-tutorial-de.readthedocs.io/de/python-3.3/classes.html#tut-classes" text:style-name="Internet_20_link" text:visited-style-name="Visited_20_Internet_20_Link"><text:span text:style-name="T14">Klassen</text:span></text:a><text:span text:style-name="T4">.) Die Methode </text:span><text:span text:style-name="Source_20_Text"><text:span text:style-name="T8">append()</text:span></text:span><text:span text:style-name="T4">, die im Beispiel gezeigt wird, ist für Listenobjekte definiert. Sie hängt ein neues Element an das Ende der Liste an. Im Beispiel ist es äquivalent zu </text:span><text:span text:style-name="Source_20_Text"><text:span text:style-name="T12">result = result + [a]</text:span></text:span><text:span text:style-name="T4">, aber effizienter.</text:span></text:p>
              </text:list-item>
            </text:list>
          </text:section>
          <text:section text:style-name="Sect1" text:name="mehr-zum-definieren-von-funktion">
            <text:h text:style-name="P69" text:outline-level="2"><text:soft-page-break/>4.7. Mehr zum Definieren von Funktion</text:h>
            <text:p text:style-name="P17">Funktionen lassen sich auch mit einer variablen Anzahl von Argumenten definieren. Dabei sind drei Varianten zu unterscheiden, die auch kombiniert werden können.</text:p>
            <text:section text:style-name="Sect1" text:name="standardwerte-fur-argumente">
              <text:h text:style-name="P63" text:outline-level="3"><text:bookmark text:name="tut-defaultargs"/>4.7.1. Standardwerte für Argumente</text:h>
              <text:p text:style-name="P17">Die nützlichste Variante ist, einen Standardwert für ein oder mehrere Argumente anzugeben. Das erzeugt eine Funktion, die mit weniger Argumenten aufgerufen werden kann, als sie definitionsgemäß erlaubt. Zum Beispiel:</text:p>
              <text:p text:style-name="P49">def ask_ok(prompt, retries=4, complaint='Bitte Ja oder Nein!'):</text:p>
              <text:p text:style-name="P55"><text:s text:c="3"/><text:span text:style-name="T1">while True:</text:span></text:p>
              <text:p text:style-name="P55"><text:s text:c="7"/><text:span text:style-name="T1">ok = input(prompt)</text:span></text:p>
              <text:p text:style-name="P55"><text:s text:c="7"/><text:span text:style-name="T1">if ok in ('j', 'J', 'ja', 'Ja'): return True</text:span></text:p>
              <text:p text:style-name="P55"><text:s text:c="7"/><text:span text:style-name="T1">if ok in ('n', 'N', 'ne', 'Ne', 'Nein'): return False</text:span></text:p>
              <text:p text:style-name="P55"><text:s text:c="7"/><text:span text:style-name="T1">retries = retries - 1</text:span></text:p>
              <text:p text:style-name="P55"><text:s text:c="7"/><text:span text:style-name="T1">if retries &lt; 0:</text:span></text:p>
              <text:p text:style-name="P55"><text:s text:c="11"/><text:span text:style-name="T1">raise IOError('Benutzer abgelehnt!')</text:span></text:p>
              <text:p text:style-name="P55"><text:s text:c="7"/><text:span text:style-name="T1">print(complaint)</text:span></text:p>
              <text:p text:style-name="P17">Diese Funktion könnte auf mehrere Arten aufgerufen werden:</text:p>
              <text:list xml:id="list2204422274" text:style-name="L5">
                <text:list-item>
                  <text:p text:style-name="P26"><text:span text:style-name="T4">Indem man nur das vorgeschriebene Argument übergibt:</text:span><text:span text:style-name="Source_20_Text"><text:span text:style-name="T12">ask_ok("Willst du wirklich aufhören?")</text:span></text:span></text:p>
                </text:list-item>
                <text:list-item>
                  <text:p text:style-name="P26"><text:span text:style-name="T4">Indem man zusätzlich ein optionales Argument übergibt:</text:span><text:span text:style-name="Source_20_Text"><text:span text:style-name="T12">ask_ok("Willst du die Datei überschreiben?", 2)</text:span></text:span></text:p>
                </text:list-item>
                <text:list-item>
                  <text:p text:style-name="P26"><text:span text:style-name="T4">Oder indem man sogar alle übergibt:</text:span><text:span text:style-name="Source_20_Text"><text:span text:style-name="T12">ask_ok("Willst du die Datei überschreiben?", 2, "Komm schon, nur Ja oder Nein")</text:span></text:span></text:p>
                </text:list-item>
              </text:list>
              <text:p text:style-name="P15"><text:span text:style-name="T4">Das Beispiel führt auch noch das Schlüsselwort </text:span><text:span text:style-name="Source_20_Text"><text:span text:style-name="T8">in</text:span></text:span><text:span text:style-name="T4"> ein. Dieses überprüft ob ein gegebener Wert in einer Sequenz gegeben ist.</text:span></text:p>
              <text:p text:style-name="P15"><text:span text:style-name="T4">Die Standardwerte werden zum Zeitpunkt der Funktionsdefinition im </text:span><text:span text:style-name="Emphasis"><text:span text:style-name="T4">definierenden</text:span></text:span><text:span text:style-name="T4">Gültigkeitsbereich ausgewertet, so dass:</text:span></text:p>
              <text:p text:style-name="P49">i = 5</text:p>
              <text:p text:style-name="P52"/>
              <text:p text:style-name="P53">def f(arg=i):</text:p>
              <text:p text:style-name="P55"><text:s text:c="3"/><text:span text:style-name="T1">print(arg)</text:span></text:p>
              <text:p text:style-name="P52"/>
              <text:p text:style-name="P53">i = 6</text:p>
              <text:p text:style-name="P53">f()</text:p>
              <text:p text:style-name="P15"><text:span text:style-name="Source_20_Text"><text:span text:style-name="T12">5</text:span></text:span><text:span text:style-name="T4"> ausgeben wird.</text:span></text:p>
              <text:p text:style-name="P15"><text:soft-page-break/><text:span text:style-name="Strong_20_Emphasis"><text:span text:style-name="T7">Wichtige Warnung</text:span></text:span><text:span text:style-name="T4">: Der Standardwert wird nur </text:span><text:span text:style-name="Emphasis"><text:span text:style-name="T4">einmal</text:span></text:span><text:span text:style-name="T4"> ausgewertet. Das macht einen Unterschied, wenn der Standardwert veränderbares Objekt, wie beispielsweise eine Liste, ein Dictionary oder Instanzen der meisten Klassen, ist. Zum Beispiel häuft die folgende Funktion alle Argumente an, die ihr in aufeinanderfolgenden Aufrufen übergeben wurden:</text:span></text:p>
              <text:p text:style-name="P49">def f(a, L=[]):</text:p>
              <text:p text:style-name="P55"><text:s text:c="3"/><text:span text:style-name="T1">L.append(a)</text:span></text:p>
              <text:p text:style-name="P55"><text:s text:c="3"/><text:span text:style-name="T1">return L</text:span></text:p>
              <text:p text:style-name="P52"/>
              <text:p text:style-name="P53">print(f(1))</text:p>
              <text:p text:style-name="P53">print(f(2))</text:p>
              <text:p text:style-name="P53">print(f(3))</text:p>
              <text:p text:style-name="P17">Und sie gibt folgendes aus:</text:p>
              <text:p text:style-name="P49">[1]</text:p>
              <text:p text:style-name="P53">[1, 2]</text:p>
              <text:p text:style-name="P53">[1, 2, 3]</text:p>
              <text:p text:style-name="P17">Wenn man nicht will, dass der Standardwert von aufeinanderfolgenden Aufrufen gemeinsam benutzt wird, kann man die Funktion folgendermaßen umschreiben:</text:p>
              <text:p text:style-name="P49">def f(a, L=None):</text:p>
              <text:p text:style-name="P55"><text:s text:c="4"/><text:span text:style-name="T1">if L is None:</text:span></text:p>
              <text:p text:style-name="P55"><text:s text:c="8"/><text:span text:style-name="T1">L = []</text:span></text:p>
              <text:p text:style-name="P55"><text:s text:c="4"/><text:span text:style-name="T1">L.append(a)</text:span></text:p>
              <text:p text:style-name="P55"><text:s text:c="4"/><text:span text:style-name="T1">return L</text:span></text:p>
            </text:section>
            <text:section text:style-name="Sect1" text:name="schlusselwortargumente">
              <text:h text:style-name="P65" text:outline-level="3"><text:bookmark text:name="tut-keywordargs"/>4.7.2. Schlüsselwortargumente</text:h>
              <text:p text:style-name="P15"><text:span text:style-name="T4">Funktionen können auch mit </text:span><text:a xlink:type="simple" xlink:href="https://py-tutorial-de.readthedocs.io/de/python-3.3/glossary.html#term-keyword-argument" text:style-name="Internet_20_link" text:visited-style-name="Visited_20_Internet_20_Link"><text:span text:style-name="T14">Schlüsselwortargumenten</text:span></text:a><text:span text:style-name="T4"> in der Form </text:span><text:span text:style-name="Source_20_Text"><text:span text:style-name="T12">Schlüsselwort=Wert</text:span></text:span><text:span text:style-name="T4">aufgerufen werden. Zum Beispiel die folgende Funktion:</text:span></text:p>
              <text:p text:style-name="P49">def parrot(voltage, state='völlig steif', action='fliegen', type='norwegische Blauling'):</text:p>
              <text:p text:style-name="P55"><text:s text:c="4"/><text:span text:style-name="T1">print("-- Der Vogel würde selbst dann nicht", action, end=' ')</text:span></text:p>
              <text:p text:style-name="P55"><text:s text:c="4"/><text:span text:style-name="T1">print("selbst wenn Sie ihm ", voltage, "Volt durch den Schnabel jagen täten")</text:span></text:p>
              <text:p text:style-name="P55"><text:s text:c="4"/><text:span text:style-name="T1">print("-- Ganz erstaunlicher Vogel, der", type, "! Wunderhübsche Federn!")</text:span></text:p>
              <text:p text:style-name="P55"><text:s text:c="4"/><text:span text:style-name="T1">print("-- Er is", state, "!")</text:span></text:p>
              <text:p text:style-name="P15"><text:span text:style-name="T4">mindestens ein Argument (</text:span><text:span text:style-name="Source_20_Text"><text:span text:style-name="T12">voltage</text:span></text:span><text:span text:style-name="T4">) akzeptiert drei optionale Argumente (</text:span><text:span text:style-name="Source_20_Text"><text:span text:style-name="T12">state</text:span></text:span><text:span text:style-name="T4">, </text:span><text:span text:style-name="Source_20_Text"><text:span text:style-name="T12">action</text:span></text:span><text:span text:style-name="T4"> und </text:span><text:span text:style-name="Source_20_Text"><text:span text:style-name="T12">type</text:span></text:span><text:span text:style-name="T4">) und kann mit allen folgenden Varianten aufgerufen werden:</text:span></text:p>
              <text:p text:style-name="P49">parrot(4000)</text:p>
              <text:p text:style-name="P53">parrot(action = 'VOOOOOM', voltage = 1000000)</text:p>
              <text:p text:style-name="P53">parrot('Viertausend', state = 'an den Gänseblümchen riechen')</text:p>
              <text:p text:style-name="P53">parrot('eine Million', 'keine Spur leben', 'springen')</text:p>
              <text:p text:style-name="P17">die folgenden Aufrufe wären allerdings alle ungültig:</text:p>
              <text:p text:style-name="P49">parrot() <text:s text:c="20"/># das benötigte Argument fehlt</text:p>
              <text:p text:style-name="P53">parrot(voltage=5.0, 'tot') <text:s text:c="2"/># auf ein Schlüsselwortargument folgt ein normales</text:p>
              <text:p text:style-name="P53">parrot(110, voltage=220) <text:s text:c="4"/># doppelter Wert für ein Argument</text:p>
              <text:p text:style-name="P53">parrot(actor='John Cleese') <text:s/># unbekanntes Schlüsselwort</text:p>
              <text:p text:style-name="P15"><text:span text:style-name="T4">Bei einem Funktionsaufruf müssen Schlüsselwortargumente nach positionsabhängigen Argumenten kommen. Alle übergebenen Schlüsselwortargumente müssen jeweils auf eines der Argumente passen, die die Funktion akzeptiert (beispielsweise ist </text:span><text:span text:style-name="Source_20_Text"><text:span text:style-name="T12">actor</text:span></text:span><text:span text:style-name="T4"> kein gültiges </text:span><text:soft-page-break/><text:span text:style-name="T4">Argument für die </text:span><text:span text:style-name="Source_20_Text"><text:span text:style-name="T12">parrot</text:span></text:span><text:span text:style-name="T4"> Funktion), wobei ihre Reihenfolge aber unwichtig ist. Das gilt auch für nicht-optionale Argumente (beispielsweise ist </text:span><text:span text:style-name="Source_20_Text"><text:span text:style-name="T12">parrot(voltage=1000)</text:span></text:span><text:span text:style-name="T4"> auch gültig). Kein Argument darf mehr als einen Wert zugewiesen bekommen. Ein Beispiel, das wegen dieser Einschränkung scheitert:</text:span></text:p>
              <text:p text:style-name="P49">&gt;&gt;&gt; def function(a):</text:p>
              <text:p text:style-name="P53">... <text:s text:c="4"/>pass</text:p>
              <text:p text:style-name="P53">...</text:p>
              <text:p text:style-name="P53">&gt;&gt;&gt; function(0, a=0)</text:p>
              <text:p text:style-name="P53">Traceback (most recent call last):</text:p>
              <text:p text:style-name="P55"><text:s/><text:span text:style-name="T1">File "&lt;stdin&gt;", line 1, in ?</text:span></text:p>
              <text:p text:style-name="P53">TypeError: function() got multiple values for keyword argument 'a'</text:p>
              <text:p text:style-name="P15"><text:span text:style-name="T4">Ist ein Parameter der Form </text:span><text:span text:style-name="Source_20_Text"><text:span text:style-name="T12">**name</text:span></text:span><text:span text:style-name="T4"> in der Definition enthalten, bekommt dieser ein Dictionary (siehe </text:span><text:a xlink:type="simple" xlink:href="http://docs.python.org/3.3/library/stdtypes.html#typesmapping" text:style-name="Internet_20_link" text:visited-style-name="Visited_20_Internet_20_Link"><text:span text:style-name="T14">Mapping Types</text:span></text:a><text:span text:style-name="T4">), das alle Schlüsselwortargumente enthält, bis auf die, die in der Definition vorkommen. Dies kann mit einem Parameter der Form </text:span><text:span text:style-name="Source_20_Text"><text:span text:style-name="T12">*name</text:span></text:span><text:span text:style-name="T4">, der im nächsten Unterabschnitt beschrieben wird, kombiniert werden. Dieser bekommt ein Tupel, das alle positionsabhängigen Argumente enthält, die über die Anzahl der definierten hinausgehe. (</text:span><text:span text:style-name="Source_20_Text"><text:span text:style-name="T12">*name</text:span></text:span><text:span text:style-name="T4"> muss aber vor </text:span><text:span text:style-name="Source_20_Text"><text:span text:style-name="T12">**name</text:span></text:span><text:span text:style-name="T4">kommen.) Wenn wir zum Beispiel eine Funktion wie diese definieren:</text:span></text:p>
              <text:p text:style-name="P49">def cheeseshop(kind, *arguments, **keywords):</text:p>
              <text:p text:style-name="P55"><text:s text:c="4"/><text:span text:style-name="T1">print("-- Haben sie", kind, "?")</text:span></text:p>
              <text:p text:style-name="P55"><text:s text:c="4"/><text:span text:style-name="T1">print("-- Tut mir leid,", kind, "ist leider gerade aus.")</text:span></text:p>
              <text:p text:style-name="P55"><text:s text:c="4"/><text:span text:style-name="T1">for arg in arguments:</text:span></text:p>
              <text:p text:style-name="P55"><text:s text:c="8"/><text:span text:style-name="T1">print(arg)</text:span></text:p>
              <text:p text:style-name="P55"><text:s text:c="4"/><text:span text:style-name="T1">print("-" * 40)</text:span></text:p>
              <text:p text:style-name="P55"><text:s text:c="4"/><text:span text:style-name="T1">keys = sorted(keywords.keys())</text:span></text:p>
              <text:p text:style-name="P55"><text:s text:c="4"/><text:span text:style-name="T1">for kw in keys:</text:span></text:p>
              <text:p text:style-name="P55"><text:s text:c="8"/><text:span text:style-name="T1">print(kw, ":", keywords[kw])</text:span></text:p>
              <text:p text:style-name="P17">könnte sie so aufgerufen werden:</text:p>
              <text:p text:style-name="P49">cheeseshop("Limburger", "Der ist sehr flüssig, mein Herr.",</text:p>
              <text:p text:style-name="P55"><text:s text:c="10"/><text:span text:style-name="T1">"Der ist wirklich sehr, SEHR flüssig, mein Herr.",</text:span></text:p>
              <text:p text:style-name="P55"><text:s text:c="10"/><text:span text:style-name="T1">shopkeeper="Michael Palin",</text:span></text:p>
              <text:p text:style-name="P55"><text:s text:c="10"/><text:span text:style-name="T1">client="John Cleese",</text:span></text:p>
              <text:p text:style-name="P55"><text:s text:c="10"/><text:span text:style-name="T1">sketch="Cheese Shop Sketch")</text:span></text:p>
              <text:p text:style-name="P17">und natürlich würde sie folgendes ausgeben:</text:p>
              <text:p text:style-name="P49">-- Haben sie Limburger ?</text:p>
              <text:p text:style-name="P53">-- Tut mir leid, Limburger ist leider gerade aus.</text:p>
              <text:p text:style-name="P53">Der ist sehr flüssig, mein Herr.</text:p>
              <text:p text:style-name="P53">Der ist wirklich sehr, SEHR flüssig, mein Herr.</text:p>
              <text:p text:style-name="P53">----------------------------------------</text:p>
              <text:p text:style-name="P53">client : John Cleese</text:p>
              <text:p text:style-name="P53">shopkeeper : Michael Palin</text:p>
              <text:p text:style-name="P53">sketch : Cheese Shop Sketch</text:p>
              <text:p text:style-name="P15"><text:span text:style-name="T4">Man beachte, dass die Liste der Schlüsselwortargumente erzeugt wird, indem das Ergebnis der Methode </text:span><text:span text:style-name="Source_20_Text"><text:span text:style-name="T8">keys()</text:span></text:span><text:span text:style-name="T4"> sortiert wird, bevor dessen Inhalt ausgegeben wird. Tut man das nicht, ist die Reihenfolge der Ausgabe undefiniert.</text:span></text:p>
            </text:section>
            <text:section text:style-name="Sect1" text:name="beliebig-lange-argumentlisten">
              <text:h text:style-name="P65" text:outline-level="3"><text:bookmark text:name="tut-arbitraryargs"/><text:soft-page-break/>4.7.3. Beliebig lange Argumentlisten</text:h>
              <text:p text:style-name="P15"><text:bookmark text:name="index-2"/><text:span text:style-name="T4">Die am wenigsten gebräuchliche Möglichkeit ist schließlich, festzulegen, dass eine Funktion mit einer beliebigen Zahl von Argumenten aufgerufen werden kann, die dann in ein Tupel (siehe </text:span><text:a xlink:type="simple" xlink:href="https://py-tutorial-de.readthedocs.io/de/python-3.3/datastructures.html#tut-tuples" text:style-name="Internet_20_link" text:visited-style-name="Visited_20_Internet_20_Link"><text:span text:style-name="T14">Tupel und Sequenzen</text:span></text:a><text:span text:style-name="T4">) verpackt werden. Vor diesem speziellen Argument kann eine beliebige Menge normaler Argumente vorkommen.</text:span></text:p>
              <text:p text:style-name="P49">def write_multiple_items(file, separator, *args):</text:p>
              <text:p text:style-name="P55"><text:s text:c="4"/><text:span text:style-name="T1">file.write(separator.join(args))</text:span></text:p>
              <text:p text:style-name="P15"><text:span text:style-name="T4">Normalerweise wird dieses spezielle Argument an das Ende der Argumentliste gesetzt, weil es alle verbleibenden Argumente, mit denen die Funktion aufgerufen wird, aufnimmt. Alle Argumente, die in der Definition auf ein </text:span><text:span text:style-name="Source_20_Text"><text:span text:style-name="T12">*args</text:span></text:span><text:span text:style-name="T4"> folgen, sind nur durch Schlüsselwortargumente zu übergeben (</text:span><text:span text:style-name="Emphasis"><text:span text:style-name="T4">‘keyword-only’</text:span></text:span><text:span text:style-name="T4">) und nicht durch positionsabhängige.</text:span></text:p>
              <text:p text:style-name="P49">&gt;&gt;&gt; def concat(*args, sep="/"):</text:p>
              <text:p text:style-name="P53">... <text:s text:c="3"/>return sep.join(args)</text:p>
              <text:p text:style-name="P53">...</text:p>
              <text:p text:style-name="P53">&gt;&gt;&gt; concat("Erde", "Mars", "Venus")</text:p>
              <text:p text:style-name="P53">'Erde/Mars/Venus'</text:p>
              <text:p text:style-name="P53">&gt;&gt;&gt; concat("Erde", "Mars", "Venus", sep=".")</text:p>
              <text:p text:style-name="P53">'Erde.Mars.Venus'</text:p>
            </text:section>
            <text:section text:style-name="Sect1" text:name="argumentlisten-auspacken">
              <text:h text:style-name="P65" text:outline-level="3"><text:bookmark text:name="tut-unpacking-arguments"/>4.7.4. Argumentlisten auspacken</text:h>
              <text:p text:style-name="P15"><text:span text:style-name="T4">Die umgekehrte Situation ereignet sich, wenn die Argumente schon in einer Liste oder einem Tupel stecken, aber für einen Funktionsaufruf ausgepackt werden müssen, der separate positionsabhängige Argumente erfordert. Zum Beispiel erwartet die eingebaute Funktion </text:span><text:span text:style-name="Source_20_Text"><text:span text:style-name="T8">range()</text:span></text:span><text:span text:style-name="T4">getrennte Argumente für </text:span><text:span text:style-name="Emphasis"><text:span text:style-name="T4">Start</text:span></text:span><text:span text:style-name="T4"> und </text:span><text:span text:style-name="Emphasis"><text:span text:style-name="T4">Stop</text:span></text:span><text:span text:style-name="T4">. Wenn sie aber nicht getrennt vorhanden sind, kann man im Funktionsaufruf den </text:span><text:span text:style-name="Source_20_Text"><text:span text:style-name="T12">*</text:span></text:span><text:span text:style-name="T4">-Operator benutzen, um die Argumente aus einer Liste oder einem Tupel auszupacken.</text:span></text:p>
              <text:p text:style-name="P49">&gt;&gt;&gt; list(range(3, 6)) <text:s text:c="2"/># normaler Aufruf mit getrennten Argumenten</text:p>
              <text:p text:style-name="P53">[3, 4, 5]</text:p>
              <text:p text:style-name="P53">&gt;&gt;&gt; args = [3, 6]</text:p>
              <text:p text:style-name="P53">&gt;&gt;&gt; list(range(*args)) <text:s/># Aufruf mit Argumenten, die aus einer Liste ausgepackt werden</text:p>
              <text:p text:style-name="P53">[3, 4, 5]</text:p>
              <text:p text:style-name="P15"><text:bookmark text:name="index-3"/><text:span text:style-name="T4">Analog können Dictionaries Schlüsselwortargumente mit dem </text:span><text:span text:style-name="Source_20_Text"><text:span text:style-name="T12">**</text:span></text:span><text:span text:style-name="T4">-Operator bereitstellen:</text:span></text:p>
              <text:p text:style-name="P49">&gt;&gt;&gt; def parrot(voltage, state=' völlig steif',</text:p>
              <text:p text:style-name="P53">... <text:s text:c="3"/>action='fliegen', type='norwegische Blauling'):</text:p>
              <text:p text:style-name="P53">... <text:s text:c="3"/>print("-- Der Vogel würde selbst dann nicht", action, end=' ')</text:p>
              <text:p text:style-name="P53">... <text:s text:c="3"/>print("selbst wenn Sie ihm ", voltage, "Volt durch den Schnabel jagen täten.")</text:p>
              <text:p text:style-name="P53">... <text:s text:c="3"/>print("-- Er is", state, "!")</text:p>
              <text:p text:style-name="P52"/>
              <text:p text:style-name="P53">&gt;&gt;&gt; d = {"voltage": "vier Millionen", "state": "verdammt nochmal tot!", "action": "FLIEGEN"}</text:p>
              <text:p text:style-name="P53">&gt;&gt;&gt; parrot(**d)</text:p>
              <text:p text:style-name="P53">-- Der Vogel würde selbst dann nicht FLIEGEN selbst wenn sie ihm vier Millionen Volt durch den Schnabel jagen täten.</text:p>
              <text:p text:style-name="P53">-- Er is verdammt nochmal tot!</text:p>
            </text:section>
            <text:section text:style-name="Sect1" text:name="lambda-form-anonyme-funktion">
              <text:h text:style-name="P65" text:outline-level="3"><text:bookmark text:name="tut-lambda"/><text:soft-page-break/>4.7.5. Lambda-Form - anonyme Funktion</text:h>
              <text:p text:style-name="P15"><text:span text:style-name="T4">Aufgrund der hohen Nachfrage, haben ein paar Merkmale, die in funktionalen Programmiersprachen wie Lisp üblich sind, Einzug in Python gehalten. Mit dem Schlüsselwort </text:span><text:span text:style-name="Source_20_Text"><text:span text:style-name="T8">lambda</text:span></text:span><text:span text:style-name="T4"> können kleine anonyme Funktionen erstellt werden. Hier eine Funktion, die die Summe seiner zwei Argumente zurückgibt: </text:span><text:span text:style-name="Source_20_Text"><text:span text:style-name="T12">lambda a, b: a + b</text:span></text:span><text:span text:style-name="T4">. </text:span><text:span text:style-name="Source_20_Text"><text:span text:style-name="T8">lambda</text:span></text:span><text:span text:style-name="T4"> kann überall genutzt werden, wo ein Funktionsobjekt benötigt wird. Semantisch ist es nur syntaktischer Zucker für eine normale Funktionsdefinition. Wie verschachtelte Funktionsdefinitionen, können in einer </text:span><text:span text:style-name="Source_20_Text"><text:span text:style-name="T8">lamdba</text:span></text:span><text:span text:style-name="T4">-Form Variablen der umgebenden Namensräume referenziert werden:</text:span></text:p>
              <text:p text:style-name="P49">&gt;&gt;&gt; def make_incrementor(n):</text:p>
              <text:p text:style-name="P53">... <text:s text:c="4"/>return lambda x: x + n</text:p>
              <text:p text:style-name="P53">...</text:p>
              <text:p text:style-name="P53">&gt;&gt;&gt; f = make_incrementor(42)</text:p>
              <text:p text:style-name="P53">&gt;&gt;&gt; f(0)</text:p>
              <text:p text:style-name="P53">42</text:p>
              <text:p text:style-name="P53">&gt;&gt;&gt; f(1)</text:p>
              <text:p text:style-name="P53">43</text:p>
            </text:section>
            <text:section text:style-name="Sect1" text:name="dokumentationsstrings">
              <text:h text:style-name="P65" text:outline-level="3"><text:bookmark text:name="tut-docstrings"/>4.7.6. Dokumentationsstrings</text:h>
              <text:p text:style-name="P17"><text:bookmark text:name="index-4"/>Hier nun ein paar Konventionen zum Inhalt und Formatieren von Dokumentationsstrings.</text:p>
              <text:p text:style-name="P17">Die erste Zeile sollte immer eine kurze, prägnante Zusammenfassung des Zwecks des Objekts sein. Wegen der Kürze, sollte es nicht explizit auf den Namen oder den Typ des Objekts hinweisen, da diese durch andere Wege verfügbar sind (es sei denn, wenn der Name ein Verb ist, das den Ablauf der Funktion beschreibt). Dieser Zeile sollte mit einem Großbuchstaben anfangen und mit einem Punkt enden.</text:p>
              <text:p text:style-name="P17">Enthält der Dokumentationsstring mehrere Zeilen, dann sollte die zweite Zeile leer sein, um die Zusammenfassung visuell vom Rest der Beschreibung zu trennen. Die folgenden Zeilen sollten aus einem oder mehrere Absätzen bestehen, die die Konventionen zum Aufruf des Objektes erläutern, seine Nebeneffekte etc.</text:p>
              <text:p text:style-name="P15"><text:span text:style-name="T4">Der Python-Parser entfernt die Einrückung von mehrzeiligen Zeichenkettenliteralen nicht, sodass Werkzeuge, die die Dokumentation verarbeiten, die Einrückung entfernen müssen, sofern das gewünscht ist. Dies geschieht aufgrund folgender Konvention: Die erste nicht-leere Zeile </text:span><text:span text:style-name="Emphasis"><text:span text:style-name="T4">nach</text:span></text:span><text:span text:style-name="T4"> der ersten Zeile bestimmt den Umfang der Einrückung für den gesamten Dokumentationsstring. (Die erste Zeile kann man dafür nicht benutzen, da sie normalerweise neben dem öffnenden Anführungszeichen des Zeichenkettenliterals, sodass die Einrückung im Literal nicht erscheint.) Entsprechend dieser Einrückung werden vom Anfang jeder Zeile der Zeichenkette Leerzeichen entfernt. Zeilen, die weniger eingerückt sind, sollten nicht auftauchen, falls doch sollten alle führenden Leerzeichen der Zeile entfernt werden. Die Entsprechung der Leerzeichen sollte nach der Expansion von Tabs (üblicherweise zu 8 Leerzeichen) überprüft werden.</text:span></text:p>
              <text:p text:style-name="P17"><text:soft-page-break/>Hier ein Beispiel eines mehrzeiligen Docstrings:</text:p>
              <text:p text:style-name="P49">&gt;&gt;&gt; def my_function():</text:p>
              <text:p text:style-name="P53">... <text:s text:c="4"/>"""Do nothing, but document it.</text:p>
              <text:p text:style-name="P53">...</text:p>
              <text:p text:style-name="P53">... <text:s text:c="4"/>No, really, it doesn't do anything.</text:p>
              <text:p text:style-name="P53">... <text:s text:c="4"/>"""</text:p>
              <text:p text:style-name="P53">... <text:s text:c="4"/>pass</text:p>
              <text:p text:style-name="P53">...</text:p>
              <text:p text:style-name="P53">&gt;&gt;&gt; print(my_function.__doc__)</text:p>
              <text:p text:style-name="P53">Do nothing, but document it.</text:p>
              <text:p text:style-name="P52"/>
              <text:p text:style-name="P55"><text:s text:c="3"/><text:span text:style-name="T1">No, really, it doesn't do anything.</text:span></text:p>
            </text:section>
          </text:section>
          <text:section text:style-name="Sect1" text:name="intermezzo-schreibstil">
            <text:h text:style-name="P69" text:outline-level="2"><text:bookmark text:name="tut-codingstyle"/>4.8. Intermezzo: Schreibstil</text:h>
            <text:p text:style-name="P15"><text:bookmark text:name="index-5"/><text:span text:style-name="T4">Jetzt da Du längere, komplexere Stücke in Python schreibst, ist es an der Zeit einmal über den Schreibstil (</text:span><text:span text:style-name="Emphasis"><text:span text:style-name="T4">coding style</text:span></text:span><text:span text:style-name="T4">) zu sprechen. Viele Sprachen können in verschiedenen Stilen geschrieben (präziser: </text:span><text:span text:style-name="Emphasis"><text:span text:style-name="T4">formatiert</text:span></text:span><text:span text:style-name="T4">) werden; davon sind manche lesbarer als andere. Es anderen leichter zu machen Deinen Code zu lesen ist immer eine gute Idee und sich einen schönen Schreibstil anzugewöhnen hilft dabei ungemein.</text:span></text:p>
            <text:p text:style-name="P15"><text:span text:style-name="T4">Für Python hat sich </text:span><text:bookmark text:name="index-6"/><text:a xlink:type="simple" xlink:href="https://www.python.org/dev/peps/pep-0008" text:style-name="Internet_20_link" text:visited-style-name="Visited_20_Internet_20_Link"><text:span text:style-name="Strong_20_Emphasis"><text:span text:style-name="T15">PEP 8</text:span></text:span></text:a><text:span text:style-name="T4"> als der Styleguide herauskristallisiert, dem die meisten Projekte folgen. Es fördert einen sehr lesbaren Schreibstil, der angenehm zu lesen ist. Jeder Pythonentwickler sollte ihn irgendwann einmal lesen, hier jedoch die wichtigsten Punkte:</text:span></text:p>
            <text:list xml:id="list3345716760" text:style-name="L6">
              <text:list-item>
                <text:p text:style-name="P40">Benutze eine Einrückung von 4 Leerzeichen, keine Tabs.</text:p>
                <text:p text:style-name="P23">4 Leerzeichen sind ein guter Kompromiss zwischen geringer Einrückung, die eine größere Verschachtelungstiefe ermöglicht, und größerer Einrückung, die den Code leichter lesbar macht. Tabs führen zu Unordnung und sollten deshalb vermieden werden.</text:p>
              </text:list-item>
              <text:list-item>
                <text:p text:style-name="P40">Breche Zeilen so um, dass sie nicht über 79 Zeichen hinausgehen.</text:p>
                <text:p text:style-name="P23">Das ist hilfreich für Benutzer mit kleinen Bildschirmen und macht es auf größeren möglich mehrere Dateien nebeneinander zu betrachten.</text:p>
              </text:list-item>
              <text:list-item>
                <text:p text:style-name="P23">Benutze Leerzeilen, um Funktion und Klassen, sowie größere Codeblöcke innerhalb von Funktionen zu trennen.</text:p>
              </text:list-item>
              <text:list-item>
                <text:p text:style-name="P23">Verwende eine eigene Zeile für Kommentare, sofern das möglich ist.</text:p>
              </text:list-item>
              <text:list-item>
                <text:p text:style-name="P23">Schreibe Docstrings.</text:p>
              </text:list-item>
              <text:list-item>
                <text:p text:style-name="P24"><text:span text:style-name="T4">Benutze Leerzeichen um Operatoren herum und nach Kommas, jedoch nicht direkt innerhalb von Klammerkonstrukten: </text:span><text:span text:style-name="Source_20_Text"><text:span text:style-name="T12">a = f(1, 2) + g(3, 4)</text:span></text:span><text:span text:style-name="T4">.</text:span></text:p>
              </text:list-item>
              <text:list-item>
                <text:p text:style-name="P24"><text:span text:style-name="T4">Benenne Deine Klassen und Funktionen konsistent: Die Konvention schlägt </text:span><text:span text:style-name="Source_20_Text"><text:span text:style-name="T12">CamelCase</text:span></text:span><text:span text:style-name="T4"> für Klassen und </text:span><text:span text:style-name="Source_20_Text"><text:span text:style-name="T12">klein_geschrieben_mit_unterstrichen</text:span></text:span><text:span text:style-name="T4"> für Funktionen und Methoden vor. Benutze immer </text:span><text:span text:style-name="Source_20_Text"><text:span text:style-name="T12">self</text:span></text:span><text:span text:style-name="T4"> als Namen für das erste Methoden Argument (mehr zu Klassen und Methoden, siehe </text:span><text:a xlink:type="simple" xlink:href="https://py-tutorial-de.readthedocs.io/de/python-3.3/classes.html#tut-firstclasses" text:style-name="Internet_20_link" text:visited-style-name="Visited_20_Internet_20_Link"><text:span text:style-name="T14">Eine erste Betrachtung von Klassen</text:span></text:a><text:span text:style-name="T4">).</text:span></text:p>
              </text:list-item>
              <text:list-item>
                <text:p text:style-name="P23"><text:soft-page-break/>Benutze keine ausgefallenen Dateikodierungen, wenn Dein Code für ein internationales Publikum vorgesehen ist. Pythons Standardkodierung – UTF-8 – oder sogar einfaches ASCII ist in jedem Fall am Besten.</text:p>
              </text:list-item>
              <text:list-item>
                <text:p text:style-name="P23">Benutze auch keine nicht-ASCII-Zeichen in Bezeichnern, wenn es auch nur den Hauch einer Chance gibt, dass der Code von Menschen gelesen oder gewartet wird, die eine andere Sprache sprechen.</text:p>
              </text:list-item>
            </text:list>
            <text:p text:style-name="P20">Fußnoten</text:p>
            <text:p text:style-name="P8"><text:bookmark text:name="id23"/></text:p>
            <table:table table:name="Table2" table:style-name="Table2">
              <table:table-column table:style-name="Table2.A"/>
              <table:table-column table:style-name="Table2.B"/>
              <table:table-row>
                <table:table-cell table:style-name="Table2.A1" office:value-type="string">
                  <text:p text:style-name="P83"><text:a xlink:type="simple" xlink:href="https://py-tutorial-de.readthedocs.io/de/python-3.3/controlflow.html#id1" text:style-name="Internet_20_link" text:visited-style-name="Visited_20_Internet_20_Link"><text:span text:style-name="T22">[1]</text:span></text:a></text:p>
                </table:table-cell>
                <table:table-cell table:style-name="Table2.A1" office:value-type="string">
                  <text:p text:style-name="P85"><text:span text:style-name="T23">Eigentlich wäre </text:span><text:span text:style-name="Emphasis"><text:span text:style-name="T23">call by object reference</text:span></text:span><text:span text:style-name="T23"> eine bessere Beschreibung, denn wird ein veränderbares Objekt übergeben, sieht der Aufrufende jegliche Veränderungen, die der Aufgerufene am Objekt vornimmt (beispielsweise Elemente in eine Liste einfügt)</text:span></text:p>
                </table:table-cell>
              </table:table-row>
            </table:table>
            <text:p text:style-name="P20"/>
            <text:p text:style-name="P6"><text:bookmark text:name="id22"/></text:p>
            <table:table table:name="Table1" table:style-name="Table1">
              <table:table-column table:style-name="Table1.A"/>
              <table:table-column table:style-name="Table1.B"/>
              <table:table-row>
                <table:table-cell table:style-name="Table1.A1" office:value-type="string">
                  <text:p text:style-name="P83"><text:a xlink:type="simple" xlink:href="https://py-tutorial-de.readthedocs.io/de/python-3.3/controlflow.html#id1" text:style-name="Internet_20_link" text:visited-style-name="Visited_20_Internet_20_Link"><text:span text:style-name="T22">[1]</text:span></text:a></text:p>
                </table:table-cell>
                <table:table-cell table:style-name="Table1.A1" office:value-type="string">
                  <text:p text:style-name="P85"><text:span text:style-name="T23">Eigentlich wäre </text:span><text:span text:style-name="Emphasis"><text:span text:style-name="T23">call by object reference</text:span></text:span><text:span text:style-name="T23"> eine bessere Beschreibung, denn wird ein veränderbares Objekt übergeben, sieht der Aufrufende jegliche Veränderungen, die der Aufgerufene am Objekt vornimmt (beispielsweise Elemente in eine Liste einfügt)</text:span></text:p>
                </table:table-cell>
              </table:table-row>
            </table:table>
            <text:p text:style-name="P13"/>
          </text:section>
        </text:section>
        <text:p text:style-name="Standard"><text:bookmark text:name="id24"/><text:span text:style-name="T3"/></text:p>
        <table:table table:name="Table3" table:style-name="Table3">
          <table:table-column table:style-name="Table3.A"/>
          <table:table-column table:style-name="Table3.B"/>
          <table:table-row>
            <table:table-cell table:style-name="Table3.A1" office:value-type="string">
              <text:p text:style-name="P83"><text:a xlink:type="simple" xlink:href="https://py-tutorial-de.readthedocs.io/de/python-3.3/controlflow.html#id1" text:style-name="Internet_20_link" text:visited-style-name="Visited_20_Internet_20_Link"><text:span text:style-name="T22">[1]</text:span></text:a></text:p>
            </table:table-cell>
            <table:table-cell table:style-name="Table3.A1" office:value-type="string">
              <text:p text:style-name="P85"><text:span text:style-name="T23">Eigentlich wäre </text:span><text:span text:style-name="Emphasis"><text:span text:style-name="T23">call by object reference</text:span></text:span><text:span text:style-name="T23"> eine bessere Beschreibung, denn wird ein veränderbares Objekt übergeben, sieht der Aufrufende jegliche Veränderungen, die der Aufgerufene am Objekt vornimmt (beispielsweise Elemente in eine Liste einfügt)</text:span></text:p>
            </table:table-cell>
          </table:table-row>
        </table:table>
        <text:p text:style-name="Standard"><text:span text:style-name="T3"/></text:p>
        <text:p text:style-name="Standard"><text:line-break/></text:p>
      </text:section>
      <text:p text:style-name="Standard"/>
      <text:h text:style-name="P46" text:outline-level="1">5. Datenstrukturen</text:h>
      <text:p text:style-name="P18">Dieses Kapitel beschreibt einige Dinge, die schon vorkamen, detaillierter und stellt auch ein paar neue Dinge vor.</text:p>
      <text:section text:style-name="Sect1" text:name="mehr-zu-listen">
        <text:h text:style-name="P71" text:outline-level="2"><text:bookmark text:name="tut-morelists"/>5.1. Mehr zu Listen</text:h>
        <text:p text:style-name="P16"><text:span text:style-name="T4">Der Datentyp </text:span><text:span text:style-name="Source_20_Text"><text:span text:style-name="T12">list</text:span></text:span><text:span text:style-name="T4"> hat noch ein paar andere Methoden. Hier sind alle Methoden von Listenobjekten:</text:span></text:p>
        <text:p text:style-name="P74"><text:span text:style-name="Source_20_Text"><text:span text:style-name="T17">list.append</text:span></text:span><text:span text:style-name="T19">(</text:span><text:span text:style-name="Emphasis"><text:span text:style-name="T19">x</text:span></text:span><text:span text:style-name="T19">)</text:span></text:p>
        <text:p text:style-name="P80"><text:span text:style-name="T4">Hängt ein neues Element an das Ende der Liste an. Äquivalent zu </text:span><text:span text:style-name="Source_20_Text"><text:span text:style-name="T13">a[len(a):] = [x]</text:span></text:span><text:span text:style-name="T4">.</text:span></text:p>
        <text:p text:style-name="P74"><text:span text:style-name="Source_20_Text"><text:span text:style-name="T17">list.extend</text:span></text:span><text:span text:style-name="T19">(</text:span><text:span text:style-name="Emphasis"><text:span text:style-name="T19">L</text:span></text:span><text:span text:style-name="T19">)</text:span></text:p>
        <text:p text:style-name="P80"><text:span text:style-name="T4">Erweitert die Liste, indem es alle Elemente der gegebenen Liste anhängt. Äquivalent zu </text:span><text:span text:style-name="Source_20_Text"><text:span text:style-name="T13">a[len(a):] = L</text:span></text:span><text:span text:style-name="T4">.</text:span></text:p>
        <text:p text:style-name="P74"><text:span text:style-name="Source_20_Text"><text:span text:style-name="T17">list.insert</text:span></text:span><text:span text:style-name="T19">(</text:span><text:span text:style-name="Emphasis"><text:span text:style-name="T19">i</text:span></text:span><text:span text:style-name="T19">, </text:span><text:span text:style-name="Emphasis"><text:span text:style-name="T19">x</text:span></text:span><text:span text:style-name="T19">)</text:span></text:p>
        <text:p text:style-name="P80"><text:span text:style-name="T4">Fügt ein Element an der gegebenen Position ein. Das erste Argument ist der Index des Elements, vor dem eingefügt werden soll, so fügt </text:span><text:span text:style-name="Source_20_Text"><text:span text:style-name="T13">a.insert(0, x)</text:span></text:span><text:span text:style-name="T4"> am Anfang der Liste ein und </text:span><text:span text:style-name="Source_20_Text"><text:span text:style-name="T13">a.insert(len(a), x)</text:span></text:span><text:span text:style-name="T4"> ist äquivalent zu </text:span><text:span text:style-name="Source_20_Text"><text:span text:style-name="T13">a.append(x)</text:span></text:span><text:span text:style-name="T4">.</text:span></text:p>
        <text:p text:style-name="P74"><text:span text:style-name="Source_20_Text"><text:span text:style-name="T17">list.remove</text:span></text:span><text:span text:style-name="T19">(</text:span><text:span text:style-name="Emphasis"><text:span text:style-name="T19">x</text:span></text:span><text:span text:style-name="T19">)</text:span></text:p>
        <text:p text:style-name="P80"><text:span text:style-name="T4">Entfernt das erste Element, dessen Wert </text:span><text:span text:style-name="Emphasis"><text:span text:style-name="T4">x</text:span></text:span><text:span text:style-name="T4"> ist. Es gibt eine Fehlermeldung, wenn solch ein Element nicht existiert.</text:span></text:p>
        <text:p text:style-name="P74"><text:soft-page-break/><text:span text:style-name="Source_20_Text"><text:span text:style-name="T17">list.pop</text:span></text:span><text:span text:style-name="T19">(</text:span><text:span text:style-name="T18">[</text:span><text:span text:style-name="Emphasis"><text:span text:style-name="T19">i</text:span></text:span><text:span text:style-name="T18">]</text:span><text:span text:style-name="T19">)</text:span></text:p>
        <text:p text:style-name="P80"><text:span text:style-name="T4">Entfernt das Element an der gegebenen Position und gibt es zurück. Ist kein Index gegeben, entfernt </text:span><text:span text:style-name="Source_20_Text"><text:span text:style-name="T13">a.pop()</text:span></text:span><text:span text:style-name="T4"> das letzte Element der Liste und gibt es zurück. (Die eckigen Klammern um das </text:span><text:span text:style-name="Emphasis"><text:span text:style-name="T4">i</text:span></text:span><text:span text:style-name="T4"> in der Methodensignatur herum, zeigen an, dass das Argument optional ist und nicht, dass man dort eckige Klammern eintippen sollte. Du wirst diese Notation des öfteren in der Referenz der Pythonbibliothek sehen.</text:span></text:p>
        <text:p text:style-name="P74"><text:span text:style-name="Source_20_Text"><text:span text:style-name="T17">list.index</text:span></text:span><text:span text:style-name="T19">(</text:span><text:span text:style-name="Emphasis"><text:span text:style-name="T19">x</text:span></text:span><text:span text:style-name="T19">)</text:span></text:p>
        <text:p text:style-name="P80"><text:span text:style-name="T4">Gibt den Index des ersten Elements in der Liste zurück, dessen Wert </text:span><text:span text:style-name="Emphasis"><text:span text:style-name="T4">x</text:span></text:span><text:span text:style-name="T4"> ist. Es gibt eine Fehlermeldung, wenn solch ein Element nicht existiert.</text:span></text:p>
        <text:p text:style-name="P74"><text:span text:style-name="Source_20_Text"><text:span text:style-name="T17">list.count</text:span></text:span><text:span text:style-name="T19">(</text:span><text:span text:style-name="Emphasis"><text:span text:style-name="T19">x</text:span></text:span><text:span text:style-name="T19">)</text:span></text:p>
        <text:p text:style-name="P80"><text:span text:style-name="T4">Gibt zurück, wie oft </text:span><text:span text:style-name="Emphasis"><text:span text:style-name="T4">x</text:span></text:span><text:span text:style-name="T4"> in der Liste vorkommt.</text:span></text:p>
        <text:p text:style-name="P74"><text:span text:style-name="Source_20_Text"><text:span text:style-name="T17">list.sort</text:span></text:span><text:span text:style-name="T19">()</text:span></text:p>
        <text:p text:style-name="P80"><text:span text:style-name="T4">Sortiert die Elemente der Liste im selben Exemplar (</text:span><text:span text:style-name="Emphasis"><text:span text:style-name="T4">in place</text:span></text:span><text:span text:style-name="T4">).</text:span></text:p>
        <text:p text:style-name="P74"><text:span text:style-name="Source_20_Text"><text:span text:style-name="T17">list.reverse</text:span></text:span><text:span text:style-name="T19">()</text:span></text:p>
        <text:p text:style-name="P80"><text:span text:style-name="T4">Kehrt die Reihenfolge der Listenelemente im selben Exemplar (</text:span><text:span text:style-name="Emphasis"><text:span text:style-name="T4">in place</text:span></text:span><text:span text:style-name="T4">) um.</text:span></text:p>
        <text:p text:style-name="P18">Ein Beispiel, das die meisten Methoden von Listen benutzt:</text:p>
        <text:p text:style-name="P50">&gt;&gt;&gt; a = [66.25, 333, 333, 1, 1234.5]</text:p>
        <text:p text:style-name="P54">&gt;&gt;&gt; print(a.count(333), a.count(66.25), a.count('x'))</text:p>
        <text:p text:style-name="P54">2 1 0</text:p>
        <text:p text:style-name="P54">&gt;&gt;&gt; a.insert(2, -1)</text:p>
        <text:p text:style-name="P54">&gt;&gt;&gt; a.append(333)</text:p>
        <text:p text:style-name="P54">&gt;&gt;&gt; a</text:p>
        <text:p text:style-name="P54">[66.25, 333, -1, 333, 1, 1234.5, 333]</text:p>
        <text:p text:style-name="P54">&gt;&gt;&gt; a.index(333)</text:p>
        <text:p text:style-name="P54">1</text:p>
        <text:p text:style-name="P54">&gt;&gt;&gt; a.remove(333)</text:p>
        <text:p text:style-name="P54">&gt;&gt;&gt; a</text:p>
        <text:p text:style-name="P54">[66.25, -1, 333, 1, 1234.5, 333]</text:p>
        <text:p text:style-name="P54">&gt;&gt;&gt; a.reverse()</text:p>
        <text:p text:style-name="P54">&gt;&gt;&gt; a</text:p>
        <text:p text:style-name="P54">[333, 1234.5, 1, 333, -1, 66.25]</text:p>
        <text:p text:style-name="P54">&gt;&gt;&gt; a.sort()</text:p>
        <text:p text:style-name="P54">&gt;&gt;&gt; a</text:p>
        <text:p text:style-name="P54">[-1, 1, 66.25, 333, 333, 1234.5]</text:p>
        <text:p text:style-name="P16"><text:span text:style-name="T4">Vielleicht ist dir aufgefallen, dass bei Methoden wie </text:span><text:span text:style-name="Source_20_Text"><text:span text:style-name="T12">insert</text:span></text:span><text:span text:style-name="T4">, </text:span><text:span text:style-name="Source_20_Text"><text:span text:style-name="T12">remove</text:span></text:span><text:span text:style-name="T4"> oder </text:span><text:span text:style-name="Source_20_Text"><text:span text:style-name="T12">sort</text:span></text:span><text:span text:style-name="T4">, die die Liste verändern, keinen Rückgabewert gedruckt wird – sie geben </text:span><text:span text:style-name="Source_20_Text"><text:span text:style-name="T12">None</text:span></text:span><text:span text:style-name="T4"> zurück. </text:span><text:bookmark text:name="id13"/><text:a xlink:type="simple" xlink:href="https://py-tutorial-de.readthedocs.io/de/python-3.3/datastructures.html#id3" text:style-name="Internet_20_link" text:visited-style-name="Visited_20_Internet_20_Link"><text:span text:style-name="T16">[1]</text:span></text:a><text:span text:style-name="T4"> Dies ist ein Designprinzip für alle veränderlichen Datenstrukturen in Python.</text:span></text:p>
        <text:section text:style-name="Sect1" text:name="benutzung-von-listen-als-stack">
          <text:h text:style-name="P64" text:outline-level="3"><text:bookmark text:name="tut-lists-as-stacks"/>5.1.1. Benutzung von Listen als Stack</text:h>
          <text:p text:style-name="P16"><text:span text:style-name="T4">Die Methoden von Listen, machen es sehr einfach eine Liste als Stapel (</text:span><text:span text:style-name="Emphasis"><text:span text:style-name="T4">Stack</text:span></text:span><text:span text:style-name="T4">) zu benutzen, bei dem das zuletzt hinzugekommene als Erstes abgerufen wird (“last-in, first-out”). Um ein </text:span><text:soft-page-break/><text:span text:style-name="T4">Element auf den Stack zu legen, benutzt man </text:span><text:span text:style-name="Source_20_Text"><text:span text:style-name="T8">append()</text:span></text:span><text:span text:style-name="T4">. Um ein Element abzurufen, benutzt man </text:span><text:span text:style-name="Source_20_Text"><text:span text:style-name="T8">pop()</text:span></text:span><text:span text:style-name="T4"> ohne expliziten Index. Zum Beispiel:</text:span></text:p>
          <text:p text:style-name="P50">&gt;&gt;&gt; stack = [3, 4, 5]</text:p>
          <text:p text:style-name="P54">&gt;&gt;&gt; stack.append(6)</text:p>
          <text:p text:style-name="P54">&gt;&gt;&gt; stack.append(7)</text:p>
          <text:p text:style-name="P54">&gt;&gt;&gt; stack</text:p>
          <text:p text:style-name="P54">[3, 4, 5, 6, 7]</text:p>
          <text:p text:style-name="P54">&gt;&gt;&gt; stack.pop()</text:p>
          <text:p text:style-name="P54">7</text:p>
          <text:p text:style-name="P54">&gt;&gt;&gt; stack</text:p>
          <text:p text:style-name="P54">[3, 4, 5, 6]</text:p>
          <text:p text:style-name="P54">&gt;&gt;&gt; stack.pop()</text:p>
          <text:p text:style-name="P54">6</text:p>
          <text:p text:style-name="P54">&gt;&gt;&gt; stack.pop()</text:p>
          <text:p text:style-name="P54">5</text:p>
          <text:p text:style-name="P54">&gt;&gt;&gt; stack</text:p>
          <text:p text:style-name="P54">[3, 4]</text:p>
        </text:section>
        <text:section text:style-name="Sect1" text:name="benutzung-von-listen-als-queue">
          <text:h text:style-name="P66" text:outline-level="3"><text:bookmark text:name="tut-lists-as-queues"/>5.1.2. Benutzung von Listen als Queue</text:h>
          <text:p text:style-name="P16"><text:span text:style-name="T4">Listen lassen sich auch bequem als Schlange (</text:span><text:span text:style-name="Emphasis"><text:span text:style-name="T4">Queue</text:span></text:span><text:span text:style-name="T4">) benutzen, wo das zuerst hinzugekommene Element auch zuerst abgerufen wird (“first-in, first-out”). Allerdings sind Listen nicht effizient für diesen Zweck. Während </text:span><text:span text:style-name="Source_20_Text"><text:span text:style-name="T8">append()</text:span></text:span><text:span text:style-name="T4"> und </text:span><text:span text:style-name="Source_20_Text"><text:span text:style-name="T8">pop()</text:span></text:span><text:span text:style-name="T4"> am Ende der Liste schnell sind, sind </text:span><text:span text:style-name="Source_20_Text"><text:span text:style-name="T8">insert()</text:span></text:span><text:span text:style-name="T4"> und</text:span><text:span text:style-name="Source_20_Text"><text:span text:style-name="T8">pop()</text:span></text:span><text:span text:style-name="T4"> am Anfang der Liste langsam (da alle anderen Elemente um eine Stelle verschoben werden muessen).</text:span></text:p>
          <text:p text:style-name="P16"><text:span text:style-name="T4">Um eine Queue zu implementieren benutzt man </text:span><text:span text:style-name="Source_20_Text"><text:span text:style-name="T8">collections.deque</text:span></text:span><text:span text:style-name="T4">, die so entworfen wurde, um beidseitig schnelle appends und pops bereitzustellen. Zum Beispiel:</text:span></text:p>
          <text:p text:style-name="P50">&gt;&gt;&gt; from collections import deque</text:p>
          <text:p text:style-name="P54">&gt;&gt;&gt; queue = deque(["Eric", "John", "Michael"])</text:p>
          <text:p text:style-name="P54">&gt;&gt;&gt; queue.append("Terry") <text:s text:c="10"/># Terry kommt an</text:p>
          <text:p text:style-name="P54">&gt;&gt;&gt; queue.append("Graham") <text:s text:c="9"/># Graham kommt an</text:p>
          <text:p text:style-name="P54">&gt;&gt;&gt; queue.popleft() <text:s text:c="16"/># Der Erste geht jetzt</text:p>
          <text:p text:style-name="P54">'Eric'</text:p>
          <text:p text:style-name="P54">&gt;&gt;&gt; queue.popleft() <text:s text:c="16"/># Der Zweite geht jetzt</text:p>
          <text:p text:style-name="P54">'John'</text:p>
          <text:p text:style-name="P54">&gt;&gt;&gt; queue <text:s text:c="26"/># Verbleibende Schlange in der</text:p>
          <text:p text:style-name="P54">&gt;&gt;&gt; <text:s text:c="32"/># Reihenfolge der Ankunft</text:p>
          <text:p text:style-name="P54">deque(['Michael', 'Terry', 'Graham'])</text:p>
        </text:section>
        <text:section text:style-name="Sect1" text:name="list-comprehensions">
          <text:h text:style-name="P66" text:outline-level="3"><text:bookmark text:name="tut-listcomps"/>5.1.3. List Comprehensions</text:h>
          <text:p text:style-name="P18">List Comprehensions bieten einen prägnanten Weg, um Listen zu erzeugen. Übliche Anwendungen sind solche, in denen man Listen erstellt, in denen jedes Element das Ergebnis eines Verfahrens ist, das auf jedes Mitglied einer Sequenz oder einem iterierbaren Objekt angewendet wird oder solche, in denen eine Teilfolge von Elementen, die eine bestimmte Bedingung erfüllen, erstellt wird.</text:p>
          <text:p text:style-name="P18">Zum Beispiel, wenn wir eine Liste von Quadratzahlen erstellen wollen, wie:</text:p>
          <text:p text:style-name="P50">&gt;&gt;&gt; squares = []</text:p>
          <text:p text:style-name="P54">&gt;&gt;&gt; for x in range(10):</text:p>
          <text:p text:style-name="P54">... <text:s text:c="4"/>squares.append(x**2)</text:p>
          <text:p text:style-name="P54">...</text:p>
          <text:p text:style-name="P54">&gt;&gt;&gt; squares</text:p>
          <text:p text:style-name="P54"><text:soft-page-break/>[0, 1, 4, 9, 16, 25, 36, 49, 64, 81]</text:p>
          <text:p text:style-name="P18">Dann können wir das gleiche mit:</text:p>
          <text:p text:style-name="P50">squares = [x**2 for x in range(10)]</text:p>
          <text:p text:style-name="P16"><text:span text:style-name="T4">erreichen. Dies ist auch äquivalent zu </text:span><text:span text:style-name="Source_20_Text"><text:span text:style-name="T12">squares = list(map(lambda x: x**2, range(10)))</text:span></text:span><text:span text:style-name="T4">, aber es ist kürzer und lesbarer.</text:span></text:p>
          <text:p text:style-name="P16"><text:span text:style-name="T4">Jede List Comprehension besteht aus eckigen Klammern, die einen Ausdruck gefolgt von einer </text:span><text:span text:style-name="Source_20_Text"><text:span text:style-name="T8">for</text:span></text:span><text:span text:style-name="T4">-Klausel, enthalten. Danach sind beliebig viele </text:span><text:span text:style-name="Source_20_Text"><text:span text:style-name="T8">for</text:span></text:span><text:span text:style-name="T4">- oder </text:span><text:span text:style-name="Source_20_Text"><text:span text:style-name="T8">if</text:span></text:span><text:span text:style-name="T4">-Klauseln zulässig. Das Ergebnis ist eine neue Liste, deren Elemente durch das Auswerten des Ausdrucks im Kontext der </text:span><text:span text:style-name="Source_20_Text"><text:span text:style-name="T8">for</text:span></text:span><text:span text:style-name="T4">- und </text:span><text:span text:style-name="Source_20_Text"><text:span text:style-name="T8">if</text:span></text:span><text:span text:style-name="T4">-Klauseln, die darauf folgen, erzeugt werden. Zum Beispiel kombiniert diese List Comprehension die Elemente zweier Listen, wenn sie nicht gleich sind:</text:span></text:p>
          <text:p text:style-name="P50">&gt;&gt;&gt; [(x, y) for x in [1,2,3] for y in [3,1,4] if x != y]</text:p>
          <text:p text:style-name="P54">[(1, 3), (1, 4), (2, 3), (2, 1), (2, 4), (3, 1), (3, 4)]</text:p>
          <text:p text:style-name="P18">was äquivalent zu folgendem ist:</text:p>
          <text:p text:style-name="P50">&gt;&gt;&gt; combs = []</text:p>
          <text:p text:style-name="P54">&gt;&gt;&gt; for x in [1,2,3]:</text:p>
          <text:p text:style-name="P54">... <text:s text:c="4"/>for y in [3,1,4]:</text:p>
          <text:p text:style-name="P54">... <text:s text:c="8"/>if x != y:</text:p>
          <text:p text:style-name="P54">... <text:s text:c="12"/>combs.append((x, y))</text:p>
          <text:p text:style-name="P54">...</text:p>
          <text:p text:style-name="P54">&gt;&gt;&gt; combs</text:p>
          <text:p text:style-name="P54">[(1, 3), (1, 4), (2, 3), (2, 1), (2, 4), (3, 1), (3, 4)]</text:p>
          <text:p text:style-name="P16"><text:span text:style-name="T4">Beachte, dass die Reihenfolge der </text:span><text:span text:style-name="Source_20_Text"><text:span text:style-name="T8">for</text:span></text:span><text:span text:style-name="T4"> und </text:span><text:span text:style-name="Source_20_Text"><text:span text:style-name="T8">if</text:span></text:span><text:span text:style-name="T4"> Anweisungen in beiden Codestücken gleich ist.</text:span></text:p>
          <text:p text:style-name="P16"><text:span text:style-name="T4">Falls der Ausdruck ein Tupel ist (z.B. </text:span><text:span text:style-name="Source_20_Text"><text:span text:style-name="T12">(x, y)</text:span></text:span><text:span text:style-name="T4"> im vorigen Beispiel), muss er geklammert werden.</text:span></text:p>
          <text:p text:style-name="P50">&gt;&gt;&gt; vec = [-4, -2, 0, 2, 4]</text:p>
          <text:p text:style-name="P54">&gt;&gt;&gt; # erzeuge eine neue Liste mit den verdoppelten Werten</text:p>
          <text:p text:style-name="P54">&gt;&gt;&gt; [x*2 for x in vec]</text:p>
          <text:p text:style-name="P54">[-8, -4, 0, 4, 8]</text:p>
          <text:p text:style-name="P54">&gt;&gt;&gt; # filtere die negativen Zahlen heraus</text:p>
          <text:p text:style-name="P54">&gt;&gt;&gt; [x for x in vec if x &gt;= 0]</text:p>
          <text:p text:style-name="P54">[0, 2, 4]</text:p>
          <text:p text:style-name="P54">&gt;&gt;&gt; # wende eine Funktion auf alle Elemente an</text:p>
          <text:p text:style-name="P54">&gt;&gt;&gt; [abs(x) for x in vec]</text:p>
          <text:p text:style-name="P54">[4, 2, 0, 2, 4]</text:p>
          <text:p text:style-name="P54">&gt;&gt;&gt; # rufe eine Methode auf allen Elementen auf</text:p>
          <text:p text:style-name="P54">&gt;&gt;&gt; freshfruit = [' <text:s/>banana', ' <text:s/>loganberry ', 'passion fruit <text:s/>']</text:p>
          <text:p text:style-name="P54">&gt;&gt;&gt; [weapon.strip() for weapon in freshfruit]</text:p>
          <text:p text:style-name="P54">['banana', 'loganberry', 'passion fruit']</text:p>
          <text:p text:style-name="P54">&gt;&gt;&gt; # erstelle eine Liste von 2-Tupeln der Form (zahl, quadrat)</text:p>
          <text:p text:style-name="P54">&gt;&gt;&gt; [(x, x**2) for x in range(6)]</text:p>
          <text:p text:style-name="P54">[(0, 0), (1, 1), (2, 4), (3, 9), (4, 16), (5, 25)]</text:p>
          <text:p text:style-name="P54">&gt;&gt;&gt; # das Tupel muss geklammert werden, sonst wird ein Fehler erzeugt</text:p>
          <text:p text:style-name="P54">&gt;&gt;&gt; [x, x**2 for x in range(6)]</text:p>
          <text:p text:style-name="P56"><text:s text:c="2"/><text:span text:style-name="T1">File "&lt;stdin&gt;", line 1, in ?</text:span></text:p>
          <text:p text:style-name="P56"><text:s text:c="4"/><text:span text:style-name="T1">[x, x**2 for x in range(6)]</text:span></text:p>
          <text:p text:style-name="P56"><text:s text:c="15"/><text:span text:style-name="T1">^</text:span></text:p>
          <text:p text:style-name="P54">SyntaxError: invalid syntax</text:p>
          <text:p text:style-name="P54">&gt;&gt;&gt; # verflache eine Liste durch eine LC mit zwei 'for'</text:p>
          <text:p text:style-name="P54"><text:soft-page-break/>&gt;&gt;&gt; vec = [[1,2,3], [4,5,6], [7,8,9]]</text:p>
          <text:p text:style-name="P54">&gt;&gt;&gt; [num for elem in vec for num in elem]</text:p>
          <text:p text:style-name="P54">[1, 2, 3, 4, 5, 6, 7, 8, 9]</text:p>
          <text:p text:style-name="P18">List Comprehensions können auch komplexe Ausdrücke und verschachtelte Funktionen enthalten:</text:p>
          <text:p text:style-name="P50">&gt;&gt;&gt; from math import pi</text:p>
          <text:p text:style-name="P54">&gt;&gt;&gt; [str(round(pi, i)) for i in range(1, 6)]</text:p>
          <text:p text:style-name="P54">['3.1', '3.14', '3.142', '3.1416', '3.14159']</text:p>
        </text:section>
        <text:section text:style-name="Sect1" text:name="verschachtelte-list-comprehensions">
          <text:h text:style-name="P66" text:outline-level="3">5.1.4. Verschachtelte List Comprehensions</text:h>
          <text:p text:style-name="P18">Der erste Ausruck in einer List Comprehension kann ein beliebiger Ausdruck sein, auch andere List Comprehensions.</text:p>
          <text:p text:style-name="P18">Beim folgenden Beispiel wird eine 3x4 Matrix mit drei Listen der Länge vier implementiert:</text:p>
          <text:p text:style-name="P50">&gt;&gt;&gt; matrix = [</text:p>
          <text:p text:style-name="P54">... <text:s text:c="4"/>[1, 2, 3, 4],</text:p>
          <text:p text:style-name="P54">... <text:s text:c="4"/>[5, 6, 7, 8],</text:p>
          <text:p text:style-name="P54">... <text:s text:c="4"/>[9, 10, 11, 12],</text:p>
          <text:p text:style-name="P54">... ]</text:p>
          <text:p text:style-name="P18">Die folgende List Comprehension vertauscht Listen und Spalten:</text:p>
          <text:p text:style-name="P50">&gt;&gt;&gt; [[row[i] for row in matrix] for i in range(4)]</text:p>
          <text:p text:style-name="P54">[[1, 5, 9], [2, 6, 10], [3, 7, 11], [4, 8, 12]]</text:p>
          <text:p text:style-name="P16"><text:span text:style-name="T4">Wie wir im vorherigen Abschnitt gesehen haben, wird die verschachtelte List Comprehension im Kontext des nachfolgenden </text:span><text:span text:style-name="Source_20_Text"><text:span text:style-name="T8">for</text:span></text:span><text:span text:style-name="T4"> ausgewertet, damit ist das Beispiel äquivalent zu folgendem:</text:span></text:p>
          <text:p text:style-name="P50">&gt;&gt;&gt; transposed = []</text:p>
          <text:p text:style-name="P54">&gt;&gt;&gt; for i in range(4):</text:p>
          <text:p text:style-name="P54">... <text:s text:c="4"/>transposed.append([row[i] for row in matrix])</text:p>
          <text:p text:style-name="P54">...</text:p>
          <text:p text:style-name="P54">&gt;&gt;&gt; transposed</text:p>
          <text:p text:style-name="P54">[[1, 5, 9], [2, 6, 10], [3, 7, 11], [4, 8, 12]]</text:p>
          <text:p text:style-name="P18">was wiederum gleich zu folgendem ist:</text:p>
          <text:p text:style-name="P50">&gt;&gt;&gt; transposed = []</text:p>
          <text:p text:style-name="P54">&gt;&gt;&gt; for i in range(4):</text:p>
          <text:p text:style-name="P54">... <text:s text:c="4"/># the following 3 lines implement the nested listcomp</text:p>
          <text:p text:style-name="P54">... <text:s text:c="4"/>transposed_row = []</text:p>
          <text:p text:style-name="P54">... <text:s text:c="4"/>for row in matrix:</text:p>
          <text:p text:style-name="P54">... <text:s text:c="8"/>transposed_row.append(row[i])</text:p>
          <text:p text:style-name="P54">... <text:s text:c="4"/>transposed.append(transposed_row)</text:p>
          <text:p text:style-name="P54">...</text:p>
          <text:p text:style-name="P54">&gt;&gt;&gt; transposed</text:p>
          <text:p text:style-name="P54">[[1, 5, 9], [2, 6, 10], [3, 7, 11], [4, 8, 12]]</text:p>
          <text:p text:style-name="P16"><text:span text:style-name="T4">In Produktivcode sollte man aber eingebaute Funktionen komplexen Anweisungen vorziehen. Die Funktion </text:span><text:span text:style-name="Source_20_Text"><text:span text:style-name="T8">zip()</text:span></text:span><text:span text:style-name="T4"> würde in diesem Fall gute Dienste leisten:</text:span></text:p>
          <text:p text:style-name="P50">&gt;&gt;&gt; list(zip(*mat))</text:p>
          <text:p text:style-name="P54">[(1, 4, 7), (2, 5, 8), (3, 6, 9)]</text:p>
          <text:p text:style-name="P16"><text:span text:style-name="T4">Details zum Sternchen sind unter </text:span><text:a xlink:type="simple" xlink:href="https://py-tutorial-de.readthedocs.io/de/python-3.3/controlflow.html#tut-unpacking-arguments" text:style-name="Internet_20_link" text:visited-style-name="Visited_20_Internet_20_Link"><text:span text:style-name="T14">Argumentlisten auspacken</text:span></text:a><text:span text:style-name="T4"> zu finden.</text:span></text:p>
        </text:section>
      </text:section>
      <text:section text:style-name="Sect1" text:name="die-del-anweisung">
        <text:h text:style-name="P72" text:outline-level="2"><text:soft-page-break/><text:span text:style-name="T10">5.2. Die </text:span><text:span text:style-name="Source_20_Text"><text:span text:style-name="T9">del</text:span></text:span><text:span text:style-name="T10">-Anweisung</text:span></text:h>
        <text:p text:style-name="P16"><text:span text:style-name="T4">Es gibt einen Weg ein Listenelement durch seinen Index, statt durch seinen Wert zu löschen: Die </text:span><text:span text:style-name="Source_20_Text"><text:span text:style-name="T8">del</text:span></text:span><text:span text:style-name="T4">-Anweisung. Sie unterscheidet sich von der </text:span><text:span text:style-name="Source_20_Text"><text:span text:style-name="T8">pop()</text:span></text:span><text:span text:style-name="T4">-Methode, da sie keinen Wert zurückgibt. Die </text:span><text:span text:style-name="Source_20_Text"><text:span text:style-name="T8">del</text:span></text:span><text:span text:style-name="T4">-Anweisung kann auch dazu benutzt werden Abschnitte einer Liste zu löschen oder sie ganz zu leeren (was wir vorhin durch die Zuweisung einer leeren Liste an einen Abschnitt getan haben). Zum Beispiel:</text:span></text:p>
        <text:p text:style-name="P50">&gt;&gt;&gt; a = [-1, 1, 66.25, 333, 333, 1234.5]</text:p>
        <text:p text:style-name="P54">&gt;&gt;&gt; del a[0]</text:p>
        <text:p text:style-name="P54">&gt;&gt;&gt; a</text:p>
        <text:p text:style-name="P54">[1, 66.25, 333, 333, 1234.5]</text:p>
        <text:p text:style-name="P54">&gt;&gt;&gt; del a[2:4]</text:p>
        <text:p text:style-name="P54">&gt;&gt;&gt; a</text:p>
        <text:p text:style-name="P54">[1, 66.25, 1234.5]</text:p>
        <text:p text:style-name="P54">&gt;&gt;&gt; del a[:]</text:p>
        <text:p text:style-name="P54">&gt;&gt;&gt; a</text:p>
        <text:p text:style-name="P54">[]</text:p>
        <text:p text:style-name="P16"><text:span text:style-name="Source_20_Text"><text:span text:style-name="T8">del</text:span></text:span><text:span text:style-name="T4"> kann auch dazu benutzt werden, ganze Variablen zu löschen:</text:span></text:p>
        <text:p text:style-name="P50">&gt;&gt;&gt; del a</text:p>
        <text:p text:style-name="P16"><text:span text:style-name="T4">Danach den Namen </text:span><text:span text:style-name="Source_20_Text"><text:span text:style-name="T12">a</text:span></text:span><text:span text:style-name="T4"> zu referenzieren führt zu einer Fehlermeldung (zumindest bis dem Namen ein anderer Wert zugewiesen wird). Später werden werden wir noch andere Einsatzmöglichkeiten besprechen.</text:span></text:p>
      </text:section>
      <text:section text:style-name="Sect1" text:name="tupel-und-sequenzen">
        <text:h text:style-name="P71" text:outline-level="2"><text:bookmark text:name="tut-tuples"/>5.3. Tupel und Sequenzen</text:h>
        <text:p text:style-name="P16"><text:span text:style-name="T4">Wir haben gesehen, dass Listen und Zeichenketten viele Eigenschaften, wie Slicing und Indizierung, gemein haben. Beide sind Exemplare von </text:span><text:span text:style-name="Emphasis"><text:span text:style-name="T4">Sequenzdatentypen</text:span></text:span><text:span text:style-name="T4"> (siehe </text:span><text:a xlink:type="simple" xlink:href="http://docs.python.org/3.3/library/stdtypes.html#typesseq" text:style-name="Internet_20_link" text:visited-style-name="Visited_20_Internet_20_Link"><text:span text:style-name="T14">Sequence Types</text:span></text:a><text:span text:style-name="T4">). Da sich Python weiterentwickelt können auch noch andere Sequenzdatentypen hinzukommen. Es gibt aber noch einen weiteren standardmäßigen Sequenzdatentyp: Das Tupel.</text:span></text:p>
        <text:p text:style-name="P18">Ein Tupel besteht aus mehreren Werten, die durch Kommas von einander getrennt sind, beispielsweise:</text:p>
        <text:p text:style-name="P50">&gt;&gt;&gt; t = 12345, 54321, 'Hallo!'</text:p>
        <text:p text:style-name="P54">&gt;&gt;&gt; t[0]</text:p>
        <text:p text:style-name="P54">12345</text:p>
        <text:p text:style-name="P54">&gt;&gt;&gt; t</text:p>
        <text:p text:style-name="P54">(12345, 54321, 'Hallo!')</text:p>
        <text:p text:style-name="P54">&gt;&gt;&gt; # Tupel können verschachtelt werden:</text:p>
        <text:p text:style-name="P54">... u = t, (1, 2, 3, 4, 5)</text:p>
        <text:p text:style-name="P54">&gt;&gt;&gt; u</text:p>
        <text:p text:style-name="P54">((12345, 54321, 'Hallo!'), (1, 2, 3, 4, 5))</text:p>
        <text:p text:style-name="P54">&gt;&gt;&gt; # Tupel sind unveränderlich:</text:p>
        <text:p text:style-name="P54">... t[0] = 88888</text:p>
        <text:p text:style-name="P54">Traceback (most recent call last):</text:p>
        <text:p text:style-name="P56"><text:s text:c="2"/><text:span text:style-name="T1">File "&lt;stdin&gt;", line 1, in &lt;module&gt;</text:span></text:p>
        <text:p text:style-name="P54">TypeError: 'tuple' object does not support item assignment</text:p>
        <text:p text:style-name="P54">&gt;&gt;&gt; # aber sie können veränderliche Objekte enthalten:</text:p>
        <text:p text:style-name="P54">... v = ([1, 2, 3], [3, 2, 1])</text:p>
        <text:p text:style-name="P54"><text:soft-page-break/>&gt;&gt;&gt; v</text:p>
        <text:p text:style-name="P54">([1, 2, 3], [3, 2, 1])</text:p>
        <text:p text:style-name="P18">Wie man sehen kann, werden die ausgegebenen Tupel immer von Klammern umgeben, sodass verschachtelte Tupel richtig interpretiert werden. Sie können mit oder ohne Klammern eingegeben werden, obwohl Klammern trotzdem sehr oft benötigt werden (wenn das Tupel Teil eines größeren Ausdrucks ist). Es ist nicht möglich den individuellen Elementen etwas zuzuweisen, aber es ist möglich Tupel zu erstellen, die veränderliche Objekte, wie beispielsweise Listen, enthalten.</text:p>
        <text:p text:style-name="P16"><text:span text:style-name="T4">Obwohl Tupel ähnlich zu Listen erscheinen, werden sie oft an verschiedenen Situationen und zu einem anderen Zweck verwendet. Tupel sind </text:span><text:a xlink:type="simple" xlink:href="https://py-tutorial-de.readthedocs.io/de/python-3.3/glossary.html#term-immutable" text:style-name="Internet_20_link" text:visited-style-name="Visited_20_Internet_20_Link"><text:span text:style-name="T14">unveränderlich</text:span></text:a><text:span text:style-name="T4"> und enthalten üblicherweise eine heterogene Sequenz von Elementen, auf die über </text:span><text:span text:style-name="Emphasis"><text:span text:style-name="T4">unpacking</text:span></text:span><text:span text:style-name="T4"> (siehe unten) oder über einen Index (oder sogar über Attribute im Fall von </text:span><text:span text:style-name="Source_20_Text"><text:span text:style-name="T8">namedtuples</text:span></text:span><text:span text:style-name="T4">) zugegriffen wird. Lisen sind </text:span><text:a xlink:type="simple" xlink:href="https://py-tutorial-de.readthedocs.io/de/python-3.3/glossary.html#term-mutable" text:style-name="Internet_20_link" text:visited-style-name="Visited_20_Internet_20_Link"><text:span text:style-name="T14">veränderlich</text:span></text:a><text:span text:style-name="T4"> und ihre Elemente sind üblicherweise homogen und der Zugriff erfolgt durch das iterieren über die Liste.</text:span></text:p>
        <text:p text:style-name="P18">Ein spezielles Problem ergibt sich in der Darstellung von Tupeln, die 0 oder 1 Elemente haben: Die Syntax hat ein paar Eigenheiten um das Problem zu lösen. Leere Tupel lassen sich mit einem leeren Klammerpaar darstellen und ein Tupel mit einem Element wird erstellt, indem dem Wert ein Komma nachgestellt wird, es reicht jedoch nicht, das Element nur in Klammern zu schreiben. Hässlich aber effektiv. Zum Beispiel:</text:p>
        <text:p text:style-name="P50">&gt;&gt;&gt; empty = ()</text:p>
        <text:p text:style-name="P54">&gt;&gt;&gt; singleton = 'Hallo', <text:s text:c="3"/># &lt;-- das angehängte Komma nicht vergessen</text:p>
        <text:p text:style-name="P54">&gt;&gt;&gt; len(empty)</text:p>
        <text:p text:style-name="P54">0</text:p>
        <text:p text:style-name="P54">&gt;&gt;&gt; len(singleton)</text:p>
        <text:p text:style-name="P54">1</text:p>
        <text:p text:style-name="P54">&gt;&gt;&gt; singleton</text:p>
        <text:p text:style-name="P54">('Hallo',)</text:p>
        <text:p text:style-name="P16"><text:span text:style-name="T4">Die Anweisung </text:span><text:span text:style-name="Source_20_Text"><text:span text:style-name="T12">t = 12345, 54321, 'Hallo!'</text:span></text:span><text:span text:style-name="T4"> ist ein Beispiel für das </text:span><text:span text:style-name="Emphasis"><text:span text:style-name="T4">Tupel packen</text:span></text:span><text:span text:style-name="T4"> (</text:span><text:span text:style-name="Emphasis"><text:span text:style-name="T4">tuple packing</text:span></text:span><text:span text:style-name="T4">): Die Werte </text:span><text:span text:style-name="Source_20_Text"><text:span text:style-name="T12">12345</text:span></text:span><text:span text:style-name="T4">, </text:span><text:span text:style-name="Source_20_Text"><text:span text:style-name="T12">54321</text:span></text:span><text:span text:style-name="T4">, </text:span><text:span text:style-name="Source_20_Text"><text:span text:style-name="T12">'Hallo!'</text:span></text:span><text:span text:style-name="T4"> werden zusammen in ein Tupel gepackt. Das Gegenteil ist ebenso möglich:</text:span></text:p>
        <text:p text:style-name="P50">&gt;&gt;&gt; x, y, z = t</text:p>
        <text:p text:style-name="P16"><text:span text:style-name="T4">Das wird passenderweise </text:span><text:span text:style-name="Emphasis"><text:span text:style-name="T4">Sequenz auspacken</text:span></text:span><text:span text:style-name="T4"> (</text:span><text:span text:style-name="Emphasis"><text:span text:style-name="T4">sequence unpacking</text:span></text:span><text:span text:style-name="T4">) genannt und funktioniert mit jeder Sequenz auf der rechten Seite der Zuweisung. Die Anzahl der Namen auf der linken Seite muss genauso groß sein, wie die Länge der Sequenz. Eine Mehrfachzuweisung ist eigentlich nur eine Kombination von Tupel packen und dem Auspacken der Sequenz.</text:span></text:p>
      </text:section>
      <text:section text:style-name="Sect1" text:name="mengen">
        <text:h text:style-name="P71" text:outline-level="2"><text:bookmark text:name="tut-sets"/>5.4. Mengen</text:h>
        <text:p text:style-name="P16"><text:span text:style-name="T4">Python enthält auch einen Datentyp für Mengen (</text:span><text:span text:style-name="Emphasis"><text:span text:style-name="T4">sets</text:span></text:span><text:span text:style-name="T4">). Eine Menge ist eine ungeordnete Sammlung ohne doppelte Elemente. Sie werden vor allem dazu benutzt, um zu testen, ob </text:span><text:soft-page-break/><text:span text:style-name="T4">ein Element in der Menge vertreten ist und doppelte Einträge zu beseitigen. Mengenobjekte unterstützen ebenfalls mathematische Operationen wie Vereinigungsmenge, Schnittmenge, Differenz und symmetrische Differenz.</text:span></text:p>
        <text:p text:style-name="P16"><text:span text:style-name="T4">Geschweifte Klammern oder die Funktion </text:span><text:span text:style-name="Source_20_Text"><text:span text:style-name="T8">set()</text:span></text:span><text:span text:style-name="T4"> können dazu genutzt werden Mengen zu erzeugen. Wichtig: Um eine leere Menge zu erzeugen muss man </text:span><text:span text:style-name="Source_20_Text"><text:span text:style-name="T12">set()</text:span></text:span><text:span text:style-name="T4"> benutzen, </text:span><text:span text:style-name="Source_20_Text"><text:span text:style-name="T12">{}</text:span></text:span><text:span text:style-name="T4"> ist dagegen nicht möglich. Letzteres erzeugt ein leeres Dictionary, eine Datenstruktur, die wir im nächsten Abschnitt besprechen.</text:span></text:p>
        <text:p text:style-name="P18">Hier eine kurze Demonstration:</text:p>
        <text:p text:style-name="P50">&gt;&gt;&gt; basket = {'Apfel', 'Orange', 'Apfel', 'Birne', 'Orange', 'Banane'}</text:p>
        <text:p text:style-name="P54">&gt;&gt;&gt; print(basket) <text:s text:c="21"/># zeigt, dass die Duplikate entfernt wurden</text:p>
        <text:p text:style-name="P54">{'Orange', 'Birne', 'Apfel', 'Banane'}</text:p>
        <text:p text:style-name="P54">&gt;&gt;&gt; 'Orange' in basket <text:s text:c="16"/># schnelles Testen auf Mitgliedschaft</text:p>
        <text:p text:style-name="P54">True</text:p>
        <text:p text:style-name="P54">&gt;&gt;&gt; 'Fingerhirse' in basket</text:p>
        <text:p text:style-name="P54">False</text:p>
        <text:p text:style-name="P57"/>
        <text:p text:style-name="P54">&gt;&gt;&gt; a = set('abracadabra')</text:p>
        <text:p text:style-name="P54">&gt;&gt;&gt; b = set('alacazam')</text:p>
        <text:p text:style-name="P54">&gt;&gt;&gt; a <text:s text:c="33"/># einzelne Buchstaben in a</text:p>
        <text:p text:style-name="P54">{'a', 'r', 'b', 'c', 'd'}</text:p>
        <text:p text:style-name="P54">&gt;&gt;&gt; a - b <text:s text:c="29"/># in a aber nicht in b</text:p>
        <text:p text:style-name="P54">{'r', 'd', 'b'}</text:p>
        <text:p text:style-name="P54">&gt;&gt;&gt; a | b <text:s text:c="29"/># in a oder b</text:p>
        <text:p text:style-name="P54">{'a', 'c', 'r', 'd', 'b', 'm', 'z', 'l'}</text:p>
        <text:p text:style-name="P54">&gt;&gt;&gt; a &amp; b <text:s text:c="29"/># sowohl in a, als auch in b</text:p>
        <text:p text:style-name="P54">{'a', 'c'}</text:p>
        <text:p text:style-name="P54">&gt;&gt;&gt; a ^ b <text:s text:c="29"/># entweder in a oder b</text:p>
        <text:p text:style-name="P54">{'r', 'd', 'b', 'm', 'z', 'l'}</text:p>
        <text:p text:style-name="P16"><text:span text:style-name="T4">Wie </text:span><text:a xlink:type="simple" xlink:href="https://py-tutorial-de.readthedocs.io/de/python-3.3/datastructures.html#tut-listcomps" text:style-name="Internet_20_link" text:visited-style-name="Visited_20_Internet_20_Link"><text:span text:style-name="T14">für Listen</text:span></text:a><text:span text:style-name="T4"> gibt es auch eine “Set Comprehension”-Syntax:</text:span></text:p>
        <text:p text:style-name="P50">&gt;&gt;&gt; a = {x for x in 'abracadabra' if x not in 'abc'}</text:p>
        <text:p text:style-name="P54">&gt;&gt;&gt; a</text:p>
        <text:p text:style-name="P54">{'r', 'd'}</text:p>
      </text:section>
      <text:section text:style-name="Sect1" text:name="dictionaries">
        <text:h text:style-name="P71" text:outline-level="2"><text:bookmark text:name="tut-dictionaries"/>5.5. Dictionaries</text:h>
        <text:p text:style-name="P16"><text:span text:style-name="T4">Ein weiterer nützlicher Datentyp, der in Python eingebaut ist, ist das </text:span><text:span text:style-name="Emphasis"><text:span text:style-name="T4">Dictionary</text:span></text:span><text:span text:style-name="T4"> (siehe </text:span><text:a xlink:type="simple" xlink:href="http://docs.python.org/3.3/library/stdtypes.html#typesmapping" text:style-name="Internet_20_link" text:visited-style-name="Visited_20_Internet_20_Link"><text:span text:style-name="T14">Mapping Types</text:span></text:a><text:span text:style-name="T4">). Dictionaries sind in manch anderen Sprachen als “assoziativer Speicher” oder “assoziative Arrays” zu finden. Anders als Sequenzen, die über Zahlen indizierbar sind, sind Dictionaries durch </text:span><text:span text:style-name="Emphasis"><text:span text:style-name="T4">Schlüssel</text:span></text:span><text:span text:style-name="T4"> (</text:span><text:span text:style-name="Emphasis"><text:span text:style-name="T4">keys</text:span></text:span><text:span text:style-name="T4">), als die jeder unveränderbare Typ dienen kann, indizierbar; aus Zeichenketten und Zahlen kann immer solch ein Schlüssel gebildet werden. Tupel können als Schlüssel benutzt werden, wenn sie nur aus Zeichenketten, Zahlen oder Tupel bestehen; enthält ein Tupel direkt oder indirekt ein veränderbares Objekt, kann es nicht als Schlüssel genutzt werden. Listen können nicht als Schlüssel benutzt werden, da sie direkt veränderbar sind, sei es durch Indexzuweisung, Abschnittszuweisung oder Methoden wie </text:span><text:span text:style-name="Source_20_Text"><text:span text:style-name="T8">append()</text:span></text:span><text:span text:style-name="T4"> and </text:span><text:span text:style-name="Source_20_Text"><text:span text:style-name="T8">extend()</text:span></text:span><text:span text:style-name="T4">.</text:span></text:p>
        <text:p text:style-name="P16"><text:soft-page-break/><text:span text:style-name="T4">Am Besten stellt man sich Dictionaries als ungeordnete Menge von </text:span><text:span text:style-name="Emphasis"><text:span text:style-name="T4">Schlüssel: Wert</text:span></text:span><text:span text:style-name="T4">-Paaren vor, mit der Anforderung, dass die Schlüssel innerhalb eines Dictionaries eindeutig sind. Ein Paar von geschweiften Klammern erstellt ein leeres Dictionary: </text:span><text:span text:style-name="Source_20_Text"><text:span text:style-name="T12">{}</text:span></text:span><text:span text:style-name="T4">. Schreibt man eine Reihe von Komma-getrennten Schlüssel-Wert-Paaren in die Klammern, fügt man diese als Anfangspaare dem Dictionary hinzu; dies ist ebenfalls die Art und Weise, wie Dictionaries ausgegeben werden.</text:span></text:p>
        <text:p text:style-name="P16"><text:span text:style-name="T4">Die Hauptoperationen, die an einem Dictionary durchgeführt werden, sind die Ablage eines Wertes unter einem Schlüssel und der Abruf eines Wertes mit dem gegebenen Schlüssel. Es ist auch möglich ein Schlüssel-Wert-Paar per </text:span><text:span text:style-name="Source_20_Text"><text:span text:style-name="T12">del</text:span></text:span><text:span text:style-name="T4"> zu löschen. Legt man einen Wert unter einem Schlüssel ab, der schon benutzt wird, überschreibt man den alten Wert, der vorher mit diesem Schlüssel verknüpft war. Einen Wert mit einem nicht-existenten Schlüssel abrufen zu wollen, erzeugt eine Fehlermeldung.</text:span></text:p>
        <text:p text:style-name="P16"><text:span text:style-name="T4">Der Aufruf </text:span><text:span text:style-name="Source_20_Text"><text:span text:style-name="T12">list(d.keys())</text:span></text:span><text:span text:style-name="T4"> auf ein Dictionary gibt eine Liste aller Schlüssel in zufälliger Reihenfolge zurück (will man sie sortiert haben, verwendet man einfach die Funktion </text:span><text:span text:style-name="Source_20_Text"><text:span text:style-name="T12">sorted(d.keys())</text:span></text:span><text:span text:style-name="T4"> stattdessen). </text:span><text:bookmark text:name="id25"/><text:a xlink:type="simple" xlink:href="https://py-tutorial-de.readthedocs.io/de/python-3.3/datastructures.html#id4" text:style-name="Internet_20_link" text:visited-style-name="Visited_20_Internet_20_Link"><text:span text:style-name="T16">[2]</text:span></text:a><text:span text:style-name="T4"> Um zu überprüfen ob ein einzelner Schlüssel im Dictionary ist, lässt sich das Schlüsselwort </text:span><text:span text:style-name="Source_20_Text"><text:span text:style-name="T8">in</text:span></text:span><text:span text:style-name="T4"> benutzen.</text:span></text:p>
        <text:p text:style-name="P18">Hier ein kleines Beispiel wie man Dictionaries benutzt:</text:p>
        <text:p text:style-name="P50">&gt;&gt;&gt; tel = {'jack': 4098, 'sape': 4139}</text:p>
        <text:p text:style-name="P54">&gt;&gt;&gt; tel['guido'] = 4127</text:p>
        <text:p text:style-name="P54">&gt;&gt;&gt; tel</text:p>
        <text:p text:style-name="P54">{'sape': 4139, 'guido': 4127, 'jack': 4098}</text:p>
        <text:p text:style-name="P54">&gt;&gt;&gt; tel['jack']</text:p>
        <text:p text:style-name="P54">4098</text:p>
        <text:p text:style-name="P54">&gt;&gt;&gt; del tel['sape']</text:p>
        <text:p text:style-name="P54">&gt;&gt;&gt; tel['irv'] = 4127</text:p>
        <text:p text:style-name="P54">&gt;&gt;&gt; tel</text:p>
        <text:p text:style-name="P54">{'guido': 4127, 'irv': 4127, 'jack': 4098}</text:p>
        <text:p text:style-name="P54">&gt;&gt;&gt; list(tel.keys())</text:p>
        <text:p text:style-name="P54">['irv', 'guido', 'jack']</text:p>
        <text:p text:style-name="P54">&gt;&gt;&gt; sorted(tel.keys())</text:p>
        <text:p text:style-name="P54">['guido', 'irv', 'jack']</text:p>
        <text:p text:style-name="P54">&gt;&gt;&gt; 'guido' in tel</text:p>
        <text:p text:style-name="P54">True</text:p>
        <text:p text:style-name="P54">&gt;&gt;&gt; 'jack' not in tel</text:p>
        <text:p text:style-name="P54">False</text:p>
        <text:p text:style-name="P16"><text:span text:style-name="T4">Der </text:span><text:span text:style-name="Source_20_Text"><text:span text:style-name="T8">dict()</text:span></text:span><text:span text:style-name="T4">-Konstruktor erstellt Dictionaries direkt von Sequenzen von Schlüssel-Wert-Paare:</text:span></text:p>
        <text:p text:style-name="P50">&gt;&gt;&gt; dict([('sape', 4139), ('guido', 4127), ('jack', 4098)])</text:p>
        <text:p text:style-name="P54">{'sape': 4139, 'jack': 4098, 'guido': 4127}</text:p>
        <text:p text:style-name="P18">Außerdem können “Dict Comprehensions” benutzt werden, um Dictionaries von willkürlichen Schlüssel und Wert Ausdrücken zu erstellen:</text:p>
        <text:p text:style-name="P50">&gt;&gt;&gt; {x: x**2 for x in (2, 4, 6)}</text:p>
        <text:p text:style-name="P54">{2: 4, 4: 16, 6: 36}</text:p>
        <text:p text:style-name="P18"><text:soft-page-break/>Sind die Schlüssel einfache Zeichenketten, ist es manchmal einfacher, die Paare als Schlüsselwort-Argumente anzugeben:</text:p>
        <text:p text:style-name="P50">&gt;&gt;&gt; dict(sape=4139, guido=4127, jack=4098)</text:p>
        <text:p text:style-name="P54">{'sape': 4139, 'jack': 4098, 'guido': 4127}</text:p>
      </text:section>
      <text:section text:style-name="Sect1" text:name="schleifentechniken">
        <text:h text:style-name="P71" text:outline-level="2"><text:bookmark text:name="tut-loopidioms"/>5.6. Schleifentechniken</text:h>
        <text:p text:style-name="P16"><text:span text:style-name="T4">Wenn man über Dictionaries iteriert, lassen sich der Schlüssel und der entsprechende Wert gleichzeitig durch die Methode </text:span><text:span text:style-name="Source_20_Text"><text:span text:style-name="T8">items()</text:span></text:span><text:span text:style-name="T4"> abrufen.</text:span></text:p>
        <text:p text:style-name="P50">&gt;&gt;&gt; knights = {'Gallahad': 'der Reine', 'Robin': 'der Mutige'}</text:p>
        <text:p text:style-name="P54">&gt;&gt;&gt; for k, v in knights.items():</text:p>
        <text:p text:style-name="P54">... <text:s text:c="4"/>print(k, v)</text:p>
        <text:p text:style-name="P54">...</text:p>
        <text:p text:style-name="P54">Gallahad der Reine</text:p>
        <text:p text:style-name="P54">Robin der Mutige</text:p>
        <text:p text:style-name="P16"><text:span text:style-name="T4">Iteriert man über eine Sequenz, lassen sich der Index und das entsprechende Objekt gleichzeitig über die Funktion </text:span><text:span text:style-name="Source_20_Text"><text:span text:style-name="T8">enumerate()</text:span></text:span><text:span text:style-name="T4"> abrufen.</text:span></text:p>
        <text:p text:style-name="P50">&gt;&gt;&gt; for i, v in enumerate(['tic', 'tac', 'toe']):</text:p>
        <text:p text:style-name="P54">... <text:s text:c="4"/>print(i, v)</text:p>
        <text:p text:style-name="P54">...</text:p>
        <text:p text:style-name="P54">0 tic</text:p>
        <text:p text:style-name="P54">1 tac</text:p>
        <text:p text:style-name="P54">2 toe</text:p>
        <text:p text:style-name="P16"><text:span text:style-name="T4">Um über mehrere Sequenzen gleichzeitig zu iterieren, können die Einträge mit Hilfe der </text:span><text:span text:style-name="Source_20_Text"><text:span text:style-name="T8">zip()</text:span></text:span><text:span text:style-name="T4">-Funktion gruppiert werden.</text:span></text:p>
        <text:p text:style-name="P50">&gt;&gt;&gt; questions = ['Name', 'Auftrag']</text:p>
        <text:p text:style-name="P54">&gt;&gt;&gt; answers = ['Lancelot', 'die Suche nach dem Heiligen Gral']</text:p>
        <text:p text:style-name="P54">&gt;&gt;&gt; for q, a in zip(questions, answers):</text:p>
        <text:p text:style-name="P54">... <text:s text:c="4"/>print('Was ist dein {0}? <text:s/>Er ist {1}.'.format(q, a))</text:p>
        <text:p text:style-name="P54">...</text:p>
        <text:p text:style-name="P54">Was ist dein Name? <text:s/>Er ist Lancelot.</text:p>
        <text:p text:style-name="P54">Was ist dein Auftrag? <text:s/>Er ist die Suche nach dem Heiligen Gral.</text:p>
        <text:p text:style-name="P16"><text:span text:style-name="T4">Um über eine Sequenz in umgekehrter Reihenfolge zu iterieren, gibt man die Sequenz zuerst in richtiger Reihenfolge an und ruft dann die Funktion </text:span><text:span text:style-name="Source_20_Text"><text:span text:style-name="T8">reversed()</text:span></text:span><text:span text:style-name="T4"> auf.</text:span></text:p>
        <text:p text:style-name="P50">&gt;&gt;&gt; for i in reversed(range(1, 10, 2)):</text:p>
        <text:p text:style-name="P54">... <text:s text:c="4"/>print(i)</text:p>
        <text:p text:style-name="P54">...</text:p>
        <text:p text:style-name="P54">9</text:p>
        <text:p text:style-name="P54">7</text:p>
        <text:p text:style-name="P54">5</text:p>
        <text:p text:style-name="P54">3</text:p>
        <text:p text:style-name="P54">1</text:p>
        <text:p text:style-name="P16"><text:span text:style-name="T4">Um über eine Sequenz in sortierter Reihenfolge zu iterieren, gibt es die Funktion </text:span><text:span text:style-name="Source_20_Text"><text:span text:style-name="T8">sorted()</text:span></text:span><text:span text:style-name="T4">, die eine neue, sortierte Liste zurückgibt, die ursprüngliche Sequenz, aber nicht anrührt.</text:span></text:p>
        <text:p text:style-name="P50">&gt;&gt;&gt; basket = ['Apfel', 'Orange', 'Apfel', 'Birne', 'Orange', 'Banane']</text:p>
        <text:p text:style-name="P54">&gt;&gt;&gt; for f in sorted(set(basket)):</text:p>
        <text:p text:style-name="P54">... <text:s text:c="4"/>print(f)</text:p>
        <text:p text:style-name="P54">...</text:p>
        <text:p text:style-name="P54">Apfel</text:p>
        <text:p text:style-name="P54">Banane</text:p>
        <text:p text:style-name="P54"><text:soft-page-break/>Birne</text:p>
        <text:p text:style-name="P54">Orange</text:p>
      </text:section>
      <text:section text:style-name="Sect1" text:name="mehr-zu-bedingungen">
        <text:h text:style-name="P71" text:outline-level="2">5.7. Mehr zu Bedingungen</text:h>
        <text:p text:style-name="P16"><text:span text:style-name="T4">Die Bedingungen, die in </text:span><text:span text:style-name="Source_20_Text"><text:span text:style-name="T12">while</text:span></text:span><text:span text:style-name="T4">- und </text:span><text:span text:style-name="Source_20_Text"><text:span text:style-name="T12">if</text:span></text:span><text:span text:style-name="T4">-Anweisungen benutzt werden, können jegliche Operatoren enthalten, nicht nur Vergleiche.</text:span></text:p>
        <text:p text:style-name="P16"><text:span text:style-name="T4">Die Vergleichsoperatoren </text:span><text:span text:style-name="Source_20_Text"><text:span text:style-name="T12">in</text:span></text:span><text:span text:style-name="T4"> und </text:span><text:span text:style-name="Source_20_Text"><text:span text:style-name="T12">not in</text:span></text:span><text:span text:style-name="T4"> überprüfen, ob ein Wert in einer Sequenz (nicht) vorkommt. Die Operatoren </text:span><text:span text:style-name="Source_20_Text"><text:span text:style-name="T12">is</text:span></text:span><text:span text:style-name="T4"> und </text:span><text:span text:style-name="Source_20_Text"><text:span text:style-name="T12">is not</text:span></text:span><text:span text:style-name="T4"> vergleichen auf Objektidentität, d.h. ob zwei Objekte dieselben sind; dies ist aber nur wichtig für veränderbare Objekte wie Listen. Alle Vergleichsoperatoren haben dieselbe Priorität, die geringer als die von numerischen Operatoren ist.</text:span></text:p>
        <text:p text:style-name="P16"><text:span text:style-name="T4">Vergleiche können aneinandergereiht werden. Zum Beispiel überprüft </text:span><text:span text:style-name="Source_20_Text"><text:span text:style-name="T12">a &lt; b == c</text:span></text:span><text:span text:style-name="T4">, ob </text:span><text:span text:style-name="Source_20_Text"><text:span text:style-name="T12">a</text:span></text:span><text:span text:style-name="T4"> kleiner als </text:span><text:span text:style-name="Source_20_Text"><text:span text:style-name="T12">b</text:span></text:span><text:span text:style-name="T4"> ist und darüberhinaus </text:span><text:span text:style-name="Source_20_Text"><text:span text:style-name="T12">b</text:span></text:span><text:span text:style-name="T4"> gleich </text:span><text:span text:style-name="Source_20_Text"><text:span text:style-name="T12">c</text:span></text:span><text:span text:style-name="T4"> ist.</text:span></text:p>
        <text:p text:style-name="P16"><text:span text:style-name="T4">Vergleiche können kombiniert werden, indem man die boolschen Operatoren </text:span><text:span text:style-name="Source_20_Text"><text:span text:style-name="T12">and</text:span></text:span><text:span text:style-name="T4"> und </text:span><text:span text:style-name="Source_20_Text"><text:span text:style-name="T12">or</text:span></text:span><text:span text:style-name="T4">benutzt. Das Ergebnis des Vergleiches (oder jedes anderen boolschen Ausdrucks) kann mit </text:span><text:span text:style-name="Source_20_Text"><text:span text:style-name="T12">not</text:span></text:span><text:span text:style-name="T4">negiert werden. Sie haben eine geringere Priorität als Vergleichsoperatoren; von ihnen hat </text:span><text:span text:style-name="Source_20_Text"><text:span text:style-name="T12">not</text:span></text:span><text:span text:style-name="T4"> die höchste und </text:span><text:span text:style-name="Source_20_Text"><text:span text:style-name="T12">or</text:span></text:span><text:span text:style-name="T4"> die niedrigste Priorität, sodass </text:span><text:span text:style-name="Source_20_Text"><text:span text:style-name="T12">A and not B or C</text:span></text:span><text:span text:style-name="T4"> äquivalent zu </text:span><text:span text:style-name="Source_20_Text"><text:span text:style-name="T12">(A and (not B)) or C</text:span></text:span><text:span text:style-name="T4"> ist. Wie üblich können auch hier Klammern benutzt werden, um die gewünschte Gruppierung auszudrücken.</text:span></text:p>
        <text:p text:style-name="P16"><text:span text:style-name="T4">Die boolschen Operatoren </text:span><text:span text:style-name="Source_20_Text"><text:span text:style-name="T12">and</text:span></text:span><text:span text:style-name="T4"> und </text:span><text:span text:style-name="Source_20_Text"><text:span text:style-name="T12">or</text:span></text:span><text:span text:style-name="T4"> sind sogenannte </text:span><text:span text:style-name="Emphasis"><text:span text:style-name="T4">Kurzschluss</text:span></text:span><text:span text:style-name="T4">- (</text:span><text:span text:style-name="Emphasis"><text:span text:style-name="T4">short-circuit</text:span></text:span><text:span text:style-name="T4">) Operatoren: Ihre Argumente werden von links nach rechts ausgewertet und die Auswertung wird abgebrochen, sobald das Ergebnis feststeht. Zum Beispiel, wenn </text:span><text:span text:style-name="Source_20_Text"><text:span text:style-name="T12">A</text:span></text:span><text:span text:style-name="T4"> und </text:span><text:span text:style-name="Source_20_Text"><text:span text:style-name="T12">C</text:span></text:span><text:span text:style-name="T4"> wahr, aber </text:span><text:span text:style-name="Source_20_Text"><text:span text:style-name="T12">B</text:span></text:span><text:span text:style-name="T4"> unwahr ist, wird </text:span><text:span text:style-name="Source_20_Text"><text:span text:style-name="T12">C</text:span></text:span><text:span text:style-name="T4"> von</text:span><text:span text:style-name="Source_20_Text"><text:span text:style-name="T12">A and B and C</text:span></text:span><text:span text:style-name="T4"> nicht ausgewertet. Werden sie als genereller Wert und nicht als Boolean benutzt, ist der Rückgabewert eines Kurzschluss-Operators das zuletzt ausgewertete Argument.</text:span></text:p>
        <text:p text:style-name="P18">Es ist möglich das Ergebnis eines Vergleiches oder eines anderen boolschen Ausdruck einer Variablen zuzuweisen. Zum Beispiel:</text:p>
        <text:p text:style-name="P50">&gt;&gt;&gt; string1, string2, string3 = '', 'Trondheim', 'Hammer Tanz'</text:p>
        <text:p text:style-name="P54">&gt;&gt;&gt; non_null = string1 or string2 or string3</text:p>
        <text:p text:style-name="P54">&gt;&gt;&gt; non_null</text:p>
        <text:p text:style-name="P54">'Trondheim'</text:p>
        <text:p text:style-name="P16"><text:span text:style-name="T4">Wichtig ist, dass in Python, anders als in C, Zuweisungen nicht innerhalb eines Ausdrucks vorkommen können. C-Programmierer mögen darüber murren, aber diese Einschränkung vermeidet eine in C übliche Fehlerklasse, in einem Ausdruck </text:span><text:span text:style-name="Source_20_Text"><text:span text:style-name="T12">=</text:span></text:span><text:span text:style-name="T4"> , statt des beabsichtigten </text:span><text:span text:style-name="Source_20_Text"><text:span text:style-name="T12">==</text:span></text:span><text:span text:style-name="T4">, zu schreiben.</text:span></text:p>
      </text:section>
      <text:section text:style-name="Sect1" text:name="vergleich-von-sequenzen-mit-anderen-typen">
        <text:h text:style-name="P71" text:outline-level="2"><text:bookmark text:name="tut-comparing"/><text:soft-page-break/>5.8. Vergleich von Sequenzen mit anderen Typen</text:h>
        <text:p text:style-name="P16"><text:span text:style-name="T4">Sequenzobjekte können mit anderen Objekten desselben Sequenztyps verglichen werden. Der Vergleich benutzt eine </text:span><text:span text:style-name="Emphasis"><text:span text:style-name="T4">lexikographische</text:span></text:span><text:span text:style-name="T4"> Ordnung: Zuerst werden die ersten beiden Elemente verglichen, unterscheiden sie sich, bestimmt das das Ergebnis des Vergleiches. Sind sie gleich, werden die nächsten zwei Elemente verglichen, und so weiter, bis sich eine der beiden erschöpft. Sind zwei Elemente, die verglichen werden sollen wiederum Sequenzen desselben Sequenztyps, wird der lexikographische Vergleich rekursiv durchgeführt. Sind alle Elemente zweier Sequenzen gleich, werden die Sequenzen für gleich befunden. Ist eine Sequenz eine anfängliche Teilfolge der anderen, so ist die kürzere die kleinere (geringere). Die Lexikographische Ordnung von Zeichenketten benutzt die Nummer des Unicode-Codepoints, um einzelne Zeichen zu ordnen. Ein paar Beispiele für Vergleiche zwischen Sequenzen des gleichen Typs:</text:span></text:p>
        <text:p text:style-name="P50">(1, 2, 3) <text:s text:c="13"/>&lt; (1, 2, 4)</text:p>
        <text:p text:style-name="P54">[1, 2, 3] <text:s text:c="13"/>&lt; [1, 2, 4]</text:p>
        <text:p text:style-name="P54">'ABC' &lt; 'C' &lt; 'Pascal' &lt; 'Python'</text:p>
        <text:p text:style-name="P54">(1, 2, 3, 4) <text:s text:c="10"/>&lt; (1, 2, 4)</text:p>
        <text:p text:style-name="P54">(1, 2) <text:s text:c="16"/>&lt; (1, 2, -1)</text:p>
        <text:p text:style-name="P54">(1, 2, 3) <text:s text:c="12"/>== (1.0, 2.0, 3.0)</text:p>
        <text:p text:style-name="P54">(1, 2, ('aa', 'ab')) <text:s text:c="2"/>&lt; (1, 2, ('abc', 'a'), 4)</text:p>
        <text:p text:style-name="P16"><text:span text:style-name="T4">Das Vergleichen von Objekten verschiedenen Typs durch </text:span><text:span text:style-name="Source_20_Text"><text:span text:style-name="T12">&lt;</text:span></text:span><text:span text:style-name="T4"> oder </text:span><text:span text:style-name="Source_20_Text"><text:span text:style-name="T12">&gt;</text:span></text:span><text:span text:style-name="T4"> ist erlaubt, sofern die Objekte passende Vergleichsmethoden haben. Zum Beispiel werden numerische Typen anhand ihres numerischen Wertes verglichen, sodass 0 0.0 gleicht, usw. Andernfalls wird der Interpreter eine </text:span><text:span text:style-name="Source_20_Text"><text:span text:style-name="T8">TypeError</text:span></text:span><text:span text:style-name="T4">-Ausnahme verursachen, statt eine willkürliche Ordnung bereitzustellen.</text:span></text:p>
        <text:p text:style-name="P7"><text:bookmark text:name="id31"/></text:p>
        <table:table table:name="Table4" table:style-name="Table4">
          <table:table-column table:style-name="Table4.A"/>
          <table:table-column table:style-name="Table4.B"/>
          <table:table-row>
            <table:table-cell table:style-name="Table4.A1" office:value-type="string">
              <text:p text:style-name="P83"><text:a xlink:type="simple" xlink:href="https://py-tutorial-de.readthedocs.io/de/python-3.3/datastructures.html#id1" text:style-name="Internet_20_link" text:visited-style-name="Visited_20_Internet_20_Link"><text:span text:style-name="T22">[1]</text:span></text:a></text:p>
            </table:table-cell>
            <table:table-cell table:style-name="Table4.A1" office:value-type="string">
              <text:p text:style-name="P85"><text:span text:style-name="T23">Andere Sprachen geben möglicherweise das veränderte Objekt selbst zurück, was die Verkettung von Methoden erlaubt, wie z.B. </text:span><text:span text:style-name="Source_20_Text"><text:span text:style-name="T24">d-&gt;insert("a")-&gt;remove("b")-&gt;sort();</text:span></text:span></text:p>
            </table:table-cell>
          </table:table-row>
        </table:table>
        <text:p text:style-name="P6"><text:bookmark text:name="id41"/></text:p>
        <table:table table:name="Table5" table:style-name="Table5">
          <table:table-column table:style-name="Table5.A"/>
          <table:table-column table:style-name="Table5.B"/>
          <table:table-row>
            <table:table-cell table:style-name="Table5.A1" office:value-type="string">
              <text:p text:style-name="P83"><text:a xlink:type="simple" xlink:href="https://py-tutorial-de.readthedocs.io/de/python-3.3/datastructures.html#id2" text:style-name="Internet_20_link" text:visited-style-name="Visited_20_Internet_20_Link"><text:span text:style-name="T22">[2]</text:span></text:a></text:p>
            </table:table-cell>
            <table:table-cell table:style-name="Table5.A1" office:value-type="string">
              <text:p text:style-name="P85"><text:span text:style-name="T23">Beim Aufruf von </text:span><text:span text:style-name="Source_20_Text"><text:span text:style-name="T24">d.keys()</text:span></text:span><text:span text:style-name="T23"> wird ein </text:span><text:span text:style-name="Emphasis"><text:span text:style-name="T23">dictionary view</text:span></text:span><text:span text:style-name="T23">-Objekt zurückgeben. Es unterstützt Operationen wie Mitgliedschaftsprüfung (membership testing) und Iteration, aber sein Inhalt ist abhängig vom ursprünglichen Dictionary – es ist nur eine Ansicht (</text:span><text:span text:style-name="Emphasis"><text:span text:style-name="T23">view</text:span></text:span><text:span text:style-name="T23">).</text:span></text:p>
            </table:table-cell>
          </table:table-row>
        </table:table>
        <text:p text:style-name="Text_20_body"/>
      </text:section>
      <text:h text:style-name="P46" text:outline-level="1">6. Module</text:h>
      <text:p text:style-name="P18">Wenn man den Python-Interpreter beendet und erneut startet, gehen alle vorgenommenen Definitionen (Funktionen und Variablen) verloren. Deshalb benutzt man vorzugsweise einen Text-Editor, um längere und komplexere Programme zu schreiben und verwendet eine Datei als Eingabe für den Interpreter. Diese Datei wird auch als Skript bezeichnet. Wird ein Programm länger, teilt man es besser in mehrere Dateien auf, um es leichter warten zu können. Außerdem ist es von Vorteil, nützliche Funktionen in mehreren Programmen verwenden zu können, ohne sie in jedem Programm erneut definieren zu müssen.</text:p>
      <text:p text:style-name="P16"><text:soft-page-break/><text:span text:style-name="T4">Hierfür bietet Python die Möglichkeit, etwas in einer Datei zu definieren und diese in einer anderen Datei oder in der interaktiven Konsole wieder zu verwenden. So eine Datei wird als </text:span><text:span text:style-name="Emphasis"><text:span text:style-name="T4">Modul</text:span></text:span><text:span text:style-name="T4">bezeichnet. Definitionen eines Moduls können in anderen Modulen oder in das </text:span><text:span text:style-name="Emphasis"><text:span text:style-name="T4">Hauptmodulimportiert</text:span></text:span><text:span text:style-name="T4"> werden, welches die Gesamtheit aller Funktionen und Variablen enthält, auf die man in einem Skript zugreifen kann.</text:span></text:p>
      <text:p text:style-name="P16"><text:span text:style-name="T4">Ein Modul ist eine Datei, die Python-Definitionen und -Anweisungen beinhaltet. Der Dateiname mit dem </text:span><text:span text:style-name="Source_20_Text"><text:span text:style-name="T12">.py</text:span></text:span><text:span text:style-name="T4">-Suffix entspricht dem Namen des Moduls. Innerhalb eines Moduls ist der Modulname als </text:span><text:span text:style-name="Source_20_Text"><text:span text:style-name="T12">__name__</text:span></text:span><text:span text:style-name="T4"> verfügbar (globale Variable des Typs String). Zum Beispiel: Öffne einen Editor Deiner Wahl und erstelle eine Datei im aktuellen Verzeichnis mit dem Namen </text:span><text:span text:style-name="Source_20_Text"><text:span text:style-name="T12">fibo.py</text:span></text:span><text:span text:style-name="T4"> und folgendem Inhalt:</text:span></text:p>
      <text:p text:style-name="P50"># Fibonacci-Zahlen-Modul</text:p>
      <text:p text:style-name="P57"/>
      <text:p text:style-name="P54">def fib(n): <text:s text:c="3"/># schreibe Fibonacci-Folge bis n</text:p>
      <text:p text:style-name="P56"><text:s text:c="4"/><text:span text:style-name="T1">a, b = 0, 1</text:span></text:p>
      <text:p text:style-name="P56"><text:s text:c="4"/><text:span text:style-name="T1">while b &lt; n:</text:span></text:p>
      <text:p text:style-name="P56"><text:s text:c="8"/><text:span text:style-name="T1">print(b, end=' ')</text:span></text:p>
      <text:p text:style-name="P56"><text:s text:c="8"/><text:span text:style-name="T1">a, b = b, a+b</text:span></text:p>
      <text:p text:style-name="P56"><text:s text:c="4"/><text:span text:style-name="T1">print()</text:span></text:p>
      <text:p text:style-name="P57"/>
      <text:p text:style-name="P54">def fib2(n): # gib die Fibonacci-Folge zurück bis n</text:p>
      <text:p text:style-name="P56"><text:s text:c="4"/><text:span text:style-name="T1">result = []</text:span></text:p>
      <text:p text:style-name="P56"><text:s text:c="4"/><text:span text:style-name="T1">a, b = 0, 1</text:span></text:p>
      <text:p text:style-name="P56"><text:s text:c="4"/><text:span text:style-name="T1">while b &lt; n:</text:span></text:p>
      <text:p text:style-name="P56"><text:s text:c="8"/><text:span text:style-name="T1">result.append(b)</text:span></text:p>
      <text:p text:style-name="P56"><text:s text:c="8"/><text:span text:style-name="T1">a, b = b, a+b</text:span></text:p>
      <text:p text:style-name="P56"><text:s text:c="4"/><text:span text:style-name="T1">return result</text:span></text:p>
      <text:p text:style-name="P18">Öffne danach Deinen Python-Interpreter und importiere das Modul mit folgendem Befehl:</text:p>
      <text:p text:style-name="P50">&gt;&gt;&gt; import fibo</text:p>
      <text:p text:style-name="P16"><text:span text:style-name="T4">Dieser Befehl fügt die von </text:span><text:span text:style-name="Source_20_Text"><text:span text:style-name="T12">fibo.py</text:span></text:span><text:span text:style-name="T4"> definierten Funktionen nicht automatisch in die globale Symboltabelle (</text:span><text:span text:style-name="Emphasis"><text:span text:style-name="T4">symbol table</text:span></text:span><text:span text:style-name="T4">) ein, sondern nur den Modulnamen </text:span><text:span text:style-name="Source_20_Text"><text:span text:style-name="T12">fibo</text:span></text:span><text:span text:style-name="T4">. Um die Funktionen anzusprechen, benutzt man den Modulnamen:</text:span></text:p>
      <text:p text:style-name="P50">&gt;&gt;&gt; fibo.fib(1000)</text:p>
      <text:p text:style-name="P54">1 1 2 3 5 8 13 21 34 55 89 144 233 377 610 987</text:p>
      <text:p text:style-name="P54">&gt;&gt;&gt; fibo.fib2(100)</text:p>
      <text:p text:style-name="P54">[1, 1, 2, 3, 5, 8, 13, 21, 34, 55, 89]</text:p>
      <text:p text:style-name="P54">&gt;&gt;&gt; fibo.__name__</text:p>
      <text:p text:style-name="P54">'fibo'</text:p>
      <text:p text:style-name="P18">Wenn man plant, eine Funktion öfters zu verwenden, kann man diese an einen lokalen Namen binden.</text:p>
      <text:p text:style-name="P50">&gt;&gt;&gt; fib = fibo.fib</text:p>
      <text:p text:style-name="P54">&gt;&gt;&gt; fib(500)</text:p>
      <text:p text:style-name="P54">1 1 2 3 5 8 13 21 34 55 89 144 233 377</text:p>
      <text:section text:style-name="Sect1" text:name="mehr-zum-thema-module">
        <text:h text:style-name="P71" text:outline-level="2"><text:bookmark text:name="tut-moremodules"/><text:soft-page-break/>6.1. Mehr zum Thema Module</text:h>
        <text:p text:style-name="P18">Ein Modul kann sowohl ausführbare Anweisungen, als auch Definitionen einer Funktion enthalten. Diese Anweisungen sind dazu gedacht, das Modul zu initialisieren, und werden nur ausgeführt, wenn das Modul zum ersten Mal importiert wird.</text:p>
        <text:p text:style-name="P16"><text:span text:style-name="T4">Jedes Modul hat seine eigene, private Symboltabelle, welche wiederum als globale Symboltabelle von allen Funktion in diesem Modul verwendet wird. Daher kann der Verfasser eines Moduls ohne Bedenken globale Variablen in seinem Modul verwenden, da sie sich nicht mit den globalen Variablen des Benutzers überschneiden können. Andererseits kann man (wenn man weiß, was man tut) auch die globalen Variablen eines Moduls verändern, indem man die gleiche Schreibweise verwendet, um auch dessen Funktionen anzusprechen, </text:span><text:span text:style-name="Source_20_Text"><text:span text:style-name="T12">modname.itemname</text:span></text:span><text:span text:style-name="T4">.</text:span></text:p>
        <text:p text:style-name="P16"><text:span text:style-name="T4">Module können andere Module importieren. Es ist üblich, aber nicht zwingend notwendig, dass man alle </text:span><text:span text:style-name="Source_20_Text"><text:span text:style-name="T8">import</text:span></text:span><text:span text:style-name="T4">-Anweisungen an den Anfang eines Moduls setzt (oder in diesem Fall Skripts). Die Namen der importierten Module werden in die Symboltabelle des importierenden Moduls eingefügt.</text:span></text:p>
        <text:p text:style-name="P16"><text:span text:style-name="T4">Es gibt eine Variante der </text:span><text:span text:style-name="Source_20_Text"><text:span text:style-name="T8">import</text:span></text:span><text:span text:style-name="T4">-Anweisung, welche bestimmte Namen aus einem Modul direkt in die Symboltabelle des importierenden Moduls einfügt. Beispielsweise:</text:span></text:p>
        <text:p text:style-name="P50">&gt;&gt;&gt; from fibo import fib, fib2</text:p>
        <text:p text:style-name="P54">&gt;&gt;&gt; fib(500)</text:p>
        <text:p text:style-name="P54">1 1 2 3 5 8 13 21 34 55 89 144 233 377</text:p>
        <text:p text:style-name="P16"><text:span text:style-name="T4">Diese Variante fügt allerdings nicht den Modulnamen, aus dem die Namen importiert werden, in die lokale Symboltabelle ein, sondern nur die aufgeführten. In diesem Beispiel wird </text:span><text:span text:style-name="Source_20_Text"><text:span text:style-name="T12">fibo</text:span></text:span><text:span text:style-name="T4"> also nicht eingefügt.</text:span></text:p>
        <text:p text:style-name="P18">Zusätzlich gibt es eine Variante um alle Namen eines Moduls zu importieren:</text:p>
        <text:p text:style-name="P50">&gt;&gt;&gt; from fibo import *</text:p>
        <text:p text:style-name="P54">&gt;&gt;&gt; fib(500)</text:p>
        <text:p text:style-name="P54">1 1 2 3 5 8 13 21 34 55 89 144 233 37</text:p>
        <text:p text:style-name="P16"><text:span text:style-name="T4">Hiermit werden alle Namen, sofern sie nicht mit einem Unterstrich (</text:span><text:span text:style-name="Citation"><text:span text:style-name="T4">_</text:span></text:span><text:span text:style-name="T4">) beginnen , importiert. In den meisten Fällen wird diese Variante nicht verwendet, denn dadurch werden unbekannte Namen in den Interpreter importiert und so kann es vorkommen, dass einige Namen überschrieben werden, die bereits definiert worden sind.</text:span></text:p>
        <text:p text:style-name="P16"><text:span text:style-name="T4">Beachte, dass der </text:span><text:span text:style-name="Source_20_Text"><text:span text:style-name="T12">*</text:span></text:span><text:span text:style-name="T4">-Import eines Moduls oder Paketes im allgemeinen verpönt ist, da er oft schlecht lesbaren Code verursacht. Allerdings ist es in Ordnung ihn im interaktiven Interpreter zu benutzen, um weniger tippen zu müssen.</text:span></text:p>
        <text:p text:style-name="P22"><text:soft-page-break/>Bemerkung</text:p>
        <text:p text:style-name="P19"><text:span text:style-name="T4">Aus Effizienzgründen wird jedes Modul nur einmal durch eine Interpreter-Sitzung importiert. Deshalb muss man den Interpreter bei Veränderung der Module neustarten - oder man benutzt </text:span><text:span text:style-name="Source_20_Text"><text:span text:style-name="T8">imp.reload()</text:span></text:span><text:span text:style-name="T4">, beispielsweise </text:span><text:span text:style-name="Source_20_Text"><text:span text:style-name="T12">import imp; imp.reload(modulename)</text:span></text:span><text:span text:style-name="T4">, falls es nur ein Modul ist, welches man interaktiv testen will.</text:span></text:p>
        <text:section text:style-name="Sect1" text:name="module-als-skript-aufrufen">
          <text:h text:style-name="P64" text:outline-level="3"><text:bookmark text:name="tut-modulesasscripts"/>6.1.1. Module als Skript aufrufen</text:h>
          <text:p text:style-name="P18">Wenn man ein Python-Modul folgendermaßen aufruft:</text:p>
          <text:p text:style-name="P50">python fibo.py &lt;Argumente&gt;</text:p>
          <text:p text:style-name="P16"><text:span text:style-name="T4">wird der Code im Modul genauso ausgeführt, als hätte man das Modul importiert. Der einzige Unterschied ist, dass </text:span><text:span text:style-name="Source_20_Text"><text:span text:style-name="T12">__name__</text:span></text:span><text:span text:style-name="T4"> jetzt </text:span><text:span text:style-name="Source_20_Text"><text:span text:style-name="T12">"__main__"</text:span></text:span><text:span text:style-name="T4"> ist und nicht mehr der Name des Moduls. Wenn man nun folgende Zeilen an das Ende des Moduls anfügt:</text:span></text:p>
          <text:p text:style-name="P50">if __name__ == "__main__":</text:p>
          <text:p text:style-name="P56"><text:s text:c="4"/><text:span text:style-name="T1">import sys</text:span></text:p>
          <text:p text:style-name="P56"><text:s text:c="4"/><text:span text:style-name="T1">fib(int(sys.argv[1]))</text:span></text:p>
          <text:p text:style-name="P16"><text:span text:style-name="T4">kann man die Datei sowohl als Skript als auch als importierbares Modul nutzen, da der Code, der die Kommandozeile auswertet, nur ausgeführt wird, wenn das Modul direkt als </text:span><text:span text:style-name="Emphasis"><text:span text:style-name="T4">Hauptdatei</text:span></text:span><text:span text:style-name="T4">ausgeführt wird:</text:span></text:p>
          <text:p text:style-name="P50">$ python fibo.py 50</text:p>
          <text:p text:style-name="P54">1 1 2 3 5 8 13 21 34</text:p>
          <text:p text:style-name="P18">Beim Import des Moduls wird dieser Code nicht ausgeführt:</text:p>
          <text:p text:style-name="P50">&gt;&gt;&gt; import fibo</text:p>
          <text:p text:style-name="P54">&gt;&gt;&gt;</text:p>
          <text:p text:style-name="P18">Dies wird oft dazu verwendet, um entweder eine bequeme Benutzerschnittstelle zum Modul bereitzustellen oder zu Testzwecken (wenn das Modul als Skript ausgeführt wird, wird eine Testsuite gestartet).</text:p>
        </text:section>
        <text:section text:style-name="Sect1" text:name="der-modul-suchpfad">
          <text:h text:style-name="P66" text:outline-level="3"><text:bookmark text:name="tut-searchpath"/>6.1.2. Der Modul-Suchpfad</text:h>
          <text:p text:style-name="P16"><text:bookmark text:name="index-02"/><text:span text:style-name="T4">Wenn ein Modul mit dem Namen </text:span><text:span text:style-name="Source_20_Text"><text:span text:style-name="T8">spam</text:span></text:span><text:span text:style-name="T4"> importiert wird, sucht der Interpreter zuerst nach einem eingebauten Modul mit diesem Namen. Wird es nicht gefunden, sucht er nach einer Datei, die </text:span><text:span text:style-name="Source_20_Text"><text:span text:style-name="T12">spam.py</text:span></text:span><text:span text:style-name="T4"> benannt ist, in der Liste von Verzeichnissen der Variable </text:span><text:span text:style-name="Source_20_Text"><text:span text:style-name="T8">sys.path</text:span></text:span><text:span text:style-name="T4">. </text:span><text:span text:style-name="Source_20_Text"><text:span text:style-name="T8">sys.path</text:span></text:span><text:span text:style-name="T4"> wird mit</text:span></text:p>
          <text:list xml:id="list2572677055" text:style-name="L7">
            <text:list-item>
              <text:p text:style-name="P35">dem Verzeichnis, das das Eingabeskript enthält (oder das aktuelle Verzeichnis),</text:p>
            </text:list-item>
            <text:list-item>
              <text:p text:style-name="P27"><text:bookmark text:name="index-11"/><text:span text:style-name="Source_20_Text"><text:span text:style-name="T8">PYTHONPATH</text:span></text:span><text:span text:style-name="T4"> (eine Liste von Verzeichnissen, mit derselben Syntax wie die Shell-Variable </text:span><text:bookmark text:name="index-21"/><text:span text:style-name="Source_20_Text"><text:span text:style-name="T8">PATH</text:span></text:span><text:span text:style-name="T4">)</text:span></text:p>
            </text:list-item>
            <text:list-item>
              <text:p text:style-name="P35">der installationsabhängige Standard.</text:p>
            </text:list-item>
          </text:list>
          <text:p text:style-name="P16"><text:soft-page-break/><text:span text:style-name="T4">Nach der Initialisierung können Python-Programme </text:span><text:span text:style-name="Source_20_Text"><text:span text:style-name="T8">sys.path</text:span></text:span><text:span text:style-name="T4"> modifizieren. Das Verzeichnis, das das laufende Skript enthält befindet sich am Anfang des Suchpfads, noch vor den Pfaden der Standardbibliothek. Das bedeutet, dass Module in diesem Verzeichnis anstelle von Modulen der Standardbibliothek geladen werden, wenn sie denselben Namen haben. Dies ist ein Fehler, sofern man das Modul der Standardbibliothek nicht ersetzen will. Siehe Abschnitt </text:span><text:a xlink:type="simple" xlink:href="https://py-tutorial-de.readthedocs.io/de/python-3.3/modules.html#tut-standardmodules" text:style-name="Internet_20_link" text:visited-style-name="Visited_20_Internet_20_Link"><text:span text:style-name="T14">Standardmodule</text:span></text:a><text:span text:style-name="T4"> für mehr Informationen.</text:span></text:p>
        </text:section>
        <text:section text:style-name="Sect1" text:name="kompilierte-python-dateien">
          <text:h text:style-name="P66" text:outline-level="3">6.1.3. “Kompilierte” Python-Dateien</text:h>
          <text:p text:style-name="P16"><text:span text:style-name="T4">Um den Start von kurzen Programmen, die viele Standardmodule verwenden, schneller zu machen, werden Dateien erstellt, welche bereits “byte-kompiliert” sind. Existiert eine Datei mit dem Namen </text:span><text:span text:style-name="Source_20_Text"><text:span text:style-name="T12">spam.pyc</text:span></text:span><text:span text:style-name="T4">, so ist das eine “byte-kompilierte” Version der Datei </text:span><text:span text:style-name="Source_20_Text"><text:span text:style-name="T12">spam.py</text:span></text:span><text:span text:style-name="T4"> und des Moduls </text:span><text:span text:style-name="Source_20_Text"><text:span text:style-name="T8">spam</text:span></text:span><text:span text:style-name="T4">. Der Zeitpunkt an dem die Datei </text:span><text:span text:style-name="Source_20_Text"><text:span text:style-name="T12">spam.py</text:span></text:span><text:span text:style-name="T4"> zuletzt geändert wurde, wird in </text:span><text:span text:style-name="Source_20_Text"><text:span text:style-name="T12">spam.pyc</text:span></text:span><text:span text:style-name="T4"> festgehalten. Falls die Zeiten nicht übereinstimmen, wird die </text:span><text:span text:style-name="Source_20_Text"><text:span text:style-name="T12">.pyc</text:span></text:span><text:span text:style-name="T4"> ignoriert.</text:span></text:p>
          <text:p text:style-name="P16"><text:span text:style-name="T4">Normalerweise muss man nichts tun, damit die </text:span><text:span text:style-name="Source_20_Text"><text:span text:style-name="T12">spam.pyc</text:span></text:span><text:span text:style-name="T4">-Datei erstellt wird. Immer, wenn </text:span><text:span text:style-name="Source_20_Text"><text:span text:style-name="T12">spam.py</text:span></text:span><text:span text:style-name="T4"> erfolgreich kompiliert wird, wird auch versucht die kompilierte Version in </text:span><text:span text:style-name="Source_20_Text"><text:span text:style-name="T12">spam.pyc</text:span></text:span><text:span text:style-name="T4"> zu schreiben. Es wird kein Fehler geworfen, wenn der Vorgang scheitert; wenn aus irgendeinem Grund die Datei nicht vollständig geschrieben sein sollte, wird die daraus resultierende </text:span><text:span text:style-name="Source_20_Text"><text:span text:style-name="T12">spam.pyc</text:span></text:span><text:span text:style-name="T4">automatisch als fehlerhaft erkannt und damit später ignoriert. Der Inhalt der </text:span><text:span text:style-name="Source_20_Text"><text:span text:style-name="T12">spam.pyc</text:span></text:span><text:span text:style-name="T4"> ist plattformunabhängig, wodurch man ein Modul Verzeichnis mit anderen Maschinen ohne Rücksicht auf ihre Architektur teilen kann.</text:span></text:p>
          <text:p text:style-name="P18">Einige Tipps für Experten:</text:p>
          <text:list xml:id="list2130833969" text:style-name="L8">
            <text:list-item>
              <text:p text:style-name="P28"><text:span text:style-name="T4">Wird der Python-Interpreter mit dem </text:span><text:span text:style-name="Source_20_Text"><text:span text:style-name="T8">-O</text:span></text:span><text:span text:style-name="T4">-Flag gestartet, so wird der optimierte Code in </text:span><text:span text:style-name="Source_20_Text"><text:span text:style-name="T12">.pyo</text:span></text:span><text:span text:style-name="T4">-Dateien gespeichert. Optimierter Code hilft momentan nicht viel, da er lediglich </text:span><text:span text:style-name="Source_20_Text"><text:span text:style-name="T8">assert</text:span></text:span><text:span text:style-name="T4">-Anweisungen entfernt. Wird </text:span><text:span text:style-name="Source_20_Text"><text:span text:style-name="T8">-O</text:span></text:span><text:span text:style-name="T4"> verwendet, wird der </text:span><text:span text:style-name="Emphasis"><text:span text:style-name="T4">komplette</text:span></text:span><text:span text:style-name="T4"> </text:span><text:a xlink:type="simple" xlink:href="https://py-tutorial-de.readthedocs.io/de/python-3.3/glossary.html#term-bytecode" text:style-name="Internet_20_link" text:visited-style-name="Visited_20_Internet_20_Link"><text:span text:style-name="T14">Bytecode</text:span></text:a><text:span text:style-name="T4"> optimiert; </text:span><text:span text:style-name="Source_20_Text"><text:span text:style-name="T12">.pyc</text:span></text:span><text:span text:style-name="T4">werden ignoriert und </text:span><text:span text:style-name="Source_20_Text"><text:span text:style-name="T12">.py</text:span></text:span><text:span text:style-name="T4">-Dateien werden zu optimiertem Bytecode kompiliert.</text:span></text:p>
            </text:list-item>
            <text:list-item>
              <text:p text:style-name="P28"><text:span text:style-name="T4">Werden dem Python-Interpreter zwei </text:span><text:span text:style-name="Source_20_Text"><text:span text:style-name="T8">-O</text:span></text:span><text:span text:style-name="T4">-Flags übergeben, vollzieht der Bytecode-Compiler Optimierungen, die zu einer Fehlfunktion des Programms führen können. Momentan werden nur </text:span><text:span text:style-name="Source_20_Text"><text:span text:style-name="T12">__doc__</text:span></text:span><text:span text:style-name="T4">-Strings aus dem Bytecode entfernt, was zu kleineren </text:span><text:span text:style-name="Source_20_Text"><text:span text:style-name="T12">.pyo</text:span></text:span><text:span text:style-name="T4">-Dateien führt. Da einige Programme sich darauf verlassen, dass sie verfügbar sind, sollte man diese Option nur aktivieren, wenn man weiß, was man tut.</text:span></text:p>
            </text:list-item>
            <text:list-item>
              <text:p text:style-name="P28"><text:span text:style-name="T4">Ein Programm wird in keinster Weise schneller ausgeführt, wenn es aus einer </text:span><text:span text:style-name="Source_20_Text"><text:span text:style-name="T12">.pyc</text:span></text:span><text:span text:style-name="T4"> oder </text:span><text:span text:style-name="Source_20_Text"><text:span text:style-name="T12">.pyo</text:span></text:span><text:span text:style-name="T4">anstatt aus einer </text:span><text:span text:style-name="Source_20_Text"><text:span text:style-name="T12">.py</text:span></text:span><text:span text:style-name="T4">-Datei gelesen wird. Der einzige Geschwindigkeitsvorteil ist beim Starten der Dateien.</text:span></text:p>
            </text:list-item>
            <text:list-item>
              <text:p text:style-name="P28"><text:soft-page-break/><text:span text:style-name="T4">Wenn ein Skript durch das Aufrufen über die Kommandozeile ausgeführt wird, wird der Bytecode nie in eine </text:span><text:span text:style-name="Source_20_Text"><text:span text:style-name="T12">.pyc</text:span></text:span><text:span text:style-name="T4">- oder </text:span><text:span text:style-name="Source_20_Text"><text:span text:style-name="T12">.pyo</text:span></text:span><text:span text:style-name="T4">-Datei geschrieben. Deshalb kann die Startzeit eines Skripts durch das Auslagern des Codes in ein Modul reduziert werden. Es ist auch möglich eine </text:span><text:span text:style-name="Source_20_Text"><text:span text:style-name="T12">.pyc</text:span></text:span><text:span text:style-name="T4">- oder </text:span><text:span text:style-name="Source_20_Text"><text:span text:style-name="T12">.pyo</text:span></text:span><text:span text:style-name="T4">-Datei direkt in der Kommandozeile auszuführen.</text:span></text:p>
            </text:list-item>
            <text:list-item>
              <text:p text:style-name="P28"><text:span text:style-name="T4">Es ist möglich, eine </text:span><text:span text:style-name="Source_20_Text"><text:span text:style-name="T12">.pyc</text:span></text:span><text:span text:style-name="T4">- oder </text:span><text:span text:style-name="Source_20_Text"><text:span text:style-name="T12">.pyo</text:span></text:span><text:span text:style-name="T4">-Datei zu haben, ohne dass eine Datei mit dem Namen </text:span><text:span text:style-name="Source_20_Text"><text:span text:style-name="T12">spam.py</text:span></text:span><text:span text:style-name="T4"> für selbiges Modul existiert. Dies kann dazu genutzt werden, Python-Code auszuliefern, der relativ schwer rekonstruiert werden kann.</text:span></text:p>
            </text:list-item>
            <text:list-item>
              <text:p text:style-name="P28"><text:span text:style-name="T4">Das Modul </text:span><text:span text:style-name="Source_20_Text"><text:span text:style-name="T8">compileall</text:span></text:span><text:span text:style-name="T4"> kann </text:span><text:span text:style-name="Source_20_Text"><text:span text:style-name="T12">.pyc</text:span></text:span><text:span text:style-name="T4">-Dateien (oder auch </text:span><text:span text:style-name="Source_20_Text"><text:span text:style-name="T12">.pyo</text:span></text:span><text:span text:style-name="T4">, wenn </text:span><text:span text:style-name="Source_20_Text"><text:span text:style-name="T8">-O</text:span></text:span><text:span text:style-name="T4"> genutzt wird) aus allen Modulen eines Verzeichnisses erzeugen.</text:span></text:p>
            </text:list-item>
          </text:list>
        </text:section>
      </text:section>
      <text:section text:style-name="Sect1" text:name="standardmodule">
        <text:h text:style-name="P71" text:outline-level="2"><text:bookmark text:name="tut-standardmodules"/>6.2. Standardmodule</text:h>
        <text:p text:style-name="P16"><text:bookmark text:name="index-31"/><text:span text:style-name="T4">Python wird mit einer Bibliothek von Standardmodulen ausgeliefert, welche in der Python Library Reference beschrieben werden. Einige Module sind in den Interpreter eingebaut. Diese bieten Zugang zu Operationen, die nicht Teil des Sprachkerns sind, aber trotzdem eingebaut sind. Entweder, um Zugang zu Systemoperationen (wie z. B. Systemaufrufe) bereitzustellen oder aus Effizienzgründen. Die Zusammenstellung dieser Module ist eine Option in der Konfiguration, welche auch von der verwendeten Plattform abhängig ist. Beispielsweise ist das </text:span><text:span text:style-name="Source_20_Text"><text:span text:style-name="T8">winreg</text:span></text:span><text:span text:style-name="T4">-Modul nur unter Windows-Systemen verfügbar. Ein bestimmtes Modul verdient besondere Aufmerksamkeit: </text:span><text:span text:style-name="Source_20_Text"><text:span text:style-name="T8">sys</text:span></text:span><text:span text:style-name="T4">, welches in jeden Python-Interpreter eingebaut ist. Die Variablen </text:span><text:span text:style-name="Source_20_Text"><text:span text:style-name="T12">sys.ps1</text:span></text:span><text:span text:style-name="T4"> und </text:span><text:span text:style-name="Source_20_Text"><text:span text:style-name="T12">sys.ps2</text:span></text:span><text:span text:style-name="T4">definieren die primären und sekundären Eingabeaufforderungen, die in der Kommandozeile verwendet werden:</text:span></text:p>
        <text:p text:style-name="P50">&gt;&gt;&gt; import sys</text:p>
        <text:p text:style-name="P54">&gt;&gt;&gt; sys.ps1</text:p>
        <text:p text:style-name="P54">'&gt;&gt;&gt; '</text:p>
        <text:p text:style-name="P54">&gt;&gt;&gt; sys.ps2</text:p>
        <text:p text:style-name="P54">'... '</text:p>
        <text:p text:style-name="P54">&gt;&gt;&gt; sys.ps1 = 'C&gt; '</text:p>
        <text:p text:style-name="P54">C&gt; print('Yuck!')</text:p>
        <text:p text:style-name="P54">Yuck!</text:p>
        <text:p text:style-name="P54">C&gt;</text:p>
        <text:p text:style-name="P18">Diese beiden Variablen werden nur definiert, wenn der Interpreter im interaktiven Modus ist.</text:p>
        <text:p text:style-name="P16"><text:span text:style-name="T4">Die Variable </text:span><text:span text:style-name="Source_20_Text"><text:span text:style-name="T12">sys.path</text:span></text:span><text:span text:style-name="T4"> ist eine Liste von Zeichenketten, die den Suchpfad des Interpreters vorgibt. Sie ist mit einem Standardpfad voreingestellt, der aus der Umgebungsvariable </text:span><text:bookmark text:name="index-41"/><text:span text:style-name="Source_20_Text"><text:span text:style-name="T8">PYTHONPATH</text:span></text:span><text:span text:style-name="T4">entnommen wird oder aus einem eingebauten Standardwert, falls </text:span><text:bookmark text:name="index-51"/><text:span text:style-name="Source_20_Text"><text:span text:style-name="T8">PYTHONPATH</text:span></text:span><text:span text:style-name="T4"> nicht gesetzt ist. Man kann diese Variable mit normalen Listenoperationen verändern:</text:span></text:p>
        <text:p text:style-name="P50">&gt;&gt;&gt; import sys</text:p>
        <text:p text:style-name="P54">&gt;&gt;&gt; sys.path.append('/ufs/guido/lib/python')</text:p>
      </text:section>
      <text:section text:style-name="Sect1" text:name="die-dir-funktion">
        <text:h text:style-name="P72" text:outline-level="2"><text:bookmark text:name="tut-dir"/><text:soft-page-break/><text:span text:style-name="T10">6.3. Die </text:span><text:span text:style-name="Source_20_Text"><text:span text:style-name="T9">dir()</text:span></text:span><text:span text:style-name="T10">-Funktion</text:span></text:h>
        <text:p text:style-name="P16"><text:span text:style-name="T4">Die eingebaute Funktion </text:span><text:span text:style-name="Source_20_Text"><text:span text:style-name="T8">dir()</text:span></text:span><text:span text:style-name="T4"> wird benutzt, um herauszufinden, welche Namen in einem Modul definiert sind. Es wird eine sortierte Liste von Strings zurückgegeben:</text:span></text:p>
        <text:p text:style-name="P51"><text:s text:c="4"/><text:span text:style-name="T1">&gt;&gt;&gt; import fibo, sys</text:span></text:p>
        <text:p text:style-name="P56"><text:s text:c="4"/><text:span text:style-name="T1">&gt;&gt;&gt; dir(fibo)</text:span></text:p>
        <text:p text:style-name="P56"><text:s text:c="4"/><text:span text:style-name="T1">['__name__', 'fib', 'fib2']</text:span></text:p>
        <text:p text:style-name="P56"><text:s text:c="4"/><text:span text:style-name="T1">&gt;&gt;&gt; dir(sys)</text:span></text:p>
        <text:p text:style-name="P54">['__displayhook__', '__doc__', '__excepthook__', '__name__', '__stderr__',</text:p>
        <text:p text:style-name="P54">'__stdin__', '__stdout__', '_getframe', 'api_version', 'argv',</text:p>
        <text:p text:style-name="P54">'builtin_module_names', 'byteorder', 'callstats', 'copyright',</text:p>
        <text:p text:style-name="P54">'displayhook', 'exc_info', 'excepthook', 'exec_prefix', 'executable',</text:p>
        <text:p text:style-name="P54">'exit', 'getdefaultencoding', 'getdlopenflags', 'getrecursionlimit',</text:p>
        <text:p text:style-name="P54">'getrefcount', 'hexversion', 'maxint', 'maxunicode', 'meta_path', 'modules',</text:p>
        <text:p text:style-name="P54">'path', 'path_hooks', 'path_importer_cache', 'platform', 'prefix', 'ps1',</text:p>
        <text:p text:style-name="P54">'ps2', 'setcheckinterval', 'setdlopenflags', 'setprofile',</text:p>
        <text:p text:style-name="P54">'setrecursionlimit', 'settrace', 'stderr', 'stdin', 'stdout', 'version',</text:p>
        <text:p text:style-name="P54">'version_info', 'warnoptions']</text:p>
        <text:p text:style-name="P16"><text:span text:style-name="T4">Wenn man keine Parameter übergibt, liefert </text:span><text:span text:style-name="Source_20_Text"><text:span text:style-name="T8">dir()</text:span></text:span><text:span text:style-name="T4"> eine Liste der aktuell definierten Namen:</text:span></text:p>
        <text:p text:style-name="P51"><text:s text:c="4"/><text:span text:style-name="T1">&gt;&gt;&gt; a = [1, 2, 3, 4, 5]</text:span></text:p>
        <text:p text:style-name="P56"><text:s text:c="4"/><text:span text:style-name="T1">&gt;&gt;&gt; import fibo</text:span></text:p>
        <text:p text:style-name="P56"><text:s text:c="4"/><text:span text:style-name="T1">&gt;&gt;&gt; fib = fibo.fib</text:span></text:p>
        <text:p text:style-name="P56"><text:s text:c="4"/><text:span text:style-name="T1">&gt;&gt;&gt; dir()</text:span></text:p>
        <text:p text:style-name="P54">['__builtins__', '__doc__', '__file__', '__name__', 'a', 'fib', 'fibo',</text:p>
        <text:p text:style-name="P54">'sys']</text:p>
        <text:p text:style-name="P18">Zu Beachten ist, dass alle Typen von Namen ausgegeben werden: Variablen, Module, Funktionen, etc.</text:p>
        <text:p text:style-name="P16"><text:bookmark text:name="index-61"/><text:span text:style-name="Source_20_Text"><text:span text:style-name="T8">dir()</text:span></text:span><text:span text:style-name="T4"> listet allerdings nicht die Namen der eingebauten Funktionen und Variablen auf. Falls man diese auflisten will, muss man das Standardmodul </text:span><text:span text:style-name="Source_20_Text"><text:span text:style-name="T8">builtins</text:span></text:span><text:span text:style-name="T4"> verwenden:</text:span></text:p>
        <text:p text:style-name="P51"><text:s text:c="4"/><text:span text:style-name="T1">&gt;&gt;&gt; import builtins</text:span></text:p>
        <text:p text:style-name="P54">&gt;&gt;&gt; dir(builtins)</text:p>
        <text:p text:style-name="P54">['ArithmeticError', 'AssertionError', 'AttributeError', 'BaseException',</text:p>
        <text:p text:style-name="P54">'BufferError', 'BytesWarning', 'DeprecationWarning', 'EOFError', 'Ellipsis',</text:p>
        <text:p text:style-name="P54">'EnvironmentError', 'Exception', 'False', 'FloatingPointError',</text:p>
        <text:p text:style-name="P54">'FutureWarning', 'GeneratorExit', 'IOError', 'ImportError', 'ImportWarning',</text:p>
        <text:p text:style-name="P54">'IndentationError', 'IndexError', 'KeyError', 'KeyboardInterrupt',</text:p>
        <text:p text:style-name="P54">'LookupError', 'MemoryError', 'NameError', 'None', 'NotImplemented',</text:p>
        <text:p text:style-name="P54">'NotImplementedError', 'OSError', 'OverflowError',</text:p>
        <text:p text:style-name="P54">'PendingDeprecationWarning', 'ReferenceError', 'RuntimeError',</text:p>
        <text:p text:style-name="P54">'RuntimeWarning', 'StopIteration', 'SyntaxError', 'SyntaxWarning',</text:p>
        <text:p text:style-name="P54">'SystemError', 'SystemExit', 'TabError', 'True', 'TypeError',</text:p>
        <text:p text:style-name="P54">'UnboundLocalError', 'UnicodeDecodeError', 'UnicodeEncodeError',</text:p>
        <text:p text:style-name="P54">'UnicodeError', 'UnicodeTranslateError', 'UnicodeWarning', 'UserWarning',</text:p>
        <text:p text:style-name="P54">'ValueError', 'Warning', 'ZeroDivisionError', '__build_class__',</text:p>
        <text:p text:style-name="P54">'__debug__', '__doc__', '__import__', '__name__', '__package__', 'abs',</text:p>
        <text:p text:style-name="P54">'all', 'any', 'ascii', 'bin', 'bool', 'bytearray', 'bytes', 'chr',</text:p>
        <text:p text:style-name="P54">'classmethod', 'compile', 'complex', 'copyright', 'credits', 'delattr',</text:p>
        <text:p text:style-name="P54">'dict', 'dir', 'divmod', 'enumerate', 'eval', 'exec', 'exit', 'filter',</text:p>
        <text:p text:style-name="P54">'float', 'format', 'frozenset', 'getattr', 'globals', 'hasattr', 'hash',</text:p>
        <text:p text:style-name="P54">'help', 'hex', 'id', 'input', 'int', 'isinstance', 'issubclass', 'iter',</text:p>
        <text:p text:style-name="P54">'len', 'license', 'list', 'locals', 'map', 'max', 'memoryview', 'min',</text:p>
        <text:p text:style-name="P54">'next', 'object', 'oct', 'open', 'ord', 'pow', 'print', 'property', 'quit',</text:p>
        <text:p text:style-name="P54">'range', 'repr', 'reversed', 'round', 'set', 'setattr', 'slice', 'sorted',</text:p>
        <text:p text:style-name="P54">'staticmethod', 'str', 'sum', 'super', 'tuple', 'type', 'vars', 'zip']</text:p>
      </text:section>
      <text:section text:style-name="Sect1" text:name="pakete">
        <text:h text:style-name="P71" text:outline-level="2"><text:bookmark text:name="tut-packages"/><text:soft-page-break/>6.4. Pakete</text:h>
        <text:p text:style-name="P16"><text:span text:style-name="T4">Pakete werden dazu verwendet, den Modul-Namensraum von Python zu strukturieren, indem man Modulnamen durch Punkte trennt. Zum Beispiel verweist </text:span><text:span text:style-name="Source_20_Text"><text:span text:style-name="T8">A.B</text:span></text:span><text:span text:style-name="T4"> auf ein Untermodul </text:span><text:span text:style-name="Source_20_Text"><text:span text:style-name="T12">B</text:span></text:span><text:span text:style-name="T4"> im Paket </text:span><text:span text:style-name="Source_20_Text"><text:span text:style-name="T12">A</text:span></text:span><text:span text:style-name="T4">. Genauso wie die Verwendung von Modulen den Autor von Modulen davor bewahrt, sich Sorgen um andere globale Variablennamen zu machen, so bewahrt die Verwendung von Modulen, die durch mehrere Punkte getrennt sind, den Autor davor, sich Sorgen um andere Modulnamen machen zu müssen.</text:span></text:p>
        <text:p text:style-name="P16"><text:span text:style-name="T4">Angenommen man will eine Sammlung von Modulen (ein “Paket”) erstellen, um Audiodateien und -daten einheitlich zu bearbeiten. Es gibt unzählige verschiedene Audioformate (gewöhnlicherweise erkennt man diese an Ihrer Dateiendung, z.B. </text:span><text:span text:style-name="Source_20_Text"><text:span text:style-name="T12">.wav</text:span></text:span><text:span text:style-name="T4">, </text:span><text:span text:style-name="Source_20_Text"><text:span text:style-name="T12">.aiff</text:span></text:span><text:span text:style-name="T4">, </text:span><text:span text:style-name="Source_20_Text"><text:span text:style-name="T12">.au</text:span></text:span><text:span text:style-name="T4">), sodass man eine ständig wachsende Sammlung von Modulen erstellen und warten muss. Außerdem will man auch verschiedene Arbeiten an den Audiodaten verrichten (wie zum Beispiel Mixen, Echo hinzufügen, etc.), also wird man immer wieder Module schreiben, die diese Arbeiten ausführen. Hier eine mögliche Struktur für so ein Paket (ausgedrückt in der Form eines hierarchischen Dateisystems):</text:span></text:p>
        <text:p text:style-name="P50">sound/ <text:s text:c="28"/>Top-level package</text:p>
        <text:p text:style-name="P56"><text:s text:c="9"/><text:span text:style-name="T1">__init__.py <text:s text:c="14"/>Initialize the sound package</text:span></text:p>
        <text:p text:style-name="P56"><text:s text:c="9"/><text:span text:style-name="T1">formats/ <text:s text:c="17"/>Subpackage for file format conversions</text:span></text:p>
        <text:p text:style-name="P56"><text:s text:c="17"/><text:span text:style-name="T1">__init__.py</text:span></text:p>
        <text:p text:style-name="P56"><text:s text:c="17"/><text:span text:style-name="T1">wavread.py</text:span></text:p>
        <text:p text:style-name="P56"><text:s text:c="17"/><text:span text:style-name="T1">wavwrite.py</text:span></text:p>
        <text:p text:style-name="P56"><text:s text:c="17"/><text:span text:style-name="T1">aiffread.py</text:span></text:p>
        <text:p text:style-name="P56"><text:s text:c="17"/><text:span text:style-name="T1">aiffwrite.py</text:span></text:p>
        <text:p text:style-name="P56"><text:s text:c="17"/><text:span text:style-name="T1">auread.py</text:span></text:p>
        <text:p text:style-name="P56"><text:s text:c="17"/><text:span text:style-name="T1">auwrite.py</text:span></text:p>
        <text:p text:style-name="P56"><text:s text:c="17"/><text:span text:style-name="T1">...</text:span></text:p>
        <text:p text:style-name="P56"><text:s text:c="9"/><text:span text:style-name="T1">effects/ <text:s text:c="17"/>Subpackage for sound effects</text:span></text:p>
        <text:p text:style-name="P56"><text:s text:c="17"/><text:span text:style-name="T1">__init__.py</text:span></text:p>
        <text:p text:style-name="P56"><text:s text:c="17"/><text:span text:style-name="T1">echo.py</text:span></text:p>
        <text:p text:style-name="P56"><text:s text:c="17"/><text:span text:style-name="T1">surround.py</text:span></text:p>
        <text:p text:style-name="P56"><text:s text:c="17"/><text:span text:style-name="T1">reverse.py</text:span></text:p>
        <text:p text:style-name="P56"><text:s text:c="17"/><text:span text:style-name="T1">...</text:span></text:p>
        <text:p text:style-name="P56"><text:s text:c="9"/><text:span text:style-name="T1">filters/ <text:s text:c="17"/>Subpackage for filters</text:span></text:p>
        <text:p text:style-name="P56"><text:s text:c="17"/><text:span text:style-name="T1">__init__.py</text:span></text:p>
        <text:p text:style-name="P56"><text:s text:c="17"/><text:span text:style-name="T1">equalizer.py</text:span></text:p>
        <text:p text:style-name="P56"><text:s text:c="17"/><text:span text:style-name="T1">vocoder.py</text:span></text:p>
        <text:p text:style-name="P56"><text:s text:c="17"/><text:span text:style-name="T1">karaoke.py</text:span></text:p>
        <text:p text:style-name="P56"><text:s text:c="17"/><text:span text:style-name="T1">...</text:span></text:p>
        <text:p text:style-name="P16"><text:span text:style-name="T4">Wenn man das Paket importiert, sucht Python durch die Verzeichnisse im </text:span><text:span text:style-name="Source_20_Text"><text:span text:style-name="T12">sys.path</text:span></text:span><text:span text:style-name="T4">, um nach dem Paket in einem Unterverzeichnis zu suchen.</text:span></text:p>
        <text:p text:style-name="P16"><text:span text:style-name="T4">Die </text:span><text:span text:style-name="Source_20_Text"><text:span text:style-name="T12">__init__.py</text:span></text:span><text:span text:style-name="T4">-Datei wird benötigt, damit Python das Verzeichnis als Paket behandelt. Dies hat den Grund, dass Verzeichnisse mit einem normalen Namen, wie z.B. </text:span><text:span text:style-name="Source_20_Text"><text:span text:style-name="T12">string</text:span></text:span><text:span text:style-name="T4">, nicht unbeabsichtigt Module verstecken, die weiter hinten im Suchpfad erscheinen. Im einfachsten Fall ist </text:span><text:span text:style-name="Source_20_Text"><text:span text:style-name="T12">__init__.py</text:span></text:span><text:span text:style-name="T4">eine leere Datei, sie kann allerdings auch </text:span><text:soft-page-break/><text:span text:style-name="T4">Initialisierungscode für das Paket enthalten oder die </text:span><text:span text:style-name="Source_20_Text"><text:span text:style-name="T12">__all__</text:span></text:span><text:span text:style-name="T4">-Variable setzen, welche später genauer beschrieben wird.</text:span></text:p>
        <text:p text:style-name="P18">Benutzer eines Pakets können individuelle Module aus dem Paket importieren:</text:p>
        <text:p text:style-name="P50">import sound.effects.echo</text:p>
        <text:p text:style-name="P16"><text:span text:style-name="T4">Dieser Vorgang lädt das Untermodul </text:span><text:span text:style-name="Source_20_Text"><text:span text:style-name="T8">sound.effects.echo</text:span></text:span><text:span text:style-name="T4">. Es muss mit seinem kompletten Namen referenziert werden:</text:span></text:p>
        <text:p text:style-name="P50">sound.effects.echo.echofilter(input, output, delay=0.7, atten=4)</text:p>
        <text:p text:style-name="P18">Eine alternative Methode, um dieses Untermodul zu importieren:</text:p>
        <text:p text:style-name="P50">from sound.effects import echo</text:p>
        <text:p text:style-name="P16"><text:span text:style-name="T4">Diese Variante lädt auch das Untermodul </text:span><text:span text:style-name="Source_20_Text"><text:span text:style-name="T8">echo</text:span></text:span><text:span text:style-name="T4">, macht es aber ohne seinen Paket-Präfix verfügbar. Man verwendet es folgendermaßen:</text:span></text:p>
        <text:p text:style-name="P50">echo.echofilter(input, output, delay=0.7, atten=4)</text:p>
        <text:p text:style-name="P18">Eine weitere Möglichkeit ist, die beschriebene Funktion oder Variable direkt zu importieren:</text:p>
        <text:p text:style-name="P50">from sound.effects.echo import echofilter</text:p>
        <text:p text:style-name="P16"><text:span text:style-name="T4">Genau wie in den anderen Beispielen, lädt dies das Untermodul </text:span><text:span text:style-name="Source_20_Text"><text:span text:style-name="T8">echo</text:span></text:span><text:span text:style-name="T4">. In diesem Fall wird aber die </text:span><text:span text:style-name="Source_20_Text"><text:span text:style-name="T8">echofilter()</text:span></text:span><text:span text:style-name="T4"> Funktion direkt verfügbar gemacht:</text:span></text:p>
        <text:p text:style-name="P50">echofilter(input, output, delay=0.7, atten=4)</text:p>
        <text:p text:style-name="P16"><text:span text:style-name="T4">Wenn man </text:span><text:span text:style-name="Source_20_Text"><text:span text:style-name="T12">from package import item</text:span></text:span><text:span text:style-name="T4"> verwendet, kann das </text:span><text:span text:style-name="Source_20_Text"><text:span text:style-name="T12">item</text:span></text:span><text:span text:style-name="T4"> entweder ein Untermodul und -paket sein oder ein Name, der in diesem Paket definiert ist (z. B. eine Funktion, eine Klasse oder Variable). Die </text:span><text:span text:style-name="Source_20_Text"><text:span text:style-name="T12">import</text:span></text:span><text:span text:style-name="T4">-Anweisung überprüft zuerst, ob das </text:span><text:span text:style-name="Source_20_Text"><text:span text:style-name="T12">item</text:span></text:span><text:span text:style-name="T4"> in diesem Paket definiert ist; falls nicht, wird von einem Modul ausgegangen und versucht es zu laden. Wenn nichts gefunden wird, wird eine </text:span><text:span text:style-name="Source_20_Text"><text:span text:style-name="T8">ImportError</text:span></text:span><text:span text:style-name="T4">-Ausnahme geworfen.</text:span></text:p>
        <text:p text:style-name="P16"><text:span text:style-name="T4">Im Gegensatz dazu, muss bei Verwendung von </text:span><text:span text:style-name="Source_20_Text"><text:span text:style-name="T12">import item.subitem.subsubitem</text:span></text:span><text:span text:style-name="T4"> jedes </text:span><text:span text:style-name="Source_20_Text"><text:span text:style-name="T12">item</text:span></text:span><text:span text:style-name="T4"> ein Paket sein; das letzte </text:span><text:span text:style-name="Source_20_Text"><text:span text:style-name="T12">item</text:span></text:span><text:span text:style-name="T4"> kann ein Modul oder ein Paket sein, aber es darf keine Klasse, Funktion oder Variable im darüber geordneten </text:span><text:span text:style-name="Source_20_Text"><text:span text:style-name="T12">item</text:span></text:span><text:span text:style-name="T4"> sein.</text:span></text:p>
        <text:section text:style-name="Sect1" text:name="aus-einem-paket-importieren">
          <text:h text:style-name="P64" text:outline-level="3"><text:bookmark text:name="tut-pkg-import-start"/>6.4.1. * aus einem Paket importieren</text:h>
          <text:p text:style-name="P16"><text:bookmark text:name="index-7"/><text:span text:style-name="T4">Was passiert nun, wenn der Benutzer </text:span><text:span text:style-name="Source_20_Text"><text:span text:style-name="T12">from sound.effects import *</text:span></text:span><text:span text:style-name="T4"> schreibt? Idealerweise würde man hoffen, dass dies irgendwie an das Dateisystem weitergereicht wird und alle Untermodule, die es im Paket gibt, findet und sie alle importiert. Das könnte sehr lange dauern und Untermodule zu importieren könnte Nebeneffekte hervorrufen, die nur dann auftreten sollten, wenn das Untermodul explizit importiert wird.</text:span></text:p>
          <text:p text:style-name="P16"><text:soft-page-break/><text:span text:style-name="T4">Die einzige Lösung ist, dass der Autor des Paketes einen expliziten Index des Paketes bereitstellt. Die </text:span><text:span text:style-name="Source_20_Text"><text:span text:style-name="T8">import</text:span></text:span><text:span text:style-name="T4">-Anweisung folgt folgender Konvention: Definiert die Datei </text:span><text:span text:style-name="Source_20_Text"><text:span text:style-name="T12">__init__.py</text:span></text:span><text:span text:style-name="T4"> des Paketes eine Liste namens </text:span><text:span text:style-name="Source_20_Text"><text:span text:style-name="T12">__all__</text:span></text:span><text:span text:style-name="T4">, wird diese als Liste der Modulnamen behandelt, die bei</text:span><text:span text:style-name="Source_20_Text"><text:span text:style-name="T12">from package import *</text:span></text:span><text:span text:style-name="T4"> importiert werden sollen. Es ist Aufgabe des Paketautoren diese Liste aktuell zu halten, wenn er eine neue Version des Paketes veröffentlicht. Paketautoren können sich auch entscheiden es nicht zu unterstützen, wenn sie einen *-Import ihres Paketes für nutzlos halten. Zum Beispiel könnte die Datei </text:span><text:span text:style-name="Source_20_Text"><text:span text:style-name="T12">sound/effects/__init__.py</text:span></text:span><text:span text:style-name="T4"> folgenden Code enthalten:</text:span></text:p>
          <text:p text:style-name="P50">__all__ = ["echo", "surround", "reverse"]</text:p>
          <text:p text:style-name="P16"><text:span text:style-name="T4">Dies würde bedeuten, dass </text:span><text:span text:style-name="Source_20_Text"><text:span text:style-name="T12">from sound.effects import *</text:span></text:span><text:span text:style-name="T4"> die drei genannten Untermodule des </text:span><text:span text:style-name="Source_20_Text"><text:span text:style-name="T8">sound</text:span></text:span><text:span text:style-name="T4"> Paketes importiert.</text:span></text:p>
          <text:p text:style-name="P16"><text:span text:style-name="T4">Ist </text:span><text:span text:style-name="Source_20_Text"><text:span text:style-name="T12">__all__</text:span></text:span><text:span text:style-name="T4"> nicht definiert, importiert die Anweisung </text:span><text:span text:style-name="Source_20_Text"><text:span text:style-name="T12">from sound.effects import *</text:span></text:span><text:span text:style-name="T4"> </text:span><text:span text:style-name="Emphasis"><text:span text:style-name="T4">nicht</text:span></text:span><text:span text:style-name="T4"> alle Untermodule des Paketes </text:span><text:span text:style-name="Source_20_Text"><text:span text:style-name="T8">sound.effects</text:span></text:span><text:span text:style-name="T4"> in den aktuellen Namensraum; es stellt nur sicher, dass das Paket </text:span><text:span text:style-name="Source_20_Text"><text:span text:style-name="T8">sound.effects</text:span></text:span><text:span text:style-name="T4"> importiert wurde (möglicherweise führt es jeglichen Initialisierungscode in </text:span><text:span text:style-name="Source_20_Text"><text:span text:style-name="T12">__init__.py</text:span></text:span><text:span text:style-name="T4"> aus) und importiert dann alle Namen, die im Paket definiert wurden. Inklusive der Namen, die in </text:span><text:span text:style-name="Source_20_Text"><text:span text:style-name="T12">__init__.py</text:span></text:span><text:span text:style-name="T4"> definiert werden (und Untermodule die explizit geladen werden). Es bindet auch jegliche Untermodule des Paketes ein, die durch vorherige </text:span><text:span text:style-name="Source_20_Text"><text:span text:style-name="T8">import</text:span></text:span><text:span text:style-name="T4">-Anweisungen explizit geladen wurden. Schau Dir mal diesen Code an:</text:span></text:p>
          <text:p text:style-name="P50">import sound.effects.echo</text:p>
          <text:p text:style-name="P54">import sound.effects.surround</text:p>
          <text:p text:style-name="P54">from sound.effects import *</text:p>
          <text:p text:style-name="P16"><text:span text:style-name="T4">Hier werden die Module </text:span><text:span text:style-name="Source_20_Text"><text:span text:style-name="T8">echo</text:span></text:span><text:span text:style-name="T4"> und </text:span><text:span text:style-name="Source_20_Text"><text:span text:style-name="T8">surround</text:span></text:span><text:span text:style-name="T4"> in den aktuellen Namensraum importiert, da sie im Paket </text:span><text:span text:style-name="Source_20_Text"><text:span text:style-name="T8">sound.effects</text:span></text:span><text:span text:style-name="T4"> definiert sind, wenn die Anweisung </text:span><text:span text:style-name="Source_20_Text"><text:span text:style-name="T12">from ... import</text:span></text:span><text:span text:style-name="T4"> ausgeführt wird. (Das funktioniert auch wenn </text:span><text:span text:style-name="Source_20_Text"><text:span text:style-name="T12">__all__</text:span></text:span><text:span text:style-name="T4"> definiert ist.)</text:span></text:p>
          <text:p text:style-name="P16"><text:span text:style-name="T4">Auch wenn manche Module so entworfen wurden, nur Namen, die einem bestimmten Namensschema folgen, bei einem </text:span><text:span text:style-name="Source_20_Text"><text:span text:style-name="T12">import *</text:span></text:span><text:span text:style-name="T4"> zu exportieren, wird es dennoch als schlechte Praxis betrachtet.</text:span></text:p>
          <text:p text:style-name="P16"><text:span text:style-name="T4">Aber bedenke, dass an der Benutzung von </text:span><text:span text:style-name="Source_20_Text"><text:span text:style-name="T12">from Package import specific_submodule</text:span></text:span><text:span text:style-name="T4"> nichts falsch ist! In der Tat ist es die empfohlene Schreibweise, es sei denn das importierende Modul benutzt gleichnamige Untermodule von anderen Paketen.</text:span></text:p>
        </text:section>
        <text:section text:style-name="Sect1" text:name="referenzen-innerhalb-des-paketes">
          <text:h text:style-name="P66" text:outline-level="3">6.4.2. Referenzen innerhalb des Paketes</text:h>
          <text:p text:style-name="P16"><text:span text:style-name="T4">Werden Pakete in Unterpakete strukturiert (wie das </text:span><text:span text:style-name="Source_20_Text"><text:span text:style-name="T8">sound</text:span></text:span><text:span text:style-name="T4">-Paket im Beispiel), kann man absolute Importe benutzen um Untermodule der Geschwisterpakete zu referenzieren. </text:span><text:soft-page-break/><text:span text:style-name="T4">Wenn das Modul </text:span><text:span text:style-name="Source_20_Text"><text:span text:style-name="T8">sound.filters.vocoder</text:span></text:span><text:span text:style-name="T4"> beispielsweise das Modul </text:span><text:span text:style-name="Source_20_Text"><text:span text:style-name="T8">echo</text:span></text:span><text:span text:style-name="T4"> im Paket </text:span><text:span text:style-name="Source_20_Text"><text:span text:style-name="T8">sound.effects</text:span></text:span><text:span text:style-name="T4"> benutzen muss, kann es </text:span><text:span text:style-name="Source_20_Text"><text:span text:style-name="T12">from sound.effects import echo</text:span></text:span><text:span text:style-name="T4"> nutzen.</text:span></text:p>
          <text:p text:style-name="P16"><text:span text:style-name="T4">Man kann auch relative Importe in der </text:span><text:span text:style-name="Source_20_Text"><text:span text:style-name="T12">from module import name</text:span></text:span><text:span text:style-name="T4">-Form der </text:span><text:span text:style-name="Source_20_Text"><text:span text:style-name="T8">import</text:span></text:span><text:span text:style-name="T4">-Anweisung nutzen. Diese Importe nutzen führende Punkte, um das aktuelle und die Elternpakete, die im relativen Import beteiligt sind, anzugeben. Aus dem </text:span><text:span text:style-name="Source_20_Text"><text:span text:style-name="T8">surround</text:span></text:span><text:span text:style-name="T4">-Modul heraus, könnte man beispielsweise folgendes nutzen:</text:span></text:p>
          <text:p text:style-name="P50">from . import echo</text:p>
          <text:p text:style-name="P54">from .. import formats</text:p>
          <text:p text:style-name="P54">from ..filters import equalizer</text:p>
          <text:p text:style-name="P16"><text:span text:style-name="T4">Beachte, dass relative Importe auf dem Namen des aktuellen Moduls basieren. Da der Name des Hauptmoduls immer </text:span><text:span text:style-name="Source_20_Text"><text:span text:style-name="T12">"__main__"</text:span></text:span><text:span text:style-name="T4"> ist, müssen Module, die als Hauptmodul einer Python-Anwendung gedacht sind, immer absolute Importe nutzen.</text:span></text:p>
        </text:section>
        <text:section text:style-name="Sect1" text:name="pakete-in-mehreren-verzeichnissen">
          <text:h text:style-name="P66" text:outline-level="3">6.4.3. Pakete in mehreren Verzeichnissen</text:h>
          <text:p text:style-name="P16"><text:span text:style-name="T4">Pakete unterstützen ein weiteres besonderes Attribut: </text:span><text:span text:style-name="Source_20_Text"><text:span text:style-name="T8">__path__</text:span></text:span><text:span text:style-name="T4">. Es wird als Liste initialisiert, die den Namen des Verzeichnisses mit der </text:span><text:span text:style-name="Source_20_Text"><text:span text:style-name="T12">__init__.py</text:span></text:span><text:span text:style-name="T4"> des Pakets enthält. Dies geschieht, bevor der Code in dieser Datei ausgeführt wird. Diese Variable kann verändert werden und eine Änderung beeinflusst zukünftige Suchen nach Modulen und Unterpaketen, die im Paket enthalten sind.</text:span></text:p>
          <text:p text:style-name="P18">Auch wenn dieses Feature nicht oft gebraucht wird, kann sie benutzt werden um die Menge der Module, die in einem Paket gefunden werden, zu erweitern.</text:p>
          <text:p text:style-name="P21">Fußnoten</text:p>
          <text:p text:style-name="P7"><text:bookmark text:name="id14"/></text:p>
          <table:table table:name="Table6" table:style-name="Table6">
            <table:table-column table:style-name="Table6.A"/>
            <table:table-column table:style-name="Table6.B"/>
            <table:table-row>
              <table:table-cell table:style-name="Table6.A1" office:value-type="string">
                <text:p text:style-name="P84">[1]</text:p>
              </table:table-cell>
              <table:table-cell table:style-name="Table6.A1" office:value-type="string">
                <text:p text:style-name="P86">Eigentlich sind Funktionsdefinitionen auch ‘Anweisungen’, die ‘ausgeführt’ werden; die Ausführung einer Funktionsdefinition auf Modulebene fügt den Funktionsnamen in die globale Symboltabelle des Moduls ein.</text:p>
              </table:table-cell>
            </table:table-row>
          </table:table>
          <text:p text:style-name="P13"/>
        </text:section>
      </text:section>
      <text:h text:style-name="P46" text:outline-level="1">7. Eingabe und Ausgabe</text:h>
      <text:p text:style-name="P18">Es gibt verschiedene Arten, die Ausgabe eines Programmes darzustellen: Daten können in menschenlesbarer Form ausgegeben werden oder in eine Datei für die spätere Verwendung geschrieben werden. Dieses Kapitel beschreibt einige Möglichkeiten.</text:p>
      <text:section text:style-name="Sect1" text:name="ausgefallenere-ausgabeformatierung">
        <text:h text:style-name="P71" text:outline-level="2"><text:bookmark text:name="tut-formatting"/>7.1. Ausgefallenere Ausgabeformatierung</text:h>
        <text:p text:style-name="P16"><text:span text:style-name="T4">Bis jetzt sind uns zwei Arten der Ausgabe von Werten begegnet: </text:span><text:span text:style-name="Emphasis"><text:span text:style-name="T4">Ausdrucksanweisungen</text:span></text:span><text:span text:style-name="T4"> (</text:span><text:span text:style-name="Emphasis"><text:span text:style-name="T4">expression statements</text:span></text:span><text:span text:style-name="T4">) und die </text:span><text:span text:style-name="Source_20_Text"><text:span text:style-name="T8">print()</text:span></text:span><text:span text:style-name="T4">-Funktion. (Eine dritte Möglichkeit ist die </text:span><text:span text:style-name="Source_20_Text"><text:span text:style-name="T8">write()</text:span></text:span><text:span text:style-name="T4">-Methode von Dateiobjekten; die Standardausgabedatei </text:span><text:soft-page-break/><text:span text:style-name="T4">kann als </text:span><text:span text:style-name="Source_20_Text"><text:span text:style-name="T12">sys.stdout</text:span></text:span><text:span text:style-name="T4"> referenziert werden. In der Bibliotheksreferenz gibt es dazu weitere Informationen.)</text:span></text:p>
        <text:p text:style-name="P16"><text:span text:style-name="T4">Oft will man mehr Kontrolle über die Formatierung der Ausgabe haben als nur Leerzeichen-getrennte Werte auszugeben. Es gibt zwei Arten die Ausgabe zu formatieren: Die erste Möglichkeit ist, dass man die gesamte Verarbeitung der Zeichenketten selbst übernimmt; indem man Slicing- und Verknüpfungsoperationen benutzt, kann man jede denkbare Anordnung zusammenstellen. Der Typ </text:span><text:span text:style-name="Source_20_Text"><text:span text:style-name="T12">string</text:span></text:span><text:span text:style-name="T4"> hat einige Methoden, die ein paar nützliche Operationen ausführen, um Zeichenketten auf eine bestimmte Länge aufzufüllen; diese werden wir in Kürze behandeln. Die zweite Möglichkeit ist die Benutzung der </text:span><text:span text:style-name="Source_20_Text"><text:span text:style-name="T8">format()</text:span></text:span><text:span text:style-name="T4">-Methode.</text:span></text:p>
        <text:p text:style-name="P16"><text:span text:style-name="T4">Das </text:span><text:span text:style-name="Source_20_Text"><text:span text:style-name="T8">string</text:span></text:span><text:span text:style-name="T4">-Modul enthält eine Klasse </text:span><text:span text:style-name="Source_20_Text"><text:span text:style-name="T8">Template</text:span></text:span><text:span text:style-name="T4">, die noch einen Weg bietet, Werte in Zeichenketten zu ersetzen.</text:span></text:p>
        <text:p text:style-name="P16"><text:span text:style-name="T4">Eine Frage bleibt natürlich: Wie konvertiert man Werte zu Zeichenketten? Glücklicherweise kennt Python Wege, um jeden Wert in eine Zeichenkette umzuwandeln: Man übergibt den Wert an die </text:span><text:span text:style-name="Source_20_Text"><text:span text:style-name="T8">repr()</text:span></text:span><text:span text:style-name="T4">- oder </text:span><text:span text:style-name="Source_20_Text"><text:span text:style-name="T8">str()</text:span></text:span><text:span text:style-name="T4">-Funktion.</text:span></text:p>
        <text:p text:style-name="P16"><text:span text:style-name="T4">Die </text:span><text:span text:style-name="Source_20_Text"><text:span text:style-name="T8">str()</text:span></text:span><text:span text:style-name="T4">-Funktion ist dazu gedacht eine möglichst menschenlesbare Repräsentation des Wertes zurückzugeben, während </text:span><text:span text:style-name="Source_20_Text"><text:span text:style-name="T8">repr()</text:span></text:span><text:span text:style-name="T4"> dazu gedacht ist, vom Interpreter lesbar zu sein (oder einen </text:span><text:span text:style-name="Source_20_Text"><text:span text:style-name="T8">SyntaxError</text:span></text:span><text:span text:style-name="T4"> erzwingt, wenn es keine äquivalente Syntax gibt). Für Objekte, die keine besondere menschenlesbare Repräsentation haben, gibt </text:span><text:span text:style-name="Source_20_Text"><text:span text:style-name="T8">str()</text:span></text:span><text:span text:style-name="T4"> denselben Wert wie </text:span><text:span text:style-name="Source_20_Text"><text:span text:style-name="T8">repr()</text:span></text:span><text:span text:style-name="T4"> zurück. Viele Werte wie Nummern oder Strukturen wie Listen und Dictionaries benutzen für beide Funktionen dieselbe Repräsentation. Besonders Zeichenketten haben zwei verschiedene Repräsentationen.</text:span></text:p>
        <text:p text:style-name="P18">Ein paar Beispiele:</text:p>
        <text:p text:style-name="P50">&gt;&gt;&gt; s = 'Hallo Welt!'</text:p>
        <text:p text:style-name="P54">&gt;&gt;&gt; str(s)</text:p>
        <text:p text:style-name="P54">'Hallo Welt!'</text:p>
        <text:p text:style-name="P54">&gt;&gt;&gt; repr(s)</text:p>
        <text:p text:style-name="P54">"'Hallo Welt!'"</text:p>
        <text:p text:style-name="P54">&gt;&gt;&gt; str(1/7)</text:p>
        <text:p text:style-name="P54">'0.14285714285714285'</text:p>
        <text:p text:style-name="P54">&gt;&gt;&gt; x = 10 * 3.25</text:p>
        <text:p text:style-name="P54">&gt;&gt;&gt; y = 200 * 200</text:p>
        <text:p text:style-name="P54">&gt;&gt;&gt; s = 'Der Wert von x ist ' + repr(x) + ', und y ist ' + repr(y) + '...'</text:p>
        <text:p text:style-name="P54">&gt;&gt;&gt; print(s)</text:p>
        <text:p text:style-name="P54">Der Wert von x ist 32.5, und y ist 40000...</text:p>
        <text:p text:style-name="P54">&gt;&gt;&gt; #repr() bei einer Zeichenkette benutzt Anführungszeichen und Backslashes:</text:p>
        <text:p text:style-name="P54">... hello = 'Hallo Welt\n'</text:p>
        <text:p text:style-name="P54">&gt;&gt;&gt; hellos = repr(hello)</text:p>
        <text:p text:style-name="P54">&gt;&gt;&gt; print(hellos)</text:p>
        <text:p text:style-name="P54">'Hallo Welt\n'</text:p>
        <text:p text:style-name="P54">&gt;&gt;&gt; # Das Argument für repr() kann jedes Pythonobjekt sein:</text:p>
        <text:p text:style-name="P54">... repr((x, y, ('spam', 'eggs')))</text:p>
        <text:p text:style-name="P54"><text:soft-page-break/>"(32.5, 40000, ('spam', 'eggs'))"</text:p>
        <text:p text:style-name="P18">Hier zwei Möglichkeiten, eine Tabelle von Quadrat- und Kubikzahlen zu erstellen:</text:p>
        <text:p text:style-name="P50">&gt;&gt;&gt; for x in range(1, 11):</text:p>
        <text:p text:style-name="P54">... <text:s text:c="4"/>print(repr(x).rjust(2), repr(x*x).rjust(3), end=' ')</text:p>
        <text:p text:style-name="P54">... <text:s text:c="4"/># Achte auf die Benutzung von 'end' in der vorherigen Zeile</text:p>
        <text:p text:style-name="P54">... <text:s text:c="4"/>print(repr(x*x*x).rjust(4))</text:p>
        <text:p text:style-name="P54">...</text:p>
        <text:p text:style-name="P56"><text:s/><text:span text:style-name="T1">1 <text:s text:c="2"/>1 <text:s text:c="3"/>1</text:span></text:p>
        <text:p text:style-name="P56"><text:s/><text:span text:style-name="T1">2 <text:s text:c="2"/>4 <text:s text:c="3"/>8</text:span></text:p>
        <text:p text:style-name="P56"><text:s/><text:span text:style-name="T1">3 <text:s text:c="2"/>9 <text:s text:c="2"/>27</text:span></text:p>
        <text:p text:style-name="P56"><text:s/><text:span text:style-name="T1">4 <text:s/>16 <text:s text:c="2"/>64</text:span></text:p>
        <text:p text:style-name="P56"><text:s/><text:span text:style-name="T1">5 <text:s/>25 <text:s/>125</text:span></text:p>
        <text:p text:style-name="P56"><text:s/><text:span text:style-name="T1">6 <text:s/>36 <text:s/>216</text:span></text:p>
        <text:p text:style-name="P56"><text:s/><text:span text:style-name="T1">7 <text:s/>49 <text:s/>343</text:span></text:p>
        <text:p text:style-name="P56"><text:s/><text:span text:style-name="T1">8 <text:s/>64 <text:s/>512</text:span></text:p>
        <text:p text:style-name="P56"><text:s/><text:span text:style-name="T1">9 <text:s/>81 <text:s/>729</text:span></text:p>
        <text:p text:style-name="P54">10 100 1000</text:p>
        <text:p text:style-name="P57"/>
        <text:p text:style-name="P54">&gt;&gt;&gt; for x in range(1, 11):</text:p>
        <text:p text:style-name="P54">... <text:s text:c="4"/>print('{0:2d} {1:3d} {2:4d}'.format(x, x*x, x*x*x))</text:p>
        <text:p text:style-name="P54">...</text:p>
        <text:p text:style-name="P56"><text:s/><text:span text:style-name="T1">1 <text:s text:c="2"/>1 <text:s text:c="3"/>1</text:span></text:p>
        <text:p text:style-name="P56"><text:s/><text:span text:style-name="T1">2 <text:s text:c="2"/>4 <text:s text:c="3"/>8</text:span></text:p>
        <text:p text:style-name="P56"><text:s/><text:span text:style-name="T1">3 <text:s text:c="2"/>9 <text:s text:c="2"/>27</text:span></text:p>
        <text:p text:style-name="P56"><text:s/><text:span text:style-name="T1">4 <text:s/>16 <text:s text:c="2"/>64</text:span></text:p>
        <text:p text:style-name="P56"><text:s/><text:span text:style-name="T1">5 <text:s/>25 <text:s/>125</text:span></text:p>
        <text:p text:style-name="P56"><text:s/><text:span text:style-name="T1">6 <text:s/>36 <text:s/>216</text:span></text:p>
        <text:p text:style-name="P56"><text:s/><text:span text:style-name="T1">7 <text:s/>49 <text:s/>343</text:span></text:p>
        <text:p text:style-name="P56"><text:s/><text:span text:style-name="T1">8 <text:s/>64 <text:s/>512</text:span></text:p>
        <text:p text:style-name="P56"><text:s/><text:span text:style-name="T1">9 <text:s/>81 <text:s/>729</text:span></text:p>
        <text:p text:style-name="P54">10 100 1000</text:p>
        <text:p text:style-name="P16"><text:span text:style-name="T4">(Beachte, dass im ersten Beispiel ein Leerzeichen pro Spalte durch die Funktionsweise von </text:span><text:span text:style-name="Source_20_Text"><text:span text:style-name="T8">print()</text:span></text:span><text:span text:style-name="T4">hinzugefügt wird: Sie trennt ihre Argumente mit Leerzeichen.)</text:span></text:p>
        <text:p text:style-name="P16"><text:span text:style-name="T4">Dieses Beispiel hat die </text:span><text:span text:style-name="Source_20_Text"><text:span text:style-name="T8">rjust()</text:span></text:span><text:span text:style-name="T4">-Methode von Zeichenkettenobjekten gezeigt, die eine Zeichenkette in einem Feld der gegebenen Breite rechtsbündig macht, indem sie diese links mit Leerzeichen auffüllt. Es gibt die ähnlichen Methoden </text:span><text:span text:style-name="Source_20_Text"><text:span text:style-name="T8">ljust()</text:span></text:span><text:span text:style-name="T4"> und </text:span><text:span text:style-name="Source_20_Text"><text:span text:style-name="T8">center()</text:span></text:span><text:span text:style-name="T4">. Diese Methoden schreiben nichts, sondern geben eine neue Zeichenkette zurück. Ist die gegebene Zeichenkette zu lang, schneiden sie nichts, sondern geben diese unverändert zurück; dies wird die Anordnung durcheinanderbringen, aber ist meistens besser als die Alternative, dass der Wert verfälscht wird. (Will man wirklich abschneiden, kann man immer noch eine Slicing-Operation hinzufügen, zum Beispiel </text:span><text:span text:style-name="Source_20_Text"><text:span text:style-name="T12">x.ljust(n)[:n]</text:span></text:span><text:span text:style-name="T4">.)</text:span></text:p>
        <text:p text:style-name="P16"><text:span text:style-name="T4">Es gibt noch eine weitere Methode, </text:span><text:span text:style-name="Source_20_Text"><text:span text:style-name="T8">zfill()</text:span></text:span><text:span text:style-name="T4">, die eine numerische Zeichenkette mit Nullen auffüllt. Sie versteht auch Plus- und Minuszeichen:</text:span></text:p>
        <text:p text:style-name="P50">&gt;&gt;&gt; '12'.zfill(5)</text:p>
        <text:p text:style-name="P54">'00012'</text:p>
        <text:p text:style-name="P54">&gt;&gt;&gt; '-3.14'.zfill(7)</text:p>
        <text:p text:style-name="P54">'-003.14'</text:p>
        <text:p text:style-name="P54">&gt;&gt;&gt; '3.14159265359'.zfill(5)</text:p>
        <text:p text:style-name="P54">'3.14159265359'</text:p>
        <text:p text:style-name="P16"><text:span text:style-name="T4">Die einfachste Benutzung der </text:span><text:span text:style-name="Source_20_Text"><text:span text:style-name="T8">format()</text:span></text:span><text:span text:style-name="T4">-Methode sieht so aus:</text:span></text:p>
        <text:p text:style-name="P50"><text:soft-page-break/>&gt;&gt;&gt; print('Wir sind die {}, die "{}!" sagen.'.format('Ritter', 'Ni'))</text:p>
        <text:p text:style-name="P54">Wir sind die Ritter, die "Ni!" sagen.</text:p>
        <text:p text:style-name="P16"><text:span text:style-name="T4">Die Klammern und die Zeichen darin (genannt Formatfelder - </text:span><text:span text:style-name="Emphasis"><text:span text:style-name="T4">format fields</text:span></text:span><text:span text:style-name="T4">) werden mit den Objekten ersetzt, die der </text:span><text:span text:style-name="Source_20_Text"><text:span text:style-name="T8">format()</text:span></text:span><text:span text:style-name="T4">-Methode übergeben werden. Eine Nummer in den Klammern bezieht sich auf die Position des Objektes, die der </text:span><text:span text:style-name="Source_20_Text"><text:span text:style-name="T8">format()</text:span></text:span><text:span text:style-name="T4">-Methode übergeben werden.</text:span></text:p>
        <text:p text:style-name="P50">&gt;&gt;&gt; print('{0} and {1}'.format('spam', 'eggs'))</text:p>
        <text:p text:style-name="P54">spam and eggs</text:p>
        <text:p text:style-name="P54">&gt;&gt;&gt; print('{1} and {0}'.format('spam', 'eggs'))</text:p>
        <text:p text:style-name="P54">eggs and spam</text:p>
        <text:p text:style-name="P16"><text:span text:style-name="T4">Werden Schlüsselwortargumente in der </text:span><text:span text:style-name="Source_20_Text"><text:span text:style-name="T8">format()</text:span></text:span><text:span text:style-name="T4">-Methode benutzt, können deren Werte durch die Benutzung des Argumentnamens referenziert werden.</text:span></text:p>
        <text:p text:style-name="P50">&gt;&gt;&gt;print('Dieses {Speise} ist {Adjektiv}.'.format(Speise='Spam',</text:p>
        <text:p text:style-name="P56"><text:s text:c="9"/><text:span text:style-name="T1">Adjektiv='absolut schrecklich'))</text:span></text:p>
        <text:p text:style-name="P54">Dieses Spam ist absolut schrecklich.</text:p>
        <text:p text:style-name="P18">Positionsabhängige und Schlüsselwortargumente können willkürlich kombiniert werden:</text:p>
        <text:p text:style-name="P50">&gt;&gt;&gt;print('Die Geschichte von {0}, {1} und {anderer}.'.format('Bill',</text:p>
        <text:p text:style-name="P56"><text:s text:c="9"/><text:span text:style-name="T1">'Manfred', anderer='Georg'))</text:span></text:p>
        <text:p text:style-name="P54">Die Geschichte von Bill, Manfred und Georg.</text:p>
        <text:p text:style-name="P16"><text:span text:style-name="Source_20_Text"><text:span text:style-name="T12">'!a'</text:span></text:span><text:span text:style-name="T4"> (wendet </text:span><text:span text:style-name="Source_20_Text"><text:span text:style-name="T8">ascii()</text:span></text:span><text:span text:style-name="T4"> an), </text:span><text:span text:style-name="Source_20_Text"><text:span text:style-name="T12">'!s'</text:span></text:span><text:span text:style-name="T4"> (wendet </text:span><text:span text:style-name="Source_20_Text"><text:span text:style-name="T8">str()</text:span></text:span><text:span text:style-name="T4"> an) und </text:span><text:span text:style-name="Source_20_Text"><text:span text:style-name="T12">'!r'</text:span></text:span><text:span text:style-name="T4"> (wendet </text:span><text:span text:style-name="Source_20_Text"><text:span text:style-name="T8">repr()</text:span></text:span><text:span text:style-name="T4"> an) können dazu benutzt werden den übergebenen Wert zu konvertieren bevor er formatiert wird:</text:span></text:p>
        <text:p text:style-name="P50">&gt;&gt;&gt; import math</text:p>
        <text:p text:style-name="P54">&gt;&gt;&gt; print('Der Wert von PI ist ungefähr {}.'.format(math.pi))</text:p>
        <text:p text:style-name="P54">Der Wert von PI ist ungefähr 3.14159265359.</text:p>
        <text:p text:style-name="P54">&gt;&gt;&gt; print('Der Wert von PI ist ungefähr {!r}.'.format(math.pi))</text:p>
        <text:p text:style-name="P54">Der Wert von PI ist ungefähr 3.141592653589793.</text:p>
        <text:p text:style-name="P16"><text:span text:style-name="T4">Ein optionales </text:span><text:span text:style-name="Source_20_Text"><text:span text:style-name="T12">':'</text:span></text:span><text:span text:style-name="T4"> mit Formatspezifizierer (</text:span><text:span text:style-name="Emphasis"><text:span text:style-name="T4">format specifier</text:span></text:span><text:span text:style-name="T4">) können auf den Namen des Feldes folgen. Dies erlaubt einem eine größere Kontrolle darüber, wie der Wert formatiert wird. Das folgende Beispiel rundet Pi auf drei Stellen nach dem Komma.</text:span></text:p>
        <text:p text:style-name="P50">&gt;&gt;&gt; import math</text:p>
        <text:p text:style-name="P54">&gt;&gt;&gt; print('Der Wert von Pi ist ungefähr {0:.3f}.'.format(math.pi))</text:p>
        <text:p text:style-name="P54">Der Wert von Pi ist ungefähr 3.142.</text:p>
        <text:p text:style-name="P16"><text:span text:style-name="T4">Übergibt man einen Integer nach dem </text:span><text:span text:style-name="Source_20_Text"><text:span text:style-name="T12">':'</text:span></text:span><text:span text:style-name="T4">, so legt man eine minimale Breite für dieses Feld an. Das ist nützlich um Tabellen schön aussehen zu lassen.</text:span></text:p>
        <text:p text:style-name="P50">&gt;&gt;&gt; table = {'Sjoerd': 4127, 'Jack': 4098, 'Dcab': 7678}</text:p>
        <text:p text:style-name="P54">&gt;&gt;&gt; for name, phone in table.items():</text:p>
        <text:p text:style-name="P54">... <text:s text:c="4"/>print('{0:10} ==&gt; {1:10d}'.format(name, phone))</text:p>
        <text:p text:style-name="P54">...</text:p>
        <text:p text:style-name="P54">Jack <text:s text:c="6"/>==&gt; <text:s text:c="6"/>4098</text:p>
        <text:p text:style-name="P54">Dcab <text:s text:c="6"/>==&gt; <text:s text:c="6"/>7678</text:p>
        <text:p text:style-name="P54">Sjoerd <text:s text:c="4"/>==&gt; <text:s text:c="6"/>4127</text:p>
        <text:p text:style-name="P16"><text:span text:style-name="T4">Hat man einen wirklich langen Formatstring, den man nicht aufteilen will, wäre es nett, wenn man die zu formatierenden Variablen durch den Namen statt durch die Position </text:span><text:soft-page-break/><text:span text:style-name="T4">referenzieren könnte. Dies kann einfach bewerkstelligt werden, indem man das Dictionary übergibt und auf die Schlüssel über eckige Klammern </text:span><text:span text:style-name="Source_20_Text"><text:span text:style-name="T12">'[]'</text:span></text:span><text:span text:style-name="T4"> zugreift</text:span></text:p>
        <text:p text:style-name="P50">&gt;&gt;&gt; table = {'Sjoerd': 4127, 'Jack': 4098, 'Dcab': 8637678}</text:p>
        <text:p text:style-name="P54">&gt;&gt;&gt; print('Jack: {0[Jack]:d}; Sjoerd: {0[Sjoerd]:d}; '</text:p>
        <text:p text:style-name="P56"><text:s text:c="9"/><text:span text:style-name="T1">'Dcab: {0[Dcab]:d}'.format(table))</text:span></text:p>
        <text:p text:style-name="P54">Jack: 4098; Sjoerd: 4127; Dcab: 8637678</text:p>
        <text:p text:style-name="P18">Das könnte auch genauso erreicht werden, indem man die Tabelle als Schlüsselwortargumente mit der ‘**’-Notation übergibt.</text:p>
        <text:p text:style-name="P50">&gt;&gt;&gt; table = {'Sjoerd': 4127, 'Jack': 4098, 'Dcab': 8637678}</text:p>
        <text:p text:style-name="P54">&gt;&gt;&gt; print('Jack: {Jack:d}; Sjoerd: {Sjoerd:d}; Dcab: {Dcab:d}'.format(**table))</text:p>
        <text:p text:style-name="P54">Jack: 4098; Sjoerd: 4127; Dcab: 8637678</text:p>
        <text:p text:style-name="P16"><text:span text:style-name="T4">Das ist besonders nützlich in Verbindung mit der eingebauten Funktion </text:span><text:span text:style-name="Source_20_Text"><text:span text:style-name="T8">vars()</text:span></text:span><text:span text:style-name="T4">, die ein Dictionary mit allen lokalen Variablen zurückgibt.</text:span></text:p>
        <text:p text:style-name="P16"><text:a xlink:type="simple" xlink:href="http://docs.python.org/3.3/library/string.html#formatstrings" text:style-name="Internet_20_link" text:visited-style-name="Visited_20_Internet_20_Link"><text:span text:style-name="T14">Format String Syntax</text:span></text:a><text:span text:style-name="T4"> gibt eine komplette Übersicht zur Zeichenkettenformatierung mit </text:span><text:span text:style-name="Source_20_Text"><text:span text:style-name="T8">format()</text:span></text:span><text:span text:style-name="T4">.</text:span></text:p>
        <text:section text:style-name="Sect1" text:name="alte-zeichenkettenformatierung">
          <text:h text:style-name="P64" text:outline-level="3">7.1.1. Alte Zeichenkettenformatierung</text:h>
          <text:p text:style-name="P16"><text:span text:style-name="T4">Der </text:span><text:span text:style-name="Source_20_Text"><text:span text:style-name="T12">%</text:span></text:span><text:span text:style-name="T4">-Operator kann auch zur Zeichenkettenformatierung genutzt werden. Er interpretiert das linke Argument genauso wie einen </text:span><text:span text:style-name="Source_20_Text"><text:span text:style-name="T8">sprintf()</text:span></text:span><text:span text:style-name="T4">-artigen Formatstring, der auf das rechte Argument angewendet werden soll und gibt die resultierende Zeichenkette dieser Formatierungsoperation zurück. Zum Beispiel:</text:span></text:p>
          <text:p text:style-name="P50">&gt;&gt;&gt; import math</text:p>
          <text:p text:style-name="P54">&gt;&gt;&gt; print('Der Wert von Pi ist ungefähr %5.3f.' % math.pi)</text:p>
          <text:p text:style-name="P54">Der Wert von Pi ist ungefähr 3.142.</text:p>
          <text:p text:style-name="P16"><text:span text:style-name="T4">Da </text:span><text:span text:style-name="Source_20_Text"><text:span text:style-name="T8">format()</text:span></text:span><text:span text:style-name="T4"> ziemlich neu ist, benutzt viel Pythoncode noch den </text:span><text:span text:style-name="Source_20_Text"><text:span text:style-name="T12">%</text:span></text:span><text:span text:style-name="T4">-Operator. Jedoch sollte </text:span><text:span text:style-name="Source_20_Text"><text:span text:style-name="T8">format()</text:span></text:span><text:span text:style-name="T4"> hauptsächlich benutzt werden, da die alte Art der Formatierung irgendwann aus der Sprache entfernt werden wird.</text:span></text:p>
          <text:p text:style-name="P16"><text:span text:style-name="T4">Mehr Informationen dazu gibt es in dem Abschnitt </text:span><text:a xlink:type="simple" xlink:href="http://docs.python.org/3.3/library/stdtypes.html#old-string-formatting" text:style-name="Internet_20_link" text:visited-style-name="Visited_20_Internet_20_Link"><text:span text:style-name="T14">Old String Formatting Operations</text:span></text:a><text:span text:style-name="T4">.</text:span></text:p>
        </text:section>
      </text:section>
      <text:section text:style-name="Sect1" text:name="lesen-und-schreiben-von-dateien">
        <text:h text:style-name="P71" text:outline-level="2"><text:bookmark text:name="tut-files"/>7.2. Lesen und Schreiben von Dateien</text:h>
        <text:p text:style-name="P16"><text:span text:style-name="Source_20_Text"><text:span text:style-name="T8">open()</text:span></text:span><text:span text:style-name="T4"> gibt ein Dateiobjekt (file object) zurück und wird meistens mit zwei Argumenten aufgerufen: </text:span><text:span text:style-name="Source_20_Text"><text:span text:style-name="T12">open(filename, mode)</text:span></text:span></text:p>
        <text:p text:style-name="P50">&gt;&gt;&gt; f = open('/tmp/workfile', 'w')</text:p>
        <text:p text:style-name="P57"/>
        <text:p text:style-name="P57"/>
        <text:p text:style-name="P54">&gt;&gt;&gt; print(f)</text:p>
        <text:p text:style-name="P54">&lt;open file '/tmp/workfile', mode 'w' at 80a0960&gt;</text:p>
        <text:p text:style-name="P16"><text:span text:style-name="T4">Das erste Argument ist eine Zeichenkette, die den Dateinamen enthält. Das zweite Argument ist eine andere Zeichenkette mit ein paar Zeichen, die die Art der Benutzung der </text:span><text:soft-page-break/><text:span text:style-name="T4">Datei beschreibt. </text:span><text:span text:style-name="Emphasis"><text:span text:style-name="T4">mode</text:span></text:span><text:span text:style-name="T4"> kann </text:span><text:span text:style-name="Source_20_Text"><text:span text:style-name="T12">'r'</text:span></text:span><text:span text:style-name="T4"> sein, wenn die Datei nur gelesen wird, </text:span><text:span text:style-name="Source_20_Text"><text:span text:style-name="T12">'w'</text:span></text:span><text:span text:style-name="T4">, wenn sie nur geschrieben wird (eine existierende Datei mit demselben Namen wird gelöscht) und </text:span><text:span text:style-name="Source_20_Text"><text:span text:style-name="T12">'a'</text:span></text:span><text:span text:style-name="T4"> öffnet die Datei zum Anhängen; alle Daten, die in die Datei geschrieben werden, werden automatisch ans Ende angehängt. </text:span><text:span text:style-name="Source_20_Text"><text:span text:style-name="T12">'r+'</text:span></text:span><text:span text:style-name="T4">öffnet die Datei zum Lesen und Schreiben. Das </text:span><text:span text:style-name="Emphasis"><text:span text:style-name="T4">mode</text:span></text:span><text:span text:style-name="T4">-Argument ist optional, fehlt es, so wird </text:span><text:span text:style-name="Source_20_Text"><text:span text:style-name="T12">'r'</text:span></text:span><text:span text:style-name="T4">angenommen.</text:span></text:p>
        <text:p text:style-name="P16"><text:span text:style-name="T4">Normalerweise werden Dateien im </text:span><text:span text:style-name="Emphasis"><text:span text:style-name="T4">Textmodus</text:span></text:span><text:span text:style-name="T4"> (</text:span><text:span text:style-name="Emphasis"><text:span text:style-name="T4">text mode</text:span></text:span><text:span text:style-name="T4">) geöffnet, das heisst, dass man Zeichenketten von ihr liest beziehungsweise in sie schreibt, die in einer bestimmten Kodierung kodiert werden (der Standard ist UTF-8). Wird </text:span><text:span text:style-name="Source_20_Text"><text:span text:style-name="T12">'b'</text:span></text:span><text:span text:style-name="T4"> an das </text:span><text:span text:style-name="Emphasis"><text:span text:style-name="T4">mode</text:span></text:span><text:span text:style-name="T4">-Argument angehängt, so öffnet man die Datei im </text:span><text:span text:style-name="Emphasis"><text:span text:style-name="T4">Binärmodus</text:span></text:span><text:span text:style-name="T4"> (</text:span><text:span text:style-name="Emphasis"><text:span text:style-name="T4">binary mode</text:span></text:span><text:span text:style-name="T4">); in ihm werden Daten als Byteobjekte gelesen und geschrieben. Dieser Modus sollte für alle Dateien genutzt werden, die keinen Text enthalten.</text:span></text:p>
        <text:p text:style-name="P16"><text:span text:style-name="T4">Im Textmodus wird beim Lesen standardmäßig das plattformspezifische Zeilenende (</text:span><text:span text:style-name="Source_20_Text"><text:span text:style-name="T12">\n</text:span></text:span><text:span text:style-name="T4"> unter Unixen, </text:span><text:span text:style-name="Source_20_Text"><text:span text:style-name="T12">\r\n</text:span></text:span><text:span text:style-name="T4"> unter Windows) zu einem einfachen </text:span><text:span text:style-name="Source_20_Text"><text:span text:style-name="T12">\n</text:span></text:span><text:span text:style-name="T4"> konvertiert und beim Schreiben </text:span><text:span text:style-name="Source_20_Text"><text:span text:style-name="T12">\n</text:span></text:span><text:span text:style-name="T4"> zurück zum plattformspezifischen Zeilenende. Diese versteckte Modifikation ist klasse für Textdateien, wird aber binäre Dateiformate, wie </text:span><text:span text:style-name="Source_20_Text"><text:span text:style-name="T12">JPEG</text:span></text:span><text:span text:style-name="T4">- oder </text:span><text:span text:style-name="Source_20_Text"><text:span text:style-name="T12">EXE</text:span></text:span><text:span text:style-name="T4">-Dateien, beschädigen. Achte sehr sorgfältig darauf, dass Du den Binärmodus benutzt, wenn Du solche Dateien schreibst oder liest.</text:span></text:p>
        <text:section text:style-name="Sect1" text:name="methoden-von-dateiobjekten">
          <text:h text:style-name="P64" text:outline-level="3"><text:bookmark text:name="tut-filemethods"/>7.2.1. Methoden von Dateiobjekten</text:h>
          <text:p text:style-name="P16"><text:span text:style-name="T4">Die übrigen Beispiele in diesem Abschnitt nehmen an, dass ein Dateiobjekt namens </text:span><text:span text:style-name="Source_20_Text"><text:span text:style-name="T12">f</text:span></text:span><text:span text:style-name="T4"> schon erstellt wurde.</text:span></text:p>
          <text:p text:style-name="P16"><text:span text:style-name="T4">Um den Inhalt einer Datei zu lesen, kann man </text:span><text:span text:style-name="Source_20_Text"><text:span text:style-name="T12">f.read(size)</text:span></text:span><text:span text:style-name="T4"> aufrufen, was einen Teil der Daten ausliest und diese als Zeichenketten- oder Byteobjekt zurückgibt. </text:span><text:span text:style-name="Emphasis"><text:span text:style-name="T4">size</text:span></text:span><text:span text:style-name="T4"> ist ein optionales, numerisches Argument. Wird es ausgelassen oder ist es negativ, so wird der gesamte Inhalt der Datei ausgelesen und zurückgegeben, falls die Datei doppelt so groß wie der Speicher Deiner Maschine ist, so ist das Dein Problem. Andernfalls werden höchstens </text:span><text:span text:style-name="Emphasis"><text:span text:style-name="T4">size</text:span></text:span><text:span text:style-name="T4"> Byte ausgelesen und zurückgegeben. Ist das Ende der Datei erreicht, so gibt </text:span><text:span text:style-name="Source_20_Text"><text:span text:style-name="T12">f.read()</text:span></text:span><text:span text:style-name="T4"> eine leere Zeichenkette (</text:span><text:span text:style-name="Source_20_Text"><text:span text:style-name="T12">''</text:span></text:span><text:span text:style-name="T4">) zurück.</text:span></text:p>
          <text:p text:style-name="P50">&gt;&gt;&gt; f.read()</text:p>
          <text:p text:style-name="P54">'Das ist die ganze Datei.\n'</text:p>
          <text:p text:style-name="P54">&gt;&gt;&gt; f.read()</text:p>
          <text:p text:style-name="P54">''</text:p>
          <text:p text:style-name="P16"><text:span text:style-name="Source_20_Text"><text:span text:style-name="T12">f.readline()</text:span></text:span><text:span text:style-name="T4"> liest eine einzelne Zeile aus einer Datei; ein Zeilenumbruchszeichen (</text:span><text:span text:style-name="Source_20_Text"><text:span text:style-name="T12">\n</text:span></text:span><text:span text:style-name="T4">) bleibt am Ende der Zeichenkette und wird nur ausgelassen, falls die letzte Zeile nicht in einem Zeilenumbruch endet. Dies macht den Rückgabewert eindeutig: Falls </text:span><text:span text:style-name="Source_20_Text"><text:span text:style-name="T12">f.readline()</text:span></text:span><text:span text:style-name="T4"> eine leere Zeichenkette zurückgibt, so ist das Ende der Datei erreicht, </text:span><text:soft-page-break/><text:span text:style-name="T4">während eine Leerzeile durch </text:span><text:span text:style-name="Source_20_Text"><text:span text:style-name="T12">'\n'</text:span></text:span><text:span text:style-name="T4">, eine Zeichenkette, die nur einen einzelnen Zeilenumbruch enthält, dargestellt wird.</text:span></text:p>
          <text:p text:style-name="P50">&gt;&gt;&gt; f.readline()</text:p>
          <text:p text:style-name="P54">'Dies ist die erste Zeile der Datei\n'</text:p>
          <text:p text:style-name="P54">&gt;&gt;&gt; f.readline()</text:p>
          <text:p text:style-name="P54">'Zweite Zeile der Datei\n'</text:p>
          <text:p text:style-name="P54">&gt;&gt;&gt; f.readline()</text:p>
          <text:p text:style-name="P54">''</text:p>
          <text:p text:style-name="P16"><text:span text:style-name="Source_20_Text"><text:span text:style-name="T12">f.readlines()</text:span></text:span><text:span text:style-name="T4"> gibt eine Liste zurück die alle Zeilen der Datei enthält. Wird ein optionaler Paramenter </text:span><text:span text:style-name="Emphasis"><text:span text:style-name="T4">sizehint</text:span></text:span><text:span text:style-name="T4"> übergeben, liest es mindestens so viele Bytes aus der Datei und zusätzlich noch so viele, dass die nächste Zeile komplett ist und gibt diese Zeilen zurück. Dies wird oft benutzt, um ein effizientes Einlesen der Datei anhand der Zeilen zu ermöglichen, ohne die gesamte Datei in den Speicher laden zu müssen. Nur komplette Zeilen werden zurückgegeben.</text:span></text:p>
          <text:p text:style-name="P50">&gt;&gt;&gt; f.readlines()</text:p>
          <text:p text:style-name="P54">['Dies ist die erste Zeile der Datei\n', 'Zweite Zeile der Datei\n']</text:p>
          <text:p text:style-name="P18">Ein alternativer Ansatz Zeilen auszulesen ist, über das Dateiobjekt zu iterieren. Das ist speichereffizient, schnell und führt zu einfacherem Code:</text:p>
          <text:p text:style-name="P50">&gt;&gt;&gt; for line in f:</text:p>
          <text:p text:style-name="P54">... <text:s text:c="4"/>print(line, end='')</text:p>
          <text:p text:style-name="P54">...</text:p>
          <text:p text:style-name="P54">Dies ist die erste Zeile der Datei.</text:p>
          <text:p text:style-name="P54">Zweite Zeile der Datei</text:p>
          <text:p text:style-name="P18">Der alternative Ansatz ist einfacher, bietet aber keine feinkörnige Kontrolle. Da beide Ansätze die Pufferung von Zeilen unterschiedlich handhaben, sollten sie nicht vermischt werden.</text:p>
          <text:p text:style-name="P16"><text:span text:style-name="Source_20_Text"><text:span text:style-name="T12">f.write(string)</text:span></text:span><text:span text:style-name="T4"> schreibt den Inhalt von </text:span><text:span text:style-name="Emphasis"><text:span text:style-name="T4">string</text:span></text:span><text:span text:style-name="T4"> in die Datei und gibt die Anzahl der Zeichen, die geschrieben wurden, zurück.</text:span></text:p>
          <text:p text:style-name="P50">&gt;&gt;&gt; f.write('Dies ist ein Test\n')</text:p>
          <text:p text:style-name="P54">18</text:p>
          <text:p text:style-name="P18">Um etwas anderes als eine Zeichenkette zu schreiben, muss es erst in eine Zeichenkette konvertiert werden:</text:p>
          <text:p text:style-name="P50">&gt;&gt;&gt; value = ('Die Antwort', 42)</text:p>
          <text:p text:style-name="P54">&gt;&gt;&gt; s = str(value)</text:p>
          <text:p text:style-name="P54">&gt;&gt;&gt; f.write(s)</text:p>
          <text:p text:style-name="P54">19</text:p>
          <text:p text:style-name="P16"><text:span text:style-name="Source_20_Text"><text:span text:style-name="T12">f.tell()</text:span></text:span><text:span text:style-name="T4"> gibt eine Ganzzahl zurück, die die aktuelle Position des Dateiobjektes innerhalb der Datei angibt, gemessen in Bytes vom Anfang der Datei. Um die Position des Dateiobjektes zu ändern, gibt es </text:span><text:span text:style-name="Source_20_Text"><text:span text:style-name="T12">f.seek(offset, from_what)</text:span></text:span><text:span text:style-name="T4">. Die Position wird berechnet indem </text:span><text:span text:style-name="Emphasis"><text:span text:style-name="T4">offset</text:span></text:span><text:span text:style-name="T4"> zu einem Referenzpunkt addiert wird, dieser wird durch das Argument </text:span><text:span text:style-name="Emphasis"><text:span text:style-name="T4">from_what</text:span></text:span><text:span text:style-name="T4"> festgelegt. Bei einem </text:span><text:span text:style-name="Emphasis"><text:span text:style-name="T4">from_what</text:span></text:span><text:span text:style-name="T4"> des Wertes 0, wird von Beginn der Datei gemessen, bei 1 von der aktuellen Position, bei 2 vom Ende der </text:span><text:soft-page-break/><text:span text:style-name="T4">Datei. </text:span><text:span text:style-name="Emphasis"><text:span text:style-name="T4">from_what</text:span></text:span><text:span text:style-name="T4"> kann ausgelassen werden und hat den Standardwert 0, das den Anfang der Datei als Referenzpunkt benutzt.</text:span></text:p>
          <text:p text:style-name="P50">&gt;&gt;&gt; f = open('/tmp/workfile', 'rb+')</text:p>
          <text:p text:style-name="P54">&gt;&gt;&gt; f.write(b'0123456789abcdef')</text:p>
          <text:p text:style-name="P54">16</text:p>
          <text:p text:style-name="P54">&gt;&gt;&gt; f.seek(5) <text:s text:c="4"/># Gehe zum 6. Byte der Datei</text:p>
          <text:p text:style-name="P54">5</text:p>
          <text:p text:style-name="P54">&gt;&gt;&gt; f.read(1)</text:p>
          <text:p text:style-name="P54">b'5'</text:p>
          <text:p text:style-name="P54">&gt;&gt;&gt; f.seek(-3, 2) # Gehe zum drittletzten Byte</text:p>
          <text:p text:style-name="P54">13</text:p>
          <text:p text:style-name="P54">&gt;&gt;&gt; f.read(1)</text:p>
          <text:p text:style-name="P54">b'd'</text:p>
          <text:p text:style-name="P16"><text:span text:style-name="T4">In Textdateien (die, die ohne ein </text:span><text:span text:style-name="Source_20_Text"><text:span text:style-name="T12">b</text:span></text:span><text:span text:style-name="T4"> im Modus geöffnet werden) sind nur Positionierungen vom Anfang der Datei aus erlaubt (mit der Ausnahme, dass mit </text:span><text:span text:style-name="Source_20_Text"><text:span text:style-name="T12">f.seek(0, 2)</text:span></text:span><text:span text:style-name="T4"> zum Ende der Datei gesprungen werden kann).</text:span></text:p>
          <text:p text:style-name="P16"><text:span text:style-name="T4">Wenn man mit einer Datei fertig ist, ruft man </text:span><text:span text:style-name="Source_20_Text"><text:span text:style-name="T12">f.close()</text:span></text:span><text:span text:style-name="T4"> auf, um sie zu schließen und jegliche Systemressource freizugeben, die von der offenen Datei belegt wird. Nach dem Aufruf von </text:span><text:span text:style-name="Source_20_Text"><text:span text:style-name="T12">f.close()</text:span></text:span><text:span text:style-name="T4"> schlägt automatisch jeder Versuch fehl das Objekt zu benutzen.</text:span></text:p>
          <text:p text:style-name="P50">&gt;&gt;&gt; f.close()</text:p>
          <text:p text:style-name="P54">&gt;&gt;&gt; f.read()</text:p>
          <text:p text:style-name="P54">Traceback (most recent call last):</text:p>
          <text:p text:style-name="P56"><text:s/><text:span text:style-name="T1">File "&lt;stdin&gt;", line 1, in ?</text:span></text:p>
          <text:p text:style-name="P54">ValueError: I/O operation on closed file</text:p>
          <text:p text:style-name="P16"><text:span text:style-name="T4">Die optimale Vorgehensweise ist es, das Schlüsselwort </text:span><text:span text:style-name="Source_20_Text"><text:span text:style-name="T8">with</text:span></text:span><text:span text:style-name="T4"> zu benutzen, wenn man mit Dateiobjekten arbeitet. Das hat den Vorteil, dass die Datei richtig geschlossen wird, sobald die Befehle des Blocks abgearbeitet sind, auch wenn innerhalb eine Ausnahme verursacht wird. Das ist auch viel kürzer als einen äquivalenten </text:span><text:span text:style-name="Source_20_Text"><text:span text:style-name="T8">try</text:span></text:span><text:span text:style-name="T4">-</text:span><text:span text:style-name="Source_20_Text"><text:span text:style-name="T8">finally</text:span></text:span><text:span text:style-name="T4">-Block zu schreiben:</text:span></text:p>
          <text:p text:style-name="P50">&gt;&gt;&gt; with open('/tmp/workfile', 'r') as f:</text:p>
          <text:p text:style-name="P54">... <text:s text:c="4"/>read_data = f.read()</text:p>
          <text:p text:style-name="P54">&gt;&gt;&gt; f.closed</text:p>
          <text:p text:style-name="P54">True</text:p>
          <text:p text:style-name="P16"><text:span text:style-name="T4">Dateiobjekte haben noch ein paar zusätzliche Methoden, wie </text:span><text:span text:style-name="Source_20_Text"><text:span text:style-name="T8">isatty()</text:span></text:span><text:span text:style-name="T4"> und </text:span><text:span text:style-name="Source_20_Text"><text:span text:style-name="T8">truncate()</text:span></text:span><text:span text:style-name="T4">, die weniger häufig genutzt werden. Ein komplettes Handbuch zu Dateiobjekten kann in der Bibliotheksreferenz gefunden werden.</text:span></text:p>
        </text:section>
        <text:section text:style-name="Sect1" text:name="das-pickle-modul">
          <text:h text:style-name="P67" text:outline-level="3"><text:bookmark text:name="tut-pickle"/><text:span text:style-name="T5">7.2.2. Das </text:span><text:span text:style-name="Source_20_Text"><text:span text:style-name="T6">pickle</text:span></text:span><text:span text:style-name="T5">-Modul</text:span></text:h>
          <text:p text:style-name="P16"><text:bookmark text:name="index-03"/><text:span text:style-name="T4">Zeichenketten können einfach in eine Datei geschrieben und aus ihr gelesen werden. Zahlen sind ein bisschen aufwändiger, da die </text:span><text:span text:style-name="Source_20_Text"><text:span text:style-name="T8">read()</text:span></text:span><text:span text:style-name="T4">-Methode nur Zeichenketten zurückgibt. Diese müssen an eine Funktion wie </text:span><text:span text:style-name="Source_20_Text"><text:span text:style-name="T8">int()</text:span></text:span><text:span text:style-name="T4"> übergeben werden, die eine Zeichenkette wie </text:span><text:span text:style-name="Source_20_Text"><text:span text:style-name="T12">'123'</text:span></text:span><text:span text:style-name="T4"> nimmt und deren numerischen Wert 123 zurückgibt. Wenn man jedoch komplexere Datentypen wie Listen, Dictionaries oder Klasseninstanzen speichern will, wird die Angelegenheit viel komplizierter.</text:span></text:p>
          <text:p text:style-name="P16"><text:soft-page-break/><text:span text:style-name="T4">Anstatt die Benutzer ständig Code schreiben und debuggen zu lassen, um komplexere Datentypen zu speichern, stellt Python ein Standardmodul namens </text:span><text:span text:style-name="Source_20_Text"><text:span text:style-name="T8">pickle</text:span></text:span><text:span text:style-name="T4"> bereit. Dies ist ein fantastisches Modul, das fast jedes Pythonobjekt (sogar ein paar Formen von Pythoncode!) nehmen kann und es in eine Zeichenkettenrepräsentation konvertieren kann; dieser Prozess wird </text:span><text:span text:style-name="Emphasis"><text:span text:style-name="T4">pickling</text:span></text:span><text:span text:style-name="T4"> (“einwecken”) genannt. Das Objekt aus der Zeichenkettenrepräsentation zu rekonstruieren wird </text:span><text:span text:style-name="Emphasis"><text:span text:style-name="T4">unpickling</text:span></text:span><text:span text:style-name="T4">genannt. Zwischen pickling und unpickling, kann die Zeichenkettenrepräsentation in Daten oder Dateien gespeichert werden oder über ein Netzwerk an eine entfernte Maschine geschickt werden.</text:span></text:p>
          <text:p text:style-name="P16"><text:span text:style-name="T4">Hat man ein Objekt </text:span><text:span text:style-name="Source_20_Text"><text:span text:style-name="T12">x</text:span></text:span><text:span text:style-name="T4"> und ein Dateiobjekt </text:span><text:span text:style-name="Source_20_Text"><text:span text:style-name="T12">f</text:span></text:span><text:span text:style-name="T4">, das zum Schreiben geöffnet wurde, benötigt der einfachste Weg das Objekt zu picklen nur eine Zeile Code:</text:span></text:p>
          <text:p text:style-name="P50">pickle.dump(x, f)</text:p>
          <text:p text:style-name="P16"><text:span text:style-name="T4">Um das Objekt wieder zu unpicklen reicht, wenn </text:span><text:span text:style-name="Source_20_Text"><text:span text:style-name="T12">f</text:span></text:span><text:span text:style-name="T4"> ein Dateiobjekt ist, das zum Lesen geöffnet wurde:</text:span></text:p>
          <text:p text:style-name="P50">x = pickle.load(f)</text:p>
          <text:p text:style-name="P16"><text:span text:style-name="T4">(Es gibt auch andere Varianten, die benutzt werden, wenn man viele Objekte pickled oder falls man gepicklete Daten nicht in einer Datei speichern will; siehe </text:span><text:span text:style-name="Source_20_Text"><text:span text:style-name="T8">pickle</text:span></text:span><text:span text:style-name="T4"> in der Python Bibliotheksreferenz.)</text:span></text:p>
          <text:p text:style-name="P16"><text:span text:style-name="Source_20_Text"><text:span text:style-name="T8">pickle</text:span></text:span><text:span text:style-name="T4"> ist der normale Weg ein Pythonobjekt zu erzeugen, das gespeichert und von anderen Programmen oder demselben Programm wiederbenutzt werden kann; der Fachbegriff für so etwas ist ein </text:span><text:span text:style-name="Emphasis"><text:span text:style-name="T4">persistentes</text:span></text:span><text:span text:style-name="T4"> Objekt. Weil </text:span><text:span text:style-name="Source_20_Text"><text:span text:style-name="T8">pickle</text:span></text:span><text:span text:style-name="T4"> so weitläufig benutzt wird, stellen viele Programmierer, die Pythonerweiterungen schreiben sicher, dass neue Datentypen, wie Matrizen, richtig gepickled und unpickled werden können.</text:span></text:p>
        </text:section>
      </text:section>
      <text:h text:style-name="P46" text:outline-level="1">8. Fehler und Ausnahmen</text:h>
      <text:p text:style-name="P16"><text:span text:style-name="T4">Bis jetzt wurden Fehlermeldungen nur am Rande erwähnt, aber wenn Du die Beispiele ausprobiert hast, hast Du sicherlich schon einige gesehen. Es gibt (mindestens) zwei verschiedene Arten von Fehlern: </text:span><text:span text:style-name="Emphasis"><text:span text:style-name="T4">Syntaxfehler</text:span></text:span><text:span text:style-name="T4"> (engl.: syntax errors) und </text:span><text:span text:style-name="Emphasis"><text:span text:style-name="T4">Ausnahmen</text:span></text:span><text:span text:style-name="T4"> (engl.: exceptions).</text:span></text:p>
      <text:section text:style-name="Sect1" text:name="syntaxfehler">
        <text:h text:style-name="P71" text:outline-level="2"><text:bookmark text:name="tut-syntaxerrors"/>8.1. Syntaxfehler</text:h>
        <text:p text:style-name="P18">Syntaxfehler, auch Parser-Fehler genannt, sind vielleicht die häufigsten Fehlermeldungen, die Du bekommt, wenn Du Python lernst:</text:p>
        <text:p text:style-name="P50">&gt;&gt;&gt; while True print('Hallo Welt')</text:p>
        <text:p text:style-name="P56"><text:s text:c="2"/><text:span text:style-name="T1">File "&lt;stdin&gt;", line 1, in ?</text:span></text:p>
        <text:p text:style-name="P56"><text:s text:c="4"/><text:span text:style-name="T1">while True print('Hallo Welt')</text:span></text:p>
        <text:p text:style-name="P56"><text:s text:c="19"/><text:span text:style-name="T1">^</text:span></text:p>
        <text:p text:style-name="P54"><text:soft-page-break/>SyntaxError: invalid syntax</text:p>
        <text:p text:style-name="P16"><text:span text:style-name="T4">Der Parser wiederholt die störende Zeile und zeigt mit einem kleinen ‘Pfeil’ auf die Stelle, an der der Fehler entdeckt wurde. Der Fehler ist an dem Token aufgetreten (oder wurde zumindest dort entdeckt), welches </text:span><text:span text:style-name="Emphasis"><text:span text:style-name="T4">vor</text:span></text:span><text:span text:style-name="T4"> dem Pfeil steht: In dem Beispiel wurde der Fehler bei der </text:span><text:span text:style-name="Source_20_Text"><text:span text:style-name="T8">print()</text:span></text:span><text:span text:style-name="T4">-Funktion entdeckt, da ein Doppelpunkt (</text:span><text:span text:style-name="Source_20_Text"><text:span text:style-name="T12">':'</text:span></text:span><text:span text:style-name="T4">) vor der Funktion fehlt. Des weiteren werden der Dateiname und die Zeilennummer ausgegeben, sodass Du weißt, wo Du suchen musst, falls die Eingabe aus einem Skript kam.</text:span></text:p>
      </text:section>
      <text:section text:style-name="Sect1" text:name="ausnahmen">
        <text:h text:style-name="P71" text:outline-level="2"><text:bookmark text:name="tut-exceptions"/>8.2. Ausnahmen</text:h>
        <text:p text:style-name="P16"><text:span text:style-name="T4">Selbst wenn eine Anweisung oder ein Ausdruck syntaktisch korrekt ist, kann es bei der Ausführung zu Fehlern kommen. Fehler, die bei der Ausführung auftreten, werden </text:span><text:span text:style-name="Emphasis"><text:span text:style-name="T4">Ausnahmen</text:span></text:span><text:span text:style-name="T4"> (engl: exceptions) genannt und sind nicht notwendigerweise schwerwiegend: Du wirst gleich lernen, wie Du in Python-Programmen mit ihnen umgehst. Die meisten Ausnahmen werden von Programmen aber nicht behandelt, und erzeugen Fehlermeldungen, wie dieses Beispiel zeigt:</text:span></text:p>
        <text:p text:style-name="P50">&gt;&gt;&gt; 10 * (1/0)</text:p>
        <text:p text:style-name="P54">Traceback (most recent call last):</text:p>
        <text:p text:style-name="P56"><text:s text:c="2"/><text:span text:style-name="T1">File "&lt;stdin&gt;", line 1, in ?</text:span></text:p>
        <text:p text:style-name="P54">ZeroDivisionError: int division or modulo by zero</text:p>
        <text:p text:style-name="P54">&gt;&gt;&gt; 4 + spam*3</text:p>
        <text:p text:style-name="P54">Traceback (most recent call last):</text:p>
        <text:p text:style-name="P56"><text:s text:c="2"/><text:span text:style-name="T1">File "&lt;stdin&gt;", line 1, in ?</text:span></text:p>
        <text:p text:style-name="P54">NameError: name 'spam' is not defined</text:p>
        <text:p text:style-name="P54">&gt;&gt;&gt; '2' + 2</text:p>
        <text:p text:style-name="P54">Traceback (most recent call last):</text:p>
        <text:p text:style-name="P56"><text:s text:c="2"/><text:span text:style-name="T1">File "&lt;stdin&gt;", line 1, in ?</text:span></text:p>
        <text:p text:style-name="P54">TypeError: Can't convert 'int' object to str implicitly</text:p>
        <text:p text:style-name="P16"><text:span text:style-name="T4">Die letzte Zeile der Fehlermeldung gibt an, was passiert ist. Es gibt verschiedene Typen von Ausnahmen, und der Typ der Ausnahme wird als Teil der Meldung ausgegeben: Die Typen in diesem Beispiel sind </text:span><text:span text:style-name="Source_20_Text"><text:span text:style-name="T8">ZeroDivisionError</text:span></text:span><text:span text:style-name="T4">, </text:span><text:span text:style-name="Source_20_Text"><text:span text:style-name="T8">NameError</text:span></text:span><text:span text:style-name="T4"> und </text:span><text:span text:style-name="Source_20_Text"><text:span text:style-name="T8">TypeError</text:span></text:span><text:span text:style-name="T4">. Die Zeichenkette, die als Ausnahmetyp ausgegeben wird, ist der Name der eingebauten Ausnahme, die aufgetreten ist. Dies gilt für alle eingebauten Ausnahmen, muss aber für benutzerdefinierte Ausnahmen nicht zutreffen (es ist aber eine nützliche Konvention). Standard-Ausnahmen sind eingebaute Bezeichner (keine reservierten Schlüsselwörter).</text:span></text:p>
        <text:p text:style-name="P18">Der Rest der Zeile gibt Details an, die auf dem Ausnahmetyp und darauf, was die Ausnahme ausgelöst hat, basieren.</text:p>
        <text:p text:style-name="P18">Der vorangehende Teil der Fehlermeldung zeigt den Zusammenhang, in dem die Ausnahme auftrat, in Form eines Traceback. Im Allgemeinen wird dort der Programmverlauf mittels der entsprechenden Zeilen des Quellcodes aufgelistet; es werden jedoch keine Zeilen ausgegeben, die von der Standardeingabe gelesen wurden.</text:p>
        <text:p text:style-name="P16"><text:a xlink:type="simple" xlink:href="http://docs.python.org/3.3/library/exceptions.html#bltin-exceptions" text:style-name="Internet_20_link" text:visited-style-name="Visited_20_Internet_20_Link"><text:span text:style-name="T14">Built-in Exceptions</text:span></text:a><text:span text:style-name="T4"> listet alle eingebauten Ausnahmen und ihre Bedeutung auf.</text:span></text:p>
      </text:section>
      <text:section text:style-name="Sect1" text:name="ausnahmen-behandeln">
        <text:h text:style-name="P71" text:outline-level="2"><text:bookmark text:name="tut-handling"/><text:soft-page-break/>8.3. Ausnahmen behandeln</text:h>
        <text:p text:style-name="P16"><text:span text:style-name="T4">Es ist möglich, Programme zu schreiben, welche ausgewählte Ausnahmen behandeln. Schau Dir das folgende Beispiel an, welches den Benutzer solange um Eingabe bittet, bis eine gültige Ganzzahl eingegeben wird, es dem Benutzer aber ermöglicht, das Programm abzubrechen (mit </text:span><text:span text:style-name="Source_20_Text"><text:span text:style-name="T12">Strg-C</text:span></text:span><text:span text:style-name="T4"> oder was das Betriebssystem sonst unterstützt); ein solcher vom Benutzer erzeugter Abbruch löst eine </text:span><text:span text:style-name="Source_20_Text"><text:span text:style-name="T8">KeyboardInterrupt</text:span></text:span><text:span text:style-name="T4">-Ausnahme aus:</text:span></text:p>
        <text:p text:style-name="P50">&gt;&gt;&gt; while True:</text:p>
        <text:p text:style-name="P54">... <text:s text:c="4"/>try:</text:p>
        <text:p text:style-name="P54">... <text:s text:c="8"/>x = int(input("Bitte gib eine Zahl ein: "))</text:p>
        <text:p text:style-name="P54">... <text:s text:c="8"/>break</text:p>
        <text:p text:style-name="P54">... <text:s text:c="4"/>except ValueError:</text:p>
        <text:p text:style-name="P54">... <text:s text:c="8"/>print("Ups! Das war keine gültige Zahl. Versuche es noch einmal...")</text:p>
        <text:p text:style-name="P54">...</text:p>
        <text:p text:style-name="P16"><text:span text:style-name="T4">Die </text:span><text:span text:style-name="Source_20_Text"><text:span text:style-name="T8">try</text:span></text:span><text:span text:style-name="T4">-Anweisung funktioniert folgendermaßen:</text:span></text:p>
        <text:list xml:id="list146077039" text:style-name="L9">
          <text:list-item>
            <text:p text:style-name="P29"><text:span text:style-name="T4">Zuerst wird der </text:span><text:span text:style-name="Emphasis"><text:span text:style-name="T4">try-Block</text:span></text:span><text:span text:style-name="T4"> (die Anweisung(en) zwischen den Schlüsselwörtern </text:span><text:span text:style-name="Source_20_Text"><text:span text:style-name="T8">try</text:span></text:span><text:span text:style-name="T4"> und </text:span><text:span text:style-name="Source_20_Text"><text:span text:style-name="T8">except</text:span></text:span><text:span text:style-name="T4">) ausgeführt.</text:span></text:p>
          </text:list-item>
          <text:list-item>
            <text:p text:style-name="P29"><text:span text:style-name="T4">Wenn dabei keine Ausnahme auftritt, wird der </text:span><text:span text:style-name="Emphasis"><text:span text:style-name="T4">except-Block</text:span></text:span><text:span text:style-name="T4"> übersprungen, und die Ausführung der </text:span><text:span text:style-name="Source_20_Text"><text:span text:style-name="T8">try</text:span></text:span><text:span text:style-name="T4">-Anweisung ist beendet.</text:span></text:p>
          </text:list-item>
          <text:list-item>
            <text:p text:style-name="P29"><text:span text:style-name="T4">Wenn während der Ausführung des try-Blocks eine Ausnahme auftritt, wird der Rest des Blockes übersprungen. Wenn dann der Typ dieser Ausnahme der Ausnahme gleicht, welche nach dem </text:span><text:span text:style-name="Source_20_Text"><text:span text:style-name="T8">except</text:span></text:span><text:span text:style-name="T4">-Schlüsselwort folgt, wird der except-Block ausgeführt, und danach ist die Ausführung der </text:span><text:span text:style-name="Source_20_Text"><text:span text:style-name="T8">try</text:span></text:span><text:span text:style-name="T4">-Anweisung beendet.</text:span></text:p>
          </text:list-item>
          <text:list-item>
            <text:p text:style-name="P29"><text:span text:style-name="T4">Wenn eine Ausnahme auftritt, welche nicht der Ausnahme im except-Block gleicht, wird sie an äußere </text:span><text:span text:style-name="Source_20_Text"><text:span text:style-name="T8">try</text:span></text:span><text:span text:style-name="T4">-Anweisungen weitergegeben; wenn keine passende </text:span><text:span text:style-name="Source_20_Text"><text:span text:style-name="T8">try</text:span></text:span><text:span text:style-name="T4">-Anweisung gefunden wird, ist die Ausnahme eine </text:span><text:span text:style-name="Emphasis"><text:span text:style-name="T4">unbehandelte Ausnahme</text:span></text:span><text:span text:style-name="T4"> (engl: unhandled exception), und die Programmausführung stoppt mit einer Fehlermeldung wie oben gezeigt.</text:span></text:p>
          </text:list-item>
        </text:list>
        <text:p text:style-name="P16"><text:span text:style-name="T4">Eine </text:span><text:span text:style-name="Source_20_Text"><text:span text:style-name="T8">try</text:span></text:span><text:span text:style-name="T4">-Anweisung kann mehr als einen </text:span><text:span text:style-name="Source_20_Text"><text:span text:style-name="T8">except</text:span></text:span><text:span text:style-name="T4">-Block enthalten, um somit verschiedene Aktionen für verschiedene Ausnahmen festzulegen. Es wird höchstens ein except-Block ausgeführt. Ein Block kann nur die Ausnahmen behandeln, welche in dem zugehörigen try-Block aufgetreten sind, nicht jedoch solche, welche in einem anderen except-Block der gleichen try-Anweisung auftreten. Ein </text:span><text:span text:style-name="Source_20_Text"><text:span text:style-name="T8">except</text:span></text:span><text:span text:style-name="T4">-Block kann auch mehrere Ausnahmen gleichzeitig behandeln, dies wird in einem Tupel angegeben:</text:span></text:p>
        <text:p text:style-name="P87">... except (RuntimeError, TypeError, NameError): ... pass</text:p>
        <text:p text:style-name="P18"><text:soft-page-break/>Der letzte except-Block kann ohne Ausnahme-Name(n) gelassen werden, dies fungiert als Wildcard. Benutze diese Möglichkeit nur sehr vorsichtig, denn dadurch können echte Programmierfehler verdeckt werden! Auf diese Weise kann man sich auch Fehlermeldungen ausgeben lassen und dann die Ausnahme erneut auslösen (sodass der Aufrufer diese Ausnahme ebenfalls behandeln kann):</text:p>
        <text:p text:style-name="P50">import sys</text:p>
        <text:p text:style-name="P57"/>
        <text:p text:style-name="P54">try:</text:p>
        <text:p text:style-name="P56"><text:s text:c="4"/><text:span text:style-name="T1">f = open('myfile.txt')</text:span></text:p>
        <text:p text:style-name="P56"><text:s text:c="4"/><text:span text:style-name="T1">s = f.readline()</text:span></text:p>
        <text:p text:style-name="P56"><text:s text:c="4"/><text:span text:style-name="T1">i = int(s.strip())</text:span></text:p>
        <text:p text:style-name="P54">except IOError as err:</text:p>
        <text:p text:style-name="P56"><text:s text:c="4"/><text:span text:style-name="T1">print("I/O error: {0}".format(err))</text:span></text:p>
        <text:p text:style-name="P54">except ValueError:</text:p>
        <text:p text:style-name="P56"><text:s text:c="4"/><text:span text:style-name="T1">print("Konnte Daten nicht in Ganzzahl umwandeln.")</text:span></text:p>
        <text:p text:style-name="P54">except:</text:p>
        <text:p text:style-name="P56"><text:s text:c="4"/><text:span text:style-name="T1">print("Unbekannter Fehler:", sys.exc_info()[0])</text:span></text:p>
        <text:p text:style-name="P56"><text:s text:c="4"/><text:span text:style-name="T1">raise</text:span></text:p>
        <text:p text:style-name="P16"><text:span text:style-name="T4">Die </text:span><text:span text:style-name="Source_20_Text"><text:span text:style-name="T8">try</text:span></text:span><text:span text:style-name="T4"> ... </text:span><text:span text:style-name="Source_20_Text"><text:span text:style-name="T8">except</text:span></text:span><text:span text:style-name="T4">-Anweisung erlaubt einen optionalen </text:span><text:span text:style-name="Emphasis"><text:span text:style-name="T4">else-Block</text:span></text:span><text:span text:style-name="T4">, welcher, wenn vorhanden, nach den except-Blöcken stehen muss. Er ist nützlich für Code, welcher ausgeführt werden soll, falls der try-Block keine Ausnahme auslöst. Zum Beispiel:</text:span></text:p>
        <text:p text:style-name="P50">for arg in sys.argv[1:]:</text:p>
        <text:p text:style-name="P56"><text:s text:c="4"/><text:span text:style-name="T1">try:</text:span></text:p>
        <text:p text:style-name="P56"><text:s text:c="8"/><text:span text:style-name="T1">f = open(arg, 'r')</text:span></text:p>
        <text:p text:style-name="P56"><text:s text:c="4"/><text:span text:style-name="T1">except IOError:</text:span></text:p>
        <text:p text:style-name="P56"><text:s text:c="8"/><text:span text:style-name="T1">print('Kann', arg, 'nicht öffnen')</text:span></text:p>
        <text:p text:style-name="P56"><text:s text:c="4"/><text:span text:style-name="T1">else:</text:span></text:p>
        <text:p text:style-name="P56"><text:s text:c="8"/><text:span text:style-name="T1">print(arg, 'hat', len(f.readlines()), 'Zeilen')</text:span></text:p>
        <text:p text:style-name="P56"><text:s text:c="8"/><text:span text:style-name="T1">f.close()</text:span></text:p>
        <text:p text:style-name="P16"><text:span text:style-name="T4">Die Benutzung eines </text:span><text:span text:style-name="Source_20_Text"><text:span text:style-name="T8">else</text:span></text:span><text:span text:style-name="T4">-Blockes ist besser, als zusätzlichen Code zum </text:span><text:span text:style-name="Source_20_Text"><text:span text:style-name="T8">try</text:span></text:span><text:span text:style-name="T4">-Block hinzuzufügen. Sie verhindert, dass aus Versehen Ausnahmen abgefangen werden, die nicht von dem Code ausgelöst wurden, welcher von der </text:span><text:span text:style-name="Source_20_Text"><text:span text:style-name="T8">try</text:span></text:span><text:span text:style-name="T4"> ... </text:span><text:span text:style-name="Source_20_Text"><text:span text:style-name="T8">except</text:span></text:span><text:span text:style-name="T4">-Anweisung geschützt werden soll.</text:span></text:p>
        <text:p text:style-name="P16"><text:span text:style-name="T4">Wenn eine Ausnahme auftritt, kann sie einen zugehörigen Wert haben, das sogenannte </text:span><text:span text:style-name="Emphasis"><text:span text:style-name="T4">Argument</text:span></text:span><text:span text:style-name="T4">der Ausnahme. Ob ein solches Argument vorhanden ist und welchen Typ es hat, hängt vom Typ der Ausnahme ab.</text:span></text:p>
        <text:p text:style-name="P16"><text:span text:style-name="T4">Der </text:span><text:span text:style-name="Source_20_Text"><text:span text:style-name="T8">except</text:span></text:span><text:span text:style-name="T4">-Block kann einen Variablennamen nach dem Ausnahme-Namen spezifizieren. Der Variablenname wird an eine Ausnahmeinstanz gebunden und die Ausnahme-Argumente werden in </text:span><text:span text:style-name="Source_20_Text"><text:span text:style-name="T12">instance.args</text:span></text:span><text:span text:style-name="T4"> gespeichert. Für die bessere Benutzbarkeit definiert eine Ausnahmeinstanz </text:span><text:span text:style-name="Source_20_Text"><text:span text:style-name="T8">__str__()</text:span></text:span><text:span text:style-name="T4">, sodass die Argumente direkt ausgegeben werden können, ohne dass </text:span><text:span text:style-name="Source_20_Text"><text:span text:style-name="T12">.args</text:span></text:span><text:span text:style-name="T4">referenziert werden muss. Man kann außerdem eine Ausnahme instantiieren bevor man sie auslöst, um weitere Attribute nach Bedarf hinzuzufügen:</text:span></text:p>
        <text:p text:style-name="P50">&gt;&gt;&gt; try:</text:p>
        <text:p text:style-name="P54">... <text:s text:c="3"/>raise Exception('spam', 'eggs')</text:p>
        <text:p text:style-name="P54"><text:soft-page-break/>... except Exception as inst:</text:p>
        <text:p text:style-name="P54">... <text:s text:c="3"/>print(type(inst)) <text:s text:c="3"/># Die Ausnahmeinstanz</text:p>
        <text:p text:style-name="P54">... <text:s text:c="3"/>print(inst.args) <text:s text:c="4"/># Argumente gespeichert in .args</text:p>
        <text:p text:style-name="P54">... <text:s text:c="3"/>print(inst) <text:s text:c="9"/># __str__ erlaubt direkte Ausgabe von .args,</text:p>
        <text:p text:style-name="P54">... <text:s text:c="24"/># kann aber in Subklassen überschrieben werden</text:p>
        <text:p text:style-name="P54">... <text:s text:c="3"/>x, y = inst.args <text:s text:c="4"/># args auspacken</text:p>
        <text:p text:style-name="P54">... <text:s text:c="3"/>print('x =', x)</text:p>
        <text:p text:style-name="P54">... <text:s text:c="3"/>print('y =', y)</text:p>
        <text:p text:style-name="P54">...</text:p>
        <text:p text:style-name="P54">&lt;class 'Exception'&gt;</text:p>
        <text:p text:style-name="P54">('spam', 'eggs')</text:p>
        <text:p text:style-name="P54">('spam', 'eggs')</text:p>
        <text:p text:style-name="P54">x = spam</text:p>
        <text:p text:style-name="P54">y = eggs</text:p>
        <text:p text:style-name="P18">Wenn eine Ausnahme Argumente hat, werden diese als letzter Teil (‘detail’) der Fehlermeldung unbehandelter Ausnahmen ausgegeben.</text:p>
        <text:p text:style-name="P16"><text:span text:style-name="T4">Ausnahme-Handler behandeln nicht nur Ausnahmen, welche direkt im </text:span><text:span text:style-name="Source_20_Text"><text:span text:style-name="T8">try</text:span></text:span><text:span text:style-name="T4">-Block auftreten, sondern auch solche Ausnahmen, die innerhalb von Funktionsaufrufen (auch indirekt) im </text:span><text:span text:style-name="Source_20_Text"><text:span text:style-name="T8">try</text:span></text:span><text:span text:style-name="T4">-Block ausgelöst werden. Zum Beispiel:</text:span></text:p>
        <text:p text:style-name="P50">&gt;&gt;&gt; def this_fails():</text:p>
        <text:p text:style-name="P54">... <text:s text:c="4"/>x = 1/0</text:p>
        <text:p text:style-name="P54">...</text:p>
        <text:p text:style-name="P54">&gt;&gt;&gt; try:</text:p>
        <text:p text:style-name="P54">... <text:s text:c="4"/>this_fails()</text:p>
        <text:p text:style-name="P54">... except ZeroDivisionError as err:</text:p>
        <text:p text:style-name="P54">... <text:s text:c="4"/>print('Behandle Laufzeitfehler:', err)</text:p>
        <text:p text:style-name="P54">...</text:p>
        <text:p text:style-name="P54">Behandle Laufzeitfehler: int division or modulo by zero</text:p>
      </text:section>
      <text:section text:style-name="Sect1" text:name="ausnahmen-auslosen">
        <text:h text:style-name="P71" text:outline-level="2"><text:bookmark text:name="tut-raising"/>8.4. Ausnahmen auslösen</text:h>
        <text:p text:style-name="P16"><text:span text:style-name="T4">Die </text:span><text:span text:style-name="Source_20_Text"><text:span text:style-name="T8">raise</text:span></text:span><text:span text:style-name="T4">-Anweisung erlaubt es dem Programmierer, das Auslösen einer bestimmten Ausnahme zu erzwingen. Zum Beispiel:</text:span></text:p>
        <text:p text:style-name="P50">&gt;&gt;&gt; raise NameError('HeyDu')</text:p>
        <text:p text:style-name="P54">Traceback (most recent call last):</text:p>
        <text:p text:style-name="P56"><text:s text:c="2"/><text:span text:style-name="T1">File "&lt;stdin&gt;", line 1, in ?</text:span></text:p>
        <text:p text:style-name="P54">NameError: HeyDu</text:p>
        <text:p text:style-name="P16"><text:span text:style-name="T4">Das einzige Argument des Schlüsselwortes </text:span><text:span text:style-name="Source_20_Text"><text:span text:style-name="T8">raise</text:span></text:span><text:span text:style-name="T4"> gibt die Ausnahme an, die ausgelöst werden soll. Es muss entweder eine Ausnahme-Instanz sein oder eine Ausnahmeklasse (eine Klasse, die von </text:span><text:span text:style-name="Source_20_Text"><text:span text:style-name="T8">Exception</text:span></text:span><text:span text:style-name="T4"> erbt).</text:span></text:p>
        <text:p text:style-name="P16"><text:span text:style-name="T4">Wenn Du herausfinden willst, ob eine Ausnahme ausgelöst wurde, sie aber nicht behandeln willst, erlaubt Dir eine einfachere Form der </text:span><text:span text:style-name="Source_20_Text"><text:span text:style-name="T8">raise</text:span></text:span><text:span text:style-name="T4">-Anweisung, eine Ausnahme erneut auszulösen:</text:span></text:p>
        <text:p text:style-name="P50">&gt;&gt;&gt; try:</text:p>
        <text:p text:style-name="P54">... <text:s text:c="4"/>raise NameError('HeyDu')</text:p>
        <text:p text:style-name="P54">... except NameError:</text:p>
        <text:p text:style-name="P54">... <text:s text:c="4"/>print('Eine Ausnahme flog vorbei!')</text:p>
        <text:p text:style-name="P54">... <text:s text:c="4"/>raise</text:p>
        <text:p text:style-name="P54">...</text:p>
        <text:p text:style-name="P54">Eine Ausnahme flog vorbei!</text:p>
        <text:p text:style-name="P54">Traceback (most recent call last):</text:p>
        <text:p text:style-name="P56"><text:soft-page-break/><text:s text:c="2"/><text:span text:style-name="T1">File "&lt;stdin&gt;", line 2, in ?</text:span></text:p>
        <text:p text:style-name="P54">NameError: HeyDu</text:p>
      </text:section>
      <text:section text:style-name="Sect1" text:name="benutzerdefinierte-ausnahmen">
        <text:h text:style-name="P71" text:outline-level="2"><text:bookmark text:name="tut-userexceptions"/>8.5. Benutzerdefinierte Ausnahmen</text:h>
        <text:p text:style-name="P16"><text:span text:style-name="T4">Programme können ihre eigenen Ausnahmen benennen, indem sie eine neue Ausnahmeklasse erstellen (Unter </text:span><text:a xlink:type="simple" xlink:href="https://py-tutorial-de.readthedocs.io/de/python-3.3/classes.html#tut-classes" text:style-name="Internet_20_link" text:visited-style-name="Visited_20_Internet_20_Link"><text:span text:style-name="T14">Klassen</text:span></text:a><text:span text:style-name="T4"> gibt es mehr Informationen zu Python-Klassen). Ausnahmen sollten standardmäßig von der Klasse </text:span><text:span text:style-name="Source_20_Text"><text:span text:style-name="T8">Exception</text:span></text:span><text:span text:style-name="T4"> erben, entweder direkt oder indirekt. Zum Beispiel:</text:span></text:p>
        <text:p text:style-name="P50">&gt;&gt;&gt; class MyError(Exception):</text:p>
        <text:p text:style-name="P54">... <text:s text:c="4"/>def __init__(self, value):</text:p>
        <text:p text:style-name="P54">... <text:s text:c="8"/>self.value = value</text:p>
        <text:p text:style-name="P54">... <text:s text:c="4"/>def __str__(self):</text:p>
        <text:p text:style-name="P54">... <text:s text:c="8"/>return repr(self.value)</text:p>
        <text:p text:style-name="P54">...</text:p>
        <text:p text:style-name="P54">&gt;&gt;&gt; try:</text:p>
        <text:p text:style-name="P54">... <text:s text:c="4"/>raise MyError(2*2)</text:p>
        <text:p text:style-name="P54">... except MyError as e:</text:p>
        <text:p text:style-name="P54">... <text:s text:c="4"/>print('Meine Ausnahme wurde ausgelöst, Wert:', e.value)</text:p>
        <text:p text:style-name="P54">...</text:p>
        <text:p text:style-name="P54">Meine Ausnahme wurde ausgelöst, Wert:: 4</text:p>
        <text:p text:style-name="P54">&gt;&gt;&gt; raise MyError('ups!')</text:p>
        <text:p text:style-name="P54">Traceback (most recent call last):</text:p>
        <text:p text:style-name="P56"><text:s text:c="2"/><text:span text:style-name="T1">File "&lt;stdin&gt;", line 1, in ?</text:span></text:p>
        <text:p text:style-name="P54">__main__.MyError: 'ups!'</text:p>
        <text:p text:style-name="P16"><text:span text:style-name="T4">In diesem Beispiel wurde die Methode </text:span><text:span text:style-name="Source_20_Text"><text:span text:style-name="T8">__init__()</text:span></text:span><text:span text:style-name="T4"> der Klasse </text:span><text:span text:style-name="Source_20_Text"><text:span text:style-name="T8">Exception</text:span></text:span><text:span text:style-name="T4"> überschrieben. Das neue Verhalten erzeugt schlicht das Attribut </text:span><text:span text:style-name="Emphasis"><text:span text:style-name="T4">value</text:span></text:span><text:span text:style-name="T4">, es ersetzt das Standardverhalten, ein Attribut </text:span><text:span text:style-name="Emphasis"><text:span text:style-name="T4">args</text:span></text:span><text:span text:style-name="T4"> zu erzeugen.</text:span></text:p>
        <text:p text:style-name="P18">Ausnahmeklassen können alle Möglichkeiten nutzen, die bei der Definition von Klassen zur Verfügung stehen, werden jedoch meist recht einfach gehalten; oft bieten sie nur eine Reihe von Attributen, welche genauere Informationen über den Fehler bereitstellen. Beim Erstellen von Modulen, welche verschiedene Fehler auslösen können, wird oft eine Basisklasse für Ausnahmen dieses Moduls definiert und alle anderen Ausnahmen für spezielle Fehlerfälle erben dann von dieser Basisklasse:</text:p>
        <text:p text:style-name="P50">class Error(Exception):</text:p>
        <text:p text:style-name="P56"><text:s text:c="4"/><text:span text:style-name="T1">"""Base class for exceptions in this module."""</text:span></text:p>
        <text:p text:style-name="P56"><text:s text:c="4"/><text:span text:style-name="T1">pass</text:span></text:p>
        <text:p text:style-name="P57"/>
        <text:p text:style-name="P54">class InputError(Error):</text:p>
        <text:p text:style-name="P56"><text:s text:c="4"/><text:span text:style-name="T1">"""Exception raised for errors in the input.</text:span></text:p>
        <text:p text:style-name="P57"/>
        <text:p text:style-name="P56"><text:s text:c="4"/><text:span text:style-name="T1">Attributes:</text:span></text:p>
        <text:p text:style-name="P56"><text:s text:c="8"/><text:span text:style-name="T1">expression -- input expression in which the error occurred</text:span></text:p>
        <text:p text:style-name="P56"><text:s text:c="8"/><text:span text:style-name="T1">message -- explanation of the error</text:span></text:p>
        <text:p text:style-name="P56"><text:s text:c="4"/><text:span text:style-name="T1">"""</text:span></text:p>
        <text:p text:style-name="P57"/>
        <text:p text:style-name="P56"><text:s text:c="4"/><text:span text:style-name="T1">def __init__(self, expression, message):</text:span></text:p>
        <text:p text:style-name="P56"><text:s text:c="8"/><text:span text:style-name="T1">self.expression = expression</text:span></text:p>
        <text:p text:style-name="P56"><text:s text:c="8"/><text:span text:style-name="T1">self.message = message</text:span></text:p>
        <text:p text:style-name="P57"/>
        <text:p text:style-name="P54">class TransitionError(Error):</text:p>
        <text:p text:style-name="P56"><text:s text:c="4"/><text:span text:style-name="T1">"""Raised when an operation attempts a state transition that's not</text:span></text:p>
        <text:p text:style-name="P56"><text:s text:c="4"/><text:span text:style-name="T1">allowed.</text:span></text:p>
        <text:p text:style-name="P57"><text:soft-page-break/></text:p>
        <text:p text:style-name="P56"><text:s text:c="4"/><text:span text:style-name="T1">Attributes:</text:span></text:p>
        <text:p text:style-name="P56"><text:s text:c="8"/><text:span text:style-name="T1">previous -- state at beginning of transition</text:span></text:p>
        <text:p text:style-name="P56"><text:s text:c="8"/><text:span text:style-name="T1">next -- attempted new state</text:span></text:p>
        <text:p text:style-name="P56"><text:s text:c="8"/><text:span text:style-name="T1">message -- explanation of why the specific transition is not allowed</text:span></text:p>
        <text:p text:style-name="P56"><text:s text:c="4"/><text:span text:style-name="T1">"""</text:span></text:p>
        <text:p text:style-name="P57"/>
        <text:p text:style-name="P56"><text:s text:c="4"/><text:span text:style-name="T1">def __init__(self, previous, next, message):</text:span></text:p>
        <text:p text:style-name="P56"><text:s text:c="8"/><text:span text:style-name="T1">self.previous = previous</text:span></text:p>
        <text:p text:style-name="P56"><text:s text:c="8"/><text:span text:style-name="T1">self.next = next</text:span></text:p>
        <text:p text:style-name="P56"><text:s text:c="8"/><text:span text:style-name="T1">self.message = message</text:span></text:p>
        <text:p text:style-name="P18">Meistens gibt man den Ausnahmen Namen, die auf “Error” enden, ähnlich der Namensgebung der Standardausnahmen.</text:p>
        <text:p text:style-name="P16"><text:span text:style-name="T4">Viele Standardmodule definieren ihre eigenen Ausnahmen, um Fehler zu melden, die in ihren Funktionen auftreten können. Mehr Informationen über Klassen sind in Kapitel </text:span><text:a xlink:type="simple" xlink:href="https://py-tutorial-de.readthedocs.io/de/python-3.3/classes.html#tut-classes" text:style-name="Internet_20_link" text:visited-style-name="Visited_20_Internet_20_Link"><text:span text:style-name="T14">Klassen</text:span></text:a><text:span text:style-name="T4"> zu finden .</text:span></text:p>
      </text:section>
      <text:section text:style-name="Sect1" text:name="aufraumaktionen-festlegen">
        <text:h text:style-name="P71" text:outline-level="2"><text:bookmark text:name="tut-cleanup"/>8.6. Aufräumaktionen festlegen</text:h>
        <text:p text:style-name="P16"><text:span text:style-name="T4">Die </text:span><text:span text:style-name="Source_20_Text"><text:span text:style-name="T8">try</text:span></text:span><text:span text:style-name="T4">-Anweisung kennt einen weiteren optionalen Block, der für Aufräumaktionen gedacht ist, die in jedem Fall ausgeführt werden sollen. Zum Beispiel:</text:span></text:p>
        <text:p text:style-name="P50">&gt;&gt;&gt; try:</text:p>
        <text:p text:style-name="P54">... <text:s text:c="4"/>raise KeyboardInterrupt</text:p>
        <text:p text:style-name="P54">... finally:</text:p>
        <text:p text:style-name="P54">... <text:s text:c="4"/>print('Auf Wiedersehen, Welt!')</text:p>
        <text:p text:style-name="P54">...</text:p>
        <text:p text:style-name="P54">Auf Wiedersehen, Welt!</text:p>
        <text:p text:style-name="P54">KeyboardInterrupt</text:p>
        <text:p text:style-name="P54">Traceback (most recent call last):</text:p>
        <text:p text:style-name="P56"><text:s text:c="2"/><text:span text:style-name="T1">File "&lt;stdin&gt;", line 2, in ?</text:span></text:p>
        <text:p text:style-name="P16"><text:span text:style-name="T4">Der </text:span><text:span text:style-name="Emphasis"><text:span text:style-name="T4">finally-Block</text:span></text:span><text:span text:style-name="T4"> wird immer ausgeführt, bevor die </text:span><text:span text:style-name="Source_20_Text"><text:span text:style-name="T8">try</text:span></text:span><text:span text:style-name="T4">-Anweisung verlassen wird, egal ob eine Ausnahme aufgetreten ist oder nicht. Wenn eine Ausnahme im </text:span><text:span text:style-name="Source_20_Text"><text:span text:style-name="T8">try</text:span></text:span><text:span text:style-name="T4">-Block ausgelöst wurde, die nicht in einem except-Block behandelt wird (oder die in einem except-Block oder else-Block ausgelöst wurde), wird sie nach Ausführung des </text:span><text:span text:style-name="Source_20_Text"><text:span text:style-name="T8">finally</text:span></text:span><text:span text:style-name="T4">-Blocks erneut ausgelöst. Der </text:span><text:span text:style-name="Source_20_Text"><text:span text:style-name="T8">finally</text:span></text:span><text:span text:style-name="T4">-Block wird auch ausgeführt, wenn ein anderer Block der </text:span><text:span text:style-name="Source_20_Text"><text:span text:style-name="T8">try</text:span></text:span><text:span text:style-name="T4">-Anweisung durch eine </text:span><text:span text:style-name="Source_20_Text"><text:span text:style-name="T8">break</text:span></text:span><text:span text:style-name="T4">-,</text:span><text:span text:style-name="Source_20_Text"><text:span text:style-name="T8">continue</text:span></text:span><text:span text:style-name="T4">- or </text:span><text:span text:style-name="Source_20_Text"><text:span text:style-name="T8">return</text:span></text:span><text:span text:style-name="T4">-Anweisung verlassen wurde. Ein etwas komplizierteres Beispiel:</text:span></text:p>
        <text:p text:style-name="P50">&gt;&gt;&gt; def divide(x, y):</text:p>
        <text:p text:style-name="P54">... <text:s text:c="4"/>try:</text:p>
        <text:p text:style-name="P54">... <text:s text:c="8"/>result = x / y</text:p>
        <text:p text:style-name="P54">... <text:s text:c="4"/>except ZeroDivisionError:</text:p>
        <text:p text:style-name="P54">... <text:s text:c="8"/>print("Division durch Null!")</text:p>
        <text:p text:style-name="P54">... <text:s text:c="4"/>else:</text:p>
        <text:p text:style-name="P54">... <text:s text:c="8"/>print("Ergebnis ist:", result)</text:p>
        <text:p text:style-name="P54">... <text:s text:c="4"/>finally:</text:p>
        <text:p text:style-name="P54">... <text:s text:c="8"/>print("Führe finally-Block aus")</text:p>
        <text:p text:style-name="P54">...</text:p>
        <text:p text:style-name="P54">&gt;&gt;&gt; divide(2, 1)</text:p>
        <text:p text:style-name="P54">Ergebnis ist: 2.0</text:p>
        <text:p text:style-name="P54">Führe finally-Block aus</text:p>
        <text:p text:style-name="P54">&gt;&gt;&gt; divide(2, 0)</text:p>
        <text:p text:style-name="P54"><text:soft-page-break/>Division durch Null!</text:p>
        <text:p text:style-name="P54">Führe finally-Block aus</text:p>
        <text:p text:style-name="P54">&gt;&gt;&gt; divide("2", "1")</text:p>
        <text:p text:style-name="P54">Führe finally-Block aus</text:p>
        <text:p text:style-name="P54">Traceback (most recent call last):</text:p>
        <text:p text:style-name="P56"><text:s text:c="2"/><text:span text:style-name="T1">File "&lt;stdin&gt;", line 1, in ?</text:span></text:p>
        <text:p text:style-name="P56"><text:s text:c="2"/><text:span text:style-name="T1">File "&lt;stdin&gt;", line 3, in divide</text:span></text:p>
        <text:p text:style-name="P54">TypeError: unsupported operand type(s) for /: 'str' and 'str'</text:p>
        <text:p text:style-name="P16"><text:span text:style-name="T4">Wie Du sehen kannst, wird der </text:span><text:span text:style-name="Source_20_Text"><text:span text:style-name="T8">finally</text:span></text:span><text:span text:style-name="T4">-Block in jedem Fall ausgeführt. Der </text:span><text:span text:style-name="Source_20_Text"><text:span text:style-name="T8">TypeError</text:span></text:span><text:span text:style-name="T4">, der durch die Division zweier Strings ausgelöst wird, wird nicht vom </text:span><text:span text:style-name="Source_20_Text"><text:span text:style-name="T8">except</text:span></text:span><text:span text:style-name="T4">-Block behandelt und wird somit erneut ausgelöst, nachdem der </text:span><text:span text:style-name="Source_20_Text"><text:span text:style-name="T8">finally</text:span></text:span><text:span text:style-name="T4">-Block ausgeführt wurde.</text:span></text:p>
        <text:p text:style-name="P16"><text:span text:style-name="T4">In echten Anwendungen ist der </text:span><text:span text:style-name="Source_20_Text"><text:span text:style-name="T8">finally</text:span></text:span><text:span text:style-name="T4">-Block nützlich, um externe Ressourcen freizugeben (wie Dateien oder Netzwerkverbindungen), unabhängig davon, ob die Ressource erfolgreich benutzt wurde oder nicht.</text:span></text:p>
      </text:section>
      <text:section text:style-name="Sect1" text:name="vordefinierte-aufraumaktionen">
        <text:h text:style-name="P71" text:outline-level="2"><text:bookmark text:name="tut-cleanup-with"/>8.7. Vordefinierte Aufräumaktionen</text:h>
        <text:p text:style-name="P18">Einige Objekte definieren Standard-Aufräumaktionen, die ausgeführte werden, wenn das Objekt nicht länger gebraucht wird, egal ob die Operation, die das Objekt benutzte, erfolgreich war oder nicht. Schau Dir das folgende Beispiel an, welches versucht, eine Datei zu öffnen und ihren Inhalt auf dem Bildschirm auszugeben.:</text:p>
        <text:p text:style-name="P50">for line in open("myfile.txt"):</text:p>
        <text:p text:style-name="P56"><text:s text:c="4"/><text:span text:style-name="T1">print(line)</text:span></text:p>
        <text:p text:style-name="P16"><text:span text:style-name="T4">Das Problem dieses Codes ist, dass er die Datei, nachdem der Code ausgeführt wurde, für unbestimmte Zeit geöffnet lässt. In einfachen Skripten ist das kein Thema, aber in großen Anwendungen kann es zu einem Problem werden. Die </text:span><text:span text:style-name="Source_20_Text"><text:span text:style-name="T8">with</text:span></text:span><text:span text:style-name="T4">-Anweisung erlaubt es Objekten wie Dateien, auf eine Weise benutzt zu werden, dass sie stets korrekt und sofort aufgeräumt werden.</text:span></text:p>
        <text:p text:style-name="P50">with open("myfile.txt") as f:</text:p>
        <text:p text:style-name="P56"><text:s text:c="4"/><text:span text:style-name="T1">for line in f:</text:span></text:p>
        <text:p text:style-name="P56"><text:s text:c="8"/><text:span text:style-name="T1">print(line)</text:span></text:p>
        <text:p text:style-name="P16"><text:span text:style-name="T4">Nachdem die Anweisung ausgeführt wurde, wird die Datei </text:span><text:span text:style-name="Emphasis"><text:span text:style-name="T4">f</text:span></text:span><text:span text:style-name="T4"> stets geschlossen, selbst wenn ein Problem bei der Ausführung der Zeilen auftrat. Objekte die, wie Dateien, vordefinierte Aufräumaktionen bereitstellen, geben dies in ihrer Dokumentation an.</text:span></text:p>
      </text:section>
      <text:h text:style-name="P46" text:outline-level="1">9. Klassen</text:h>
      <text:p text:style-name="P18">Verglichen mit anderen Programmiersprachen, fügt Pythons Klassenmechanismus Klassen mit einem Minimum an neuer Syntax und Semantik zur Sprache hinzu. Er ist eine Mischung der Klassenmechanismen von C++ und Modula-3. Python Klassen bieten alle Standardeigenschaften von objektorientierter Programmierung: Der Vererbungsmechanismus von Klassen erlaubt mehrere Basisklassen, eine abgeleitete Klasse kann jegliche Methoden seiner Basisklasse(n) überschreiben und eine Methode kann die <text:soft-page-break/>Methode der Basisklasse mit demselben Namen aufrufen. Objekte können beliebig viele Mengen und Arten von Daten haben. Wie es auch bei Modulen der Fall ist, haben auch Klassen die dynamische Natur von Python inne: Sie werden zur Laufzeit erstellt und können auch nach der Erstellung verändert werden.</text:p>
      <text:p text:style-name="P16"><text:span text:style-name="T4">In der Terminologie von C++ sind </text:span><text:span text:style-name="Emphasis"><text:span text:style-name="T4">class members</text:span></text:span><text:span text:style-name="T4"> (inklusive der </text:span><text:span text:style-name="Emphasis"><text:span text:style-name="T4">data member</text:span></text:span><text:span text:style-name="T4">) normalerweise in Python </text:span><text:span text:style-name="Emphasis"><text:span text:style-name="T4">public</text:span></text:span><text:span text:style-name="T4"> (Ausnahmen siehe </text:span><text:a xlink:type="simple" xlink:href="https://py-tutorial-de.readthedocs.io/de/python-3.3/classes.html#tut-private" text:style-name="Internet_20_link" text:visited-style-name="Visited_20_Internet_20_Link"><text:span text:style-name="T14">Private Variablen</text:span></text:a><text:span text:style-name="T4">) und alle </text:span><text:span text:style-name="Emphasis"><text:span text:style-name="T4">member functions</text:span></text:span><text:span text:style-name="T4"> (Methoden) sind </text:span><text:span text:style-name="Emphasis"><text:span text:style-name="T4">virtual</text:span></text:span><text:span text:style-name="T4">. Wie in Modula-3 gibt es keine Abkürzung zum referenzieren von Attributen eines Objekts aus dessen Methoden heraus: Die Methode wird mit einem expliziten ersten Argument, welches das Objekt repräsentiert, deklariert, und dann implizit beim Aufruf übergeben wird. Wie in Smalltalk sind Klassen selbst Objekte. Das bietet Semantiken zum importieren und umbenennen. Anders als in C++ und Modula-3 können eingebaute Datentypen vom Benutzer als Basisklassen benutzt, das heisst abgeleitet, werden. Außerdem können die meisten eingebauten Operatoren, wie in C++, mit einer besonderen Syntax (arithmetische Operatoren, Indizierung, usw.) für Instanzen der Klasse neu definiert werden.</text:span></text:p>
      <text:p text:style-name="P18">(Da es keine allgemein anerkannte Terminologie im Bezug auf Klassen gibt, werde ich zwischendurch auf Smalltalk und C++ Begriffe ausweichen. Ich würde lieber Modula-3 Begriffe benutzen, da seine objektorientierte Semantik näher an Python, als an C++ ist, allerdings erwarte ich, dass wenige Leser davon gehört haben.)</text:p>
      <text:section text:style-name="Sect1" text:name="ein-wort-zu-namen-und-objekten">
        <text:h text:style-name="P71" text:outline-level="2"><text:bookmark text:name="tut-object"/>9.1. Ein Wort zu Namen und Objekten</text:h>
        <text:p text:style-name="P16"><text:span text:style-name="T4">Objekte haben Individualität und mehrere Namen (in mehreren Gültigkeitsbereichen) können an dasselbe Objekt gebunden werden. In anderen Sprachen wird dies als </text:span><text:span text:style-name="Emphasis"><text:span text:style-name="T4">Aliasing</text:span></text:span><text:span text:style-name="T4"> bezeichnet. Das wird meist beim ersten Blick auf Python nicht geschätzt und kann problemlos ignoriert werden, wenn man mit unveränderbaren Datentypen (Zahlen, Zeichenketten, Tupel) arbeitet. Aber Aliasing hat einen möglicherweise überraschenden Effekt auf die Semantik von Pythoncode, der veränderbare Objekte wie Listen, Dictionaries oder die meisten anderen Typen, enthält. Dies kommt normalerweise dem Programm zugute, da sich Aliase in mancher Hinsicht wie Pointer verhalten. Zum Beispiel ist die Übergabe eines Objekts günstig, da von der Implementierung nur ein Pointer übergeben wird. Verändert eine Funktion ein Objekt, das als Argument übergeben wurde, wird der Aufrufende die Veränderung sehen — dies vermeidet den Bedarf an zwei verschiedenen Übergabemechanismen, wie in Pascal.</text:span></text:p>
      </text:section>
      <text:section text:style-name="Sect1" text:name="gultigkeitsbereiche-und-namensraume-in-python">
        <text:h text:style-name="P71" text:outline-level="2"><text:bookmark text:name="tut-scopes"/><text:soft-page-break/>9.2. Gültigkeitsbereiche und Namensräume in Python</text:h>
        <text:p text:style-name="P18">Bevor man Klassen überhaupt einführt, muss man über Pythons Regeln im Bezug auf Gültigkeitsbereiche reden. Klassendefinitionen wenden ein paar nette Kniffe bei Namensräumen an und man muss wissen wie Gültigkeitsbereiche und Namensräume funktionieren, um vollkommen zu verstehen was abläuft. Außerdem ist das Wissen hierüber nützlich für jeden fortgeschrittenen Pythonprogrammierer.</text:p>
        <text:p text:style-name="P18">Fangen wir mit ein paar Definitionen an.</text:p>
        <text:p text:style-name="P16"><text:span text:style-name="T4">Ein </text:span><text:span text:style-name="Emphasis"><text:span text:style-name="T4">Namensraum</text:span></text:span><text:span text:style-name="T4"> ist eine Zuordnung von Namen zu Objekten. Die meisten Namensräume sind momentan als Dictionaries implementiert, aber das ist normalerweise in keinerlei Hinsicht spürbar (außer bei der Performance) und kann sich in Zukunft ändern. Beispiele für Namensräume sind: Die Menge der eingebauten Namen (die Funktionen wie </text:span><text:span text:style-name="Source_20_Text"><text:span text:style-name="T8">abs()</text:span></text:span><text:span text:style-name="T4"> und eingebaute Ausnahmen enthält), die globalen Namen eines Moduls und die lokalen Namen eines Funktionsaufrufs. In gewisser Hinsicht bilden auch die Attribute eines Objektes einen Namensraum. Das Wichtigste, das man über Namensräume wissen muss, ist, dass es absolut keinen Bezug von Namen in verschiedenen Namensräumen zueinander gibt. Zum Beispiel können zwei verschiedene Module eine Funktion namens </text:span><text:span text:style-name="Source_20_Text"><text:span text:style-name="T12">maximize</text:span></text:span><text:span text:style-name="T4"> definieren, ohne dass es zu einer Verwechslung kommt, denn Benutzer des Moduls müssen dessen Namen voranstellen.</text:span></text:p>
        <text:p text:style-name="P16"><text:span text:style-name="T4">Nebenbei bemerkt: Ich benutze das Wort </text:span><text:span text:style-name="Emphasis"><text:span text:style-name="T4">Attribut</text:span></text:span><text:span text:style-name="T4"> für jeden Namen nach einem Punkt — zum Beispiel in dem Ausdruck </text:span><text:span text:style-name="Source_20_Text"><text:span text:style-name="T12">z.real</text:span></text:span><text:span text:style-name="T4"> ist </text:span><text:span text:style-name="Source_20_Text"><text:span text:style-name="T12">real</text:span></text:span><text:span text:style-name="T4"> ein Attribut des Objekts </text:span><text:span text:style-name="Source_20_Text"><text:span text:style-name="T12">z</text:span></text:span><text:span text:style-name="T4">. Genau genommen sind auch Referenzen zu Namen in Modulen Attributreferenzen: Im Ausdruck </text:span><text:span text:style-name="Source_20_Text"><text:span text:style-name="T12">modname.funcname</text:span></text:span><text:span text:style-name="T4">, ist </text:span><text:span text:style-name="Source_20_Text"><text:span text:style-name="T12">modname</text:span></text:span><text:span text:style-name="T4"> ein Modulobjekt und </text:span><text:span text:style-name="Source_20_Text"><text:span text:style-name="T12">funcname</text:span></text:span><text:span text:style-name="T4"> ein Attribut dessen. In diesem Fall gibt es eine geradlinige Zuordnung von Modulattributen und globalen Namen, die im Modul definiert sind: Sie teilen sich denselben Namensraum! </text:span><text:bookmark text:name="id15"/><text:a xlink:type="simple" xlink:href="https://py-tutorial-de.readthedocs.io/de/python-3.3/classes.html#id2" text:style-name="Internet_20_link" text:visited-style-name="Visited_20_Internet_20_Link"><text:span text:style-name="T16">[1]</text:span></text:a></text:p>
        <text:p text:style-name="P16"><text:span text:style-name="T4">Attribute können schreibgeschützt oder veränderbar sein. In letzterem Fall ist eine Zuweisung an dieses Attribut möglich. Modulattribute sind veränderbar: Man kann </text:span><text:span text:style-name="Source_20_Text"><text:span text:style-name="T12">modname.the_answer = 42</text:span></text:span><text:span text:style-name="T4">schreiben. Veränderbare Attribute sind gleichzeitig durch die </text:span><text:span text:style-name="Source_20_Text"><text:span text:style-name="T8">del</text:span></text:span><text:span text:style-name="T4">-Anweisung löschbar. Zum Beispiel löscht </text:span><text:span text:style-name="Source_20_Text"><text:span text:style-name="T12">del modname.the_answer</text:span></text:span><text:span text:style-name="T4"> das Attribut </text:span><text:span text:style-name="Source_20_Text"><text:span text:style-name="T8">the_answer</text:span></text:span><text:span text:style-name="T4"> des Objekts namens </text:span><text:span text:style-name="Source_20_Text"><text:span text:style-name="T12">modname</text:span></text:span><text:span text:style-name="T4">.</text:span></text:p>
        <text:p text:style-name="P16"><text:span text:style-name="T4">Namensräume werden zu verschiedenen Zeitpunkten erzeugt und haben verschiedene Lebenszeiten. Der Namensraum, der die eingebauten Namen enthält, wird beim Start des Interpreters erzeugt und nie gelöscht. Der globale Namensraum für ein Modul wird erzeugt, wenn die Moduldefinition eingelesen wird; normalerweise existieren die Namensräume des </text:span><text:soft-page-break/><text:span text:style-name="T4">Moduls auch solange bis der Interpreter beendet wird. Die Anweisungen, die auf oberster Ebene vom Interpreter aufgerufen werden, entweder von einem Skript oder interaktiv gelesen, werden als Teil des Moduls</text:span><text:span text:style-name="Source_20_Text"><text:span text:style-name="T8">__main__</text:span></text:span><text:span text:style-name="T4"> behandelt, sodass sie ihren eigenen globalen Namensraum haben. (Die eingebauten Namen existieren ebenfalls in einem Modul namens </text:span><text:span text:style-name="Source_20_Text"><text:span text:style-name="T8">builtins</text:span></text:span><text:span text:style-name="T4">.)</text:span></text:p>
        <text:p text:style-name="P18">Der lokale Namensraum einer Funktion wird bei deren Aufruf erstellt und wird gelöscht, wenn sich die Funktion beendet oder eine Ausnahme auslöst, die nicht innerhalb der Funktion behandelt wird. (Eigentlich wäre “vergessen” eine bessere Beschreibung dessen, was passiert.) Natürlich haben auch rekursive Aufrufe ihren jeweiligen lokalen Namensraum.</text:p>
        <text:p text:style-name="P16"><text:span text:style-name="T4">Ein </text:span><text:span text:style-name="Emphasis"><text:span text:style-name="T4">Gültigkeitsbereich</text:span></text:span><text:span text:style-name="T4"> (</text:span><text:span text:style-name="Emphasis"><text:span text:style-name="T4">scope</text:span></text:span><text:span text:style-name="T4">) ist eine Region eines Python-Programms, in der ein Namensraum direkt verfügbar ist, das heisst es einem unqualifiziertem Namen möglich ist einen Namen in diesem Namensraum zu finden.</text:span></text:p>
        <text:p text:style-name="P18">Auch wenn Gültigkeitsbereiche statisch ermittelt werden, werden sie dynamisch benutzt. An einem beliebigen Zeitpunkt während der Ausführung, gibt es mindestens drei verschachtelte Gültigkeitsbereiche, deren Namensräume direkt verfügbar sind:</text:p>
        <text:list xml:id="list2642453171" text:style-name="L10">
          <text:list-item>
            <text:p text:style-name="P36">Der innerste Gültigkeitsbereich, der zuerst durchsucht wird und die lokalen Namen enthält;</text:p>
          </text:list-item>
          <text:list-item>
            <text:p text:style-name="P36">der Gültigkeitsbereich mit allen umgebenden Namensräumen (enthält auch die globalen Namen des momentanen Moduls), der vom nächsten umgebenden Namensraum aus durchsucht wird, und nicht-lokale, aber auch nicht-globale Namen enthält;</text:p>
          </text:list-item>
          <text:list-item>
            <text:p text:style-name="P36">der vorletzte Gültigkeitsbereich enthält die globalen Namen des aktuellen Moduls;</text:p>
          </text:list-item>
          <text:list-item>
            <text:p text:style-name="P36">der letzte Gültigkeitsbereich (zuletzt durchsuchte) ist der Namensraum, der die eingebauten Namen enthält.</text:p>
          </text:list-item>
        </text:list>
        <text:p text:style-name="P16"><text:span text:style-name="T4">Wird ein Name als </text:span><text:span text:style-name="Source_20_Text"><text:span text:style-name="T12">global</text:span></text:span><text:span text:style-name="T4"> deklariert, so gehen alle Referenzen und Zuweisungen direkt an den mittleren Gültigkeitsbereich, der die globalen Namen des Moduls enthält. Um Variablen, die außerhalb des innersten Gültigkeitsbereichs zu finden sind, neu zu binden, kann die </text:span><text:span text:style-name="Source_20_Text"><text:span text:style-name="T8">nonlocal</text:span></text:span><text:span text:style-name="T4">-Anweisung benutzt werden. Falls diese nicht als </text:span><text:span text:style-name="Source_20_Text"><text:span text:style-name="T12">nonlocal</text:span></text:span><text:span text:style-name="T4"> deklariert sind, sind diese Variablen schreibgeschützt (ein Versuch in diese Variablen zu schreiben, würde einfach eine </text:span><text:span text:style-name="Emphasis"><text:span text:style-name="T4">neue</text:span></text:span><text:span text:style-name="T4"> lokale Variable im innersten Gültigkeitsbereich anlegen und die äußere Variable mit demselben Namen unverändert lassen).</text:span></text:p>
        <text:p text:style-name="P18"><text:soft-page-break/>Normalerweise referenziert der lokale Gültigkeitsbereich die lokalen Namen der momentanen Funktion. Außerhalb von Funktionen bezieht sich der lokale Gültigkeitsbereich auf denselben Namensraum wie der globale Gültigkeitsbereich: Den Namensraum des Moduls. Klassendefinitionen stellen einen weiteren Namensraum im lokalen Gültigkeitsbereich dar.</text:p>
        <text:p text:style-name="P18">Es ist wichtig zu verstehen, dass die Gültigkeitsbereiche am Text ermittelt werden: Der globale Gültigkeitsbereich einer Funktion, die in einem Modul definiert wird, ist der Namensraum des Moduls, ganz egal wo die Funktion aufgerufen wird. Andererseits wird die tatsächliche Suche nach Namen dynamisch zur Laufzeit durchgeführt — jedoch entwickelt sich die Definition der Sprache hin zu einer statischen Namensauflösung zur Kompilierzeit, deshalb sollte man sich nicht auf die dynamische Namensauflösung verlassen! (In der Tat werden lokale Variablen schon statisch ermittelt.)</text:p>
        <text:p text:style-name="P16"><text:span text:style-name="T4">Eine besondere Eigenart Pythons ist, dass – wenn keine </text:span><text:span text:style-name="Source_20_Text"><text:span text:style-name="T8">global</text:span></text:span><text:span text:style-name="T4">-Anweisung aktiv ist – Zuweisungen an Namen immer im innersten Gültigkeitsbereich abgewickelt werden. Zuweisungen kopieren keine Daten, sondern binden nur Namen an Objekte. Das gleiche gilt für Löschungen: Die Anweisung </text:span><text:span text:style-name="Source_20_Text"><text:span text:style-name="T12">del x</text:span></text:span><text:span text:style-name="T4"> entfernt nur die Bindung von </text:span><text:span text:style-name="Source_20_Text"><text:span text:style-name="T12">x</text:span></text:span><text:span text:style-name="T4"> aus dem Namensraum des lokalen Gültigkeitsbereichs. In der Tat benutzen alle Operationen, die neue Namen einführen, den lokalen Gültigkeitsbereich: Im Besonderen binden </text:span><text:span text:style-name="Source_20_Text"><text:span text:style-name="T8">import</text:span></text:span><text:span text:style-name="T4">-Anweisungen und Funktionsdefinitionen das Modul beziehungsweise den Funktionsnamen im lokalen Gültigkeitsbereich.</text:span></text:p>
        <text:p text:style-name="P16"><text:span text:style-name="T4">Die </text:span><text:span text:style-name="Source_20_Text"><text:span text:style-name="T8">global</text:span></text:span><text:span text:style-name="T4">-Anweisung kann benutzt werden, um anzuzeigen, dass bestimmte Variablen im globalen Gültigkeitsbereich existieren und hier neu gebunden werden sollen. Die </text:span><text:span text:style-name="Source_20_Text"><text:span text:style-name="T8">nonlocal</text:span></text:span><text:span text:style-name="T4">-Anweisung zeigt an, dass eine bestimmte Variable im umgebenden Gültigkeitsbereich existiert und hier neu gebunden werden soll.</text:span></text:p>
        <text:section text:style-name="Sect1" text:name="beispiel-zu-gultigkeitsbereichen-und-namensraumen">
          <text:h text:style-name="P64" text:outline-level="3"><text:bookmark text:name="tut-scopeexample"/>9.2.1. Beispiel zu Gültigkeitsbereichen und Namensräumen</text:h>
          <text:p text:style-name="P16"><text:span text:style-name="T4">Dies ist ein Beispiel, das zeigt, wie man die verschiedenen Gültigkeitsbereiche und Namensräume referenziert und wie </text:span><text:span text:style-name="Source_20_Text"><text:span text:style-name="T8">global</text:span></text:span><text:span text:style-name="T4"> und :keyword`nonlocal` die Variablenbindung beeinflussen:</text:span></text:p>
          <text:p text:style-name="P50">def scope_test():</text:p>
          <text:p text:style-name="P56"><text:s text:c="4"/><text:span text:style-name="T1">def do_local():</text:span></text:p>
          <text:p text:style-name="P56"><text:s text:c="8"/><text:span text:style-name="T1">spam = "local spam"</text:span></text:p>
          <text:p text:style-name="P56"><text:s text:c="4"/><text:span text:style-name="T1">def do_nonlocal():</text:span></text:p>
          <text:p text:style-name="P56"><text:s text:c="8"/><text:span text:style-name="T1">nonlocal spam</text:span></text:p>
          <text:p text:style-name="P56"><text:s text:c="8"/><text:span text:style-name="T1">spam = "nonlocal spam"</text:span></text:p>
          <text:p text:style-name="P56"><text:s text:c="4"/><text:span text:style-name="T1">def do_global():</text:span></text:p>
          <text:p text:style-name="P56"><text:s text:c="8"/><text:span text:style-name="T1">global spam</text:span></text:p>
          <text:p text:style-name="P56"><text:s text:c="8"/><text:span text:style-name="T1">spam = "global spam"</text:span></text:p>
          <text:p text:style-name="P57"><text:soft-page-break/></text:p>
          <text:p text:style-name="P56"><text:s text:c="4"/><text:span text:style-name="T1">spam = "test spam"</text:span></text:p>
          <text:p text:style-name="P56"><text:s text:c="4"/><text:span text:style-name="T1">do_local()</text:span></text:p>
          <text:p text:style-name="P56"><text:s text:c="4"/><text:span text:style-name="T1">print("Nach der lokalen Zuweisung:", spam)</text:span></text:p>
          <text:p text:style-name="P56"><text:s text:c="4"/><text:span text:style-name="T1">do_nonlocal()</text:span></text:p>
          <text:p text:style-name="P56"><text:s text:c="4"/><text:span text:style-name="T1">print("Nach der nonlocal Zuweisung:", spam)</text:span></text:p>
          <text:p text:style-name="P56"><text:s text:c="4"/><text:span text:style-name="T1">do_global()</text:span></text:p>
          <text:p text:style-name="P56"><text:s text:c="4"/><text:span text:style-name="T1">print("Nach der global Zuweisung:", spam)</text:span></text:p>
          <text:p text:style-name="P57"/>
          <text:p text:style-name="P54">scope_test()</text:p>
          <text:p text:style-name="P54">print("Im globalen Gültigkeitsbereich:", spam)</text:p>
          <text:p text:style-name="P18">Die Ausgabe des Beispielcodes ist:</text:p>
          <text:p text:style-name="P50">.. code-block:: none</text:p>
          <text:p text:style-name="P57"/>
          <text:p text:style-name="P56"><text:s/><text:span text:style-name="T1">Nach der lokalen Zuweisung: test spam</text:span></text:p>
          <text:p text:style-name="P56"><text:s/><text:span text:style-name="T1">Nach der nonlocal Zuweisung: nonlocal spam</text:span></text:p>
          <text:p text:style-name="P56"><text:s/><text:span text:style-name="T1">Nach der global Zuweisung: nonlocal spam</text:span></text:p>
          <text:p text:style-name="P56"><text:s/><text:span text:style-name="T1">Im globalen Gültigkeitsbereich: global spam</text:span></text:p>
          <text:p text:style-name="P16"><text:span text:style-name="T4">Beachte, dass die </text:span><text:span text:style-name="Emphasis"><text:span text:style-name="T4">lokale</text:span></text:span><text:span text:style-name="T4"> Zuweisung (was der Standard ist) die Bindung von </text:span><text:span text:style-name="Emphasis"><text:span text:style-name="T4">spam</text:span></text:span><text:span text:style-name="T4"> in </text:span><text:span text:style-name="Emphasis"><text:span text:style-name="T4">scope_test</text:span></text:span><text:span text:style-name="T4"> nicht verändert hat. Die </text:span><text:span text:style-name="Source_20_Text"><text:span text:style-name="T8">nonlocal</text:span></text:span><text:span text:style-name="T4"> Zuweisung die Bindung von </text:span><text:span text:style-name="Emphasis"><text:span text:style-name="T4">spam</text:span></text:span><text:span text:style-name="T4"> in </text:span><text:span text:style-name="Emphasis"><text:span text:style-name="T4">scope_test</text:span></text:span><text:span text:style-name="T4"> und die </text:span><text:span text:style-name="Source_20_Text"><text:span text:style-name="T8">global</text:span></text:span><text:span text:style-name="T4">Zuweisung die Bindung auf Modulebene verändert hat.</text:span></text:p>
          <text:p text:style-name="P16"><text:span text:style-name="T4">Man kann außerdem sehen, dass es keine vorherige Bindung von </text:span><text:span text:style-name="Emphasis"><text:span text:style-name="T4">spam</text:span></text:span><text:span text:style-name="T4"> vor der </text:span><text:span text:style-name="Source_20_Text"><text:span text:style-name="T8">global</text:span></text:span><text:span text:style-name="T4"> Zuweisung gab.</text:span></text:p>
        </text:section>
      </text:section>
      <text:section text:style-name="Sect1" text:name="eine-erste-betrachtung-von-klassen">
        <text:h text:style-name="P71" text:outline-level="2"><text:bookmark text:name="tut-firstclasses"/>9.3. Eine erste Betrachtung von Klassen</text:h>
        <text:p text:style-name="P18">Klassen führen ein kleines bisschen neue Syntax, drei neue Objekttypen und ein wenig neue Semantik ein.</text:p>
        <text:section text:style-name="Sect1" text:name="syntax-der-klassendefinition">
          <text:h text:style-name="P64" text:outline-level="3"><text:bookmark text:name="tut-classdefinition"/>9.3.1. Syntax der Klassendefinition</text:h>
          <text:p text:style-name="P18">Die einfachste Form einer Klassendefinition sieht so aus:</text:p>
          <text:p text:style-name="P50">class ClassName:</text:p>
          <text:p text:style-name="P56"><text:s text:c="4"/><text:span text:style-name="T1">&lt;anweisung-1&gt;</text:span></text:p>
          <text:p text:style-name="P56"><text:s text:c="4"/><text:span text:style-name="T1">.</text:span></text:p>
          <text:p text:style-name="P56"><text:s text:c="4"/><text:span text:style-name="T1">.</text:span></text:p>
          <text:p text:style-name="P56"><text:s text:c="4"/><text:span text:style-name="T1">.</text:span></text:p>
          <text:p text:style-name="P56"><text:s text:c="4"/><text:span text:style-name="T1">&lt;anweisung-N&gt;</text:span></text:p>
          <text:p text:style-name="P16"><text:span text:style-name="T4">Klassendefinitionen müssen wie Funktionsdefinitionen (</text:span><text:span text:style-name="Source_20_Text"><text:span text:style-name="T8">def</text:span></text:span><text:span text:style-name="T4">-Anweisungen) ausgeführt werden, bevor sie irgendwelche Auswirkungen haben. (Es wäre vorstellbar eine Klassendefinition in einen Zweig einer </text:span><text:span text:style-name="Source_20_Text"><text:span text:style-name="T8">if</text:span></text:span><text:span text:style-name="T4">-Anweisung oder in eine Funktion zu platzieren.)</text:span></text:p>
          <text:p text:style-name="P18">In der Praxis sind die Anweisungen innerhalb einer Klassendefinition üblicherweise Funktionsdefinitionen, aber andere Anweisungen sind erlaubt und manchmal nützlich — dazu kommen wir später noch. Die Funktionsdefinitionen innerhalb einer Klasse haben <text:soft-page-break/>normalerweise eine besondere Argumentliste, die von den Aufrufkonventionen für Methoden vorgeschrieben wird — das wird wiederum später erklärt.</text:p>
          <text:p text:style-name="P18">Wird eine Klassendefinition betreten, wird ein neuer Namensraum erzeugt und als lokaler Gültigkeitsbereich benutzt — deshalb werden Zuweisungen an lokale Variablen in diesem neuen Namensraum wirksam. Funktionsdefinitionen binden den Namen der neuen Funktion ebenfalls dort.</text:p>
          <text:p text:style-name="P16"><text:span text:style-name="T4">Wird eine Klassendefinition normal verlassen (indem sie endet), wird ein </text:span><text:span text:style-name="Emphasis"><text:span text:style-name="T4">Klassenobjekt</text:span></text:span><text:span text:style-name="T4"> erstellt. Dies ist im Grunde eine Verpackung um den Inhalt des Namensraums, der von der Klassendefinition erstellt wurde. Im nächsten Abschnitt lernen wir mehr darüber. Der ursprüngliche lokale Gültigkeitsbereich (der vor dem Betreten der Klassendefinition aktiv war) wird wiederhergestellt und das Klassenobjekt wird in ihm an den Namen, der im Kopf der Klassendefinition angegeben wurde, gebunden (</text:span><text:span text:style-name="Source_20_Text"><text:span text:style-name="T8">ClassName</text:span></text:span><text:span text:style-name="T4"> in unserem Beispiel).</text:span></text:p>
        </text:section>
        <text:section text:style-name="Sect1" text:name="klassenobjekte">
          <text:h text:style-name="P66" text:outline-level="3"><text:bookmark text:name="tut-classobjects"/>9.3.2. Klassenobjekte</text:h>
          <text:p text:style-name="P18">Klassenobjekte unterstützen zwei Arten von Operationen: Attributreferenzierungen und Instanziierung.</text:p>
          <text:p text:style-name="P16"><text:span text:style-name="Emphasis"><text:span text:style-name="T4">Attributreferenzierungen</text:span></text:span><text:span text:style-name="T4"> benutzen die normale Syntax, die für alle Attributreferenzen in Python benutzt werden: </text:span><text:span text:style-name="Source_20_Text"><text:span text:style-name="T12">obj.name</text:span></text:span><text:span text:style-name="T4">. Gültige Attribute sind alle Namen, die bei der Erzeugung des Klassenobjektes im Namensraum der Klasse waren. Wenn die Klassendefinition also so aussah:</text:span></text:p>
          <text:p text:style-name="P50">class MyClass:</text:p>
          <text:p text:style-name="P56"><text:s text:c="4"/><text:span text:style-name="T1">"""A simple example class"""</text:span></text:p>
          <text:p text:style-name="P56"><text:s text:c="4"/><text:span text:style-name="T1">i = 12345</text:span></text:p>
          <text:p text:style-name="P56"><text:s text:c="4"/><text:span text:style-name="T1">def f(self):</text:span></text:p>
          <text:p text:style-name="P56"><text:s text:c="8"/><text:span text:style-name="T1">return 'Hallo Welt'</text:span></text:p>
          <text:p text:style-name="P16"><text:span text:style-name="T4">dann sind </text:span><text:span text:style-name="Source_20_Text"><text:span text:style-name="T12">MyClass.i</text:span></text:span><text:span text:style-name="T4"> und </text:span><text:span text:style-name="Source_20_Text"><text:span text:style-name="T12">MyClass.f</text:span></text:span><text:span text:style-name="T4"> gültige Attributreferenzen, die eine Ganzzahl beziehungsweise ein Funktionsobjekt zurückgeben. Zuweisungen an Klassenattribute sind ebenfalls möglich, sodass man den Wert von </text:span><text:span text:style-name="Source_20_Text"><text:span text:style-name="T12">MyClass.i</text:span></text:span><text:span text:style-name="T4"> durch Zuweisung verändern kann. </text:span><text:span text:style-name="Source_20_Text"><text:span text:style-name="T8">__doc__</text:span></text:span><text:span text:style-name="T4"> ist ebenfalls ein gültiges Attribut, das den Docstring, der zur Klasse gehört, enthält: </text:span><text:span text:style-name="Source_20_Text"><text:span text:style-name="T12">"A simple example class"</text:span></text:span><text:span text:style-name="T4">.</text:span></text:p>
          <text:p text:style-name="P16"><text:span text:style-name="T4">Klassen </text:span><text:span text:style-name="Emphasis"><text:span text:style-name="T4">Instanziierung</text:span></text:span><text:span text:style-name="T4"> benutzt die Funktionsnotation. Tu einfach so, als ob das Klassenobjekt eine parameterlose Funktion wäre, die eine neue Instanz der Klasse zurückgibt. Zum Beispiel (im Fall der obigen Klasse):</text:span></text:p>
          <text:p text:style-name="P50">x = MyClass()</text:p>
          <text:p text:style-name="P16"><text:soft-page-break/><text:span text:style-name="T4">Dies erzeugt eine neue </text:span><text:span text:style-name="Emphasis"><text:span text:style-name="T4">Instanz</text:span></text:span><text:span text:style-name="T4"> der Klasse und weist dieses Objekt der lokalen Variable </text:span><text:span text:style-name="Source_20_Text"><text:span text:style-name="T12">x</text:span></text:span><text:span text:style-name="T4"> zu.</text:span></text:p>
          <text:p text:style-name="P16"><text:span text:style-name="T4">Die Instanziierungsoperation (“aufrufen” eines Klassenobjekts) erzeugt ein leeres Objekt. Viele Klassen haben es gerne Instanzobjekte, die auf einen spezifischen Anfangszustand angepasst wurden, zu erstellen. Deshalb kann eine Klasse eine spezielle Methode namens </text:span><text:span text:style-name="Source_20_Text"><text:span text:style-name="T8">__init__()</text:span></text:span><text:span text:style-name="T4">, wie folgt definieren:</text:span></text:p>
          <text:p text:style-name="P50">def __init__(self):</text:p>
          <text:p text:style-name="P56"><text:s text:c="4"/><text:span text:style-name="T1">self.data = []</text:span></text:p>
          <text:p text:style-name="P16"><text:span text:style-name="T4">Definiert eine Klasse eine </text:span><text:span text:style-name="Source_20_Text"><text:span text:style-name="T8">__init__()</text:span></text:span><text:span text:style-name="T4">-Methode, ruft die Klasseninstanziierung automatisch </text:span><text:span text:style-name="Source_20_Text"><text:span text:style-name="T8">__init__()</text:span></text:span><text:span text:style-name="T4"> für die neu erstellte Klasseninstanz auf. So kann in diesem Beispiel eine neue, initialisierte Instanz durch folgendes bekommen werden:</text:span></text:p>
          <text:p text:style-name="P50">x = MyClass()</text:p>
          <text:p text:style-name="P16"><text:span text:style-name="T4">Natürlich kann die </text:span><text:span text:style-name="Source_20_Text"><text:span text:style-name="T8">__init__()</text:span></text:span><text:span text:style-name="T4">-Methode Argumente haben, um eine größere Flexibilität zu erreichen. In diesem Fall werden die, dem Klasseninstanziierungsoperator übergebenen Argumente an </text:span><text:span text:style-name="Source_20_Text"><text:span text:style-name="T8">__init__()</text:span></text:span><text:span text:style-name="T4"> weitergereicht. Zum Beispiel:</text:span></text:p>
          <text:p text:style-name="P50">&gt;&gt;&gt; class Complex:</text:p>
          <text:p text:style-name="P54">... <text:s text:c="4"/>def __init__(self, realpart, imagpart):</text:p>
          <text:p text:style-name="P54">... <text:s text:c="8"/>self.r = realpart</text:p>
          <text:p text:style-name="P54">... <text:s text:c="8"/>self.i = imagpart</text:p>
          <text:p text:style-name="P54">...</text:p>
          <text:p text:style-name="P54">&gt;&gt;&gt; x = Complex(3.0, -4.5)</text:p>
          <text:p text:style-name="P54">&gt;&gt;&gt; x.r, x.i</text:p>
          <text:p text:style-name="P54">(3.0, -4.5)</text:p>
        </text:section>
        <text:section text:style-name="Sect1" text:name="instanzobjekte">
          <text:h text:style-name="P66" text:outline-level="3"><text:bookmark text:name="tut-instanceobjects"/>9.3.3. Instanzobjekte</text:h>
          <text:p text:style-name="P18">Was können wir jetzt mit den Instanzobjekten tun? Die einzigen Operationen, die Instanzobjekte verstehen, sind Attributreferenzierungen. Es gibt zwei Arten gültiger Attribute: Datenattribute und Methoden.</text:p>
          <text:p text:style-name="P16"><text:span text:style-name="Emphasis"><text:span text:style-name="T4">Datenattribute</text:span></text:span><text:span text:style-name="T4"> entsprechen “Instanzvariablen” in Smalltalk und “data members” in C++. Datenattribute müssen nicht deklariert werden; wie lokale Variablen erwachen sie zum Leben, sobald ihnen zum ersten Mal etwas zugewiesen wird. Zum Beispiel wird folgender Code, unter der Annahme, dass </text:span><text:span text:style-name="Source_20_Text"><text:span text:style-name="T12">x</text:span></text:span><text:span text:style-name="T4"> die Instanz von </text:span><text:span text:style-name="Source_20_Text"><text:span text:style-name="T8">MyClass</text:span></text:span><text:span text:style-name="T4"> ist, die oben erstellt wurde, den Wert </text:span><text:span text:style-name="Source_20_Text"><text:span text:style-name="T12">16</text:span></text:span><text:span text:style-name="T4"> ausgeben, ohne Spuren zu hinterlassen:</text:span></text:p>
          <text:p text:style-name="P50">x.counter = 1</text:p>
          <text:p text:style-name="P54">while x.counter &lt; 10:</text:p>
          <text:p text:style-name="P56"><text:s text:c="4"/><text:span text:style-name="T1">x.counter = x.counter * 2</text:span></text:p>
          <text:p text:style-name="P54">print(x.counter)</text:p>
          <text:p text:style-name="P54">del x.counter</text:p>
          <text:p text:style-name="P16"><text:span text:style-name="T4">Die andere Art von Instanzattribut ist die </text:span><text:span text:style-name="Emphasis"><text:span text:style-name="T4">Methode</text:span></text:span><text:span text:style-name="T4">. Eine Methode ist eine Funktion, die zu einem Objekt </text:span><text:span text:style-name="Emphasis"><text:span text:style-name="T4">gehört</text:span></text:span><text:span text:style-name="T4">. (In Python existiert der Begriff Methode nicht allein für Klasseninstanzen: Andere Objekttypen können genauso Methoden haben. Zum Beispiel </text:span><text:soft-page-break/><text:span text:style-name="T4">haben Listenobjekte Methoden namens </text:span><text:span text:style-name="Source_20_Text"><text:span text:style-name="T8">append()</text:span></text:span><text:span text:style-name="T4">, </text:span><text:span text:style-name="Source_20_Text"><text:span text:style-name="T8">insert()</text:span></text:span><text:span text:style-name="T4">, </text:span><text:span text:style-name="Source_20_Text"><text:span text:style-name="T8">remove()</text:span></text:span><text:span text:style-name="T4">, </text:span><text:span text:style-name="Source_20_Text"><text:span text:style-name="T8">sort()</text:span></text:span><text:span text:style-name="T4">, und so weiter. Jedoch benutzen wir in der folgenden Diskussion den Begriff Methode ausschliesslich im Sinne von Methoden von Klasseninstanzobjekten, sofern nichts anderes angegeben ist.</text:span></text:p>
          <text:p text:style-name="P16"><text:bookmark text:name="index-04"/><text:span text:style-name="T4">Ob ein Attribut eine gültige Methode ist, hängt von der Klasse ab. Per Definition definieren alle Attribute, die ein Funktionsobjekt sind, ein entsprechendes Methodenobjekt für seine Instanz. Deshalb ist in unserem Beispiel </text:span><text:span text:style-name="Source_20_Text"><text:span text:style-name="T12">x.f</text:span></text:span><text:span text:style-name="T4"> eine gültige Methodenreferenz, da </text:span><text:span text:style-name="Source_20_Text"><text:span text:style-name="T12">MyClass.f</text:span></text:span><text:span text:style-name="T4"> eine Funktion ist, aber </text:span><text:span text:style-name="Source_20_Text"><text:span text:style-name="T12">x.i</text:span></text:span><text:span text:style-name="T4"> ist keine, da </text:span><text:span text:style-name="Source_20_Text"><text:span text:style-name="T12">MyClass.i</text:span></text:span><text:span text:style-name="T4"> es nicht ist. </text:span><text:span text:style-name="Source_20_Text"><text:span text:style-name="T12">x.f</text:span></text:span><text:span text:style-name="T4"> ist aber nicht dasselbe wie </text:span><text:span text:style-name="Source_20_Text"><text:span text:style-name="T12">MyClass.f</text:span></text:span><text:span text:style-name="T4"> — es ist ein </text:span><text:span text:style-name="Emphasis"><text:span text:style-name="T4">Methodenobjekt</text:span></text:span><text:span text:style-name="T4"> und kein Funktionsobjekt.</text:span></text:p>
        </text:section>
        <text:section text:style-name="Sect1" text:name="methodenobjekte">
          <text:h text:style-name="P66" text:outline-level="3"><text:bookmark text:name="tut-methodobjects"/>9.3.4. Methodenobjekte</text:h>
          <text:p text:style-name="P18">Üblicherweise wird eine Methode gemäß seiner Bindung aufgerufen:</text:p>
          <text:p text:style-name="P50">x.f()</text:p>
          <text:p text:style-name="P16"><text:span text:style-name="T4">Im </text:span><text:span text:style-name="Source_20_Text"><text:span text:style-name="T8">MyClass</text:span></text:span><text:span text:style-name="T4"> Beispiel wird dies die Zeichenkette </text:span><text:span text:style-name="Source_20_Text"><text:span text:style-name="T12">'Hallo Welt'</text:span></text:span><text:span text:style-name="T4"> ausgeben. Jedoch ist es nicht notwendig eine Methode direkt aufzurufen: </text:span><text:span text:style-name="Source_20_Text"><text:span text:style-name="T12">x.f</text:span></text:span><text:span text:style-name="T4"> ist ein Methodenobjekt und kann weg gespeichert werden und später wieder aufgerufen werden. Zum Beispiel:</text:span></text:p>
          <text:p text:style-name="P50">xf = x.f</text:p>
          <text:p text:style-name="P54">while True:</text:p>
          <text:p text:style-name="P56"><text:s text:c="4"/><text:span text:style-name="T1">print(xf())</text:span></text:p>
          <text:p text:style-name="P16"><text:span text:style-name="T4">Das wird bis zum Ende der Zeit </text:span><text:span text:style-name="Source_20_Text"><text:span text:style-name="T12">Hallo Welt</text:span></text:span><text:span text:style-name="T4"> ausgeben.</text:span></text:p>
          <text:p text:style-name="P16"><text:span text:style-name="T4">Was passiert genau, wenn eine Methode aufgerufen wird? Du hast vielleicht bemerkt, dass </text:span><text:span text:style-name="Source_20_Text"><text:span text:style-name="T12">x.f()</text:span></text:span><text:span text:style-name="T4">oben ohne Argument aufgerufen wurde, obwohl in der Funktionsdefinition für </text:span><text:span text:style-name="Source_20_Text"><text:span text:style-name="T8">f()</text:span></text:span><text:span text:style-name="T4"> ein Argument festgelegt wurde. Was ist mit diesem Argument passiert? Natürlich verursacht Python eine Ausnahme, wenn eine Funktion, die ein Argument benötigt ohne aufgerufen wird — auch wenn das Argument eigentlich gar nicht genutzt wird ...</text:span></text:p>
          <text:p text:style-name="P16"><text:span text:style-name="T4">Tatsächlich, wie du vielleicht schon erraten hast, ist die Besonderheit bei Methoden, dass das Objekt als erstes Argument der Funktion übergeben wird. In unserem Beispiel ist der Aufruf </text:span><text:span text:style-name="Source_20_Text"><text:span text:style-name="T12">x.f()</text:span></text:span><text:span text:style-name="T4">das genaue äquivalent von </text:span><text:span text:style-name="Source_20_Text"><text:span text:style-name="T12">MyClass.f(x)</text:span></text:span><text:span text:style-name="T4">. Im Allgemeinen ist der Aufruf einer Methode mit </text:span><text:span text:style-name="Emphasis"><text:span text:style-name="T4">n</text:span></text:span><text:span text:style-name="T4">Argumenten äquivalent zum Aufruf der entsprechenden Funktion mit einer Argumentliste, die durch das Einfügen des Objekts der Methode vor das erste Argument erzeugt wird.</text:span></text:p>
          <text:p text:style-name="P18">Verstehst du immernoch nicht, wie Methoden funktionieren, hilft vielleicht ein Blick auf die Implementierung, um die Dinge zu klären. Wenn ein Instanzattribut referenziert wird, das kein Datenattribut ist, wird seine Klasse durchsucht. Bezeichnet der Name ein gültiges Klassenattribut, das eine Funktion ist, wird ein Methodenobjekt erzeugt, indem (Zeiger zu) <text:soft-page-break/>Instanzobjekt und Funktionsobjekt zu einem abstrakten Objekt verschmolzen werden: Dies ist das Methodenobjekt. Wird das Methodenobjekt mit einer Argumentliste aufgerufen, wird es wieder entpackt, eine neue Argumentliste aus dem Instanzobjekt und der ursprünglichen Argumentliste erzeugt und das Funktionsobjekt mit dieser neuen Argumentliste aufgerufen.</text:p>
        </text:section>
      </text:section>
      <text:section text:style-name="Sect1" text:name="beilaufige-anmerkungen">
        <text:h text:style-name="P71" text:outline-level="2"><text:bookmark text:name="tut-remarks"/>9.4. Beiläufige Anmerkungen</text:h>
        <text:p text:style-name="P18">Datenattribute überschreiben Methodenattribute desselben Namens. Um zufällige Namenskonflikte zu vermeiden, die zu schwer auffindbaren Fehlern in großen Programmen führen, ist es sinnvoll sich auf irgendeine Konvention zu verständigen, die das Risiko solcher Konflikte vermindern. Mögliche Konventionen beinhalten das Großschreiben von Methodennamen, das Voranstellen von kleinen eindeutigen Zeichenketten (vielleicht auch nur ein Unterstrich) bei Datenattributen oder das Benutzen von Verben bei Methodennamen und Nomen bei Datenattributen.</text:p>
        <text:p text:style-name="P16"><text:span text:style-name="T4">Datenattribute können von Methoden, genauso wie von normalen Benutzern (“clients”) eines Objektes referenziert werden. In anderen Worten: Klassen sind nicht benutzbar, um reine abstrakte Datentypen (“abstract data types”) zu implementieren. In Wirklichkeit, gibt es in Python keine Möglichkeit um Datenkapselung (</text:span><text:span text:style-name="Emphasis"><text:span text:style-name="T4">data hiding</text:span></text:span><text:span text:style-name="T4">) zu erzwingen — alles basiert auf Konventionen. (Auf der anderen Seite kann die Python-Implementierung, in C geschrieben, Implementationsdetails komplett verstecken und den Zugriff auf ein Objekt kontrollieren, wenn das nötig ist; das kann von in C geschriebenen Python-Erweiterungen ebenfalls benutzt werden.)</text:span></text:p>
        <text:p text:style-name="P18">Clients sollten Datenattribute mit Bedacht nutzen, denn sie könnten Invarianten kaputt machen, die von Methoden verwaltet werden, indem sie auf deren Datenattributen herumtrampeln. Man sollte beachten, dass Clients zu ihrem eigenen Instanzobjekt Datenattribute hinzufügen können, ohne die Gültigkeit der Methoden zu gefährden, sofern Namenskonflikte vermieden werden — auch hier kann eine Bennenungskonvention viele Kopfschmerzen ersparen.</text:p>
        <text:p text:style-name="P18">Es gibt keine Abkürzung, um Datenattribute (oder andere Methoden!) innerhalb von Methoden zu referenzieren. Meiner Meinung verhilft das Methoden zu besserer Lesbarkeit: Man läuft keine Gefahr, lokale und Instanzvariablen zu verwechseln, wenn man eine Methode überfliegt.</text:p>
        <text:p text:style-name="P16"><text:span text:style-name="T4">Oft wird das erste Argument einer Methode </text:span><text:span text:style-name="Source_20_Text"><text:span text:style-name="T12">self</text:span></text:span><text:span text:style-name="T4"> genannt. Dies ist nichts anderes als eine Konvention: Der Name </text:span><text:span text:style-name="Source_20_Text"><text:span text:style-name="T12">self</text:span></text:span><text:span text:style-name="T4"> hat absolut keine spezielle Bedeutung für Python. Aber beachte: Hälst du dich nicht an die Konvention, kann dein Code schwerer lesbar für andere </text:span><text:soft-page-break/><text:span text:style-name="T4">Python-Programmierer sein und es ist auch vorstellbar, dass ein </text:span><text:span text:style-name="Emphasis"><text:span text:style-name="T4">Klassenbrowser</text:span></text:span><text:span text:style-name="T4"> (</text:span><text:span text:style-name="Emphasis"><text:span text:style-name="T4">class browser</text:span></text:span><text:span text:style-name="T4">) sich auf diese Konvention verlässt.</text:span></text:p>
        <text:p text:style-name="P18">Jedes Funktionsobjekt, das ein Klassenattribut ist, definiert eine Methode für Instanzen dieser Klasse. Es ist nicht nötig, dass die Funktionsdefinition im Text innerhalb der Klassendefinition ist: Die Zuweisung eines Funktionsobjektes an eine lokale Variable innerhalb der Klasse ist ebenfalls in Ordnung. Zum Beispiel:</text:p>
        <text:p text:style-name="P50"># Funktionsdefintion außerhalb der Klasse</text:p>
        <text:p text:style-name="P54">def f1(self, x, y):</text:p>
        <text:p text:style-name="P56"><text:s text:c="3"/><text:span text:style-name="T1">return min(x, x+y)</text:span></text:p>
        <text:p text:style-name="P57"/>
        <text:p text:style-name="P54">class C:</text:p>
        <text:p text:style-name="P56"><text:s text:c="3"/><text:span text:style-name="T1">f = f1</text:span></text:p>
        <text:p text:style-name="P56"><text:s text:c="3"/><text:span text:style-name="T1">def g(self):</text:span></text:p>
        <text:p text:style-name="P56"><text:s text:c="7"/><text:span text:style-name="T1">return 'Hallo Welt'</text:span></text:p>
        <text:p text:style-name="P56"><text:s text:c="3"/><text:span text:style-name="T1">h = g</text:span></text:p>
        <text:p text:style-name="P16"><text:span text:style-name="Source_20_Text"><text:span text:style-name="T12">f</text:span></text:span><text:span text:style-name="T4">, </text:span><text:span text:style-name="Source_20_Text"><text:span text:style-name="T12">g</text:span></text:span><text:span text:style-name="T4"> und </text:span><text:span text:style-name="Source_20_Text"><text:span text:style-name="T12">h</text:span></text:span><text:span text:style-name="T4"> sind jetzt alle Attribute der Klasse </text:span><text:span text:style-name="Source_20_Text"><text:span text:style-name="T8">C</text:span></text:span><text:span text:style-name="T4">, die Funktionsobjekte referenzieren und somit sind sie auch alle Methoden der Instanzen von </text:span><text:span text:style-name="Source_20_Text"><text:span text:style-name="T8">C</text:span></text:span><text:span text:style-name="T4"> — </text:span><text:span text:style-name="Source_20_Text"><text:span text:style-name="T12">h</text:span></text:span><text:span text:style-name="T4"> ist dabei gleichbedeutend mit </text:span><text:span text:style-name="Source_20_Text"><text:span text:style-name="T12">g</text:span></text:span><text:span text:style-name="T4">. Beachte aber, dass diese Praxis nur dazu dient einen Leser des Programms zu verwirren.</text:span></text:p>
        <text:p text:style-name="P16"><text:span text:style-name="T4">Methoden können auch andere Methoden aufrufen, indem sie das Methodenattribut des Arguments </text:span><text:span text:style-name="Source_20_Text"><text:span text:style-name="T12">self</text:span></text:span><text:span text:style-name="T4"> benutzen:</text:span></text:p>
        <text:p text:style-name="P50">class Bag:</text:p>
        <text:p text:style-name="P56"><text:s text:c="3"/><text:span text:style-name="T1">def __init__(self):</text:span></text:p>
        <text:p text:style-name="P56"><text:s text:c="7"/><text:span text:style-name="T1">self.data = []</text:span></text:p>
        <text:p text:style-name="P56"><text:s text:c="3"/><text:span text:style-name="T1">def add(self, x):</text:span></text:p>
        <text:p text:style-name="P56"><text:s text:c="7"/><text:span text:style-name="T1">self.data.append(x)</text:span></text:p>
        <text:p text:style-name="P56"><text:s text:c="3"/><text:span text:style-name="T1">def addtwice(self, x):</text:span></text:p>
        <text:p text:style-name="P56"><text:s text:c="7"/><text:span text:style-name="T1">self.add(x)</text:span></text:p>
        <text:p text:style-name="P56"><text:s text:c="7"/><text:span text:style-name="T1">self.add(x)</text:span></text:p>
        <text:p text:style-name="P18">Methoden können globale Namen genauso wie normale Funktionen referenzieren. Der globale Gültigkeitsbereich der Methode ist das Modul, das die Klassendefinition enthält. (Eine Klasse selbst wird nie als globaler Gültigkeitsbereich benutzt.) Während man selten einen guten Grund dafür hat globale Daten zu benutzen, gibt es viele berechtigte Verwendungen des globalen Gültigkeitsbereichs: Zum einen können Funktionen und Module, die in den globalen Gültigkeitsbereich importiert werden, genauso wie Funktionen und Klassen die darin definiert werden, von der Methode benutzt werden. Normalerweise ist die Klasse, die die Methode enthält, selbst in diesem globalen Gültigkeitsbereich definiert und im nächsten Abschnitt werden wir ein paar gute Gründe entdecken, warum eine Methode die eigene Klasse referenzieren wollte.</text:p>
        <text:p text:style-name="P16"><text:span text:style-name="T4">Jeder Wert ist ein Objekt und hat deshalb eine </text:span><text:span text:style-name="Emphasis"><text:span text:style-name="T4">Klasse</text:span></text:span><text:span text:style-name="T4"> (auch </text:span><text:span text:style-name="Emphasis"><text:span text:style-name="T4">type</text:span></text:span><text:span text:style-name="T4"> genannt). Es wird als </text:span><text:span text:style-name="Source_20_Text"><text:span text:style-name="T12">Objekt.__class__</text:span></text:span><text:span text:style-name="T4"> abgelegt.</text:span></text:p>
      </text:section>
      <text:section text:style-name="Sect1" text:name="vererbung">
        <text:h text:style-name="P71" text:outline-level="2"><text:bookmark text:name="tut-inheritance"/><text:soft-page-break/>9.5. Vererbung</text:h>
        <text:p text:style-name="P18">Natürlich verdient ein Sprachmerkmal nicht den Namen “Klasse”, wenn es nicht Vererbung unterstützt. Die Syntax für eine abgeleitete Klassendefinition sieht so aus:</text:p>
        <text:p text:style-name="P50">class DerivedClassName(BaseClassName):</text:p>
        <text:p text:style-name="P56"><text:s text:c="3"/><text:span text:style-name="T1">&lt;statement-1&gt;</text:span></text:p>
        <text:p text:style-name="P56"><text:s text:c="3"/><text:span text:style-name="T1">.</text:span></text:p>
        <text:p text:style-name="P56"><text:s text:c="3"/><text:span text:style-name="T1">.</text:span></text:p>
        <text:p text:style-name="P56"><text:s text:c="3"/><text:span text:style-name="T1">.</text:span></text:p>
        <text:p text:style-name="P56"><text:s text:c="3"/><text:span text:style-name="T1">&lt;statement-N&gt;</text:span></text:p>
        <text:p text:style-name="P16"><text:span text:style-name="T4">Der Name </text:span><text:span text:style-name="Source_20_Text"><text:span text:style-name="T8">BaseClassName</text:span></text:span><text:span text:style-name="T4"> muss innerhalb des Gültigkeitsbereichs, der die abgeleitete Klassendefinition enthält, definiert sein. Anstelle eines Basisklassennamens sind auch andere willkürliche Ausdrücke erlaubt. Dies kann beispielsweise nützlich sein, wenn die Basisklasse in einem anderen Modul definiert ist:</text:span></text:p>
        <text:p text:style-name="P50">class DerivedClassName(modname.BaseClassName):</text:p>
        <text:p text:style-name="P18">Die Ausführung einer abgeleiteten Klassendefinition läuft genauso wie bei einer Basisklasse ab. Bei der Erzeugung des Klassenobjekts, wird sich der Basisklasse erinnert. Dies wird zum Auflösen der Attributsreferenzen benutzt: Wird ein angefordertes Attribut nicht innerhalb der Klasse gefunden, so wird in der Basisklasse weitergesucht. Diese Regel wird rekursiv angewandt, wenn die Basisklasse selbst von einer anderen Klasse abgeleitet wird.</text:p>
        <text:p text:style-name="P16"><text:span text:style-name="T4">Es gibt nichts besonderes an der Instanziierung von abgeleiteten Klassen: </text:span><text:span text:style-name="Source_20_Text"><text:span text:style-name="T12">DerivedClassName</text:span></text:span><text:span text:style-name="T4">erzeugt eine neue Instanz der Klasse. Methodenreferenzen werden wie folgt aufgelöst: Das entsprechende Klassenattribut wird durchsucht, falls nötig bis zum Ende der Basisklassenkette hinab und die Methodenreferenz ist gültig, wenn es ein Funktionsobjekt bereithält.</text:span></text:p>
        <text:p text:style-name="P16"><text:span text:style-name="T4">Abgeleitete Klassen können Methoden ihrer Basisklassen überschreiben. Da Methoden keine besonderen Privilegien beim Aufrufen anderer Methoden desselben Objekts haben, kann eine Methode einer Basisklasse, die eine andere Methode, die in derselben Basisklasse definiert wird, aufruft, beim Aufruf einer Methode der abgeleiteten Klasse landen, die sie überschreibt. (Für C++-Programmierer: Alle Methoden in Python sind im Grunde </text:span><text:span text:style-name="Source_20_Text"><text:span text:style-name="T12">virtual</text:span></text:span><text:span text:style-name="T4">.)</text:span></text:p>
        <text:p text:style-name="P16"><text:span text:style-name="T4">Eine überschreibende Methode in einer abgeleiteten Klasse wird in der Tat eher die Methode der Basisklasse mit demselben Namen erweitern, statt einfach nur zu ersetzen. Es gibt einen einfachen Weg die Basisklassenmethode direkt aufzurufen: Einfach </text:span><text:span text:style-name="Source_20_Text"><text:span text:style-name="T12">BaseClassName.methodname(self, arguments)</text:span></text:span><text:span text:style-name="T4"> aufrufen. Das ist gelegentlich auch für Clients nützlich. (Beachte, dass dies nur funktioniert, wenn die Basisklasse als </text:span><text:span text:style-name="Source_20_Text"><text:span text:style-name="T12">BaseClassName</text:span></text:span><text:span text:style-name="T4"> im globalen Gültigkeitsbereich zugänglich ist.)</text:span></text:p>
        <text:p text:style-name="P18">Python hat zwei eingebaute Funktionen, die mit Vererbung zusammenarbeiten:</text:p>
        <text:list xml:id="list3685397423" text:style-name="L11">
          <text:list-item>
            <text:p text:style-name="P30"><text:soft-page-break/><text:span text:style-name="T4">Man benutzt </text:span><text:span text:style-name="Source_20_Text"><text:span text:style-name="T8">isinstance()</text:span></text:span><text:span text:style-name="T4"> um den Typ eines Objekts zu überprüfen: </text:span><text:span text:style-name="Source_20_Text"><text:span text:style-name="T12">isinstance(obj, int)</text:span></text:span><text:span text:style-name="T4"> ist nur dann </text:span><text:span text:style-name="Source_20_Text"><text:span text:style-name="T12">True</text:span></text:span><text:span text:style-name="T4">, wenn </text:span><text:span text:style-name="Source_20_Text"><text:span text:style-name="T12">obj.__class__</text:span></text:span><text:span text:style-name="T4"> vom Typ </text:span><text:span text:style-name="Source_20_Text"><text:span text:style-name="T8">int</text:span></text:span><text:span text:style-name="T4"> oder einer davon abgeleiteten Klasse ist.</text:span></text:p>
          </text:list-item>
          <text:list-item>
            <text:p text:style-name="P30"><text:span text:style-name="T4">Man benutzt </text:span><text:span text:style-name="Source_20_Text"><text:span text:style-name="T8">issubclass()</text:span></text:span><text:span text:style-name="T4"> um Klassenvererbung zu überprüfen: </text:span><text:span text:style-name="Source_20_Text"><text:span text:style-name="T12">issubclass(bool, int)</text:span></text:span><text:span text:style-name="T4"> ist </text:span><text:span text:style-name="Source_20_Text"><text:span text:style-name="T12">True</text:span></text:span><text:span text:style-name="T4">, da </text:span><text:span text:style-name="Source_20_Text"><text:span text:style-name="T8">bool</text:span></text:span><text:span text:style-name="T4"> eine von </text:span><text:span text:style-name="Source_20_Text"><text:span text:style-name="T8">int</text:span></text:span><text:span text:style-name="T4"> abgeleitete Klasse ist. Jedoch ist </text:span><text:span text:style-name="Source_20_Text"><text:span text:style-name="T12">issubclass(float, int)</text:span></text:span><text:span text:style-name="T4"> </text:span><text:span text:style-name="Source_20_Text"><text:span text:style-name="T12">False</text:span></text:span><text:span text:style-name="T4">, da </text:span><text:span text:style-name="Source_20_Text"><text:span text:style-name="T8">float</text:span></text:span><text:span text:style-name="T4"> keine von </text:span><text:span text:style-name="Source_20_Text"><text:span text:style-name="T8">int</text:span></text:span><text:span text:style-name="T4"> abgeleitete Klasse ist.</text:span></text:p>
          </text:list-item>
        </text:list>
        <text:section text:style-name="Sect1" text:name="mehrfachvererbung">
          <text:h text:style-name="P64" text:outline-level="3"><text:bookmark text:name="tut-multiple"/>9.5.1. Mehrfachvererbung</text:h>
          <text:p text:style-name="P18">Python unterstützt auch eine Form der Mehrfachvererbung. Eine Klassendefinition mit mehreren Basisklassen sieht so aus:</text:p>
          <text:p text:style-name="P50">class DerivedClassName(Base1, Base2, Base3):</text:p>
          <text:p text:style-name="P56"><text:s text:c="3"/><text:span text:style-name="T1">&lt;statement-1&gt;</text:span></text:p>
          <text:p text:style-name="P56"><text:s text:c="3"/><text:span text:style-name="T1">.</text:span></text:p>
          <text:p text:style-name="P56"><text:s text:c="3"/><text:span text:style-name="T1">.</text:span></text:p>
          <text:p text:style-name="P56"><text:s text:c="3"/><text:span text:style-name="T1">.</text:span></text:p>
          <text:p text:style-name="P56"><text:s text:c="3"/><text:span text:style-name="T1">&lt;statement-N&gt;</text:span></text:p>
          <text:p text:style-name="P16"><text:span text:style-name="T4">Für die meisten Zwecke, im einfachsten Fall, kann man sich die Suche nach geerbten Attributen von einer Elternklasse so vorstellen: Zuerst in die Tiefe (</text:span><text:span text:style-name="Emphasis"><text:span text:style-name="T4">depth-first</text:span></text:span><text:span text:style-name="T4">), von links nach rechts (</text:span><text:span text:style-name="Emphasis"><text:span text:style-name="T4">left-to-right</text:span></text:span><text:span text:style-name="T4">), wobei nicht zweimal in derselben Klasse gesucht wird, wenn sich die Klassenhierarchie dort überlappt. Deshalb wird, wenn ein Attribut nicht in </text:span><text:span text:style-name="Source_20_Text"><text:span text:style-name="T8">DerivedClassName</text:span></text:span><text:span text:style-name="T4"> gefunden wird, danach in </text:span><text:span text:style-name="Source_20_Text"><text:span text:style-name="T8">Base1</text:span></text:span><text:span text:style-name="T4"> gesucht, dann (rekursiv) in den Basisklassen von </text:span><text:span text:style-name="Source_20_Text"><text:span text:style-name="T8">Base1</text:span></text:span><text:span text:style-name="T4"> und wenn es dort nicht gefunden wurde, wird in </text:span><text:span text:style-name="Source_20_Text"><text:span text:style-name="T8">Base2</text:span></text:span><text:span text:style-name="T4"> gesucht, und so weiter.</text:span></text:p>
          <text:p text:style-name="P16"><text:span text:style-name="T4">In Wirklichkeit ist es ein wenig komplexer als das, denn die Reihenfolge der Methodenauflösung (</text:span><text:span text:style-name="Emphasis"><text:span text:style-name="T4">method resolution order - MRO</text:span></text:span><text:span text:style-name="T4">) wird dynamisch verändert, um zusammenwirkende Aufrufe von </text:span><text:span text:style-name="Source_20_Text"><text:span text:style-name="T8">super()</text:span></text:span><text:span text:style-name="T4"> zu unterstützen. Dieser Ansatz wird in manchen anderen Sprachen als </text:span><text:span text:style-name="Emphasis"><text:span text:style-name="T4">call-next-method</text:span></text:span><text:span text:style-name="T4">(Aufruf der nächsten Methode) bekannt und ist mächtiger als der </text:span><text:span text:style-name="Source_20_Text"><text:span text:style-name="T12">super</text:span></text:span><text:span text:style-name="T4">-Aufruf, den es in Sprachen mit einfacher Vererbung gibt.</text:span></text:p>
          <text:p text:style-name="P16"><text:span text:style-name="T4">Es ist nötig dynamisch zu ordnen, da alle Fälle von Mehrfachvererbung eine oder mehrere Diamantbeziehungen aufweisen (bei der auf mindestens eine der Elternklassen durch mehrere Pfade von der untersten Klasse aus zugegriffen werden kann). Zum Beispiel erben alle Klassen von </text:span><text:span text:style-name="Source_20_Text"><text:span text:style-name="T8">object</text:span></text:span><text:span text:style-name="T4"> und so stellt jeder Fall von Mehrfachvererbung mehrere Wege bereit, um </text:span><text:span text:style-name="Source_20_Text"><text:span text:style-name="T8">object</text:span></text:span><text:span text:style-name="T4"> zu erreichen. Um zu verhindern, dass auf die Basisklassen mehr als einmal zugegriffen werden kann, linearisiert der dynamische Algorithmus die Suchreihenfolge, sodass die Ordnung von links nach rechts, die in jeder Klasse festgelegt wird, jede Elternklasse nur einmal aufruft und zwar monoton (in der Bedeutung, dass eine Klasse geerbt werden kann, ohne das die Rangfolge seiner Eltern berührt wird). </text:span><text:soft-page-break/><text:span text:style-name="T4">Zusammengenommen machen diese Eigenschaften es möglich verlässliche und erweiterbare Klassen mit Mehrfachvererbung zu entwerfen. Für Details, siehe </text:span><text:a xlink:type="simple" xlink:href="http://www.python.org/download/releases/2.3/mro/" text:style-name="Internet_20_link" text:visited-style-name="Visited_20_Internet_20_Link"><text:span text:style-name="T14">http://www.python.org/download/releases/2.3/mro/</text:span></text:a><text:span text:style-name="T4">.</text:span></text:p>
        </text:section>
      </text:section>
      <text:section text:style-name="Sect1" text:name="private-variablen">
        <text:h text:style-name="P71" text:outline-level="2"><text:bookmark text:name="tut-private"/>9.6. Private Variablen</text:h>
        <text:p text:style-name="P16"><text:span text:style-name="T11">“</text:span><text:span text:style-name="T4">Private” Instanzvariablen, die nur innerhalb des Objekts zugänglich sind, gibt es in Python nicht. Jedoch gibt es eine Konvention, die im meisten Python-Code befolgt wird: Ein Name, der mit einem Unterstrich beginnt (z.B. </text:span><text:span text:style-name="Source_20_Text"><text:span text:style-name="T12">_spam</text:span></text:span><text:span text:style-name="T4">) sollte als nicht-öffentlicher Teil der API behandelt werden (egal ob es eine Funktion, eine Methode oder ein Datenattribut ist). Es sollte als Implementierungsdetails behandelt werden, das sich unangekündigt ändern kann.</text:span></text:p>
        <text:p text:style-name="P16"><text:span text:style-name="T4">Da es eine sinnvolle Verwendung für klassen-private Attribute gibt, um Namenskonflikte mit Namen, die von Unterklassen definiert werden zu vermeiden, gibt es eine begrenzte Unterstützung für so einen Mechanismus: </text:span><text:span text:style-name="Emphasis"><text:span text:style-name="T4">name mangling</text:span></text:span><text:span text:style-name="T4"> (Namensersetzung). Jeder Bezeichner der Form </text:span><text:span text:style-name="Source_20_Text"><text:span text:style-name="T12">__spam</text:span></text:span><text:span text:style-name="T4">(mindestens zwei führende Unterstriche, höchstens ein folgender) wird im Text durch</text:span><text:span text:style-name="Source_20_Text"><text:span text:style-name="T12">_classname__spam</text:span></text:span><text:span text:style-name="T4"> ersetzt, wobei </text:span><text:span text:style-name="Source_20_Text"><text:span text:style-name="T12">classname</text:span></text:span><text:span text:style-name="T4"> der Name der aktuellen Klasse (ohne eventuelle führende Unterstriche) ist. Die Ersetzung geschieht ohne Rücksicht auf die syntaktische Position des Bezeichners, sofern er innerhalb der Definition der Klasse steht.</text:span></text:p>
        <text:p text:style-name="P18">Namensersetzung ist hilfreich, um Unterklassen zu ermöglichen Methoden zu überschreiben, ohne dabei Methodenaufrufe innerhalb der Klasse zu stören. Zum Beispiel:</text:p>
        <text:p text:style-name="P50">class Mapping:</text:p>
        <text:p text:style-name="P56"><text:s text:c="4"/><text:span text:style-name="T1">def __init__(self, iterable):</text:span></text:p>
        <text:p text:style-name="P56"><text:s text:c="8"/><text:span text:style-name="T1">self.items_list = []</text:span></text:p>
        <text:p text:style-name="P56"><text:s text:c="8"/><text:span text:style-name="T1">self.__update(iterable)</text:span></text:p>
        <text:p text:style-name="P57"/>
        <text:p text:style-name="P56"><text:s text:c="4"/><text:span text:style-name="T1">def update(self, iterable):</text:span></text:p>
        <text:p text:style-name="P56"><text:s text:c="8"/><text:span text:style-name="T1">for item in iterable:</text:span></text:p>
        <text:p text:style-name="P56"><text:s text:c="12"/><text:span text:style-name="T1">self.items_list.append(item)</text:span></text:p>
        <text:p text:style-name="P57"/>
        <text:p text:style-name="P56"><text:s text:c="4"/><text:span text:style-name="T1">__update = update <text:s text:c="2"/># private Kopie der ursprünglichen update() Methode</text:span></text:p>
        <text:p text:style-name="P57"/>
        <text:p text:style-name="P54">class MappingSubclass(Mapping):</text:p>
        <text:p text:style-name="P57"/>
        <text:p text:style-name="P56"><text:s text:c="4"/><text:span text:style-name="T1">def update(self, keys, values):</text:span></text:p>
        <text:p text:style-name="P56"><text:s text:c="8"/><text:span text:style-name="T1"># erstellt update() mit neuer Signatur</text:span></text:p>
        <text:p text:style-name="P56"><text:s text:c="8"/><text:span text:style-name="T1"># macht aber __init__() nicht kaputt</text:span></text:p>
        <text:p text:style-name="P56"><text:s text:c="8"/><text:span text:style-name="T1">for item in zip(keys, values):</text:span></text:p>
        <text:p text:style-name="P56"><text:s text:c="12"/><text:span text:style-name="T1">self.items_list.append(item)</text:span></text:p>
        <text:p text:style-name="P18">Beachte, dass die Ersetzungsregeln vor allem dazu gedacht sind, Unfälle zu vermeiden; es ist immernoch möglich auf einen solchen als privat gekennzeichneten Namen von aussen zuzugreifen und ihn auch zu verändern. Das kann in manchen Umständen sogar nützlich sein, beispielsweise in einem Debugger.</text:p>
        <text:p text:style-name="P16"><text:soft-page-break/><text:span text:style-name="T4">Beachte, dass Code, der von </text:span><text:span text:style-name="Source_20_Text"><text:span text:style-name="T12">exec()</text:span></text:span><text:span text:style-name="T4"> oder </text:span><text:span text:style-name="Source_20_Text"><text:span text:style-name="T12">eval()</text:span></text:span><text:span text:style-name="T4"> ausgeführt wird, den Klassennamen der aufrufenden Klasse nicht als die aktuelle Klasse ansieht. Dies ähnelt dem Effekt der </text:span><text:span text:style-name="Source_20_Text"><text:span text:style-name="T8">global</text:span></text:span><text:span text:style-name="T4">-Anweisung, der ebenfalls sehr beschränkt auf den Code ist, der zusammen byte-kompiliert wird. Die gleiche Begrenzung gilt für </text:span><text:span text:style-name="Source_20_Text"><text:span text:style-name="T12">getattr()</text:span></text:span><text:span text:style-name="T4">, </text:span><text:span text:style-name="Source_20_Text"><text:span text:style-name="T12">setattr()</text:span></text:span><text:span text:style-name="T4"> und </text:span><text:span text:style-name="Source_20_Text"><text:span text:style-name="T12">delattr()</text:span></text:span><text:span text:style-name="T4">, sowie den direkten Zugriff auf </text:span><text:span text:style-name="Source_20_Text"><text:span text:style-name="T12">__dict__</text:span></text:span><text:span text:style-name="T4">.</text:span></text:p>
      </text:section>
      <text:section text:style-name="Sect1" text:name="kleinkram">
        <text:h text:style-name="P71" text:outline-level="2"><text:bookmark text:name="tut-odds"/>9.7. Kleinkram</text:h>
        <text:p text:style-name="P16"><text:span text:style-name="T4">Manchmal ist es nützlich einen Datentyp zu haben, der sich ähnlich dem </text:span><text:span text:style-name="Source_20_Text"><text:span text:style-name="T12">record</text:span></text:span><text:span text:style-name="T4"> in Pascal oder dem “struct” in C verhält und ein Container für ein paar Daten ist. Hier bietet sich eine leere Klassendefinition an:</text:span></text:p>
        <text:p text:style-name="P50">class Employee:</text:p>
        <text:p text:style-name="P56"><text:s text:c="4"/><text:span text:style-name="T1">pass</text:span></text:p>
        <text:p text:style-name="P57"/>
        <text:p text:style-name="P54">john = Employee() # Eine leere Arbeitnehmerakte anlegen</text:p>
        <text:p text:style-name="P57"/>
        <text:p text:style-name="P54"># Die Akte ausfüllen</text:p>
        <text:p text:style-name="P54">john.name = 'John Doe'</text:p>
        <text:p text:style-name="P54">john.dept = 'Computerraum'</text:p>
        <text:p text:style-name="P54">john.salary = 1000</text:p>
        <text:p text:style-name="P16"><text:span text:style-name="T4">Einem Stück Python-Code, der einen bestimmten abstrakten Datentyp erwartet, kann stattdessen oft eine Klasse übergeben werden, die die Methoden dieses Datentyps emuliert. Wenn man zum Beispiel eine Funktion hat, die Daten aus einem Dateiobjekt formatiert, kann man eine Klasse mit den Methoden </text:span><text:span text:style-name="Source_20_Text"><text:span text:style-name="T8">read()</text:span></text:span><text:span text:style-name="T4"> und </text:span><text:span text:style-name="Source_20_Text"><text:span text:style-name="T8">readline()</text:span></text:span><text:span text:style-name="T4"> definieren, die die Daten stattdessen aus einem Zeichenkettenpuffer bekommt, und als Argument übergeben.</text:span></text:p>
        <text:p text:style-name="P16"><text:span text:style-name="T4">Methodenobjekte der Instanz haben auch Attribute: </text:span><text:span text:style-name="Source_20_Text"><text:span text:style-name="T12">m.__self__</text:span></text:span><text:span text:style-name="T4"> ist das Instanzobjekt mit der Methode </text:span><text:span text:style-name="Source_20_Text"><text:span text:style-name="T8">m()</text:span></text:span><text:span text:style-name="T4"> und </text:span><text:span text:style-name="Source_20_Text"><text:span text:style-name="T12">m.__func__</text:span></text:span><text:span text:style-name="T4"> ist das entsprechende Funktionsobjekt der Methode.</text:span></text:p>
      </text:section>
      <text:section text:style-name="Sect1" text:name="ausnahmen-sind-auch-klassen">
        <text:h text:style-name="P71" text:outline-level="2"><text:bookmark text:name="tut-exceptionclasses"/>9.8. Ausnahmen sind auch Klassen</text:h>
        <text:p text:style-name="P18">Benutzerdefinierte Ausnahmen werden auch durch Klassen gekennzeichnet. Durch die Nutzung dieses Mechanismus ist es möglich erweiterbare Hierarchien von Ausnahmen zu erstellen.</text:p>
        <text:p text:style-name="P16"><text:span text:style-name="T4">Es gibt zwei neue (semantisch) gültige Varianten der </text:span><text:span text:style-name="Source_20_Text"><text:span text:style-name="T8">raise</text:span></text:span><text:span text:style-name="T4">-Anweisung:</text:span></text:p>
        <text:p text:style-name="P50">raise Klasse</text:p>
        <text:p text:style-name="P57"/>
        <text:p text:style-name="P54">raise Instanz</text:p>
        <text:p text:style-name="P16"><text:span text:style-name="T4">In der ersten Variante muss </text:span><text:span text:style-name="Source_20_Text"><text:span text:style-name="T12">Class</text:span></text:span><text:span text:style-name="T4"> eine Instanz von </text:span><text:span text:style-name="Source_20_Text"><text:span text:style-name="T8">type</text:span></text:span><text:span text:style-name="T4"> oder einer davon abgeleiteten Klasse sein und ist eine Abkürzung für:</text:span></text:p>
        <text:p text:style-name="P50">raise Klasse()</text:p>
        <text:p text:style-name="P16"><text:soft-page-break/><text:span text:style-name="T4">Die in einem </text:span><text:span text:style-name="Source_20_Text"><text:span text:style-name="T8">except</text:span></text:span><text:span text:style-name="T4">-Satz angegebene Klasse fängt Ausnahmen dann ab, wenn sie Instanzen derselben Klasse sind oder von dieser abgeleitet wurden, nicht jedoch andersrum — der mit einer abgeleiteten Klasse angegebene </text:span><text:span text:style-name="Source_20_Text"><text:span text:style-name="T8">except</text:span></text:span><text:span text:style-name="T4">-Satz fängt nicht die Basisklasse ab. Zum Beispiel gibt der folgende Code B, C, D in dieser Reihenfolge aus:</text:span></text:p>
        <text:p text:style-name="P50">class B(Exception):</text:p>
        <text:p text:style-name="P56"><text:s text:c="3"/><text:span text:style-name="T1">pass</text:span></text:p>
        <text:p text:style-name="P54">class C(B):</text:p>
        <text:p text:style-name="P56"><text:s text:c="3"/><text:span text:style-name="T1">pass</text:span></text:p>
        <text:p text:style-name="P54">class D(C):</text:p>
        <text:p text:style-name="P56"><text:s text:c="3"/><text:span text:style-name="T1">pass</text:span></text:p>
        <text:p text:style-name="P57"/>
        <text:p text:style-name="P54">for cls in [B, C, D]:</text:p>
        <text:p text:style-name="P56"><text:s text:c="3"/><text:span text:style-name="T1">try:</text:span></text:p>
        <text:p text:style-name="P56"><text:s text:c="7"/><text:span text:style-name="T1">raise cls()</text:span></text:p>
        <text:p text:style-name="P56"><text:s text:c="3"/><text:span text:style-name="T1">except D:</text:span></text:p>
        <text:p text:style-name="P56"><text:s text:c="7"/><text:span text:style-name="T1">print("D")</text:span></text:p>
        <text:p text:style-name="P56"><text:s text:c="3"/><text:span text:style-name="T1">except C:</text:span></text:p>
        <text:p text:style-name="P56"><text:s text:c="7"/><text:span text:style-name="T1">print("C")</text:span></text:p>
        <text:p text:style-name="P56"><text:s text:c="3"/><text:span text:style-name="T1">except B:</text:span></text:p>
        <text:p text:style-name="P56"><text:s text:c="7"/><text:span text:style-name="T1">print("B")</text:span></text:p>
        <text:p text:style-name="P16"><text:span text:style-name="T4">Beachte, dass B, B, B ausgegeben wird, wenn man die Reihenfolge umdreht, das heisst zuerst </text:span><text:span text:style-name="Source_20_Text"><text:span text:style-name="T12">except B</text:span></text:span><text:span text:style-name="T4">, da der erste zutreffende </text:span><text:span text:style-name="Source_20_Text"><text:span text:style-name="T8">except</text:span></text:span><text:span text:style-name="T4">-Satz ausgelöst wird.</text:span></text:p>
        <text:p text:style-name="P16"><text:span text:style-name="T4">Wenn eine Fehlermeldung wegen einer unbehandelten Ausnahme ausgegeben wird, wird der Name der Klasse, danach ein Doppelpunkt und ein Leerzeichen und schliesslich die Instanz mit Hilfe der eingebauten Funktion </text:span><text:span text:style-name="Source_20_Text"><text:span text:style-name="T8">str()</text:span></text:span><text:span text:style-name="T4"> zu einer Zeichenkette umgewandelt ausgegeben.</text:span></text:p>
      </text:section>
      <text:section text:style-name="Sect1" text:name="iteratoren">
        <text:h text:style-name="P71" text:outline-level="2"><text:bookmark text:name="tut-iterators"/>9.9. Iteratoren</text:h>
        <text:p text:style-name="P16"><text:span text:style-name="T4">Mittlerweile hast du wahrscheinlich bemerkt, dass man über die meisten Containerobjekte mit Hilfe von </text:span><text:span text:style-name="Source_20_Text"><text:span text:style-name="T8">for</text:span></text:span><text:span text:style-name="T4"> iterieren kann:</text:span></text:p>
        <text:p text:style-name="P50">for element in [1, 2, 3]:</text:p>
        <text:p text:style-name="P56"><text:s text:c="3"/><text:span text:style-name="T1">print(element)</text:span></text:p>
        <text:p text:style-name="P54">for element in (1, 2, 3):</text:p>
        <text:p text:style-name="P56"><text:s text:c="3"/><text:span text:style-name="T1">print(element)</text:span></text:p>
        <text:p text:style-name="P54">for key in {'eins':1, 'zwei':2}:</text:p>
        <text:p text:style-name="P56"><text:s text:c="3"/><text:span text:style-name="T1">print(key)</text:span></text:p>
        <text:p text:style-name="P54">for char in "123":</text:p>
        <text:p text:style-name="P56"><text:s text:c="3"/><text:span text:style-name="T1">print(char)</text:span></text:p>
        <text:p text:style-name="P54">for line in open("meinedatei.txt"):</text:p>
        <text:p text:style-name="P56"><text:s text:c="3"/><text:span text:style-name="T1">print(line)</text:span></text:p>
        <text:p text:style-name="P16"><text:span text:style-name="T4">Diese Art des Zugriffs ist klar, präzise und praktisch. Der Gebrauch von Iteratoren durchdringt und vereinheitlicht Python. Hinter den Kulissen ruft die </text:span><text:span text:style-name="Source_20_Text"><text:span text:style-name="T8">for</text:span></text:span><text:span text:style-name="T4">-Anweisung </text:span><text:span text:style-name="Source_20_Text"><text:span text:style-name="T8">iter()</text:span></text:span><text:span text:style-name="T4"> für das Containerobjekt auf. Die Funktion gibt ein Iteratorobjekt zurück, das die Methode </text:span><text:span text:style-name="Source_20_Text"><text:span text:style-name="T8">__next__()</text:span></text:span><text:span text:style-name="T4">definiert, die auf die Elemente des Containers nacheinander zugreift. Gibt es keine Elemente mehr, verursacht </text:span><text:span text:style-name="Source_20_Text"><text:span text:style-name="T8">__next__()</text:span></text:span><text:span text:style-name="T4"> eine </text:span><text:span text:style-name="Source_20_Text"><text:span text:style-name="T8">StopIteration</text:span></text:span><text:span text:style-name="T4">-Ausnahme, die der </text:span><text:span text:style-name="Source_20_Text"><text:span text:style-name="T8">for</text:span></text:span><text:span text:style-name="T4">-Schleife mitteilt, dass sie sich beenden soll. Man kann auch </text:span><text:soft-page-break/><text:span text:style-name="T4">die </text:span><text:span text:style-name="Source_20_Text"><text:span text:style-name="T8">__next__()</text:span></text:span><text:span text:style-name="T4">-Methode mit Hilfe der eingebauten Funktion </text:span><text:span text:style-name="Source_20_Text"><text:span text:style-name="T8">next()</text:span></text:span><text:span text:style-name="T4">aufrufen. Folgendes Beispiel demonstriert, wie alles funktioniert.</text:span></text:p>
        <text:p text:style-name="P50">&gt;&gt;&gt; s = 'abc'</text:p>
        <text:p text:style-name="P54">&gt;&gt;&gt; it = iter(s)</text:p>
        <text:p text:style-name="P54">&gt;&gt;&gt; it</text:p>
        <text:p text:style-name="P54">&lt;iterator object at 0x00A1DB50&gt;</text:p>
        <text:p text:style-name="P54">&gt;&gt;&gt; next(it)</text:p>
        <text:p text:style-name="P54">'a'</text:p>
        <text:p text:style-name="P54">&gt;&gt;&gt; next(it)</text:p>
        <text:p text:style-name="P54">'b'</text:p>
        <text:p text:style-name="P54">&gt;&gt;&gt; next(it)</text:p>
        <text:p text:style-name="P54">'c'</text:p>
        <text:p text:style-name="P54">&gt;&gt;&gt; next(it)</text:p>
        <text:p text:style-name="P54">Traceback (most recent call last):</text:p>
        <text:p text:style-name="P56"><text:s/><text:span text:style-name="T1">File "&lt;stdin&gt;", line 1, in ?</text:span></text:p>
        <text:p text:style-name="P56"><text:s text:c="3"/><text:span text:style-name="T1">next(it)</text:span></text:p>
        <text:p text:style-name="P54">StopIteration</text:p>
        <text:p text:style-name="P16"><text:span text:style-name="T4">Kennt man die Mechanismen hinter dem Iterator-Protokoll, ist es einfach das Verhalten von Iteratoren eigenen Klassen hinzuzufügen. Man definiert eine </text:span><text:span text:style-name="Source_20_Text"><text:span text:style-name="T8">__iter__()</text:span></text:span><text:span text:style-name="T4">-Methode, die ein Objekt mit einer </text:span><text:span text:style-name="Source_20_Text"><text:span text:style-name="T8">__next__()</text:span></text:span><text:span text:style-name="T4">-Methode zurückgibt. Definiert die Klasse </text:span><text:span text:style-name="Source_20_Text"><text:span text:style-name="T8">__next__()</text:span></text:span><text:span text:style-name="T4">, kann </text:span><text:span text:style-name="Source_20_Text"><text:span text:style-name="T8">__iter__()</text:span></text:span><text:span text:style-name="T4">einfach </text:span><text:span text:style-name="Source_20_Text"><text:span text:style-name="T12">self</text:span></text:span><text:span text:style-name="T4"> zurückgeben:</text:span></text:p>
        <text:p text:style-name="P50">class Reverse:</text:p>
        <text:p text:style-name="P56"><text:s text:c="3"/><text:span text:style-name="T1">"""Iterator for looping over a sequence backwards."""</text:span></text:p>
        <text:p text:style-name="P56"><text:s text:c="3"/><text:span text:style-name="T1">def __init__(self, data):</text:span></text:p>
        <text:p text:style-name="P56"><text:s text:c="7"/><text:span text:style-name="T1">self.data = data</text:span></text:p>
        <text:p text:style-name="P56"><text:s text:c="7"/><text:span text:style-name="T1">self.index = len(data)</text:span></text:p>
        <text:p text:style-name="P56"><text:s text:c="3"/><text:span text:style-name="T1">def __iter__(self):</text:span></text:p>
        <text:p text:style-name="P56"><text:s text:c="7"/><text:span text:style-name="T1">return self</text:span></text:p>
        <text:p text:style-name="P56"><text:s text:c="3"/><text:span text:style-name="T1">def __next__(self):</text:span></text:p>
        <text:p text:style-name="P56"><text:s text:c="7"/><text:span text:style-name="T1">if self.index == 0:</text:span></text:p>
        <text:p text:style-name="P56"><text:s text:c="11"/><text:span text:style-name="T1">raise StopIteration</text:span></text:p>
        <text:p text:style-name="P56"><text:s text:c="7"/><text:span text:style-name="T1">self.index = self.index - 1</text:span></text:p>
        <text:p text:style-name="P56"><text:s text:c="7"/><text:span text:style-name="T1">return self.data[self.index]</text:span></text:p>
        <text:p text:style-name="P50">&gt;&gt;&gt; rev = Reverse('spam')</text:p>
        <text:p text:style-name="P54">&gt;&gt;&gt; iter(rev)</text:p>
        <text:p text:style-name="P54">&lt;__main__.Reverse object at 0x00A1DB50&gt;</text:p>
        <text:p text:style-name="P54">&gt;&gt;&gt; for char in rev:</text:p>
        <text:p text:style-name="P54">... <text:s text:c="4"/>print(char)</text:p>
        <text:p text:style-name="P54">...</text:p>
        <text:p text:style-name="P54">m</text:p>
        <text:p text:style-name="P54">a</text:p>
        <text:p text:style-name="P54">p</text:p>
        <text:p text:style-name="P54">s</text:p>
      </text:section>
      <text:section text:style-name="Sect1" text:name="generatoren">
        <text:h text:style-name="P71" text:outline-level="2"><text:bookmark text:name="tut-generators"/>9.10. Generatoren</text:h>
        <text:p text:style-name="P16"><text:span text:style-name="T4">Generatoren (</text:span><text:a xlink:type="simple" xlink:href="https://py-tutorial-de.readthedocs.io/de/python-3.3/glossary.html#term-generator" text:style-name="Internet_20_link" text:visited-style-name="Visited_20_Internet_20_Link"><text:span text:style-name="T14">generator</text:span></text:a><text:span text:style-name="T4">) sind eine einfache aber mächtige Möglichkeit um Iteratoren zu erzeugen. Generatoren werden wie normale Funktionen geschrieben, benutzen aber </text:span><text:span text:style-name="Source_20_Text"><text:span text:style-name="T8">yield</text:span></text:span><text:span text:style-name="T4">, um Daten zurückzugeben. Jedes Mal wenn </text:span><text:span text:style-name="Source_20_Text"><text:span text:style-name="T8">next()</text:span></text:span><text:span text:style-name="T4"> aufgerufen wird, fährt der Generator an der Stelle fort, an der er zuletzt verlassen wurde (der Generator merkt sich dabei die Werte aller Variablen und welche Anweisung zuletzt ausgeführt wurde). Das nachfolgende Beispiel zeigt wie einfach die Erstellung von Generatoren ist:</text:span></text:p>
        <text:p text:style-name="P50">def reverse(data):</text:p>
        <text:p text:style-name="P56"><text:s text:c="4"/><text:span text:style-name="T1">for index in range(len(data)-1, -1, -1):</text:span></text:p>
        <text:p text:style-name="P56"><text:soft-page-break/><text:s text:c="8"/><text:span text:style-name="T1">yield data[index]</text:span></text:p>
        <text:p text:style-name="P50">&gt;&gt;&gt; for char in reverse('golf'):</text:p>
        <text:p text:style-name="P54">... <text:s text:c="4"/>print(char)</text:p>
        <text:p text:style-name="P54">...</text:p>
        <text:p text:style-name="P54">f</text:p>
        <text:p text:style-name="P54">l</text:p>
        <text:p text:style-name="P54">o</text:p>
        <text:p text:style-name="P54">g</text:p>
        <text:p text:style-name="P16"><text:span text:style-name="T4">Alles, was mit Generatoren möglich ist, kann ebenso (wie im vorigen Abschnitt dargestellt) mit Klassen-basierten Iteratoren, umgesetzt werden. Generatoren erlauben jedoch eine kompaktere Schreibweise, da die Methoden </text:span><text:span text:style-name="Source_20_Text"><text:span text:style-name="T8">__iter__()</text:span></text:span><text:span text:style-name="T4"> und </text:span><text:span text:style-name="Source_20_Text"><text:span text:style-name="T8">__next__()</text:span></text:span><text:span text:style-name="T4"> automatisch erstellt werden.</text:span></text:p>
        <text:p text:style-name="P16"><text:span text:style-name="T4">Des weiteren werden die lokalen Variablen und der Ausführungsstand automatisch zwischen den Aufrufen gespeichert. Das macht das Schreiben der Funktion einfacher und verständlicher als ein Ansatz, der mit Instanzvariablen wie </text:span><text:span text:style-name="Source_20_Text"><text:span text:style-name="T12">self.index</text:span></text:span><text:span text:style-name="T4"> oder </text:span><text:span text:style-name="Source_20_Text"><text:span text:style-name="T12">self.data</text:span></text:span><text:span text:style-name="T4"> arbeitet.</text:span></text:p>
        <text:p text:style-name="P16"><text:span text:style-name="T4">Generatoren werfen automatisch </text:span><text:span text:style-name="Source_20_Text"><text:span text:style-name="T8">StopIteration</text:span></text:span><text:span text:style-name="T4">, wenn sie terminieren. Zusammengenommen ermöglichen diese Features die Erstellung von Iteratoren mit einem Aufwand, der nicht größer als die Erstellung einer normalen Funktion ist.</text:span></text:p>
      </text:section>
      <text:section text:style-name="Sect1" text:name="generator-ausdrucke">
        <text:h text:style-name="P71" text:outline-level="2"><text:bookmark text:name="tut-genexps"/>9.11. Generator Ausdrücke</text:h>
        <text:p text:style-name="P18">Manche einfachen Generatoren können prägnant als Ausdrücke mit Hilfe einer Syntax geschrieben werden, die der von List Comprehensions ähnlich ist, jedoch mit runden, statt eckigen Klammern. Diese Ausdrücke sind für Situationen gedacht, in denen der Generator gleich von der umgebenden Funktion genutzt wird. Generator Ausdrücke sind kompakter, aber auch nicht so flexibel wie ganze Generatordefinitionen und neigen dazu speicherschonender als die entsprechenden List Comprehensions zu sein.</text:p>
        <text:p text:style-name="P18">Beispiele:</text:p>
        <text:p text:style-name="P50">&gt;&gt;&gt; sum(i*i for i in range(10)) <text:s text:c="16"/># Summe der Quadrate</text:p>
        <text:p text:style-name="P54">285</text:p>
        <text:p text:style-name="P57"/>
        <text:p text:style-name="P54">&gt;&gt;&gt; xvec = [10, 20, 30]</text:p>
        <text:p text:style-name="P54">&gt;&gt;&gt; yvec = [7, 5, 3]</text:p>
        <text:p text:style-name="P54">&gt;&gt;&gt; sum(x*y for x,y in zip(xvec, yvec)) <text:s text:c="8"/># Skalarprodukt</text:p>
        <text:p text:style-name="P54">260</text:p>
        <text:p text:style-name="P57"/>
        <text:p text:style-name="P54">&gt;&gt;&gt; from math import pi, sin</text:p>
        <text:p text:style-name="P54">&gt;&gt;&gt; sine_table = {x: sin(x*pi/180) for x in range(0, 91)}</text:p>
        <text:p text:style-name="P57"/>
        <text:p text:style-name="P54">&gt;&gt;&gt; unique_words = set(word for line in page for word in line.split())</text:p>
        <text:p text:style-name="P57"/>
        <text:p text:style-name="P54">&gt;&gt;&gt; valedictorian = max((student.gpa, student.name) for student in graduates)</text:p>
        <text:p text:style-name="P57"/>
        <text:p text:style-name="P54">&gt;&gt;&gt; data = 'golf'</text:p>
        <text:p text:style-name="P54">&gt;&gt;&gt; list(data[i] for i in range(len(data)-1, -1, -1))</text:p>
        <text:p text:style-name="P54">['f', 'l', 'o', 'g']</text:p>
        <text:p text:style-name="P21"><text:soft-page-break/>Fußnoten</text:p>
        <text:p text:style-name="P7"><text:bookmark text:name="id26"/></text:p>
        <table:table table:name="Table7" table:style-name="Table7">
          <table:table-column table:style-name="Table7.A"/>
          <table:table-column table:style-name="Table7.B"/>
          <table:table-row>
            <table:table-cell table:style-name="Table7.A1" office:value-type="string">
              <text:p text:style-name="P83"><text:a xlink:type="simple" xlink:href="https://py-tutorial-de.readthedocs.io/de/python-3.3/classes.html#id1" text:style-name="Internet_20_link" text:visited-style-name="Visited_20_Internet_20_Link"><text:span text:style-name="T22">[1]</text:span></text:a></text:p>
            </table:table-cell>
            <table:table-cell table:style-name="Table7.A1" office:value-type="string">
              <text:p text:style-name="P85"><text:span text:style-name="T23">Bis auf eine Ausnahme: Modulobjekte haben ein geheimes, schreibgeschützes Attribut namens </text:span><text:span text:style-name="Source_20_Text"><text:span text:style-name="T25">__dict__</text:span></text:span><text:span text:style-name="T23">, das das Dictionary darstellt, mit dem der Namensraum des Modules implementiert wird; der Name </text:span><text:span text:style-name="Source_20_Text"><text:span text:style-name="T25">__dict__`</text:span></text:span><text:span text:style-name="T23"> ist ein Attribut, aber kein globaler Name. Offensichtlich ist dessen Benutzung eine Verletzung der Abstraktion der Namensraumimplementation und sollte deshalb auf Verwendungen wie die eines Post-Mortem-Debuggers reduziert werden.</text:span></text:p>
            </table:table-cell>
          </table:table-row>
        </table:table>
        <text:p text:style-name="Text_20_body"/>
      </text:section>
      <text:h text:style-name="P46" text:outline-level="1">10. Eine kurze Einführung in die Standardbibliothek</text:h>
      <text:section text:style-name="Sect1" text:name="schnittstelle-zum-betriebssystem">
        <text:h text:style-name="P71" text:outline-level="2"><text:bookmark text:name="tut-os-interface"/>10.1. Schnittstelle zum Betriebssystem</text:h>
        <text:p text:style-name="P16"><text:span text:style-name="T4">Im Modul </text:span><text:span text:style-name="Source_20_Text"><text:span text:style-name="T8">os</text:span></text:span><text:span text:style-name="T4"> findet man Dutzende von Funktionen, um mit dem Betriebssystem zu interagieren:</text:span></text:p>
        <text:p text:style-name="P50">&gt;&gt;&gt; import os</text:p>
        <text:p text:style-name="P54">&gt;&gt;&gt; os.getcwd() <text:s text:c="24"/># das aktuelle Arbeitsverzeichnis</text:p>
        <text:p text:style-name="P54">'C:\\Python33'</text:p>
        <text:p text:style-name="P54">&gt;&gt;&gt; os.chdir('/server/accesslogs') <text:s text:c="5"/># Arbeitsverzeichnis verändern</text:p>
        <text:p text:style-name="P54">&gt;&gt;&gt; os.system('mkdir today') # Kommando in der Systemshell ausführen</text:p>
        <text:p text:style-name="P54">&gt;&gt;&gt; 0</text:p>
        <text:p text:style-name="P16"><text:span text:style-name="T4">Dabei sollte unbedingt beachtet werden, </text:span><text:span text:style-name="Source_20_Text"><text:span text:style-name="T12">import os</text:span></text:span><text:span text:style-name="T4"> statt </text:span><text:span text:style-name="Source_20_Text"><text:span text:style-name="T12">from os import *</text:span></text:span><text:span text:style-name="T4"> zu verwenden, da ansonsten </text:span><text:span text:style-name="Source_20_Text"><text:span text:style-name="T8">os.open()</text:span></text:span><text:span text:style-name="T4"> die eingebaute Funktion </text:span><text:span text:style-name="Source_20_Text"><text:span text:style-name="T8">open()</text:span></text:span><text:span text:style-name="T4"> überschreibt, die sich vollkommen anders verhält.</text:span></text:p>
        <text:p text:style-name="P16"><text:bookmark text:name="index-05"/><text:span text:style-name="T4">Die eingebauten Funktionen </text:span><text:span text:style-name="Source_20_Text"><text:span text:style-name="T8">dir()</text:span></text:span><text:span text:style-name="T4"> und </text:span><text:span text:style-name="Source_20_Text"><text:span text:style-name="T8">help()</text:span></text:span><text:span text:style-name="T4"> sind gerade beim Gebrauch der interaktiven Python-Shell nützlich, wenn man mit großen Modulen wie </text:span><text:span text:style-name="Source_20_Text"><text:span text:style-name="T8">os</text:span></text:span><text:span text:style-name="T4"> arbeitet:</text:span></text:p>
        <text:p text:style-name="P50">&gt;&gt;&gt; import os</text:p>
        <text:p text:style-name="P54">&gt;&gt;&gt; dir(os)</text:p>
        <text:p text:style-name="P54">&lt;eine Liste aller Funktionen des Moduls&gt;</text:p>
        <text:p text:style-name="P54">&gt;&gt;&gt; help(os)</text:p>
        <text:p text:style-name="P54">&lt;eine ausführliche Anleitung, erstellt aus den Docstrings des Moduls&gt;</text:p>
        <text:p text:style-name="P16"><text:span text:style-name="T4">Typische Arbeiten mit Dateien und Verzeichnissen erleichtert das Modul </text:span><text:span text:style-name="Source_20_Text"><text:span text:style-name="T8">shutil</text:span></text:span><text:span text:style-name="T4">, das eine einfachere Schnittstelle bereitstellt.:</text:span></text:p>
        <text:p text:style-name="P50">&gt;&gt;&gt; import shutil</text:p>
        <text:p text:style-name="P54">&gt;&gt;&gt; shutil.copyfile('data.db', 'archive.db')</text:p>
        <text:p text:style-name="P54">&gt;&gt;&gt; shutil.move('/build/executables', 'installdir')</text:p>
      </text:section>
      <text:section text:style-name="Sect1" text:name="platzhalter-in-dateinamen">
        <text:h text:style-name="P71" text:outline-level="2"><text:bookmark text:name="tut-file-wildcards"/>10.2. Platzhalter in Dateinamen</text:h>
        <text:p text:style-name="P16"><text:span text:style-name="T4">Mit dem Modul </text:span><text:span text:style-name="Source_20_Text"><text:span text:style-name="T8">glob</text:span></text:span><text:span text:style-name="T4"> können Platzhalter bei der Suche nach Datei- oder Verzeichnisnamen verwendet werden:</text:span></text:p>
        <text:p text:style-name="P50">&gt;&gt;&gt; import glob</text:p>
        <text:p text:style-name="P54">&gt;&gt;&gt; glob.glob('*.py')</text:p>
        <text:p text:style-name="P54">['primes.py', 'random.py', 'quote.py']</text:p>
      </text:section>
      <text:section text:style-name="Sect1" text:name="argumente-in-der-befehlszeile">
        <text:h text:style-name="P71" text:outline-level="2"><text:soft-page-break/>10.3. Argumente in der Befehlszeile</text:h>
        <text:p text:style-name="P16"><text:span text:style-name="T4">Die meisten Skripte müssen Argumente aus der Befehlszeile verarbeiten. Diese Argumente werden als Liste im Attribut </text:span><text:span text:style-name="Emphasis"><text:span text:style-name="T4">argv</text:span></text:span><text:span text:style-name="T4"> des Moduls </text:span><text:span text:style-name="Source_20_Text"><text:span text:style-name="T8">sys</text:span></text:span><text:span text:style-name="T4"> gespeichert. Mit folgendem, als </text:span><text:span text:style-name="Source_20_Text"><text:span text:style-name="T12">demo.py</text:span></text:span><text:span text:style-name="T4"> gespeicherten Skript:</text:span></text:p>
        <text:p text:style-name="P50">import sys</text:p>
        <text:p text:style-name="P54">print sys.argv</text:p>
        <text:p text:style-name="P16"><text:span text:style-name="T4">erhält man die folgende Ausgabe, wenn man </text:span><text:span text:style-name="Source_20_Text"><text:span text:style-name="T12">python demo.py eins zwei drei</text:span></text:span><text:span text:style-name="T4"> in der Befehlszeile des Betriebssystems eingibt:</text:span></text:p>
        <text:p text:style-name="P50">['demo.py', 'eins', 'zwei', 'drei']</text:p>
        <text:p text:style-name="P16"><text:span text:style-name="T4">Das Modul </text:span><text:span text:style-name="Source_20_Text"><text:span text:style-name="T8">getopt</text:span></text:span><text:span text:style-name="T4"> verarbeitet </text:span><text:span text:style-name="Emphasis"><text:span text:style-name="T4">sys.argv</text:span></text:span><text:span text:style-name="T4"> nach den üblichen Konventionen der Unixfunktion </text:span><text:span text:style-name="Source_20_Text"><text:span text:style-name="T8">getopt()</text:span></text:span><text:span text:style-name="T4">. Erweiterte und flexiblere Möglichkeiten bietet das Modul </text:span><text:span text:style-name="Source_20_Text"><text:span text:style-name="T8">argparse</text:span></text:span><text:span text:style-name="T4">.</text:span></text:p>
      </text:section>
      <text:section text:style-name="Sect1" text:name="umleitung-von-fehlermeldungen-und-programmabbruch">
        <text:h text:style-name="P71" text:outline-level="2"><text:bookmark text:name="tut-stderr"/>10.4. Umleitung von Fehlermeldungen und Programmabbruch</text:h>
        <text:p text:style-name="P16"><text:span text:style-name="T4">Das Modul </text:span><text:span text:style-name="Source_20_Text"><text:span text:style-name="T8">sys</text:span></text:span><text:span text:style-name="T4"> hat darüber hinaus auch Attribute für </text:span><text:span text:style-name="Emphasis"><text:span text:style-name="T4">stdin</text:span></text:span><text:span text:style-name="T4">, </text:span><text:span text:style-name="Emphasis"><text:span text:style-name="T4">stdout</text:span></text:span><text:span text:style-name="T4"> und </text:span><text:span text:style-name="Emphasis"><text:span text:style-name="T4">stderr</text:span></text:span><text:span text:style-name="T4">. Letzteres ist vor allem bei der Ausgabe von Warnungen und Fehlermeldungen nützlich, etwa wenn </text:span><text:span text:style-name="Emphasis"><text:span text:style-name="T4">stdout</text:span></text:span><text:span text:style-name="T4"> umgeleitet worden ist:</text:span></text:p>
        <text:p text:style-name="P50">&gt;&gt;&gt; sys.stderr.write('Warnung, Log-Datei konnte nicht gefunden werden\n')</text:p>
        <text:p text:style-name="P54">Warnung, Log-Datei konnte nicht gefunden werden</text:p>
        <text:p text:style-name="P16"><text:span text:style-name="T4">Der direkteste Weg, ein Skript zu beenden, führt über </text:span><text:span text:style-name="Source_20_Text"><text:span text:style-name="T12">sys.exit()</text:span></text:span><text:span text:style-name="T4">.</text:span></text:p>
      </text:section>
      <text:section text:style-name="Sect1" text:name="muster-in-zeichenketten">
        <text:h text:style-name="P71" text:outline-level="2"><text:bookmark text:name="tut-string-pattern-matching"/>10.5. Muster in Zeichenketten</text:h>
        <text:p text:style-name="P16"><text:span text:style-name="T4">Das Modul </text:span><text:span text:style-name="Source_20_Text"><text:span text:style-name="T8">re</text:span></text:span><text:span text:style-name="T4"> erlaubt die Arbeit mit regulären Ausdrücken (</text:span><text:span text:style-name="Emphasis"><text:span text:style-name="T4">regular expressions</text:span></text:span><text:span text:style-name="T4">) für komplexe Zeichenketten-Operationen. Reguläre Ausdrücke eignen sich vor allem für komplizierte Suchen und Änderungen an Zeichenketten:</text:span></text:p>
        <text:p text:style-name="P50">&gt;&gt;&gt; import re</text:p>
        <text:p text:style-name="P54">&gt;&gt;&gt; re.findall(r'\bk[a-z]*', 'drei kleine katzen')</text:p>
        <text:p text:style-name="P54">['kleine', 'katzen']</text:p>
        <text:p text:style-name="P54">&gt;&gt;&gt; re.sub(r'(\b[a-z]+) \1', r'\1', 'Die Katze im im Hut')</text:p>
        <text:p text:style-name="P54">'Die Katze im Hut'</text:p>
        <text:p text:style-name="P18">Solange allerdings nur einfache Änderungen vorgenommen werden müssen, sollte man eher zu den normalen Methoden der Zeichenketten greifen, da diese einfacher zu lesen und zu verstehen sind:</text:p>
        <text:p text:style-name="P50">&gt;&gt;&gt; 'Tee für zwo'.replace('zwo', 'zwei')</text:p>
        <text:p text:style-name="P54">'Tee für zwei'</text:p>
      </text:section>
      <text:section text:style-name="Sect1" text:name="mathematik">
        <text:h text:style-name="P71" text:outline-level="2"><text:bookmark text:name="tut-mathematics"/><text:soft-page-break/>10.6. Mathematik</text:h>
        <text:p text:style-name="P16"><text:span text:style-name="T4">Das Modul </text:span><text:span text:style-name="Source_20_Text"><text:span text:style-name="T8">math</text:span></text:span><text:span text:style-name="T4"> ermöglicht den Zugriff auf Funktionen der zugrundeliegenden C-Bibliothek für Fließkomma-Mathematik:</text:span></text:p>
        <text:p text:style-name="P50">&gt;&gt;&gt; import math</text:p>
        <text:p text:style-name="P54">&gt;&gt;&gt; math.cos(math.pi / 4.0)</text:p>
        <text:p text:style-name="P54">0.70710678118654757</text:p>
        <text:p text:style-name="P54">&gt;&gt;&gt; math.log(1024, 2)</text:p>
        <text:p text:style-name="P54">10.0</text:p>
        <text:p text:style-name="P16"><text:span text:style-name="T4">Mit dem Modul </text:span><text:span text:style-name="Source_20_Text"><text:span text:style-name="T8">random</text:span></text:span><text:span text:style-name="T4"> lassen sich zufällige Auswahlen treffen:</text:span></text:p>
        <text:p text:style-name="P50">&gt;&gt;&gt; import random</text:p>
        <text:p text:style-name="P54">&gt;&gt;&gt; random.choice(['Apfel', 'Birne', 'Banane'])</text:p>
        <text:p text:style-name="P54">'Apfel'</text:p>
        <text:p text:style-name="P54">&gt;&gt;&gt; random.sample(range(100), 10) <text:s text:c="2"/># Stichprobe</text:p>
        <text:p text:style-name="P54">[30, 83, 16, 4, 8, 81, 41, 50, 18, 33]</text:p>
        <text:p text:style-name="P54">&gt;&gt;&gt; random.random() <text:s text:c="3"/># Zufällige Fließkommazahl</text:p>
        <text:p text:style-name="P54">0.17970987693706186</text:p>
        <text:p text:style-name="P54">&gt;&gt;&gt; random.randrange(6) <text:s text:c="3"/># Zufällige Ganzzahl aus range(6)</text:p>
        <text:p text:style-name="P54">4</text:p>
        <text:p text:style-name="P16"><text:span text:style-name="T4">Das </text:span><text:a xlink:type="simple" xlink:href="http://scipy.org/" text:style-name="Internet_20_link" text:visited-style-name="Visited_20_Internet_20_Link"><text:span text:style-name="T14">SciPy-Projekt</text:span></text:a><text:span text:style-name="T4"> hat viele weitere Module für numerische Berechnungen.</text:span></text:p>
      </text:section>
      <text:section text:style-name="Sect1" text:name="zugriff-auf-das-internet">
        <text:h text:style-name="P71" text:outline-level="2"><text:bookmark text:name="tut-internet-access"/>10.7. Zugriff auf das Internet</text:h>
        <text:p text:style-name="P16"><text:span text:style-name="T4">Zum Zugriff auf das Internet und für die Arbeit mit Internetprotokollen stehen verschiedene Module bereit. Zwei der einfachsten sind </text:span><text:span text:style-name="Source_20_Text"><text:span text:style-name="T8">urllib.request</text:span></text:span><text:span text:style-name="T4"> zum Herunterladen von Daten über URLs und </text:span><text:span text:style-name="Source_20_Text"><text:span text:style-name="T8">smtplib</text:span></text:span><text:span text:style-name="T4"> zum Versand von E-Mails:</text:span></text:p>
        <text:p text:style-name="P50">&gt;&gt;&gt; from urllib.request import urlopen</text:p>
        <text:p text:style-name="P54">&gt;&gt;&gt; for line in urlopen('http://tycho.usno.navy.mil/cgi-bin/timer.pl'):</text:p>
        <text:p text:style-name="P54">... <text:s text:c="4"/>line = line.decode('utf-8') <text:s/># die binären Daten zu Text dekodieren</text:p>
        <text:p text:style-name="P54">... <text:s text:c="4"/>if 'EST' in line or 'EDT' in line: <text:s/># Nach Eastern Time suchen</text:p>
        <text:p text:style-name="P54">... <text:s text:c="8"/>print(line)</text:p>
        <text:p text:style-name="P57"/>
        <text:p text:style-name="P54">&lt;BR&gt;Nov. 25, 09:43:32 PM EST</text:p>
        <text:p text:style-name="P57"/>
        <text:p text:style-name="P54">&gt;&gt;&gt; import smtplib</text:p>
        <text:p text:style-name="P54">&gt;&gt;&gt; server = smtplib.SMTP('localhost')</text:p>
        <text:p text:style-name="P54">&gt;&gt;&gt; server.sendmail('soothsayer@example.org', 'jcaesar@example.org',</text:p>
        <text:p text:style-name="P54">... """To: jcaesar@example.org</text:p>
        <text:p text:style-name="P54">... From: soothsayer@example.org</text:p>
        <text:p text:style-name="P54">...</text:p>
        <text:p text:style-name="P54">... Nimm dich in Acht vor den Iden des März!</text:p>
        <text:p text:style-name="P54">... """)</text:p>
        <text:p text:style-name="P54">&gt;&gt;&gt; server.quit()</text:p>
        <text:p text:style-name="P16"><text:span text:style-name="T4">(Anmerkung: Das zweite Beispiel benötigt einen Mailserver auf </text:span><text:span text:style-name="Source_20_Text"><text:span text:style-name="T12">localhost</text:span></text:span><text:span text:style-name="T4">.)</text:span></text:p>
      </text:section>
      <text:section text:style-name="Sect1" text:name="datum-und-uhrzeit">
        <text:h text:style-name="P71" text:outline-level="2"><text:bookmark text:name="tut-dates-and-times"/>10.8. Datum und Uhrzeit</text:h>
        <text:p text:style-name="P16"><text:span text:style-name="T4">Das Modul </text:span><text:span text:style-name="Source_20_Text"><text:span text:style-name="T8">datetime</text:span></text:span><text:span text:style-name="T4"> stellt Klassen sowohl für einfache als auch kompliziertere Arbeiten mit Datum und Uhrzeit bereit. Während das Rechnen mit Datum und Uhrzeit zwar unterstützt wird, liegt das Hauptaugenmerk der Implementierung auf Attributzugriffen für </text:span><text:soft-page-break/><text:span text:style-name="T4">Ausgabeformatierung und -manipulation. Die Verwendung von Zeitzonen wird ebenfalls unterstützt.</text:span></text:p>
        <text:p text:style-name="P50">&gt;&gt;&gt; # Ein Datum lässt sich leicht aufbauen</text:p>
        <text:p text:style-name="P54">&gt;&gt;&gt; from datetime import date</text:p>
        <text:p text:style-name="P54">&gt;&gt;&gt; now = date.today()</text:p>
        <text:p text:style-name="P54">&gt;&gt;&gt; now</text:p>
        <text:p text:style-name="P54">datetime.date(2003, 12, 2)</text:p>
        <text:p text:style-name="P54">&gt;&gt;&gt; now.strftime("%m-%d-%y. %d %b %Y ist ein %A am %d. Tag des %B.")</text:p>
        <text:p text:style-name="P54">'12-02-03. 02 Dec 2003 ist ein Tuesday am 02. Tag des December.'</text:p>
        <text:p text:style-name="P57"/>
        <text:p text:style-name="P54">&gt;&gt;&gt; # Mit dem Datum lässt sich rechnen</text:p>
        <text:p text:style-name="P54">&gt;&gt;&gt; geburtstag = date(1964, 7, 31)</text:p>
        <text:p text:style-name="P54">&gt;&gt;&gt; alter = jetzt - geburtstag</text:p>
        <text:p text:style-name="P54">&gt;&gt;&gt; alter.days</text:p>
        <text:p text:style-name="P54">14368</text:p>
      </text:section>
      <text:section text:style-name="Sect1" text:name="datenkompression">
        <text:h text:style-name="P71" text:outline-level="2"><text:bookmark text:name="tut-data-compression"/>10.9. Datenkompression</text:h>
        <text:p text:style-name="P16"><text:span text:style-name="T4">Die üblichen Dateiformate zur Archivierung und Kompression werden direkt in eigenen Modulen unterstützt. Darunter: </text:span><text:span text:style-name="Source_20_Text"><text:span text:style-name="T8">zlib</text:span></text:span><text:span text:style-name="T4">, </text:span><text:span text:style-name="Source_20_Text"><text:span text:style-name="T8">gzip</text:span></text:span><text:span text:style-name="T4">, </text:span><text:span text:style-name="Source_20_Text"><text:span text:style-name="T8">bz2</text:span></text:span><text:span text:style-name="T4">, </text:span><text:span text:style-name="Source_20_Text"><text:span text:style-name="T8">zipfile</text:span></text:span><text:span text:style-name="T4"> und </text:span><text:span text:style-name="Source_20_Text"><text:span text:style-name="T8">tarfile</text:span></text:span><text:span text:style-name="T4">.</text:span></text:p>
        <text:p text:style-name="P50">&gt;&gt;&gt; import zlib</text:p>
        <text:p text:style-name="P54">&gt;&gt;&gt; s = b'Wenn Fliegen hinter Fliegen fliegen'</text:p>
        <text:p text:style-name="P54">&gt;&gt;&gt; len(s)</text:p>
        <text:p text:style-name="P54">35</text:p>
        <text:p text:style-name="P54">&gt;&gt;&gt; t = zlib.compress(s)</text:p>
        <text:p text:style-name="P54">&gt;&gt;&gt; len(t)</text:p>
        <text:p text:style-name="P54">31</text:p>
        <text:p text:style-name="P54">&gt;&gt;&gt; zlib.decompress(t)</text:p>
        <text:p text:style-name="P54">b'Wenn Fliegen hinter Fliegen fliegen'</text:p>
        <text:p text:style-name="P54">&gt;&gt;&gt; zlib.crc32(s)</text:p>
        <text:p text:style-name="P54">1048664767</text:p>
      </text:section>
      <text:section text:style-name="Sect1" text:name="performancemessung">
        <text:h text:style-name="P71" text:outline-level="2"><text:bookmark text:name="tut-performance-measurement"/>10.10. Performancemessung</text:h>
        <text:p text:style-name="P18">Viele Benutzer von Python interessieren sich sehr für die jeweiligen Geschwindigkeitsunterschiede verschiedener Lösungen für ein Problem. Python stellt hier ein Messinstrument zur Verfügung, mit dem diese Fragen beantwortet werden können.</text:p>
        <text:p text:style-name="P16"><text:span text:style-name="T4">Es könnte etwa verlockend sein, statt Argumente einfach gegeneinander auszutauschen, Tuple und ihr Verhalten beim </text:span><text:span text:style-name="Emphasis"><text:span text:style-name="T4">Packing</text:span></text:span><text:span text:style-name="T4">/</text:span><text:span text:style-name="Emphasis"><text:span text:style-name="T4">Unpacking</text:span></text:span><text:span text:style-name="T4"> zu verwenden. Das Modul </text:span><text:span text:style-name="Source_20_Text"><text:span text:style-name="T8">timeit</text:span></text:span><text:span text:style-name="T4"> zeigt schnell einen eher bescheidenen Geschwindigkeitsvorteil auf:</text:span></text:p>
        <text:p text:style-name="P50">&gt;&gt;&gt; from timeit import Timer</text:p>
        <text:p text:style-name="P54">&gt;&gt;&gt; Timer('t=a; a=b; b=t', 'a=1; b=2').timeit()</text:p>
        <text:p text:style-name="P54">0.57535828626024577</text:p>
        <text:p text:style-name="P54">&gt;&gt;&gt; Timer('a,b = b,a', 'a=1; b=2').timeit()</text:p>
        <text:p text:style-name="P54">0.54962537085770791</text:p>
        <text:p text:style-name="P16"><text:span text:style-name="T4">Die Zeitmessung mit </text:span><text:span text:style-name="Source_20_Text"><text:span text:style-name="T8">timeit</text:span></text:span><text:span text:style-name="T4"> bietet hohe Genauigkeit. Dahingegen lassen sich mit </text:span><text:span text:style-name="Source_20_Text"><text:span text:style-name="T8">profile</text:span></text:span><text:span text:style-name="T4"> und </text:span><text:span text:style-name="Source_20_Text"><text:span text:style-name="T8">pstats</text:span></text:span><text:span text:style-name="T4"> zeitkritische Bereiche in größeren Abschnitten von Programmcode auffinden.</text:span></text:p>
      </text:section>
      <text:section text:style-name="Sect1" text:name="qualitatskontrolle">
        <text:h text:style-name="P71" text:outline-level="2"><text:bookmark text:name="tut-quality-control"/><text:soft-page-break/>10.11. Qualitätskontrolle</text:h>
        <text:p text:style-name="P18">Ein Ansatz, um Software hoher Qualität zu entwickeln, ist es Tests für jede Funktion schreiben, die regelmäßig während des Entwicklungsprozesses ausgeführt werden.</text:p>
        <text:p text:style-name="P16"><text:span text:style-name="T4">Das Modul </text:span><text:span text:style-name="Source_20_Text"><text:span text:style-name="T8">doctest</text:span></text:span><text:span text:style-name="T4"> durchsucht ein Modul nach Tests in seinen Docstrings und führt diese aus. Das Erstellen eines Tests ist sehr einfach, dazu muss lediglich ein typischer Aufruf der Funktion samt seiner Rückgaben in den Docstring der Funktion kopiert werden. Dadurch wird gleichzeitig die Dokumentation verbessert, da Benutzer direkt ein Beispiel mitgeliefert bekommen. Darüber hinaus lässt sich so sicherstellen, dass Code und Dokumentation auch nach Änderungen noch übereinstimmen:</text:span></text:p>
        <text:p text:style-name="P50">def durchschnitt(values):</text:p>
        <text:p text:style-name="P56"><text:s text:c="4"/><text:span text:style-name="T1">"""Berechnet das arithmetische Mittel aus einer Liste von Zahlen</text:span></text:p>
        <text:p text:style-name="P57"/>
        <text:p text:style-name="P56"><text:s text:c="4"/><text:span text:style-name="T1">&gt;&gt;&gt; print(durchschnitt([20, 30, 70]))</text:span></text:p>
        <text:p text:style-name="P56"><text:s text:c="4"/><text:span text:style-name="T1">40.0</text:span></text:p>
        <text:p text:style-name="P56"><text:s text:c="4"/><text:span text:style-name="T1">"""</text:span></text:p>
        <text:p text:style-name="P56"><text:s text:c="4"/><text:span text:style-name="T1">return sum(values, 0.0) / len(values)</text:span></text:p>
        <text:p text:style-name="P57"/>
        <text:p text:style-name="P54">import doctest</text:p>
        <text:p text:style-name="P54">doctest.testmod() <text:s text:c="2"/># Führt den Test automatisch durch</text:p>
        <text:p text:style-name="P16"><text:span text:style-name="T4">Das Modul </text:span><text:span text:style-name="Source_20_Text"><text:span text:style-name="T8">unittest</text:span></text:span><text:span text:style-name="T4"> funktioniert nicht ganz so einfach, dafür lassen sich damit auch umfangreichere Tests erstellen, die dazu gedacht sind, in einer eigenen Datei verwaltet zu werden:</text:span></text:p>
        <text:p text:style-name="P50">import unittest</text:p>
        <text:p text:style-name="P57"/>
        <text:p text:style-name="P54">class TestStatisticalFunctions(unittest.TestCase):</text:p>
        <text:p text:style-name="P57"/>
        <text:p text:style-name="P56"><text:s text:c="4"/><text:span text:style-name="T1">def test_durchschnitt(self):</text:span></text:p>
        <text:p text:style-name="P56"><text:s text:c="8"/><text:span text:style-name="T1">self.assertEqual(durchschnitt([20, 30, 70]), 40.0)</text:span></text:p>
        <text:p text:style-name="P56"><text:s text:c="8"/><text:span text:style-name="T1">self.assertEqual(round(durchschnitt([1, 5, 7]), 1), 4.3)</text:span></text:p>
        <text:p text:style-name="P56"><text:s text:c="8"/><text:span text:style-name="T1">self.assertRaises(ZeroDivisionError, durchschnitt, [])</text:span></text:p>
        <text:p text:style-name="P56"><text:s text:c="8"/><text:span text:style-name="T1">self.assertRaises(TypeError, durchschnitt, 20, 30, 70)</text:span></text:p>
        <text:p text:style-name="P57"/>
        <text:p text:style-name="P54">unittest.main() # Calling from the command line invokes all tests</text:p>
      </text:section>
      <text:section text:style-name="Sect1" text:name="batteries-included">
        <text:h text:style-name="P71" text:outline-level="2"><text:bookmark text:name="tut-batteries-included"/>10.12. Batteries Included</text:h>
        <text:p text:style-name="P18">Bei Python folgt der Philosophie “Batteries Included”. Am besten lässt sich das an den komplexen und robusten Möglichkeiten seiner größeren Pakete sehen. Ein paar Beispiele:</text:p>
        <text:list xml:id="list524160277" text:style-name="L12">
          <text:list-item>
            <text:p text:style-name="P31"><text:span text:style-name="T4">Die Module </text:span><text:span text:style-name="Source_20_Text"><text:span text:style-name="T8">xmlrpc.client</text:span></text:span><text:span text:style-name="T4"> and </text:span><text:span text:style-name="Source_20_Text"><text:span text:style-name="T8">xmlrpc.server</text:span></text:span><text:span text:style-name="T4"> erleichtern Remote Procedure Calls (RPC) enorm. Trotz ihrer Namen ist allerdings keine direkte Kenntnis oder Handhabung von XML notwendig.</text:span></text:p>
          </text:list-item>
          <text:list-item>
            <text:p text:style-name="P31"><text:span text:style-name="T4">Das Modul </text:span><text:span text:style-name="Source_20_Text"><text:span text:style-name="T8">email</text:span></text:span><text:span text:style-name="T4"> ist eine Bibliothek zur Arbeit mit E-Mails, inklusive MIME und anderen RFC 2822-basierten Nachrichten. Anders als </text:span><text:span text:style-name="Source_20_Text"><text:span text:style-name="T8">smtplib</text:span></text:span><text:span text:style-name="T4"> und </text:span><text:span text:style-name="Source_20_Text"><text:span text:style-name="T8">poplib</text:span></text:span><text:span text:style-name="T4">, mit denen Nachrichten versandt und empfangen werden können, ist </text:span><text:span text:style-name="Source_20_Text"><text:span text:style-name="T8">email</text:span></text:span><text:span text:style-name="T4"> dafür zuständig, </text:span><text:soft-page-break/><text:span text:style-name="T4">komplizierte Nachrichten (einschließlich Anhänge) zu konstruieren oder zu analysieren. Weiterhin erleichtert es den Umgang mit im Internet verwendeten Encodings und den Headern.</text:span></text:p>
          </text:list-item>
          <text:list-item>
            <text:p text:style-name="P31"><text:span text:style-name="Source_20_Text"><text:span text:style-name="T8">xml.dom</text:span></text:span><text:span text:style-name="T4"> und </text:span><text:span text:style-name="Source_20_Text"><text:span text:style-name="T8">xml.sax</text:span></text:span><text:span text:style-name="T4"> halten eine robuste Unterstützung für dieses populäre Datenaustausch-Format bereit. Mit </text:span><text:span text:style-name="Source_20_Text"><text:span text:style-name="T8">csv</text:span></text:span><text:span text:style-name="T4"> lässt sich in ein allgemein gebräuchliches Datenbankformat schreiben und daraus lesen. Diese Module erleichtern den Austausch von Daten zwischen Python und anderen Werkzeugen enorm.</text:span></text:p>
          </text:list-item>
          <text:list-item>
            <text:p text:style-name="P31"><text:span text:style-name="T4">Zur Internationalisierung von Anwendungen stehen unter anderem die Module </text:span><text:span text:style-name="Source_20_Text"><text:span text:style-name="T8">gettext</text:span></text:span><text:span text:style-name="T4">, </text:span><text:span text:style-name="Source_20_Text"><text:span text:style-name="T8">locale</text:span></text:span><text:span text:style-name="T4"> und </text:span><text:span text:style-name="Source_20_Text"><text:span text:style-name="T8">codecs</text:span></text:span><text:span text:style-name="T4"> zur Verfügung.</text:span></text:p>
          </text:list-item>
        </text:list>
      </text:section>
      <text:h text:style-name="P46" text:outline-level="1">11. Eine kurze Einführung in die Standardbibliothek - Teil II</text:h>
      <text:p text:style-name="P18">Dieser zweite Teil der Tour beschäftigt sich mit Modulen für Fortgeschrittene. Diese Module sind selten in kleinen Skripten zu finden.</text:p>
      <text:section text:style-name="Sect1" text:name="ausgabeformatierung">
        <text:h text:style-name="P71" text:outline-level="2"><text:bookmark text:name="tut-output-formatting"/>11.1. Ausgabeformatierung</text:h>
        <text:p text:style-name="P16"><text:span text:style-name="T4">Das Modul </text:span><text:span text:style-name="Source_20_Text"><text:span text:style-name="T8">reprlib</text:span></text:span><text:span text:style-name="T4"> stellt eine Variante von </text:span><text:span text:style-name="Source_20_Text"><text:span text:style-name="T8">repr()</text:span></text:span><text:span text:style-name="T4"> zur Verfügung, die für die verkürzte Anzeige von großen oder tief verschachtelten Containern ausgelegt ist:</text:span></text:p>
        <text:p text:style-name="P50">&gt;&gt;&gt; import reprlib</text:p>
        <text:p text:style-name="P54">&gt;&gt;&gt; reprlib.repr(set('supercalifragilisticexpialidocious'))</text:p>
        <text:p text:style-name="P54">"set(['a', 'c', 'd', 'e', 'f', 'g', ...])"</text:p>
        <text:p text:style-name="P16"><text:span text:style-name="T4">Das Modul </text:span><text:span text:style-name="Source_20_Text"><text:span text:style-name="T8">pprint</text:span></text:span><text:span text:style-name="T4"> bietet ausgefeiltere Kontrollmöglichkeiten für die Ausgabe von eingebauten und benutzerdefinierten Objekten, so dass diese im Interpreter gelesen werden können. Falls das Ergebnis länger als eine Zeile ist, fügt der “pretty printer” Zeilenumbrüche und Einrückungen hinzu, um die Datenstruktur klarer zu zeigen:</text:span></text:p>
        <text:p text:style-name="P50">&gt;&gt;&gt; import pprint</text:p>
        <text:p text:style-name="P54">&gt;&gt;&gt; t = [[[['schwarz', 'cyan'], 'weiß', ['grün', 'rot']], [['magenta',</text:p>
        <text:p text:style-name="P54">... <text:s text:c="4"/>'gelb'], 'blau']]]</text:p>
        <text:p text:style-name="P54">...</text:p>
        <text:p text:style-name="P54">&gt;&gt;&gt; pprint.pprint(t, width=30)</text:p>
        <text:p text:style-name="P54">[[[['schwarz', 'cyan'],</text:p>
        <text:p text:style-name="P56"><text:s text:c="3"/><text:span text:style-name="T1">'weiß',</text:span></text:p>
        <text:p text:style-name="P56"><text:s text:c="3"/><text:span text:style-name="T1">['grün', 'rot']],</text:span></text:p>
        <text:p text:style-name="P56"><text:s text:c="2"/><text:span text:style-name="T1">[['magenta', 'gelb'],</text:span></text:p>
        <text:p text:style-name="P56"><text:s text:c="3"/><text:span text:style-name="T1">'blau']]]</text:span></text:p>
        <text:p text:style-name="P16"><text:span text:style-name="T4">Das Modul </text:span><text:span text:style-name="Source_20_Text"><text:span text:style-name="T8">textwrap</text:span></text:span><text:span text:style-name="T4"> formatiert Textabsätze so, dass sie einer vorgegebenen Bildschirmbreite entsprechen:</text:span></text:p>
        <text:p text:style-name="P50">&gt;&gt;&gt; import textwrap</text:p>
        <text:p text:style-name="P54">&gt;&gt;&gt; doc = """Die Methode wrap() verhält sich wie fill(), außer dass sie</text:p>
        <text:p text:style-name="P54">... anstatt einer einzigen großen Zeichenkette mit Zeilenumbrüchen, eine</text:p>
        <text:p text:style-name="P54"><text:soft-page-break/>... Liste aus Zeichenketten zurückgibt um die umgebrochenen Zeilen</text:p>
        <text:p text:style-name="P54">... voneinander zu trennen."""</text:p>
        <text:p text:style-name="P54">...</text:p>
        <text:p text:style-name="P54">&gt;&gt;&gt; print(textwrap.fill(doc, width=40))</text:p>
        <text:p text:style-name="P54">Die Methode wrap() verhält sich wie</text:p>
        <text:p text:style-name="P54">fill(), außer dass sie anstatt einer</text:p>
        <text:p text:style-name="P54">einzigen großen Zeichenkette mit</text:p>
        <text:p text:style-name="P54">Zeilenumbrüchen, eine Liste aus</text:p>
        <text:p text:style-name="P54">Zeichenketten zurückgibt um die</text:p>
        <text:p text:style-name="P54">umgebrochenen Zeilen voneinander zu</text:p>
        <text:p text:style-name="P54">trennen.</text:p>
        <text:p text:style-name="P16"><text:span text:style-name="T4">Das Modul </text:span><text:span text:style-name="Source_20_Text"><text:span text:style-name="T8">locale</text:span></text:span><text:span text:style-name="T4"> greift auf eine Datenbank mit länderspezifischen Datenformaten zu. Das grouping-Attribut der format-Funktion von locale bietet eine einfache Möglichkeit um Zahlen mit Tausendertrennzeichen zu formatieren:</text:span></text:p>
        <text:p text:style-name="P50">&gt;&gt;&gt; import locale</text:p>
        <text:p text:style-name="P54">&gt;&gt;&gt; locale.setlocale(locale.LC_ALL, 'de_DE.UTF-8')</text:p>
        <text:p text:style-name="P54">'de_DE.UTF-8'</text:p>
        <text:p text:style-name="P54">&gt;&gt;&gt; conv = locale.localeconv() <text:s text:c="9"/># die Zeichenkonventionen holen</text:p>
        <text:p text:style-name="P54">&gt;&gt;&gt; x = 1234567.8</text:p>
        <text:p text:style-name="P54">&gt;&gt;&gt; locale.format("%d", x, grouping=True)</text:p>
        <text:p text:style-name="P54">'1.234.567'</text:p>
        <text:p text:style-name="P54">&gt;&gt;&gt; locale.format_string("%s%.*f", (conv['currency_symbol'],</text:p>
        <text:p text:style-name="P54">... <text:s text:c="14"/>conv['frac_digits'], x), grouping=True)</text:p>
        <text:p text:style-name="P54">'€1.234.567,80'</text:p>
      </text:section>
      <text:section text:style-name="Sect1" text:name="templating">
        <text:h text:style-name="P71" text:outline-level="2"><text:bookmark text:name="tut-templating"/>11.2. Templating</text:h>
        <text:p text:style-name="P16"><text:span text:style-name="T4">Das Modul </text:span><text:span text:style-name="Source_20_Text"><text:span text:style-name="T8">string</text:span></text:span><text:span text:style-name="T4"> enthält die vielseitige Klasse </text:span><text:span text:style-name="Source_20_Text"><text:span text:style-name="T8">Template</text:span></text:span><text:span text:style-name="T4">, die wegen ihrer vereinfachten Syntax zum verändern durch Endbenutzer geeignet ist. Das ermöglicht Anwendern ihre Anwendung anzupassen, ohne die Anwendung zu verändern.</text:span></text:p>
        <text:p text:style-name="P16"><text:span text:style-name="T4">Das Format benutzt Platzhalter, die aus </text:span><text:span text:style-name="Source_20_Text"><text:span text:style-name="T12">$</text:span></text:span><text:span text:style-name="T4"> und einem gültigen Python-Bezeichner (alphanumerische Zeichen und Unterstriche) bestehen. Umgibt man einen Platzhalter mit geschweiften Klammern, können andere alphanumerische Zeichen ohne Leerzeichen dazwischen folgen. Schreibt man </text:span><text:span text:style-name="Source_20_Text"><text:span text:style-name="T12">$$</text:span></text:span><text:span text:style-name="T4">, erzeugt man ein einzelnes escaptes </text:span><text:span text:style-name="Source_20_Text"><text:span text:style-name="T12">$</text:span></text:span><text:span text:style-name="T4">:</text:span></text:p>
        <text:p text:style-name="P50">&gt;&gt;&gt; from string import Template</text:p>
        <text:p text:style-name="P54">&gt;&gt;&gt; t = Template('Die Bürger von ${village} schicken 10 € für $cause.')</text:p>
        <text:p text:style-name="P54">&gt;&gt;&gt; t.substitute(village='Hannover', cause='den Grabenfond')</text:p>
        <text:p text:style-name="P54">'Die Bürger von Hannover schicken 10 € für den Grabenfond.'</text:p>
        <text:p text:style-name="P16"><text:span text:style-name="T4">Die Methode </text:span><text:span text:style-name="Source_20_Text"><text:span text:style-name="T8">substitute()</text:span></text:span><text:span text:style-name="T4"> verursacht einen </text:span><text:span text:style-name="Source_20_Text"><text:span text:style-name="T8">KeyError</text:span></text:span><text:span text:style-name="T4">, wenn ein Platzhalter nicht von einem Dictionary oder einem Schlüsselwortargument bereitgestellt wird. Bei Serienbrief-artigen Anwendungen können die vom Benutzer bereitgestellten Daten lückenhaft sein und die Methode </text:span><text:span text:style-name="Source_20_Text"><text:span text:style-name="T8">safe_substitute()</text:span></text:span><text:span text:style-name="T4"> ist hier deshalb passender — sie lässt Platzhalter unverändert, wenn Daten fehlen:</text:span></text:p>
        <text:p text:style-name="P50">&gt;&gt;&gt; t = Template('Bringe $item $owner zurück.')</text:p>
        <text:p text:style-name="P54">&gt;&gt;&gt; d = dict(item='die unbeladene Schwalbe')</text:p>
        <text:p text:style-name="P54">&gt;&gt;&gt; t.substitute(d)</text:p>
        <text:p text:style-name="P54">Traceback (most recent call last):</text:p>
        <text:p text:style-name="P56"><text:s text:c="2"/><text:span text:style-name="T1">. . .</text:span></text:p>
        <text:p text:style-name="P54">KeyError: 'owner'</text:p>
        <text:p text:style-name="P54">&gt;&gt;&gt; t.safe_substitute(d)</text:p>
        <text:p text:style-name="P54">'Bringe die unbeladene Schwalbe $owner zurück.'</text:p>
        <text:p text:style-name="P18"><text:soft-page-break/>Unterklassen von Template können einen eigenen Begrenzer angeben. Zum Beispiel könnte ein Umbenennungswerkzeug für einen Fotobrowser das Prozentzeichen als Platzhalter für das aktuelle Datum, die Fotonummer oder das Dateiformat auswählen:</text:p>
        <text:p text:style-name="P50">&gt;&gt;&gt; import time, os.path</text:p>
        <text:p text:style-name="P54">&gt;&gt;&gt; photofiles = ['img_1074.jpg', 'img_1076.jpg', 'img_1077.jpg']</text:p>
        <text:p text:style-name="P54">&gt;&gt;&gt; class BatchRename(Template):</text:p>
        <text:p text:style-name="P54">... <text:s text:c="4"/>delimiter = '%'</text:p>
        <text:p text:style-name="P54">&gt;&gt;&gt; fmt = input('Umbenennungsschema (%d-Datum %n-Nummer %f-Format): <text:s/>')</text:p>
        <text:p text:style-name="P54">Umbenennungsschema (%d-Datum %n-Nummer %f-Format): <text:s/>Ashley_%n%f</text:p>
        <text:p text:style-name="P57"/>
        <text:p text:style-name="P54">&gt;&gt;&gt; t = BatchRename(fmt)</text:p>
        <text:p text:style-name="P54">&gt;&gt;&gt; date = time.strftime('%d%b%y')</text:p>
        <text:p text:style-name="P54">&gt;&gt;&gt; for i, filename in enumerate(photofiles):</text:p>
        <text:p text:style-name="P54">... <text:s text:c="4"/>base, ext = os.path.splitext(filename)</text:p>
        <text:p text:style-name="P54">... <text:s text:c="4"/>newname = t.substitute(d=date, n=i, f=ext)</text:p>
        <text:p text:style-name="P54">... <text:s text:c="4"/>print('{0} --&gt; {1}'.format(filename, newname))</text:p>
        <text:p text:style-name="P57"/>
        <text:p text:style-name="P54">img_1074.jpg --&gt; Ashley_0.jpg</text:p>
        <text:p text:style-name="P54">img_1076.jpg --&gt; Ashley_1.jpg</text:p>
        <text:p text:style-name="P54">img_1077.jpg --&gt; Ashley_2.jpg</text:p>
        <text:p text:style-name="P18">Eine andere Anwendungsmöglichkeit für Templates ist die Trennung von Programmlogik und den Details der Ausgabeformate. Dies ermöglicht es eigene Vorlagen für XML-Dateien, Klartextberichte und HTML Web-Berichte zu ersetzen.</text:p>
      </text:section>
      <text:section text:style-name="Sect1" text:name="arbeit-mit-strukturierten-binaren-daten">
        <text:h text:style-name="P71" text:outline-level="2"><text:bookmark text:name="tut-binary-formats"/>11.3. Arbeit mit strukturierten binären Daten</text:h>
        <text:p text:style-name="P16"><text:span text:style-name="T4">Das Modul </text:span><text:span text:style-name="Source_20_Text"><text:span text:style-name="T8">struct</text:span></text:span><text:span text:style-name="T4"> stellt die Funktionen </text:span><text:span text:style-name="Source_20_Text"><text:span text:style-name="T8">pack()</text:span></text:span><text:span text:style-name="T4"> und </text:span><text:span text:style-name="Source_20_Text"><text:span text:style-name="T8">unpack()</text:span></text:span><text:span text:style-name="T4"> bereit, mit denen strukturierte binäre Daten verarbeitet werden können. Das folgende Beispiel zeigt, wie die Headerinformationen aus einem ZIP-Archiv ausgelesen werden, ohne das </text:span><text:span text:style-name="Source_20_Text"><text:span text:style-name="T8">zipfile</text:span></text:span><text:span text:style-name="T4">-Modul zu benutzen. Die Pack Codes </text:span><text:span text:style-name="Source_20_Text"><text:span text:style-name="T12">"H"</text:span></text:span><text:span text:style-name="T4"> und </text:span><text:span text:style-name="Source_20_Text"><text:span text:style-name="T12">"I"</text:span></text:span><text:span text:style-name="T4"> stellen zwei Byte respektive vier Byte lange unsigned Integers dar. Das Zeichen </text:span><text:span text:style-name="Source_20_Text"><text:span text:style-name="T12">"&lt;"</text:span></text:span><text:span text:style-name="T4"> bedeutet, dass damit Standardgrößen gemeint sind und in der “Little Endian”-Bytereihenfolge vorliegen:</text:span></text:p>
        <text:p text:style-name="P50">import struct</text:p>
        <text:p text:style-name="P57"/>
        <text:p text:style-name="P54">with open('myfile.zip', 'rb') as f:</text:p>
        <text:p text:style-name="P56"><text:s text:c="4"/><text:span text:style-name="T1">data = f.read()</text:span></text:p>
        <text:p text:style-name="P57"/>
        <text:p text:style-name="P54">start = 0</text:p>
        <text:p text:style-name="P54">for i in range(3): <text:s text:c="21"/># zeige die ersten 3 Dateiheader</text:p>
        <text:p text:style-name="P56"><text:s text:c="4"/><text:span text:style-name="T1">start += 14</text:span></text:p>
        <text:p text:style-name="P56"><text:s text:c="4"/><text:span text:style-name="T1">fields = struct.unpack('&lt;IIIHH', data[start:start+16])</text:span></text:p>
        <text:p text:style-name="P56"><text:s text:c="4"/><text:span text:style-name="T1">crc32, comp_size, uncomp_size, filenamesize, extra_size = fields</text:span></text:p>
        <text:p text:style-name="P57"/>
        <text:p text:style-name="P56"><text:s text:c="4"/><text:span text:style-name="T1">start += 16</text:span></text:p>
        <text:p text:style-name="P56"><text:s text:c="4"/><text:span text:style-name="T1">filename = data[start:start+filenamesize]</text:span></text:p>
        <text:p text:style-name="P56"><text:s text:c="4"/><text:span text:style-name="T1">start += filenamesize</text:span></text:p>
        <text:p text:style-name="P56"><text:s text:c="4"/><text:span text:style-name="T1">extra = data[start:start+extra_size]</text:span></text:p>
        <text:p text:style-name="P56"><text:s text:c="4"/><text:span text:style-name="T1">print(filename, hex(crc32), comp_size, uncomp_size)</text:span></text:p>
        <text:p text:style-name="P57"/>
        <text:p text:style-name="P56"><text:s text:c="4"/><text:span text:style-name="T1">start += extra_size + comp_size <text:s text:c="4"/># skip to the next header</text:span></text:p>
      </text:section>
      <text:section text:style-name="Sect1" text:name="multi-threading">
        <text:h text:style-name="P71" text:outline-level="2"><text:bookmark text:name="tut-multi-threading"/><text:soft-page-break/>11.4. Multi-threading</text:h>
        <text:p text:style-name="P18">Threading ist eine Methode, um nicht unmittelbar voneinander abhängige Prozesse abzukoppeln. Threads können benutzt werden, um zu verhindern, dass Programme, die während Berechnungen Benutzereingaben akzeptieren, “hängen”. Ein ähnlicher Verwendungzweck ist es, einen Thread für I/O und einen anderen für Berechnungen zu benutzen.</text:p>
        <text:p text:style-name="P16"><text:span text:style-name="T4">Dieser Code zeigt wie das </text:span><text:span text:style-name="Source_20_Text"><text:span text:style-name="T8">threading</text:span></text:span><text:span text:style-name="T4"> Modul benutzt werden kann um Prozesse im Hintergrund ablaufen zu lassen, während das Hauptprogramm parallel dazu weiterläuft:</text:span></text:p>
        <text:p text:style-name="P50">import threading, zipfile</text:p>
        <text:p text:style-name="P57"/>
        <text:p text:style-name="P54">class AsyncZip(threading.Thread):</text:p>
        <text:p text:style-name="P56"><text:s text:c="4"/><text:span text:style-name="T1">def __init__(self, infile, outfile):</text:span></text:p>
        <text:p text:style-name="P56"><text:s text:c="8"/><text:span text:style-name="T1">threading.Thread.__init__(self)</text:span></text:p>
        <text:p text:style-name="P56"><text:s text:c="8"/><text:span text:style-name="T1">self.infile = infile</text:span></text:p>
        <text:p text:style-name="P56"><text:s text:c="8"/><text:span text:style-name="T1">self.outfile = outfile</text:span></text:p>
        <text:p text:style-name="P56"><text:s text:c="4"/><text:span text:style-name="T1">def run(self):</text:span></text:p>
        <text:p text:style-name="P56"><text:s text:c="8"/><text:span text:style-name="T1">f = zipfile.ZipFile(self.outfile, 'w', zipfile.ZIP_DEFLATED)</text:span></text:p>
        <text:p text:style-name="P56"><text:s text:c="8"/><text:span text:style-name="T1">f.write(self.infile)</text:span></text:p>
        <text:p text:style-name="P56"><text:s text:c="8"/><text:span text:style-name="T1">f.close()</text:span></text:p>
        <text:p text:style-name="P56"><text:s text:c="8"/><text:span text:style-name="T1">print('Zippen im Hintergrund abgeschlossen:', self.infile)</text:span></text:p>
        <text:p text:style-name="P57"/>
        <text:p text:style-name="P54">background = AsyncZip('mydata.txt', 'myarchive.zip')</text:p>
        <text:p text:style-name="P54">background.start()</text:p>
        <text:p text:style-name="P54">print('Das Hauptprogramm läuft inzwischen weiter.')</text:p>
        <text:p text:style-name="P57"/>
        <text:p text:style-name="P54">background.join() <text:s text:c="3"/># Warten bis sich der Thread beendet.</text:p>
        <text:p text:style-name="P54">print('Das Hauptprogramm hat auf die Beendigung des Hintergrund-Prozesses</text:p>
        <text:p text:style-name="P56"><text:s text:c="6"/><text:span text:style-name="T1">gewartet.')</text:span></text:p>
        <text:p text:style-name="P18">Das Hauptproblem von Programmen mit mehreren Threads ist die Koordination der Zugriffe auf gemeinsame Daten oder andere Ressourcen. Dafür bietet das threading Modul einige Synchronisationsmethoden wie Locks, Events, Condition Variables und Semaphoren an.</text:p>
        <text:p text:style-name="P16"><text:span text:style-name="T4">Der beste Weg ist es aber, allen Zugriff auf Ressourcen in einem Thread zu koordinieren. Das </text:span><text:span text:style-name="Source_20_Text"><text:span text:style-name="T8">queue</text:span></text:span><text:span text:style-name="T4"> Modul wird benutzt, um die Anfragen von den anderen Threads in dieses zu bekommen. Programme die </text:span><text:span text:style-name="Source_20_Text"><text:span text:style-name="T8">Queue</text:span></text:span><text:span text:style-name="T4"> Objekte als Kommunikation zwischen ihren Threads nutzen sind einfacher zu entwickeln, lesbarer und stabiler.</text:span></text:p>
      </text:section>
      <text:section text:style-name="Sect1" text:name="logging">
        <text:h text:style-name="P71" text:outline-level="2"><text:bookmark text:name="tut-logging"/>11.5. Logging</text:h>
        <text:p text:style-name="P16"><text:span text:style-name="T4">Das Modul </text:span><text:span text:style-name="Source_20_Text"><text:span text:style-name="T8">logging</text:span></text:span><text:span text:style-name="T4"> ermöglicht ein ausführliches und flexibles Erstellen von Logfiles. Im einfachsten Fall werden Logs in eine Datei geschrieben oder an </text:span><text:span text:style-name="Source_20_Text"><text:span text:style-name="T12">sys.stderr</text:span></text:span><text:span text:style-name="T4"> geschickt:</text:span></text:p>
        <text:p text:style-name="P50">import logging</text:p>
        <text:p text:style-name="P54">logging.debug('Debugging Information')</text:p>
        <text:p text:style-name="P54">logging.info('Information')</text:p>
        <text:p text:style-name="P54">logging.warning('Warnung:Datei %s nicht gefunden', 'server.conf')</text:p>
        <text:p text:style-name="P54">logging.error('Fehler')</text:p>
        <text:p text:style-name="P54">logging.critical('Kritischer Fehler!')</text:p>
        <text:p text:style-name="P16"><text:soft-page-break/><text:span text:style-name="T4">Die Ausgabe von Meldungen der Stufen </text:span><text:span text:style-name="Emphasis"><text:span text:style-name="T4">info</text:span></text:span><text:span text:style-name="T4"> und </text:span><text:span text:style-name="Emphasis"><text:span text:style-name="T4">debug</text:span></text:span><text:span text:style-name="T4"> wird standardmäßig unterdrückt; übrige Meldungen werden an </text:span><text:span text:style-name="Source_20_Text"><text:span text:style-name="T12">sys.stderr</text:span></text:span><text:span text:style-name="T4"> geschickt. Darüber hinaus können Meldungen auch per E-Mail, über Datenpakete (UDP), Sockets (TCP) oder an einen HTTP-Server ausgeliefert werden. Filter können weiterhin entscheiden, worüber Meldungen ausgegeben werden - je nach Priorität: </text:span><text:span text:style-name="Source_20_Text"><text:span text:style-name="T8">DEBUG</text:span></text:span><text:span text:style-name="T4">,</text:span><text:span text:style-name="Source_20_Text"><text:span text:style-name="T8">INFO</text:span></text:span><text:span text:style-name="T4">, </text:span><text:span text:style-name="Source_20_Text"><text:span text:style-name="T8">WARNING</text:span></text:span><text:span text:style-name="T4">, </text:span><text:span text:style-name="Source_20_Text"><text:span text:style-name="T8">ERROR</text:span></text:span><text:span text:style-name="T4"> und </text:span><text:span text:style-name="Source_20_Text"><text:span text:style-name="T8">CRITICAL</text:span></text:span><text:span text:style-name="T4">.</text:span></text:p>
        <text:p text:style-name="P18">Das Logging-system kann entweder direkt mittels Python konfiguriert werden oder seine Konfiguration aus einer vom Benutzer definierbaren Konfigurationsdatei lesen, ohne dass dabei das Programm selbst geändert werden muss.</text:p>
      </text:section>
      <text:section text:style-name="Sect1" text:name="weak-references">
        <text:h text:style-name="P71" text:outline-level="2"><text:bookmark text:name="tut-weak-references"/>11.6. Weak References</text:h>
        <text:p text:style-name="P16"><text:span text:style-name="T4">Python bietet automatische Speicherverwaltung (Zählen von Referenzen für die meisten Objekte und </text:span><text:a xlink:type="simple" xlink:href="https://py-tutorial-de.readthedocs.io/de/python-3.3/glossary.html#term-garbage-collection" text:style-name="Internet_20_link" text:visited-style-name="Visited_20_Internet_20_Link"><text:span text:style-name="T14">garbage collection</text:span></text:a><text:span text:style-name="T4">). Der Speicher wird kurz nachdem die letzte Referenz auf ein Objekt aufgelöst worden ist freigegeben.</text:span></text:p>
        <text:p text:style-name="P16"><text:span text:style-name="T4">Für die meisten Anwendungen funktioniert dieser Ansatz gut, gelegentlich kann es allerdings auch nötig werden, Objekte nur so lange vorzuhalten, wie sie an anderer Stelle noch verwendet werden. Das allein führt allerdings bereits dazu, dass eine Referenz auf das Objekt erstellt wird, die es permanent macht. Mit dem Modul </text:span><text:span text:style-name="Source_20_Text"><text:span text:style-name="T8">weakref</text:span></text:span><text:span text:style-name="T4"> können Objekte vorgehalten werden, ohne eine Referenz zu erstellen. Wird das Objekt nicht länger gebraucht, wird es automatisch aus einer Tabelle mit so genannten </text:span><text:span text:style-name="Emphasis"><text:span text:style-name="T4">schwachen Referenzen</text:span></text:span><text:span text:style-name="T4"> gelöscht und eine Rückruf-Funktion für </text:span><text:span text:style-name="Emphasis"><text:span text:style-name="T4">weakref</text:span></text:span><text:span text:style-name="T4">-Objekte wird aufgerufen. Dieser Mechanismus wird etwa verwendet, um Objekte zwischenzuspeichern, deren Erstellung besonders aufwändig ist:</text:span></text:p>
        <text:p text:style-name="P50">&gt;&gt;&gt; import weakref, gc</text:p>
        <text:p text:style-name="P54">&gt;&gt;&gt; class A:</text:p>
        <text:p text:style-name="P54">... <text:s text:c="4"/>def __init__(self, value):</text:p>
        <text:p text:style-name="P54">... <text:s text:c="12"/>self.value = value</text:p>
        <text:p text:style-name="P54">... <text:s text:c="4"/>def __repr__(self):</text:p>
        <text:p text:style-name="P54">... <text:s text:c="12"/>return str(self.value)</text:p>
        <text:p text:style-name="P54">...</text:p>
        <text:p text:style-name="P54">&gt;&gt;&gt; a = A(10) <text:s text:c="18"/># Eine Referenz erstellen</text:p>
        <text:p text:style-name="P54">&gt;&gt;&gt; d = weakref.WeakValueDictionary()</text:p>
        <text:p text:style-name="P54">&gt;&gt;&gt; d['primary'] = a <text:s text:c="11"/># Erstellt keine Referenz</text:p>
        <text:p text:style-name="P54">&gt;&gt;&gt; d['primary'] <text:s text:c="15"/># Klappt, falls Objekt noch vorhanden</text:p>
        <text:p text:style-name="P54">10</text:p>
        <text:p text:style-name="P54">&gt;&gt;&gt; del a <text:s text:c="22"/># Einzige Referenz löschen</text:p>
        <text:p text:style-name="P54">&gt;&gt;&gt; gc.collect() <text:s text:c="15"/># Garbage collector aufrufen</text:p>
        <text:p text:style-name="P54">0</text:p>
        <text:p text:style-name="P54">&gt;&gt;&gt; d['primary'] <text:s text:c="15"/># Eintrag wurde automatisch gelöscht</text:p>
        <text:p text:style-name="P54">Traceback (most recent call last):</text:p>
        <text:p text:style-name="P56"><text:s text:c="2"/><text:span text:style-name="T1">File "&lt;stdin&gt;", line 1, in &lt;module&gt;</text:span></text:p>
        <text:p text:style-name="P56"><text:s text:c="4"/><text:span text:style-name="T1">d['primary'] <text:s text:c="15"/># Eintrag wurde automatisch gelöscht</text:span></text:p>
        <text:p text:style-name="P56"><text:s text:c="2"/><text:span text:style-name="T1">File "C:/python33/lib/weakref.py", line 46, in __getitem__</text:span></text:p>
        <text:p text:style-name="P56"><text:s text:c="4"/><text:span text:style-name="T1">o = self.data[key]()</text:span></text:p>
        <text:p text:style-name="P54">KeyError: 'primary'</text:p>
      </text:section>
      <text:section text:style-name="Sect1" text:name="werkzeuge-zum-arbeiten-mit-listen">
        <text:h text:style-name="P71" text:outline-level="2"><text:bookmark text:name="tut-list-tools"/><text:soft-page-break/>11.7. Werkzeuge zum Arbeiten mit Listen</text:h>
        <text:p text:style-name="P18">Viele Datenstrukturen können mit dem eingebauten Listentyp dargestellt werden. Jedoch gibt es manchmal Bedarf für eine alternative Implementierung mit anderen Abstrichen was Leistung angeht.</text:p>
        <text:p text:style-name="P16"><text:span text:style-name="T4">Das Modul </text:span><text:span text:style-name="Source_20_Text"><text:span text:style-name="T8">array</text:span></text:span><text:span text:style-name="T4"> stellt die Klasse </text:span><text:span text:style-name="Source_20_Text"><text:span text:style-name="T8">array</text:span></text:span><text:span text:style-name="T4"> bereit, die sich wie eine Liste verhält, jedoch nur homogene Daten aufnimmt und diese kompakter speichert. Das folgende Beispiel zeigt ein </text:span><text:span text:style-name="Source_20_Text"><text:span text:style-name="T12">array</text:span></text:span><text:span text:style-name="T4">von Nummern, die als vorzeichenlose binäre Nummern der Länge 2 Byte (Typcode </text:span><text:span text:style-name="Source_20_Text"><text:span text:style-name="T12">"H"</text:span></text:span><text:span text:style-name="T4">) gespeichert werden, anstatt der bei Listen üblichen 16 Byte pro Python-Ganzzahlobjekt:</text:span></text:p>
        <text:p text:style-name="P50">&gt;&gt;&gt; from array import array</text:p>
        <text:p text:style-name="P54">&gt;&gt;&gt; a = array('H', [4000, 10, 700, 22222])</text:p>
        <text:p text:style-name="P54">&gt;&gt;&gt; sum(a)</text:p>
        <text:p text:style-name="P54">26932</text:p>
        <text:p text:style-name="P54">&gt;&gt;&gt; a[1:3]</text:p>
        <text:p text:style-name="P54">array('H', [10, 700])</text:p>
        <text:p text:style-name="P16"><text:span text:style-name="T4">Das Modul </text:span><text:span text:style-name="Source_20_Text"><text:span text:style-name="T8">collections</text:span></text:span><text:span text:style-name="T4"> stellt die Klasse </text:span><text:span text:style-name="Source_20_Text"><text:span text:style-name="T8">deque</text:span></text:span><text:span text:style-name="T4"> bereit, das sich wie eine Liste verhält, aber an das schneller angehängt und schneller Werte von der linken Seite “gepopt” werden können, jedoch langsamer Werte in der Mitte nachschlägt. Sie ist gut dazu geeignet Schlangen (Queues) und Baumsuchen, die zuerst in der Breite suchen (breadth first tree searches):</text:span></text:p>
        <text:p text:style-name="P50">&gt;&gt;&gt; from collections import deque</text:p>
        <text:p text:style-name="P54">&gt;&gt;&gt; d = deque(["task1", "task2", "task3"])</text:p>
        <text:p text:style-name="P54">&gt;&gt;&gt; d.append("task4")</text:p>
        <text:p text:style-name="P54">&gt;&gt;&gt; print("Handling", d.popleft())</text:p>
        <text:p text:style-name="P54">Handling task1</text:p>
        <text:p text:style-name="P57"/>
        <text:p text:style-name="P54">unsearched = deque([starting_node])</text:p>
        <text:p text:style-name="P54">def breadth_first_search(unsearched):</text:p>
        <text:p text:style-name="P56"><text:s text:c="3"/><text:span text:style-name="T1">node = unsearched.popleft()</text:span></text:p>
        <text:p text:style-name="P56"><text:s text:c="3"/><text:span text:style-name="T1">for m in gen_moves(node):</text:span></text:p>
        <text:p text:style-name="P56"><text:s text:c="7"/><text:span text:style-name="T1">if is_goal(m):</text:span></text:p>
        <text:p text:style-name="P56"><text:s text:c="11"/><text:span text:style-name="T1">return m</text:span></text:p>
        <text:p text:style-name="P56"><text:s text:c="7"/><text:span text:style-name="T1">unsearched.append(m)</text:span></text:p>
        <text:p text:style-name="P16"><text:span text:style-name="T4">Zusätzlich zu alternativen Implementierungen von Listen bietet die Bibliothek auch andere Werkzeuge wie das </text:span><text:span text:style-name="Source_20_Text"><text:span text:style-name="T8">bisect</text:span></text:span><text:span text:style-name="T4">-Modul an, das Funktionen zum verändern von sortierten Listen enthält:</text:span></text:p>
        <text:p text:style-name="P50">&gt;&gt;&gt; import bisect</text:p>
        <text:p text:style-name="P54">&gt;&gt;&gt; scores = [(100, 'perl'), (200, 'tcl'), (400, 'lua'), (500, 'python')]</text:p>
        <text:p text:style-name="P54">&gt;&gt;&gt; bisect.insort(scores, (300, 'ruby'))</text:p>
        <text:p text:style-name="P54">&gt;&gt;&gt; scores</text:p>
        <text:p text:style-name="P54">[(100, 'perl'), (200, 'tcl'), (300, 'ruby'), (400, 'lua'), (500, 'python')]</text:p>
        <text:p text:style-name="P16"><text:span text:style-name="T4">Das </text:span><text:span text:style-name="Source_20_Text"><text:span text:style-name="T8">heapq</text:span></text:span><text:span text:style-name="T4">-Modul stellt Funktionen bereit, um Heaps auf der Basis von normalen Listen zu implementieren. Der niedrigste Wert wird immer an der Position Null gehalten. Das ist nützlich für Anwendungen, die wiederholt auf das kleinste Element zugreifen, aber nicht die komplette Liste sortieren wollen:</text:span></text:p>
        <text:p text:style-name="P50"><text:soft-page-break/>&gt;&gt;&gt; from heapq import heapify, heappop, heappush</text:p>
        <text:p text:style-name="P54">&gt;&gt;&gt; data = [1, 3, 5, 7, 9, 2, 4, 6, 8, 0]</text:p>
        <text:p text:style-name="P54">&gt;&gt;&gt; heapify(data) <text:s text:c="21"/># in Heapreihenfolge neu ordnen</text:p>
        <text:p text:style-name="P54">&gt;&gt;&gt; heappush(data, -5) <text:s text:c="16"/># neuen Eintrag hinzufügen</text:p>
        <text:p text:style-name="P54">&gt;&gt;&gt; [heappop(data) for i in range(3)] <text:s/># die drei kleinsten Einträge holen</text:p>
        <text:p text:style-name="P54">[-5, 0, 1]</text:p>
      </text:section>
      <text:section text:style-name="Sect1" text:name="dezimale-flieszkomma-arithmetik">
        <text:h text:style-name="P71" text:outline-level="2"><text:bookmark text:name="tut-decimal-fp"/>11.8. Dezimale Fließkomma-Arithmetik</text:h>
        <text:p text:style-name="P16"><text:span text:style-name="T4">Das Modul </text:span><text:span text:style-name="Source_20_Text"><text:span text:style-name="T8">decimal</text:span></text:span><text:span text:style-name="T4"> bietet den </text:span><text:span text:style-name="Source_20_Text"><text:span text:style-name="T8">Decimal</text:span></text:span><text:span text:style-name="T4">-Datentyp für dezimale Fließkomma-Arithmetik. Verglichen mit der eingebauten </text:span><text:span text:style-name="Source_20_Text"><text:span text:style-name="T8">float</text:span></text:span><text:span text:style-name="T4">- Implementierung von binären Fließkomma-Zahlen ist die Klasse besonders hilfreich für</text:span></text:p>
        <text:list xml:id="list762989216" text:style-name="L13">
          <text:list-item>
            <text:p text:style-name="P37">Finanzanwendungen und andere Gebiete, die eine exakte dezimale Repräsentation,</text:p>
          </text:list-item>
          <text:list-item>
            <text:p text:style-name="P37">Kontrolle über die Präzision,</text:p>
          </text:list-item>
          <text:list-item>
            <text:p text:style-name="P37">Kontrolle über die Rundung, um gesetzliche oder regulative Anforderungen zu erfüllen,</text:p>
          </text:list-item>
          <text:list-item>
            <text:p text:style-name="P37">das Tracking von signifikanten Dezimalstellen</text:p>
          </text:list-item>
        </text:list>
        <text:p text:style-name="P18">erfordern, oder</text:p>
        <text:list xml:id="list1314595466" text:style-name="L14">
          <text:list-item>
            <text:p text:style-name="P38">für Anwendungen bei denen der Benutzer erwartet, dass die Resultate den händischen Berechnungen entsprechen.</text:p>
          </text:list-item>
        </text:list>
        <text:p text:style-name="P18">Die Berechnung einer 5% Steuer auf eine 70 Cent Telefonrechnung ergibt unterschiedliche Ergebnisse in dezimaler und binärer Fließkomma-Repräsentation. Der Unterschied wird signifikant, wenn die Ergebnisse auf den nächsten Cent gerundet werden:</text:p>
        <text:p text:style-name="P50">&gt;&gt;&gt; from decimal import *</text:p>
        <text:p text:style-name="P54">&gt;&gt;&gt; round(Decimal('0.70') * Decimal('1.05'), 2)</text:p>
        <text:p text:style-name="P54">Decimal('0.74')</text:p>
        <text:p text:style-name="P54">&gt;&gt;&gt; round(.70 * 1.05, 2)</text:p>
        <text:p text:style-name="P54">0.73</text:p>
        <text:p text:style-name="P16"><text:span text:style-name="T4">Das </text:span><text:span text:style-name="Source_20_Text"><text:span text:style-name="T8">Decimal</text:span></text:span><text:span text:style-name="T4"> Ergebnis behält die Null am Ende, automatisch vierstellige Signifikanz aus den Faktoren mit zweistelliger Signifikanz folgernd. </text:span><text:span text:style-name="Source_20_Text"><text:span text:style-name="T12">Decimal</text:span></text:span><text:span text:style-name="T4"> bildet die händische Mathematik nach und vermeidet Probleme, die auftreten, wenn binäre Fließkomma-Repräsentation dezimale Mengen nicht exakt repräsentieren können.</text:span></text:p>
        <text:p text:style-name="P16"><text:span text:style-name="T4">Die exakte Darstellung ermöglicht es der Klasse </text:span><text:span text:style-name="Source_20_Text"><text:span text:style-name="T8">Decimal</text:span></text:span><text:span text:style-name="T4"> Modulo Berechnungen und Vergleiche auf Gleichheit durchzuführen, bei denen die binäre Fließkomma-Repräsentation untauglich ist:</text:span></text:p>
        <text:p text:style-name="P50">&gt;&gt;&gt; Decimal('1.00') % Decimal('.10')</text:p>
        <text:p text:style-name="P54">Decimal('0.00')</text:p>
        <text:p text:style-name="P54">&gt;&gt;&gt; 1.00 % 0.10</text:p>
        <text:p text:style-name="P54">0.09999999999999995</text:p>
        <text:p text:style-name="P57"><text:soft-page-break/></text:p>
        <text:p text:style-name="P54">&gt;&gt;&gt; sum([Decimal('0.1')]*10) == Decimal('1.0')</text:p>
        <text:p text:style-name="P54">True</text:p>
        <text:p text:style-name="P54">&gt;&gt;&gt; sum([0.1]*10) == 1.0</text:p>
        <text:p text:style-name="P54">False</text:p>
        <text:p text:style-name="P16"><text:span text:style-name="T4">Das </text:span><text:span text:style-name="Source_20_Text"><text:span text:style-name="T8">decimal</text:span></text:span><text:span text:style-name="T4">-Modul ermöglicht Arithmetik mit so viel Genauigkeit, wie benötigt wird:</text:span></text:p>
        <text:p text:style-name="P50">&gt;&gt;&gt; getcontext().prec = 36</text:p>
        <text:p text:style-name="P54">&gt;&gt;&gt; Decimal(1) / Decimal(7)</text:p>
        <text:p text:style-name="P54">Decimal('0.142857142857142857142857142857142857')</text:p>
      </text:section>
      <text:p text:style-name="Standard"/>
      <text:h text:style-name="P46" text:outline-level="1">12. Wie geht’s weiter?</text:h>
      <text:p text:style-name="P18">Das Lesen dieses Tutorials hat hoffentlich dein Interesse verstärkt Python einzusetzen und bist nun bestimmt voller Eifer, “echte” Probleme mit Python zu lösen. Wo kann man sich nun weiter informieren?</text:p>
      <text:p text:style-name="P18">Dieses Tutorial ist Teil der Python-Dokumentation. Einige andere Dokumente davon sind:</text:p>
      <text:list xml:id="list2753953420" text:style-name="L15">
        <text:list-item>
          <text:p text:style-name="P32"><text:a xlink:type="simple" xlink:href="http://docs.python.org/3.3/library/index.html#library-index" text:style-name="Internet_20_link" text:visited-style-name="Visited_20_Internet_20_Link"><text:span text:style-name="T14">The Python Standard Library</text:span></text:a><text:span text:style-name="T4">: Dieses Handbuch enthält eine vollständige (aber trotzdem kompakte) Referenz zu den Typen, Funktionen und Modulen, die die Standardbibliothek enthält und die enthält </text:span><text:span text:style-name="Emphasis"><text:span text:style-name="T4">eine Menge</text:span></text:span><text:span text:style-name="T4"> zusätzlichen Quelltextes. So gibt es beispielsweise Module zum Lesen von Unix-Mailboxen, Herunterladen von Dokumenten über HTTP, Erzeugen von Zufallszahlen, Verarbeiten von Kommandozeilen-Optionen, Schreiben von CGI-Programmen, Komprimieren von Daten und für viele weitere Dinge. Das Überfliegen der Referenz zur Standardbibliothek gibt einen Überblick über die verfügbaren Module.</text:span></text:p>
        </text:list-item>
        <text:list-item>
          <text:p text:style-name="P32"><text:a xlink:type="simple" xlink:href="http://docs.python.org/3.3/install/index.html#install-index" text:style-name="Internet_20_link" text:visited-style-name="Visited_20_Internet_20_Link"><text:span text:style-name="T14">Installing Python Modules</text:span></text:a><text:span text:style-name="T4"> erklärt wie man externe, von anderen Python-Programmierern geschriebene, Module installiert.</text:span></text:p>
        </text:list-item>
        <text:list-item>
          <text:p text:style-name="P32"><text:a xlink:type="simple" xlink:href="http://docs.python.org/3.3/reference/index.html#reference-index" text:style-name="Internet_20_link" text:visited-style-name="Visited_20_Internet_20_Link"><text:span text:style-name="T14">The Python Language Reference</text:span></text:a><text:span text:style-name="T4">: Gibt eine detaillierte Beschreibung der Syntax und Semantik von Python. Dies ist eher schwer zu lesen, aber als komplette Einführung in die Sprache als solche sinnvoll.</text:span></text:p>
        </text:list-item>
      </text:list>
      <text:p text:style-name="P18">Weitere Quellen zu Python:</text:p>
      <text:list xml:id="list1489859191" text:style-name="L16">
        <text:list-item>
          <text:p text:style-name="P33"><text:a xlink:type="simple" xlink:href="http://www.python.org/" text:style-name="Internet_20_link" text:visited-style-name="Visited_20_Internet_20_Link"><text:span text:style-name="T14">http://www.python.org</text:span></text:a><text:span text:style-name="T4">: Die eigentliche Internet-Präsenz von Python. Hier findet man den Quelltext, die Dokumentation und Verweise zu weiteren Webseiten, die einen Bezug zu Python haben. Die Webseite wird aus einigen Regionen der Welt, wie beispielsweise Europa, Japan, und Australien gespiegelt; ein Spiegelserver ist unter Umständen schneller als die Hauptseite — abhängig von der geografischen Lage.</text:span></text:p>
        </text:list-item>
        <text:list-item>
          <text:p text:style-name="P33"><text:a xlink:type="simple" xlink:href="http://docs.python.org/" text:style-name="Internet_20_link" text:visited-style-name="Visited_20_Internet_20_Link"><text:span text:style-name="T14">http://docs.python.org</text:span></text:a><text:span text:style-name="T4">: Schneller Zugriff auf die Python-Dokumentation.</text:span></text:p>
        </text:list-item>
        <text:list-item>
          <text:p text:style-name="P33"><text:soft-page-break/><text:a xlink:type="simple" xlink:href="http://pypi.python.org/" text:style-name="Internet_20_link" text:visited-style-name="Visited_20_Internet_20_Link"><text:span text:style-name="T14">http://pypi.python.org</text:span></text:a><text:span text:style-name="T4">: Der </text:span><text:span text:style-name="Emphasis"><text:span text:style-name="T4">Python Package Index</text:span></text:span><text:span text:style-name="T4"> (PyPI), früher auch als Cheese Shop bezeichnet, ist ein Index für Python-Module, die von anderen Benutzern zum Download bereitgestellt wurden. Sobald du Quellcode veröffentlichst, kannst du ihn hier registrieren, damit andere Benutzer diesen leichter finden können.</text:span></text:p>
        </text:list-item>
        <text:list-item>
          <text:p text:style-name="P33"><text:a xlink:type="simple" xlink:href="http://aspn.activestate.com/ASPN/Python/Cookbook/" text:style-name="Internet_20_link" text:visited-style-name="Visited_20_Internet_20_Link"><text:span text:style-name="T14">http://aspn.activestate.com/ASPN/Python/Cookbook/</text:span></text:a><text:span text:style-name="T4">: Das Python Cookbook ist eine umfangreiche Sammlung von Code-Beispielen, größeren Modulen und nützlichen Scripts. Besonders bemerkenswerte Beiträge wurden in einem Buch mit dem Titel Python Cookbook (O’Reilly &amp; Associates, ISBN 0-596-00797-3) veröffentlicht.</text:span></text:p>
        </text:list-item>
        <text:list-item>
          <text:p text:style-name="P33"><text:a xlink:type="simple" xlink:href="http://scipy.org/" text:style-name="Internet_20_link" text:visited-style-name="Visited_20_Internet_20_Link"><text:span text:style-name="T14">http://scipy.org</text:span></text:a><text:span text:style-name="T4">: Das “Scientific Python” Projekt enthält Module für schnelle Array-Berechnungen und -Manipulationen und zusätzlich eine Menge Pakete für Dinge wie Lineare Algebra, Fourier-Transformationen, nicht-lineare Solver, Verteilung von Zufallszahlen, statistische Analyse und so weiter</text:span></text:p>
        </text:list-item>
      </text:list>
      <text:p text:style-name="P16"><text:span text:style-name="T4">Bei Fragen und Problemen zu Python, kann man sich an das deutschsprachige Python-Forum auf </text:span><text:a xlink:type="simple" xlink:href="http://www.python-forum.de/" text:style-name="Internet_20_link" text:visited-style-name="Visited_20_Internet_20_Link"><text:span text:style-name="T14">http://www.python-forum.de/</text:span></text:a><text:span text:style-name="T4">, die englischsprachige Newsgroup </text:span><text:span text:style-name="Emphasis"><text:span text:style-name="T4">comp.lang.python</text:span></text:span><text:span text:style-name="T4"> oder die Mailingliste </text:span><text:a xlink:type="simple" xlink:href="mailto:python-list%40python.org" text:style-name="Internet_20_link" text:visited-style-name="Visited_20_Internet_20_Link"><text:span text:style-name="T14">python-list@python.org</text:span></text:a><text:span text:style-name="T4"> wenden. Es existiert ein Gateway zwischen der Newsgroup und der Mailingliste, so dass Nachrichten, die an die eine Adresse geschickt werden, automatisch zu der anderen weitergeleitet werden. In der Newsgroup gibt es jeden Tag um die 120 Beiträge (zu Spitzenzeiten einige Hundert) an Fragen (und Antworten), Vorschlägen für neue Features und Ankündigungen von neuen Modulen. Vor dem Posten sollte man sich jedoch die </text:span><text:a xlink:type="simple" xlink:href="http://www.python.org/doc/faq/" text:style-name="Internet_20_link" text:visited-style-name="Visited_20_Internet_20_Link"><text:span text:style-name="T14">Frequently Asked Questions</text:span></text:a><text:span text:style-name="T4"> (auch FAQ genannt) durchlesen oder in das Verzeichnis </text:span><text:span text:style-name="Source_20_Text"><text:span text:style-name="T12">Misc/</text:span></text:span><text:span text:style-name="T4"> der Python Quelltext-Distribution schauen. Archive für die Mailingliste findet man unter </text:span><text:a xlink:type="simple" xlink:href="http://mail.python.org/pipermail/" text:style-name="Internet_20_link" text:visited-style-name="Visited_20_Internet_20_Link"><text:span text:style-name="T14">http://mail.python.org/pipermail/</text:span></text:a><text:span text:style-name="T4">. Die FAQ beantwortet viele Fragen, die immer wieder aufkommen.</text:span></text:p>
      <text:h text:style-name="P46" text:outline-level="1">13. Interaktive Eingabe-Bearbeitung und Ersetzung des Verlaufs</text:h>
      <text:p text:style-name="P16"><text:span text:style-name="T4">Einige Versionen des Python-Interpreters unterstützen die Bearbeitung der aktuellen Zeile und die Ersetzung des Verlaufs ähnlich der Möglichkeiten die die Korn-Shell oder die GNU Bash-Shell bieten. Dies wird durch die Benutzung der </text:span><text:a xlink:type="simple" xlink:href="http://tiswww.case.edu/php/chet/readline/rltop.html" text:style-name="Internet_20_link" text:visited-style-name="Visited_20_Internet_20_Link"><text:span text:style-name="T14">GNU Readline</text:span></text:a><text:span text:style-name="T4">-Bibliothek implementiert, die eine Bearbeitung im Emacs- oder vi-Stil ermöglicht. Da diese Bibliothek eine eigene Dokumentation hat, wird sie hier nicht neu geschrieben, aber die Grundlagen lassen sich einfach erklären. Die hier beschriebenen Möglichkeiten sind in der Unix- und Cygwin-Version des Interpreters optional vorhanden.</text:span></text:p>
      <text:p text:style-name="P18"><text:soft-page-break/>Dieses Kapitel beschäftigt sich weder mit den Bearbeitungsmöglichkeiten, die Mark Hammonds PythonWin-Paket bereitstellt, noch mit denen der auf Tk basierten Entwicklungsumgebung IDLE, die mit Python verteilt wird. Der Kommandozeilen-Rückruf, den es innerhalb der DOS-Boxen unter NT und ein paar anderen DOS- und Windows-Versionen gibt, ist auch eine ganz andere Angelegenheit.</text:p>
      <text:section text:style-name="Sect1" text:name="zeilenbearbeitung">
        <text:h text:style-name="P71" text:outline-level="2"><text:bookmark text:name="tut-lineediting"/>13.1. Zeilenbearbeitung</text:h>
        <text:p text:style-name="P16"><text:span text:style-name="T4">Falls unterstützt, ist die Bearbeitung der Eingabezeile immer dann aktiv, wenn der Interpreter eine primäre oder sekundäre Eingabeaufforderung ausgibt. Die aktuelle Zeile kann mit den üblichen Emacs-Steuerzeichen bearbeitet werden. Die wichtigsten davon sind: </text:span><text:span text:style-name="Source_20_Text"><text:span text:style-name="T12">Strg-A</text:span></text:span><text:span text:style-name="T4"> bewegt den Cursor zum Anfang der Zeile, </text:span><text:span text:style-name="Source_20_Text"><text:span text:style-name="T12">Strg-E</text:span></text:span><text:span text:style-name="T4"> zum Ende. </text:span><text:span text:style-name="Source_20_Text"><text:span text:style-name="T12">Strg-B</text:span></text:span><text:span text:style-name="T4"> bewegt ihn ein Zeichen nach links, </text:span><text:span text:style-name="Source_20_Text"><text:span text:style-name="T12">Strg-F</text:span></text:span><text:span text:style-name="T4"> nach rechts. </text:span><text:span text:style-name="Source_20_Text"><text:span text:style-name="T12">Strg-K</text:span></text:span><text:span text:style-name="T4"> löscht (“killt”) den Rest der Zeile rechts vom Cursor, </text:span><text:span text:style-name="Source_20_Text"><text:span text:style-name="T12">Strg-Y</text:span></text:span><text:span text:style-name="T4"> fügt die zuletzt gelöschten Zeichen wieder ein (“yankt”). </text:span><text:span text:style-name="Source_20_Text"><text:span text:style-name="T12">Strg-_</text:span></text:span><text:span text:style-name="T4"> macht die zuletzt getätigte Änderung rückgängig und kann wiederholt werden, um sie mehrmals auszuführen.</text:span></text:p>
      </text:section>
      <text:section text:style-name="Sect1" text:name="ersetzung-des-verlaufs">
        <text:h text:style-name="P71" text:outline-level="2"><text:bookmark text:name="tut-history"/>13.2. Ersetzung des Verlaufs</text:h>
        <text:p text:style-name="P16"><text:span text:style-name="T4">Die Ersetzung des Verlaufs funktioniert so: Alle eingetippten, nicht-leeren Zeilen werden in einem Verlaufspuffer gespeichert. Wird eine neue Eingabeaufforderung ausgegeben, ist man am Ende dieses Puffers platziert. </text:span><text:span text:style-name="Source_20_Text"><text:span text:style-name="T12">Strg-P</text:span></text:span><text:span text:style-name="T4"> bewegt einen eine Zeile im Puffer zurück, </text:span><text:span text:style-name="Source_20_Text"><text:span text:style-name="T12">Strg-N</text:span></text:span><text:span text:style-name="T4"> eine Zeile vorwärts. Jede Zeile im Verlaufspuffer kann bearbeitet werden; ein Sternchen vor der Eingabeaufforderung markiert eine Zeile als geändert. Drückt man die </text:span><text:span text:style-name="Source_20_Text"><text:span text:style-name="T12">Enter</text:span></text:span><text:span text:style-name="T4">-Taste, wird die aktuelle Zeile an den Interpreter übergeben. </text:span><text:span text:style-name="Source_20_Text"><text:span text:style-name="T12">Strg-R</text:span></text:span><text:span text:style-name="T4"> startet eine inkrementelle Rückwärtssuche, </text:span><text:span text:style-name="Source_20_Text"><text:span text:style-name="T12">Strg-S</text:span></text:span><text:span text:style-name="T4"> eine Vorwärtssuche.</text:span></text:p>
      </text:section>
      <text:section text:style-name="Sect1" text:name="tastenkombinationen">
        <text:h text:style-name="P71" text:outline-level="2">13.3. Tastenkombinationen</text:h>
        <text:p text:style-name="P16"><text:span text:style-name="T4">Die Tastenkombinationen und ein paar andere Parameter der Readline-Bibliothek können angepasst werden, indem man Befehle in eine Initialisierungsdatei namens </text:span><text:span text:style-name="Source_20_Text"><text:span text:style-name="T12">~/.inputrc</text:span></text:span><text:span text:style-name="T4"> schreibt. Tastenkombinationen haben die Form</text:span></text:p>
        <text:p text:style-name="P50">Tastenname: Funktionsname</text:p>
        <text:p text:style-name="P18">oder</text:p>
        <text:p text:style-name="P50">"Zeichenkette": Funktionsname</text:p>
        <text:p text:style-name="P18">und Optionen können so verändert werden:</text:p>
        <text:p text:style-name="P50">set Optionsname Wert</text:p>
        <text:p text:style-name="P18">Zum Beispiel:</text:p>
        <text:p text:style-name="P50">#Ich bevorzuge den Bearbeitungsstil von vi:</text:p>
        <text:p text:style-name="P54"><text:soft-page-break/>set editing-mode vi</text:p>
        <text:p text:style-name="P57"/>
        <text:p text:style-name="P54">#Auf einer einzelnen Zeile bearbeiten:</text:p>
        <text:p text:style-name="P54">set horizontal-scroll-mode On</text:p>
        <text:p text:style-name="P57"/>
        <text:p text:style-name="P54">#Ein paar Tastenkombinationen verändern:</text:p>
        <text:p text:style-name="P54">Meta-h: backward-kill-word</text:p>
        <text:p text:style-name="P54">"\C-u": universal-argument</text:p>
        <text:p text:style-name="P54">"\C-x\C-r": re-read-init-file</text:p>
        <text:p text:style-name="P16"><text:span text:style-name="T4">Beachte, dass in Python die Standardkombination für </text:span><text:span text:style-name="Source_20_Text"><text:span text:style-name="T12">Tab</text:span></text:span><text:span text:style-name="T4"> das Einfügen eines </text:span><text:span text:style-name="Source_20_Text"><text:span text:style-name="T12">Tab</text:span></text:span><text:span text:style-name="T4">-Zeichens ist, anstatt dem Readline-Standard, die Funktion zum vervollständigen von Dateinamen. Bestehst du aber darauf, kannst du das mit</text:span></text:p>
        <text:p text:style-name="P50">Tab: complete</text:p>
        <text:p text:style-name="P16"><text:span text:style-name="T4">in deiner </text:span><text:span text:style-name="Source_20_Text"><text:span text:style-name="T12">~/.inputrc</text:span></text:span><text:span text:style-name="T4"> überschreiben. (Aber natürlich erschwert das das Schreiben von eingerückten Fortsetzungszeilen, wenn man es gewöhnt ist, </text:span><text:span text:style-name="Source_20_Text"><text:span text:style-name="T12">Tab</text:span></text:span><text:span text:style-name="T4"> dafür zu benutzen.)</text:span></text:p>
        <text:p text:style-name="P18"><text:bookmark text:name="index-06"/>Automatische Vervollständigung von Variablen- und Modulnamen ist optional verfügbar. Um sie im Interaktiven Modus des Interpreters zu aktivieren, füge folgendes in deine Startup-Datei[#]_ ein:</text:p>
        <text:p text:style-name="P50">import rlcompleter, readline</text:p>
        <text:p text:style-name="P54">readline.parse_and_bind('tab: complete')</text:p>
        <text:p text:style-name="P16"><text:span text:style-name="T4">Dies bindet die </text:span><text:span text:style-name="Source_20_Text"><text:span text:style-name="T12">Tab</text:span></text:span><text:span text:style-name="T4">-Taste an die Vervollständigungsfunktion, tippt man sie also zweimal bekommt man Vorschläge zur Vervollständigung; die Funktion durchsucht die lokalen Variablen und die Namen in verfügbaren Module. Für Ausdrücke mit Punkten, wie </text:span><text:span text:style-name="Source_20_Text"><text:span text:style-name="T12">string.a</text:span></text:span><text:span text:style-name="T4">, wird sie den Ausdruck bis zum letzen </text:span><text:span text:style-name="Source_20_Text"><text:span text:style-name="T12">'.'</text:span></text:span><text:span text:style-name="T4"> auswerten und dann Vervollständigungen aus den Attributen des sich ergebenden Objektes vorschlagen. Beachte, dass dies von der Anwendung definierten Code ausführen könnte, wenn ein Objekt mit einer </text:span><text:span text:style-name="Source_20_Text"><text:span text:style-name="T8">__getattr__`()</text:span></text:span><text:span text:style-name="T4">-Methode Teil des Ausdrucks ist.</text:span></text:p>
        <text:p text:style-name="P16"><text:span text:style-name="T4">Eine leistungsfähigere Startup-Datei könnte wie das Beispiel aussehen. Beachte, dass sie die Namen löscht, sobald sie nicht mehr benötigt werden; dies wird getan, da die Startup-Datei im selben Namensraum wie die interaktiven Befehle ausgeführt wird und das Entfernen der Namen Nebeneffekte in der interaktiven Umgebung vermeidet. Du könntest es nützlich finden manche der importierten Module, wie </text:span><text:span text:style-name="Source_20_Text"><text:span text:style-name="T8">os</text:span></text:span><text:span text:style-name="T4">, das in den meisten Interpreter-Sitzungen gebraucht wird, zu behalten.</text:span></text:p>
        <text:p text:style-name="P50"># Add auto-completion and a stored history file of commands to your Python</text:p>
        <text:p text:style-name="P54"># interactive interpreter. Requires Python 2.0+, readline. Autocomplete is</text:p>
        <text:p text:style-name="P54"># bound to the Esc key by default (you can change it - see readline docs).</text:p>
        <text:p text:style-name="P54">#</text:p>
        <text:p text:style-name="P54"># Store the file in ~/.pystartup, and set an environment variable to point</text:p>
        <text:p text:style-name="P54"># to it: <text:s/>"export PYTHONSTARTUP=~/.pystartup" in bash.</text:p>
        <text:p text:style-name="P57"/>
        <text:p text:style-name="P54">import atexit</text:p>
        <text:p text:style-name="P54">import os</text:p>
        <text:p text:style-name="P54">import readline</text:p>
        <text:p text:style-name="P54">import rlcompleter</text:p>
        <text:p text:style-name="P57"/>
        <text:p text:style-name="P54"><text:soft-page-break/>historyPath = os.path.expanduser("~/.pyhistory")</text:p>
        <text:p text:style-name="P57"/>
        <text:p text:style-name="P54">def save_history(historyPath=historyPath):</text:p>
        <text:p text:style-name="P56"><text:s text:c="3"/><text:span text:style-name="T1">import readline</text:span></text:p>
        <text:p text:style-name="P56"><text:s text:c="3"/><text:span text:style-name="T1">readline.write_history_file(historyPath)</text:span></text:p>
        <text:p text:style-name="P57"/>
        <text:p text:style-name="P54">if os.path.exists(historyPath):</text:p>
        <text:p text:style-name="P56"><text:s text:c="3"/><text:span text:style-name="T1">readline.read_history_file(historyPath)</text:span></text:p>
        <text:p text:style-name="P57"/>
        <text:p text:style-name="P54">atexit.register(save_history)</text:p>
        <text:p text:style-name="P54">del os, atexit, readline, rlcompleter, save_history, historyPath</text:p>
      </text:section>
      <text:section text:style-name="Sect1" text:name="alternativen-zum-interaktiven-interpreter">
        <text:h text:style-name="P71" text:outline-level="2"><text:bookmark text:name="tut-commentary"/>13.4. Alternativen zum Interaktiven Interpreter</text:h>
        <text:p text:style-name="P18">Diese Möglichkeiten sind ein enormer Schritt vorwärts verglichen mit früheren Versionen des Interpreters, aber ein paar Wünsche sind noch offen: Es wäre nett, wenn die richtige Einrückung bei Fortsetzungszeilen vorgeschlagen würde (der Parser weiss, ob eine Einrückung benötigt wird). Der Vervollständigungsmechanismus könnte die Symbolstabelle des Interpreters nutzen. Und ein Befehl zum Überprüfen von passenden Klammern, Anführungszeichen, usw. (oder sie sogar vorschlägt) wäre auch nützlich.</text:p>
        <text:p text:style-name="P16"><text:span text:style-name="T4">Ein alternativer erweiterter interaktiver Interpreter, der schon seit einer Weile verfügbar ist, ist </text:span><text:a xlink:type="simple" xlink:href="http://ipython.scipy.org/" text:style-name="Internet_20_link" text:visited-style-name="Visited_20_Internet_20_Link"><text:span text:style-name="T14">IPython</text:span></text:a><text:span text:style-name="T4">. Er bietet Tab Completion, Erkundung von Objekten und eine fortschrittliche Verwaltung der Befehls-Chronik. Er kann komplett angepasst werden und auch in andere Anwendungen eingebettet werden. Eine weitere ähnlich fortschrittliche interaktive Umgebung ist </text:span><text:a xlink:type="simple" xlink:href="http://www.bpython-interpreter.org/" text:style-name="Internet_20_link" text:visited-style-name="Visited_20_Internet_20_Link"><text:span text:style-name="T14">bpython</text:span></text:a><text:span text:style-name="T4">.</text:span></text:p>
        <text:p text:style-name="P21">Fußnoten</text:p>
        <text:p text:style-name="P7"><text:bookmark text:name="id16"/></text:p>
        <table:table table:name="Table8" table:style-name="Table8">
          <table:table-column table:style-name="Table8.A"/>
          <table:table-column table:style-name="Table8.B"/>
          <table:table-row>
            <table:table-cell table:style-name="Table8.A1" office:value-type="string">
              <text:p text:style-name="P84">[1]</text:p>
            </table:table-cell>
            <table:table-cell table:style-name="Table8.A1" office:value-type="string">
              <text:p text:style-name="P85"><text:span text:style-name="T23">Python wird beim Starten des Interaktiven Interpreters den Inhalt der Datei ausführen, die von der Umgebungsvariable </text:span><text:bookmark text:name="index-12"/><text:span text:style-name="Source_20_Text"><text:span text:style-name="T25">PYTHONSTARTUP</text:span></text:span><text:span text:style-name="T23"> angegeben wird. Um Python sogar für den nicht-interaktiven Modus anzupassen, siehe </text:span><text:a xlink:type="simple" xlink:href="https://py-tutorial-de.readthedocs.io/de/python-3.3/interpreter.html#tut-customize" text:style-name="Internet_20_link" text:visited-style-name="Visited_20_Internet_20_Link"><text:span text:style-name="T22">Die Customization Module</text:span></text:a><text:span text:style-name="T23">.</text:span></text:p>
            </table:table-cell>
          </table:table-row>
        </table:table>
        <text:p text:style-name="Text_20_body"/>
      </text:section>
      <text:h text:style-name="P43" text:outline-level="1">14. Fließkomma-Arithmetik: Probleme und Einschränkungen</text:h>
      <text:section text:style-name="Sect1" text:name="flieszkomma-arithmetik-probleme-und-einschrankungen">
        <text:p text:style-name="P17">Fließkommazahlen werden in der Hardware des Computers als Brüche mit der Basis 2 (binär) dargestellt. Beispielsweise hat folgende Dezimalzahl</text:p>
        <text:p text:style-name="P49">0.125</text:p>
        <text:p text:style-name="P17">den Wert 1/10 + 2/100 + 5/1000; die entsprechende Binärzahl</text:p>
        <text:p text:style-name="P49">0.001</text:p>
        <text:p text:style-name="P17">hat den Wert 0/2 + 0/4 + 1/8. Diese beiden Brüche haben einen identischen Wert, der einzige wirkliche Unterschied ist, dass der erste als Bruch zur Basis 10 und der zweite als Bruch zur Basis 2 geschrieben wurde.</text:p>
        <text:p text:style-name="P17"><text:soft-page-break/>Leider können die meisten Dezimalbrüche nicht exakt als Binärbruch dargestellt werden. Eine Konsequenz daraus ist, dass im Allgemeinen die als dezimale Fließkommazahlen eingegebenen Werte nur durch die binären Fließkommazahlen angenähert werden können, die eigentlich von dem Computer gespeichert werden.</text:p>
        <text:p text:style-name="P17">Das Problem ist zunächst einfacher im Dezimalsystem zu verstehen. Nehmen wir beispielsweise den Bruch 1/3. Man kann ihn in Dezimaldarstellung folgendermaßen annähern</text:p>
        <text:p text:style-name="P49">0.3</text:p>
        <text:p text:style-name="P17">oder, besser</text:p>
        <text:p text:style-name="P49">0.33</text:p>
        <text:p text:style-name="P17">oder noch besser,</text:p>
        <text:p text:style-name="P49">0.333</text:p>
        <text:p text:style-name="P17">und so weiter. Egal wie viele Stellen man schreibt, dass Resultat wird niemals exakt 1/3, aber es wird sich stetig 1/3 annähern.</text:p>
        <text:p text:style-name="P17">Äquivalent kann, egal wie viele Stellen mit der Basis 2 man verwendet, die Dezimalzahl 0.1 niemals exakt als Binärbruch dargestellt werden. Im Binärsystem ist 1/10 die periodische Binärzahl:</text:p>
        <text:p text:style-name="P49">0.0001100110011001100110011001100110011001100110011...</text:p>
        <text:p text:style-name="P15"><text:span text:style-name="T4">Hält man nach einer endlichen Zahl Bits an, erhält man eine Annäherung. In den meisten Rechnern werden heute Fließkommazahlen als Binärbrüche, mit dem Zähler in den ersten 53 Bits (beginnend mit dem höchstwertigsten Bit), gefolgt von dem Nenner als Potenz von Zwei, dargestellt. Im Fall von 1/10 lautet der Binärbruch </text:span><text:span text:style-name="Source_20_Text"><text:span text:style-name="T12">3602879701896397 / 2 ** 55</text:span></text:span><text:span text:style-name="T4">, was in etwa, aber nicht exakt, dem echten Wert von 1/10 entspricht.</text:span></text:p>
        <text:p text:style-name="P17">Viele Benutzer sind sich durch die angezeigten Werte der Problematik nicht bewusst. Python zeigt nur eine dezimale Annäherung an den echten Dezimalwert an, der im Rechner gespeichert wird. Wenn Python den echten Dezimalwert zur gespeicherten binären Annäherung an 0,1 anzeigen würde, müsste es folgendes anzeigen</text:p>
        <text:p text:style-name="P49">&gt;&gt;&gt; 0.1</text:p>
        <text:p text:style-name="P53">0.1000000000000000055511151231257827021181583404541015625</text:p>
        <text:p text:style-name="P17">Das sind mehr Stellen als den meisten Leuten lieb ist, deshalb hält Python die Anzahl der Stellen überschaubar, indem es stattdessen einen gerundeten Wert anzeigt</text:p>
        <text:p text:style-name="P49">&gt;&gt;&gt; 1 / 10</text:p>
        <text:p text:style-name="P53">0.1</text:p>
        <text:p text:style-name="P17"><text:soft-page-break/>Zur Erinnerung - auch wenn der angezeigte Wert wie der exakte Wert von 1/10 aussieht - ist der eigentlich gespeicherte Wert, der nächstgelegene Binärbruch.</text:p>
        <text:p text:style-name="P15"><text:span text:style-name="T4">Interessanterweise gibt es viele verschiedene Dezimalzahlen welche die selbe beste Approximation durch einen Binärbruch haben. Beispielsweise werden </text:span><text:span text:style-name="Source_20_Text"><text:span text:style-name="T12">0.1</text:span></text:span><text:span text:style-name="T4">, </text:span><text:span text:style-name="Source_20_Text"><text:span text:style-name="T12">0.10000000000000001</text:span></text:span><text:span text:style-name="T4"> und</text:span><text:span text:style-name="Source_20_Text"><text:span text:style-name="T12">0.1000000000000000055511151231257827021181583404541015625</text:span></text:span><text:span text:style-name="T4"> alle mit </text:span><text:span text:style-name="Source_20_Text"><text:span text:style-name="T12">3602879701896397 / 2 ** 55</text:span></text:span><text:span text:style-name="T4">angenähert. Da all diese Dezimalwerte die selbe Approximation haben, könnte jeder von ihnen angezeigt werden und immer noch die Bedingung </text:span><text:span text:style-name="Source_20_Text"><text:span text:style-name="T12">eval(repr(x)) == x</text:span></text:span><text:span text:style-name="T4"> erfüllen.</text:span></text:p>
        <text:p text:style-name="P15"><text:span text:style-name="T4">In der Vergangenheit wählten der Python-Prompt und die eingebaute Funktion </text:span><text:span text:style-name="Source_20_Text"><text:span text:style-name="T8">repr()</text:span></text:span><text:span text:style-name="T4"> diejenige mit 17 signifikanten Stellen: </text:span><text:span text:style-name="Source_20_Text"><text:span text:style-name="T12">0.10000000000000001</text:span></text:span><text:span text:style-name="T4">. Seit Python 3.1 ist Python (auf den meisten Systemen) dazu fähig, die kürzeste Darstellung zu wählen und einfach </text:span><text:span text:style-name="Source_20_Text"><text:span text:style-name="T12">0.1</text:span></text:span><text:span text:style-name="T4"> anzuzeigen.</text:span></text:p>
        <text:p text:style-name="P15"><text:span text:style-name="T4">Das Verhalten liegt in der Natur der Fließkomma-Darstellung im Binärsystem: es ist kein Fehler in Python und auch kein Fehler in deiner Software. Man sieht dieses Problem in allen Sprachen, die die Fließkomma-Darstellung der Hardware unterstützen (obwohl manche Sprachen den Unterschied nicht standardmäßig oder in allen Anzeigemodi </text:span><text:span text:style-name="Emphasis"><text:span text:style-name="T4">anzeigen</text:span></text:span><text:span text:style-name="T4">).</text:span></text:p>
        <text:p text:style-name="P17">Für eine schönere Ausgabe kann man String Formatierung nutzen, um die Anzahl der ausgegebenen signifikanten Ziffern zu beschränken.</text:p>
        <text:p text:style-name="P49">&gt;&gt;&gt; format(math.pi, '.12g') <text:s/># 12 signifikante Stellen angeben</text:p>
        <text:p text:style-name="P53">'3.14159265359'</text:p>
        <text:p text:style-name="P49">&gt;&gt;&gt; format(math.pi, '.2f') <text:s text:c="2"/># 2 Nachkommastellen angeben</text:p>
        <text:p text:style-name="P53">'3.14'</text:p>
        <text:p text:style-name="P15"><text:span text:style-name="T4">Es ist wichtig sich zu verinnerlichen, dass dies in Wahrheit eine Illusion ist - man rundet einfach die </text:span><text:span text:style-name="Emphasis"><text:span text:style-name="T4">Darstellung</text:span></text:span><text:span text:style-name="T4"> des echten Maschinenwertes.</text:span></text:p>
        <text:p text:style-name="P17">Diese Illusion erzeugt unter Umständen eine weitere. Da beispielsweise 0.1 nicht exakt 1/10 ist, ist die Summe von dreimal 0.1 nicht exakt 0.3:</text:p>
        <text:p text:style-name="P49">&gt;&gt;&gt; .1 + .1 + .1 == .3</text:p>
        <text:p text:style-name="P53">False</text:p>
        <text:p text:style-name="P15"><text:span text:style-name="T4">Da 0.1 außerdem nicht näher an den exakten Wert von 1/10 und 0.3 heranreichen kann hilft auch vorheriges Runden mit </text:span><text:span text:style-name="Source_20_Text"><text:span text:style-name="T8">round()</text:span></text:span><text:span text:style-name="T4"> nichts:</text:span></text:p>
        <text:p text:style-name="P49">&gt;&gt;&gt; round(.1, 1) + round(.1, 1) + round(.1, 1) == round(.3, 1)</text:p>
        <text:p text:style-name="P53">False</text:p>
        <text:p text:style-name="P15"><text:span text:style-name="T4">Obwohl die Zahlen nicht besser an ihren gedachten exakten Wert angenähert werden können, kann die Funktion </text:span><text:span text:style-name="Source_20_Text"><text:span text:style-name="T8">round()</text:span></text:span><text:span text:style-name="T4"> nützlich für das nachträgliche Runden, so dass die ungenauen Ergebnisse vergleichbar zueinander werden:</text:span></text:p>
        <text:p text:style-name="P49"><text:soft-page-break/>&gt;&gt;&gt; round(.1 + .1 + .1, 1) == round(.3, 1)</text:p>
        <text:p text:style-name="P53">True</text:p>
        <text:p text:style-name="P15"><text:span text:style-name="T4">Binäre Fließkommaarithmetik sorgt noch für einige Überraschungen wie diese. Das Problem mit “0.1” ist im Abschnitt “Darstellungsfehler” weiter unten detailliert beschrieben. Dazu sei auf </text:span><text:a xlink:type="simple" xlink:href="http://www.lahey.com/float.htm" text:style-name="Internet_20_link" text:visited-style-name="Visited_20_Internet_20_Link"><text:span text:style-name="T14">The Perils of Floating Point</text:span></text:a><text:span text:style-name="T4"> für eine umfassendere Liste von üblichen Problemen verwiesen.</text:span></text:p>
        <text:p text:style-name="P17">Wie schon dort gegen Ende des Textes gesagt wird: “Es gibt keine einfachen Antworten.” Trotzdem sollte man nicht zögerlich bei dem Einsatz von Fließkommazahlen sein! Die Fehler in Python-Fließkommaoperationen sind Folgefehler der Fließkomma-Hardware und liegt auf den meisten Maschinen in einem Bereich der geringer als 1 zu 2**53 pro Operation ist. Das ist mehr als ausreichend für die meisten Anwendungen, aber man muss sich in Erinnerung halten das es sich nicht um Dezimal-Arithmetik handelt und dass jede Operation mit einer Fließkommazahl einen neuen Rundungsfehler enthalten kann.</text:p>
        <text:p text:style-name="P15"><text:span text:style-name="T4">Von einigen pathologischen Fällen abgesehen, erhält man in den meisten existierenden Fällen, für die gängigsten Anwendungen von Fließkommazahlen das erwartete Ergebnis, wenn man einfach die Anzeige des Ergebnisses auf die Zahl der Dezimalstellen rundet, die man erwartet. </text:span><text:span text:style-name="Source_20_Text"><text:span text:style-name="T8">str()</text:span></text:span><text:span text:style-name="T4">genügt meist, für eine feinere Kontrolle kann man sich </text:span><text:span text:style-name="Source_20_Text"><text:span text:style-name="T8">str.format()</text:span></text:span><text:span text:style-name="T4"> mit den Formatierungsoptionen in </text:span><text:a xlink:type="simple" xlink:href="http://docs.python.org/3.3/library/string.html#formatstrings" text:style-name="Internet_20_link" text:visited-style-name="Visited_20_Internet_20_Link"><text:span text:style-name="T14">Format String Syntax</text:span></text:a><text:span text:style-name="T4"> anschauen.</text:span></text:p>
        <text:p text:style-name="P15"><text:span text:style-name="T4">Für Anwendungsfälle, die eine exakte dezimale Darstellung benötigen, kann das Modul </text:span><text:span text:style-name="Source_20_Text"><text:span text:style-name="T8">decimal</text:span></text:span><text:span text:style-name="T4">verwendet werden, welches Dezimal-Arithmetik implementiert, die für Buchhaltung und andere Anwendungen, die eine hohe Präzision erfordern, geeignet ist.</text:span></text:p>
        <text:p text:style-name="P15"><text:span text:style-name="T4">Eine andere Form exakter Arithmetik wird von dem Modul </text:span><text:span text:style-name="Source_20_Text"><text:span text:style-name="T8">fractions</text:span></text:span><text:span text:style-name="T4"> bereitgestellt, welche eine Arithmetik implementiert, die auf rationalen Zahlen basiert (so dass Zahlen wie 1/3 exakt abgebildet werden können).</text:span></text:p>
        <text:p text:style-name="P15"><text:span text:style-name="T4">Wenn man im größeren Umfang mit Fließkommazahlen zu tun hat, sollte man einen Blick auf Numerical Python und die vielen weitere Pakete für mathematische und statistische Operationen die vom </text:span><text:a xlink:type="simple" xlink:href="http://scipy.org/" text:style-name="Internet_20_link" text:visited-style-name="Visited_20_Internet_20_Link"><text:span text:style-name="T14">SciPy-Projekt</text:span></text:a><text:span text:style-name="T4"> bereitgestellt werden anschauen.</text:span></text:p>
        <text:p text:style-name="P15"><text:span text:style-name="T4">Python verfügt außerdem über ein Werkzeug für die seltenen Fälle, in denen man </text:span><text:span text:style-name="Emphasis"><text:span text:style-name="T4">wirklich</text:span></text:span><text:span text:style-name="T4"> den exakten Wert des floats wissen will. Die Methode </text:span><text:span text:style-name="Source_20_Text"><text:span text:style-name="T8">float.as_integer_ratio()</text:span></text:span><text:span text:style-name="T4"> gibt den Wert der Fließkommazahl als Bruch zurück:</text:span></text:p>
        <text:p text:style-name="P49">&gt;&gt;&gt; x = 3.14159</text:p>
        <text:p text:style-name="P53">&gt;&gt;&gt; x.as_integer_ratio()</text:p>
        <text:p text:style-name="P53">(3537115888337719, 1125899906842624)</text:p>
        <text:p text:style-name="P17">Da dieser Bruch exakt ist, kann er benutzt werden, um ohne Verluste den originalen Wert wiederherzustellen:</text:p>
        <text:p text:style-name="P49"><text:soft-page-break/>&gt;&gt;&gt; x == 3537115888337719 / 1125899906842624</text:p>
        <text:p text:style-name="P53">True</text:p>
        <text:p text:style-name="P15"><text:span text:style-name="T4">Die Metode </text:span><text:span text:style-name="Source_20_Text"><text:span text:style-name="T8">float.hex()</text:span></text:span><text:span text:style-name="T4"> stellt die Fließkommazahl hexadezimal (Basis 16) dar und gibt ebenfalls den exakten im Rechner gespeicherten Wert zuück:</text:span></text:p>
        <text:p text:style-name="P49">&gt;&gt;&gt; x.hex()</text:p>
        <text:p text:style-name="P53">'0x1.921f9f01b866ep+1'</text:p>
        <text:p text:style-name="P17">Diese präzise hexadezimale Darstellung kann benutzt werden, um den originalen Wert exakt wiederherzustellen:</text:p>
        <text:p text:style-name="P49">&gt;&gt;&gt; x == float.fromhex('0x1.921f9f01b866ep+1')</text:p>
        <text:p text:style-name="P53">True</text:p>
        <text:p text:style-name="P17">Da diese Darstellung exakt ist, kann sie genutzt werden, um Daten zwischen verschiedenen Versionen von Python (plattformunabhängig) und zwischen verschiedenen anderen Sprachen, die dieses Format unterstützen (wie z.B. Java und C99), auszutauschen.</text:p>
        <text:p text:style-name="P15"><text:span text:style-name="T4">Ein weiteres hilfreiches Werkzeug ist die Funktion </text:span><text:span text:style-name="Source_20_Text"><text:span text:style-name="T8">math.fsum()</text:span></text:span><text:span text:style-name="T4">, welche den Genauigkeitsverlust beim Summieren verringert. Sie registriert die “verlorenen Ziffern” als Werte, die zu einer Summe addiert werden. Dies kann die Gesamtgenauigkeit dahingehend beeinflussen, dass die Fehler sich nicht zu einer Größe summieren, die das Endergebnis beeinflusst:</text:span></text:p>
        <text:p text:style-name="P49">&gt;&gt;&gt; sum([0.1] * 10) == 1.0</text:p>
        <text:p text:style-name="P53">False</text:p>
        <text:p text:style-name="P53">&gt;&gt;&gt; math.fsum([0.1] * 10) == 1.0</text:p>
        <text:p text:style-name="P53">True</text:p>
        <text:section text:style-name="Sect1" text:name="darstellungsfehler">
          <text:h text:style-name="P70" text:outline-level="2"><text:bookmark text:name="tut-fp-error"/>14.1. Darstellungsfehler</text:h>
          <text:p text:style-name="P17">Dieser Abschnitt erklärt das “0.1” Beispiel im Detail und zeigt wie man selbstständig eine exakte Analyse dieser Fälle durchführen kann. Ein grundlegendes Verständnis der binären Fließkomma-Darstellung wird vorausgesetzt.</text:p>
          <text:p text:style-name="P15"><text:span text:style-name="T4">Der Begriff </text:span><text:span text:style-name="Emphasis"><text:span text:style-name="T4">Darstellungsfehler</text:span></text:span><text:span text:style-name="T4"> verweist auf den Umstand das manche (die meisten sogar) Dezimalbrüche nicht exakt als Binärbrüche (Basis 2) dargestellt werden können. Dies ist der Hauptgrund warum Python (oder Perl, C, C++, Java, Fortran, und viele andere) oft nicht das erwartete Ergebnis anzeigen.</text:span></text:p>
          <text:p text:style-name="P15"><text:span text:style-name="T4">Warum ist das so? 1/10 ist nicht exakt als Binärbruch darstellbar. Fast alle heutigen Rechner (November 2000) benutzen die IEEE-754 Fließkommaarithmetik und wie fast alle Plattformen, bildet Python floats als IEEE-754 “double precision” ab. IEEE-754 doubles sind auf 53 Bits genau, so dass sich der Computer bemüht, 0.1 mit einem Bruch der Form </text:span><text:span text:style-name="Emphasis"><text:span text:style-name="T4">J</text:span></text:span><text:span text:style-name="T4">/2**</text:span><text:span text:style-name="Emphasis"><text:span text:style-name="T4">N</text:span></text:span><text:span text:style-name="T4"> bestmöglich anzunähern, wobei </text:span><text:span text:style-name="Emphasis"><text:span text:style-name="T4">J</text:span></text:span><text:span text:style-name="T4"> eine 53 Bit breite Ganzzahl ist. Schreibt man:</text:span></text:p>
          <text:p text:style-name="P49">1 / 10 ~= J / (2**N)</text:p>
          <text:p text:style-name="P17"><text:soft-page-break/>als</text:p>
          <text:p text:style-name="P49">J ~= 2**N / 10</text:p>
          <text:p text:style-name="P15"><text:span text:style-name="T4">und erinnert sich daran das </text:span><text:span text:style-name="Emphasis"><text:span text:style-name="T4">J</text:span></text:span><text:span text:style-name="T4"> genau 53 Bit breit ist (d. h. </text:span><text:span text:style-name="Source_20_Text"><text:span text:style-name="T12">&gt;= 2**52</text:span></text:span><text:span text:style-name="T4"> und </text:span><text:span text:style-name="Source_20_Text"><text:span text:style-name="T12">&lt; 2**53</text:span></text:span><text:span text:style-name="T4">), ergibt sich als bester Wert für </text:span><text:span text:style-name="Emphasis"><text:span text:style-name="T4">N</text:span></text:span><text:span text:style-name="T4"> 56:</text:span></text:p>
          <text:p text:style-name="P49">&gt;&gt;&gt; 2**52 &lt;= <text:s/>2**56 // 10 <text:s/>&lt; 2**53</text:p>
          <text:p text:style-name="P53">True</text:p>
          <text:p text:style-name="P15"><text:span text:style-name="T4">Das heißt, 56 ist der einzige Wert für </text:span><text:span text:style-name="Emphasis"><text:span text:style-name="T4">N</text:span></text:span><text:span text:style-name="T4">, wenn </text:span><text:span text:style-name="Emphasis"><text:span text:style-name="T4">J</text:span></text:span><text:span text:style-name="T4"> auf 53 Bits beschränkt ist. Der bestmögliche Wert für </text:span><text:span text:style-name="Emphasis"><text:span text:style-name="T4">J</text:span></text:span><text:span text:style-name="T4"> ist dann der gerundete Quotient:</text:span></text:p>
          <text:p text:style-name="P49">&gt;&gt;&gt; q, r = divmod(2**56, 10)</text:p>
          <text:p text:style-name="P53">&gt;&gt;&gt; r</text:p>
          <text:p text:style-name="P53">6</text:p>
          <text:p text:style-name="P17">Da der Rest mehr als die Hälfte von 10 beträgt, wird die beste Annäherung durch Aufrunden ermittelt:</text:p>
          <text:p text:style-name="P49">&gt;&gt;&gt; q+1</text:p>
          <text:p text:style-name="P53">7205759403792794</text:p>
          <text:p text:style-name="P17">Aus diesem Grund ist die bestmögliche Approximation von 1/10 als “IEEE-754 double precision”:</text:p>
          <text:p text:style-name="P49">7205759403792794 / 2 ** 56</text:p>
          <text:p text:style-name="P17">Kürzt man Zähler und Nenner mit 2, ergibt sich folgender Bruch:</text:p>
          <text:p text:style-name="P49">3602879701896397 / 2 ** 55</text:p>
          <text:p text:style-name="P15"><text:span text:style-name="T4">Man beachte, dass, da aufgerundet wurde, dieser Wert in Wahrheit etwas größer ist als 1/10; hätte man nicht aufgerundet, wäre der Bruch ein wenig kleiner als 1/10. Aber in keinen Fall wäre er </text:span><text:span text:style-name="Emphasis"><text:span text:style-name="T4">exakt</text:span></text:span><text:span text:style-name="T4">1/10!</text:span></text:p>
          <text:p text:style-name="P15"><text:span text:style-name="T4">Der Rechner bekommt also nie 1/10 zu </text:span><text:span text:style-name="Emphasis"><text:span text:style-name="T4">sehen</text:span></text:span><text:span text:style-name="T4">: Was er sieht, ist der exakte oben dargestellte Bruch, die beste “IEEE-754 double” Approximation, die es gibt:</text:span></text:p>
          <text:p text:style-name="P49">&gt;&gt;&gt; 0.1 * 2 ** 55</text:p>
          <text:p text:style-name="P53">3602879701896397.0</text:p>
          <text:p text:style-name="P17">Wenn dieser Bruch mit 10**55 multipliziert wird, kann man sich diesen Wert bis auf 55 Dezimalstellen anzeigen lassen:</text:p>
          <text:p text:style-name="P49">&gt;&gt;&gt; 3602879701896397 * 10 ** 55 // 2 ** 55</text:p>
          <text:p text:style-name="P53">1000000000000000055511151231257827021181583404541015625</text:p>
          <text:p text:style-name="P17">was bedeutet, dass der exakte Wert der im Rechner gespeichert würde, in etwa dem Dezimalwert 0.1000000000000000055511151231257827021181583404541015625 entspricht. Anstatt den ganzen Dezimalwert anzuzeigen runden viele Sprachen (inklusive älterer Versionen von Python) das Ergebnis auf 17 signifikante Stellen:</text:p>
          <text:p text:style-name="P49">&gt;&gt;&gt; format(0.1, '.17f')</text:p>
          <text:p text:style-name="P53">'0.10000000000000001'</text:p>
          <text:p text:style-name="P15"><text:soft-page-break/><text:span text:style-name="T4">Die Module </text:span><text:span text:style-name="Source_20_Text"><text:span text:style-name="T8">fractions</text:span></text:span><text:span text:style-name="T4"> und </text:span><text:span text:style-name="Source_20_Text"><text:span text:style-name="T8">decimal</text:span></text:span><text:span text:style-name="T4"> vereinfachen diese Rechnungen:</text:span></text:p>
          <text:p text:style-name="P49">&gt;&gt;&gt; from decimal import Decimal</text:p>
          <text:p text:style-name="P53">&gt;&gt;&gt; from fractions import Fraction</text:p>
          <text:p text:style-name="P52"/>
          <text:p text:style-name="P53">&gt;&gt;&gt; Fraction.from_float(0.1)</text:p>
          <text:p text:style-name="P53">Fraction(3602879701896397, 36028797018963968)</text:p>
          <text:p text:style-name="P52"/>
          <text:p text:style-name="P53">&gt;&gt;&gt; (0.1).as_integer_ratio()</text:p>
          <text:p text:style-name="P53">(3602879701896397, 36028797018963968)</text:p>
          <text:p text:style-name="P52"/>
          <text:p text:style-name="P53">&gt;&gt;&gt; Decimal.from_float(0.1)</text:p>
          <text:p text:style-name="P53">Decimal('0.1000000000000000055511151231257827021181583404541015625')</text:p>
          <text:p text:style-name="P52"/>
          <text:p text:style-name="P53">&gt;&gt;&gt; format(Decimal.from_float(0.1), '.17')</text:p>
          <text:p text:style-name="P53">'0.10000000000000001'</text:p>
        </text:section>
      </text:section>
      <text:p text:style-name="Standard"><text:a xlink:type="simple" xlink:href="https://py-tutorial-de.readthedocs.io/de/python-3.3/authors.html" text:style-name="Internet_20_link" text:visited-style-name="Visited_20_Internet_20_Link">Next </text:a><text:a xlink:type="simple" xlink:href="https://py-tutorial-de.readthedocs.io/de/python-3.3/interactive.html" text:style-name="Internet_20_link" text:visited-style-name="Visited_20_Internet_20_Link"> Previous</text:a></text:p>
      <text:p text:style-name="Standard"><text:line-break/><text:span text:style-name="T21">15. Zur Übersetzung</text:span></text:p>
      <text:section text:style-name="Sect1" text:name="zur-ubersetzung">
        <text:p text:style-name="P15"><text:span text:style-name="T4">Dies ist die Übersetzung des offiziellen </text:span><text:a xlink:type="simple" xlink:href="http://docs.python.org/3.3/tutorial/index.html" text:style-name="Internet_20_link" text:visited-style-name="Visited_20_Internet_20_Link"><text:span text:style-name="T14">Python-Tutorials der Version 3.3</text:span></text:a><text:span text:style-name="T4">.</text:span></text:p>
        <text:p text:style-name="P15"><text:span text:style-name="T4">Sie steht unter der </text:span><text:a xlink:type="simple" xlink:href="http://www.apache.org/licenses/LICENSE-2.0.html" text:style-name="Internet_20_link" text:visited-style-name="Visited_20_Internet_20_Link"><text:span text:style-name="T14">Apache License 2.0</text:span></text:a><text:span text:style-name="T4">.</text:span></text:p>
      </text:section>
      <text:section text:style-name="Sect1" text:name="autoren-der-ubersetzung">
        <text:h text:style-name="P44" text:outline-level="1"><text:bookmark text:name="translation-authors"/>16. Autoren der Übersetzung</text:h>
        <text:list xml:id="list2328721359" text:style-name="L17">
          <text:list-item>
            <text:p text:style-name="P34"><text:span text:style-name="T4">Florian Heinle &lt;</text:span><text:a xlink:type="simple" xlink:href="mailto:launchpad%40planet-tiax.de" text:style-name="Internet_20_link" text:visited-style-name="Visited_20_Internet_20_Link"><text:span text:style-name="T14">launchpad@planet-tiax.de</text:span></text:a><text:span text:style-name="T4">&gt;</text:span></text:p>
          </text:list-item>
          <text:list-item>
            <text:p text:style-name="P34"><text:span text:style-name="T4">Florian Mayer &lt;</text:span><text:a xlink:type="simple" xlink:href="mailto:flormayer%40aim.com" text:style-name="Internet_20_link" text:visited-style-name="Visited_20_Internet_20_Link"><text:span text:style-name="T14">flormayer@aim.com</text:span></text:a><text:span text:style-name="T4">&gt;</text:span></text:p>
          </text:list-item>
          <text:list-item>
            <text:p text:style-name="P39">HerrHagen</text:p>
          </text:list-item>
          <text:list-item>
            <text:p text:style-name="P39">Johannes Schönberger</text:p>
          </text:list-item>
          <text:list-item>
            <text:p text:style-name="P34"><text:span text:style-name="T4">Lutz Horn &lt;</text:span><text:a xlink:type="simple" xlink:href="mailto:lutz.horn%40fastmail.fm" text:style-name="Internet_20_link" text:visited-style-name="Visited_20_Internet_20_Link"><text:span text:style-name="T14">lutz.horn@fastmail.fm</text:span></text:a><text:span text:style-name="T4">&gt;</text:span></text:p>
          </text:list-item>
          <text:list-item>
            <text:p text:style-name="P34"><text:span text:style-name="T4">Michael Markert &lt;</text:span><text:a xlink:type="simple" xlink:href="mailto:markert.michael%40gmail.com" text:style-name="Internet_20_link" text:visited-style-name="Visited_20_Internet_20_Link"><text:span text:style-name="T14">markert.michael@gmail.com</text:span></text:a><text:span text:style-name="T4">&gt;</text:span></text:p>
          </text:list-item>
          <text:list-item>
            <text:p text:style-name="P34"><text:span text:style-name="T4">Stefan Matthias Aust &lt;</text:span><text:a xlink:type="simple" xlink:href="mailto:eibaan%40googlemail.com" text:style-name="Internet_20_link" text:visited-style-name="Visited_20_Internet_20_Link"><text:span text:style-name="T14">eibaan@googlemail.com</text:span></text:a><text:span text:style-name="T4">&gt;</text:span></text:p>
          </text:list-item>
        </text:list>
      </text:section>
      <text:section text:style-name="Sect1" text:name="moglichkeiten-der-mitarbeit">
        <text:h text:style-name="P44" text:outline-level="1"><text:bookmark text:name="getting-involved"/>17. Möglichkeiten der Mitarbeit</text:h>
        <text:p text:style-name="P15"><text:span text:style-name="T4">Dieses Tutorial wird über ein bei </text:span><text:a xlink:type="simple" xlink:href="http://bitbucket.org/" text:style-name="Internet_20_link" text:visited-style-name="Visited_20_Internet_20_Link"><text:span text:style-name="T14">http://bitbucket.org</text:span></text:a><text:span text:style-name="T4"> gehostetes </text:span><text:a xlink:type="simple" xlink:href="http://bitbucket.org/cofi/py-tutorial-de/" text:style-name="Internet_20_link" text:visited-style-name="Visited_20_Internet_20_Link"><text:span text:style-name="T14">Mercurial-Repository </text:span></text:a><text:span text:style-name="T4">übersetzt und betreut.</text:span></text:p>
        <text:p text:style-name="P15"><text:span text:style-name="T4">Details zur Mitarbeit finden sich im </text:span><text:a xlink:type="simple" xlink:href="http://bitbucket.org/cofi/py-tutorial-de/wiki/Home" text:style-name="Internet_20_link" text:visited-style-name="Visited_20_Internet_20_Link"><text:span text:style-name="T14">Wiki des Projektes</text:span></text:a><text:span text:style-name="T4">.</text:span></text:p>
        <text:p text:style-name="P15"><text:span text:style-name="T4">Um Fehler oder Verbesserungen zu melden kann der </text:span><text:a xlink:type="simple" xlink:href="http://bitbucket.org/cofi/py-tutorial-de/issues/" text:style-name="Internet_20_link" text:visited-style-name="Visited_20_Internet_20_Link"><text:span text:style-name="T14">Issue-Tracker</text:span></text:a><text:span text:style-name="T4"> benutzt werden.</text:span></text:p>
        <text:p text:style-name="P17"><text:soft-page-break/>Desweiteren gibt es den IRC-Channel #py-tutorial-de auf freenode.</text:p>
      </text:section>
      <text:p text:style-name="Standard"><text:a xlink:type="simple" xlink:href="https://py-tutorial-de.readthedocs.io/de/python-3.3/glossary.html" text:style-name="Internet_20_link" text:visited-style-name="Visited_20_Internet_20_Link">Next </text:a><text:a xlink:type="simple" xlink:href="https://py-tutorial-de.readthedocs.io/de/python-3.3/floatingpoint.html" text:style-name="Internet_20_link" text:visited-style-name="Visited_20_Internet_20_Link"> Previous</text:a></text:p>
      <text:p text:style-name="Standard"><text:line-break/><text:span text:style-name="T21">18. Glossar</text:span></text:p>
      <text:section text:style-name="Sect1" text:name="glossar">
        <text:p text:style-name="P73"><text:bookmark text:name="term"/><text:span text:style-name="Source_20_Text"><text:span text:style-name="T13">&gt;&gt;&gt;</text:span></text:span></text:p>
        <text:p text:style-name="P81">Der Standard-Prompt der interaktiven Python-Shell. Man begegnet ihm oft in Code-Beispielen die interaktiv im Interpreter ausgeführt werden können.</text:p>
        <text:p text:style-name="P75"><text:bookmark text:name="term-1"/><text:span text:style-name="Source_20_Text"><text:span text:style-name="T13">...</text:span></text:span></text:p>
        <text:p text:style-name="P81">Der Standard-Prompt der interaktiven Shell, wenn man Code für einen eingerückten Code-Block oder innerhalb eines Paars passender Klammern (rund, eckig oder geschweift) eingibt.</text:p>
        <text:p text:style-name="P76"><text:bookmark text:name="term-2to3"/>2to3</text:p>
        <text:p text:style-name="P41">Ein Werkzeug, das versucht Python 2.x Code zu Python 3.x Code zu konvertieren, indem es die meisten Inkompabilitäten, die durch das Parsen der Quellen und das traversieren des Parse-Baumes erkannt werden können, behandelt.</text:p>
        <text:p text:style-name="P42"><text:span text:style-name="T4">2to3 ist in der Standardbibliothek als </text:span><text:span text:style-name="Source_20_Text"><text:span text:style-name="T8">lib2to3</text:span></text:span><text:span text:style-name="T4"> verfügbar. Ein eigenständiger Einstiegspunkt ist als </text:span><text:span text:style-name="Source_20_Text"><text:span text:style-name="T12">Tools/scripts/2to3</text:span></text:span><text:span text:style-name="T4"> bereitgestellt. Siehe </text:span><text:a xlink:type="simple" xlink:href="http://docs.python.org/3.3/library/2to3.html#to3-reference" text:style-name="Internet_20_link" text:visited-style-name="Visited_20_Internet_20_Link"><text:span text:style-name="T14">2to3 - Automated Python 2 to 3 code translation</text:span></text:a><text:span text:style-name="T4">.</text:span></text:p>
        <text:p text:style-name="P76"><text:bookmark text:name="term-abstract-base-class"/>abstract base class</text:p>
        <text:p text:style-name="P78"><text:span text:style-name="T4">Abstrakte Basisklassen (Abstract Base Classes - kurz ABCs) ergänzen </text:span><text:a xlink:type="simple" xlink:href="https://py-tutorial-de.readthedocs.io/de/python-3.3/glossary.html#term-duck-typing" text:style-name="Internet_20_link" text:visited-style-name="Visited_20_Internet_20_Link"><text:span text:style-name="T14">duck-typing</text:span></text:a><text:span text:style-name="T4">, indem sie das definieren von Schnittstellen ermöglichen, wo andere Techniken wie </text:span><text:span text:style-name="Source_20_Text"><text:span text:style-name="T8">hasattr()</text:span></text:span><text:span text:style-name="T4"> umständlich wären. Python kommt mit vielen eingebauten ABCs für Datenstrukturen (im </text:span><text:span text:style-name="Source_20_Text"><text:span text:style-name="T8">collections</text:span></text:span><text:span text:style-name="T4">-Modul), Zahlen (im </text:span><text:span text:style-name="Source_20_Text"><text:span text:style-name="T8">numbers</text:span></text:span><text:span text:style-name="T4">-Modul) und Ströme (im </text:span><text:span text:style-name="Source_20_Text"><text:span text:style-name="T8">io</text:span></text:span><text:span text:style-name="T4">-Modul). Man kann eigene ABC mit dem </text:span><text:span text:style-name="Source_20_Text"><text:span text:style-name="T8">abc</text:span></text:span><text:span text:style-name="T4">-Modul erzeugen.</text:span></text:p>
        <text:p text:style-name="P76"><text:bookmark text:name="term-argument"/>argument</text:p>
        <text:p text:style-name="P42"><text:span text:style-name="T4">Ein Wert, der einer Funktion oder Methode übergeben wird und einer benannten lokalen Variable im Funktionsrumpf zugewiesen wird. Eine Funktion oder Methode kann sowohl Positions-, als auch Schlüsselwort-Argumente in ihrer Definition haben. Positions- und Schlüsselwort-Argumente können von variabler Länge sein: </text:span><text:span text:style-name="Source_20_Text"><text:span text:style-name="T12">*</text:span></text:span><text:span text:style-name="T4"> akzeptiert (falls in der Funktionsdefinition) oder übergibt (im Funktionsaufruf) mehrere Positionsargumente in einer Liste, während </text:span><text:span text:style-name="Source_20_Text"><text:span text:style-name="T12">**</text:span></text:span><text:span text:style-name="T4"> dasselbe für Schlüsselwort-Argumente in einem Dictionary leistet.</text:span></text:p>
        <text:p text:style-name="P41">Jeder Ausdruck kann innerhalb der Argumentliste benutzt werden und der ausgewertete Wert wird an die lokale Variable übergeben.</text:p>
        <text:p text:style-name="P76"><text:bookmark text:name="term-attribute"/><text:soft-page-break/>attribute</text:p>
        <text:p text:style-name="P78"><text:span text:style-name="T4">Ein Wert, der mit einem Objekt assoziiert ist, wird von einem Namen mittels Punkt-Ausdruck referenziert. Zum Beispiel, hätte ein Objekt </text:span><text:span text:style-name="Emphasis"><text:span text:style-name="T4">o</text:span></text:span><text:span text:style-name="T4"> ein Attribut </text:span><text:span text:style-name="Emphasis"><text:span text:style-name="T4">a</text:span></text:span><text:span text:style-name="T4">, so würde es als </text:span><text:span text:style-name="Emphasis"><text:span text:style-name="T4">o.a</text:span></text:span><text:span text:style-name="T4"> referenziert.</text:span></text:p>
        <text:p text:style-name="P76"><text:bookmark text:name="term-bdfl"/>BDFL</text:p>
        <text:p text:style-name="P78"><text:span text:style-name="T4">Benevolent Dictator For Life (Wohlwollender Diktator auf Lebenszeit), auch bekannt als </text:span><text:a xlink:type="simple" xlink:href="http://www.python.org/~guido/" text:style-name="Internet_20_link" text:visited-style-name="Visited_20_Internet_20_Link"><text:span text:style-name="T14">Guido van Rossum</text:span></text:a><text:span text:style-name="T4">, der Schöpfer von Python.</text:span></text:p>
        <text:p text:style-name="P76"><text:bookmark text:name="term-bytecode"/>bytecode</text:p>
        <text:p text:style-name="P78"><text:span text:style-name="T4">Die interne Darstellung eines Python-Programmes im Interpreter, Python-Programme werden zu ihm kompiliert. Der Bytecode wird in </text:span><text:span text:style-name="Source_20_Text"><text:span text:style-name="T12">.pyc</text:span></text:span><text:span text:style-name="T4">- und </text:span><text:span text:style-name="Source_20_Text"><text:span text:style-name="T12">.pyo</text:span></text:span><text:span text:style-name="T4">-Dateien gespeichert, so dass das Ausführen derselben Datei beim zweiten Mal schneller ist (da die erneute Kompilierung zu Bytecode vermieden werden kann). Diese “Zwischensprache” (</text:span><text:span text:style-name="Emphasis"><text:span text:style-name="T4">intermediate language</text:span></text:span><text:span text:style-name="T4">) ist dazu gedacht auf einer </text:span><text:a xlink:type="simple" xlink:href="https://py-tutorial-de.readthedocs.io/de/python-3.3/glossary.html#term-virtual-machine" text:style-name="Internet_20_link" text:visited-style-name="Visited_20_Internet_20_Link"><text:span text:style-name="T14">virtual machine</text:span></text:a><text:span text:style-name="T4"> (Virtuellen Maschine) ausgeführt zu werden, die den Maschinencode zum jeweiligen Bytecode ausführt.</text:span></text:p>
        <text:p text:style-name="P76"><text:bookmark text:name="term-class"/>class</text:p>
        <text:p text:style-name="P81">Eine Vorlage für die Erstellung benutzerdefinierter Objekte. Klassendefinitionen enthalten normalerweise Methodendefinitionen, die auf den Exemplaren der Klasse agieren.</text:p>
        <text:p text:style-name="P76"><text:bookmark text:name="term-coercion"/>coercion</text:p>
        <text:p text:style-name="P78"><text:span text:style-name="T4">Die implizite Konvertierung eines Exemplares eines Typs in einen anderen während einer Operation, die zwei Argumente desselben Typs erfordert. Zum Beispiel konvertiert </text:span><text:span text:style-name="Source_20_Text"><text:span text:style-name="T12">int(3.15)</text:span></text:span><text:span text:style-name="T4">die Fliesskomma-Zahl zu der Ganzzahl </text:span><text:span text:style-name="Source_20_Text"><text:span text:style-name="T12">3</text:span></text:span><text:span text:style-name="T4">, aber in </text:span><text:span text:style-name="Source_20_Text"><text:span text:style-name="T12">3 + 4.5</text:span></text:span><text:span text:style-name="T4"> ist jedes Argument von einem verschiedenen Typ (eines </text:span><text:span text:style-name="Emphasis"><text:span text:style-name="T4">int</text:span></text:span><text:span text:style-name="T4">, eines </text:span><text:span text:style-name="Emphasis"><text:span text:style-name="T4">float</text:span></text:span><text:span text:style-name="T4">) und beide müssen zum selben Typ konvertiert werden oder es wird ein </text:span><text:span text:style-name="Source_20_Text"><text:span text:style-name="T8">TypeError</text:span></text:span><text:span text:style-name="T4"> erzeugt. Ohne Coercion müssten alle Argumente, selbst von kompatiblen Typen, zum selben Typ vom Programmierer normalisiert werden, z.B. </text:span><text:span text:style-name="Source_20_Text"><text:span text:style-name="T12">float(3) + 4.5</text:span></text:span><text:span text:style-name="T4"> statt nur </text:span><text:span text:style-name="Source_20_Text"><text:span text:style-name="T12">3 + 4.5</text:span></text:span><text:span text:style-name="T4">.</text:span></text:p>
        <text:p text:style-name="P76"><text:bookmark text:name="term-complex-number"/>complex number</text:p>
        <text:p text:style-name="P78"><text:span text:style-name="T4">Eine Erweiterung zum bekannten reellen Zahlensystem, in dem alle Zahlen als eine Summe eines reellen Anteils und eines imaginären Anteils ausgedrückt werden. Imaginäre Zahlen sind echte Vielfache der imaginären Einheit (der Wurzel von </text:span><text:span text:style-name="Source_20_Text"><text:span text:style-name="T12">-1</text:span></text:span><text:span text:style-name="T4">), oft in der Mathematik oft als </text:span><text:span text:style-name="Emphasis"><text:span text:style-name="T4">i</text:span></text:span><text:span text:style-name="T4"> oder im Ingenieurwesen als </text:span><text:span text:style-name="Emphasis"><text:span text:style-name="T4">j</text:span></text:span><text:span text:style-name="T4"> geschrieben. Python hat eingebaute Unterstützung für Komplexe Zahlen, die mit folgender Notation geschrieben werden: Der imaginäre Anteil wird mit dem Suffix </text:span><text:span text:style-name="Emphasis"><text:span text:style-name="T4">j</text:span></text:span><text:span text:style-name="T4"> geschrieben, z.B. </text:span><text:span text:style-name="Source_20_Text"><text:span text:style-name="T12">3+1j</text:span></text:span><text:span text:style-name="T4">. Um Zugang zu den komplexen Äquivalenten des </text:span><text:span text:style-name="Source_20_Text"><text:span text:style-name="T8">math</text:span></text:span><text:span text:style-name="T4">-Modules zu bekommen, benutzt man </text:span><text:span text:style-name="Source_20_Text"><text:span text:style-name="T8">cmath</text:span></text:span><text:span text:style-name="T4">. Der Gebrauch von Komplexen Zahlen ist ein recht fortgeschrittenes mathematisches Werkzeug. Kennt man keine Notwendigkeit sie zu benutzen, ist es fast sicher, dass man sie getrost ignorieren kann.</text:span></text:p>
        <text:p text:style-name="P76"><text:bookmark text:name="term-context-manager"/><text:soft-page-break/>context manager</text:p>
        <text:p text:style-name="P78"><text:span text:style-name="T4">Ein Objekt, das die Umgebung, der man in einer </text:span><text:span text:style-name="Source_20_Text"><text:span text:style-name="T8">with</text:span></text:span><text:span text:style-name="T4">-Anweisung begegnet, kontrolliert, indem es die Methoden </text:span><text:span text:style-name="Source_20_Text"><text:span text:style-name="T8">__enter__()</text:span></text:span><text:span text:style-name="T4"> und </text:span><text:span text:style-name="Source_20_Text"><text:span text:style-name="T8">__exit__()</text:span></text:span><text:span text:style-name="T4"> definiert. Siehe </text:span><text:bookmark text:name="index-07"/><text:a xlink:type="simple" xlink:href="https://www.python.org/dev/peps/pep-0343" text:style-name="Internet_20_link" text:visited-style-name="Visited_20_Internet_20_Link"><text:span text:style-name="Strong_20_Emphasis"><text:span text:style-name="T15">PEP 343</text:span></text:span></text:a><text:span text:style-name="T4">.</text:span></text:p>
        <text:p text:style-name="P76"><text:bookmark text:name="term-cpython"/>CPython</text:p>
        <text:p text:style-name="P81">Die kanonische Implementierung der Pyton Programmiersprache. Der Term “CPython” wird in Kontexten benutzt, in denen es nötig ist diese Implementierung von anderen wie Jython oder IronPython zu unterscheiden.</text:p>
        <text:p text:style-name="P76"><text:bookmark text:name="term-decorator"/>decorator</text:p>
        <text:p text:style-name="P42"><text:span text:style-name="T4">Eine Funktion, die eine andere Funktion zurückgibt, normalerweise als Funktionstransformation durch die </text:span><text:span text:style-name="Source_20_Text"><text:span text:style-name="T12">@wrapper</text:span></text:span><text:span text:style-name="T4">-Syntax benutzt. Häufige Beispiele für Dekoratoren sind </text:span><text:span text:style-name="Source_20_Text"><text:span text:style-name="T8">classmethod()</text:span></text:span><text:span text:style-name="T4"> und</text:span><text:span text:style-name="Source_20_Text"><text:span text:style-name="T8">staticmethod()</text:span></text:span><text:span text:style-name="T4">.</text:span></text:p>
        <text:p text:style-name="P82">Die Dekorator-Syntax ist nur Syntaktischer Zucker (syntactic sugar). Die beiden folgenden Definitionen sind semantisch äquivalent:</text:p>
        <text:p text:style-name="P59">def f(...):</text:p>
        <text:p text:style-name="P61"><text:s text:c="4"/><text:span text:style-name="T1">...</text:span></text:p>
        <text:p text:style-name="P59">f = staticmethod(f)</text:p>
        <text:p text:style-name="P58"/>
        <text:p text:style-name="P59">@staticmethod</text:p>
        <text:p text:style-name="P59">def f(...):</text:p>
        <text:p text:style-name="P61"><text:s text:c="4"/><text:span text:style-name="T1">...</text:span></text:p>
        <text:p text:style-name="P42"><text:span text:style-name="T4">Dasselbe Konzept existiert für Klassen, ist jedoch dort weniger gebräuchlich. Siehe die Dokumentation für </text:span><text:a xlink:type="simple" xlink:href="http://docs.python.org/3.3/reference/compound_stmts.html#function" text:style-name="Internet_20_link" text:visited-style-name="Visited_20_Internet_20_Link"><text:span text:style-name="T14">Funktionsdefinitionen</text:span></text:a><text:span text:style-name="T4"> und </text:span><text:a xlink:type="simple" xlink:href="http://docs.python.org/3.3/reference/compound_stmts.html#class" text:style-name="Internet_20_link" text:visited-style-name="Visited_20_Internet_20_Link"><text:span text:style-name="T14">Klassendefinitionen</text:span></text:a><text:span text:style-name="T4"> für mehr über Dekoratoren.</text:span></text:p>
        <text:p text:style-name="P76"><text:bookmark text:name="term-descriptor"/>descriptor</text:p>
        <text:p text:style-name="P42"><text:span text:style-name="T4">Jedes Objekt, das die Methoden </text:span><text:span text:style-name="Source_20_Text"><text:span text:style-name="T8">__get__()</text:span></text:span><text:span text:style-name="T4">, </text:span><text:span text:style-name="Source_20_Text"><text:span text:style-name="T8">__set__()</text:span></text:span><text:span text:style-name="T4"> oder </text:span><text:span text:style-name="Source_20_Text"><text:span text:style-name="T8">__delete__()</text:span></text:span><text:span text:style-name="T4"> definiert. Wenn ein Klassenattribut ein Deskriptor ist, wird sein spezielles Bindeverhalten beim Attributs-Lookup ausgelöst. Wenn man </text:span><text:span text:style-name="Emphasis"><text:span text:style-name="T4">a.b</text:span></text:span><text:span text:style-name="T4"> für das Abfragen (</text:span><text:span text:style-name="Emphasis"><text:span text:style-name="T4">get</text:span></text:span><text:span text:style-name="T4">), Setzen (</text:span><text:span text:style-name="Emphasis"><text:span text:style-name="T4">set</text:span></text:span><text:span text:style-name="T4">) oder Löschen (</text:span><text:span text:style-name="Emphasis"><text:span text:style-name="T4">delete</text:span></text:span><text:span text:style-name="T4">) eines Attributs benutzt, wird nach einem Objekt namens </text:span><text:span text:style-name="Emphasis"><text:span text:style-name="T4">b</text:span></text:span><text:span text:style-name="T4"> im Klassendictionary von </text:span><text:span text:style-name="Emphasis"><text:span text:style-name="T4">a</text:span></text:span><text:span text:style-name="T4"> gesucht, ist </text:span><text:span text:style-name="Emphasis"><text:span text:style-name="T4">b</text:span></text:span><text:span text:style-name="T4">aber ein Deskriptor, wird die jeweilige Deskriptor-Methode aufgerufen. Das Verstehen von Deskriptoren ist wichtig für ein tiefes Verständnis von Python, da sie die Basis für viele Features einschliesslich Funtionen, Methoden, Properties, Klassenmethoden, statische Methoden und Referenzen zu Super-Klassen bilden.</text:span></text:p>
        <text:p text:style-name="P42"><text:span text:style-name="T4">Für mehr Informationen zu den Deskriptor-Methoden, siehe </text:span><text:a xlink:type="simple" xlink:href="http://docs.python.org/3.3/reference/datamodel.html#descriptors" text:style-name="Internet_20_link" text:visited-style-name="Visited_20_Internet_20_Link"><text:span text:style-name="T14">Implementing Descriptors</text:span></text:a><text:span text:style-name="T4">.</text:span></text:p>
        <text:p text:style-name="P76"><text:bookmark text:name="term-dictionary"/><text:soft-page-break/>dictionary</text:p>
        <text:p text:style-name="P78"><text:span text:style-name="T4">Ein assoziatives Array, wo beliebige Schlüssel auf Werte abgebildet werden. Die Benutzung von </text:span><text:span text:style-name="Source_20_Text"><text:span text:style-name="T8">dict</text:span></text:span><text:span text:style-name="T4"> kommt der von </text:span><text:span text:style-name="Source_20_Text"><text:span text:style-name="T8">list</text:span></text:span><text:span text:style-name="T4"> sehr nahe, aber ein Schlüssel kann jedes Objekt sein, das eine</text:span><text:span text:style-name="Source_20_Text"><text:span text:style-name="T8">__hash__()</text:span></text:span><text:span text:style-name="T4">-Methode hat, nicht nur Ganzzahlen. Trägt den Namen </text:span><text:span text:style-name="Emphasis"><text:span text:style-name="T4">hash</text:span></text:span><text:span text:style-name="T4"> in Perl.</text:span></text:p>
        <text:p text:style-name="P76"><text:bookmark text:name="term-docstring"/>docstring</text:p>
        <text:p text:style-name="P78"><text:span text:style-name="T4">Ein Stringliteral, das als erster Ausdruck in einer Klasse, Funktion oder einem Modul vorkommt. Während es beim Ausführen der Suite ignoriert wird, erkennt der Compiler es und weist es dem </text:span><text:span text:style-name="Source_20_Text"><text:span text:style-name="T8">__doc__</text:span></text:span><text:span text:style-name="T4">-Attribut der umgebenden Klasse, Funktion oder Modul zu. Da es durch Introspektion verfügbar ist, ist es der kanonische Ort für Dokumentation des Objekts.</text:span></text:p>
        <text:p text:style-name="P76"><text:bookmark text:name="term-duck-typing"/>duck-typing</text:p>
        <text:p text:style-name="P78"><text:span text:style-name="T4">Ein pythonischer Programmierstil, der den Typ eines Objektes anhand seiner Methoden- oder Attributssignatur bestimmt, statt durch die explizite Zuordnung zu einem Typ-Objekt. (“Sieht es wie eines Ente aus und quakt es wie eine Ente, dann muss es eine Ente sein.”) Durch die Hervorhebung von Schnittstellen statt spezifischer Typen, verbessert ein gut-durchdachter Code seine Flexibilität, indem er polymorphe Substitution zulässt. Duck-typing vermeidet Tests mittels </text:span><text:span text:style-name="Source_20_Text"><text:span text:style-name="T8">type()</text:span></text:span><text:span text:style-name="T4"> oder </text:span><text:span text:style-name="Source_20_Text"><text:span text:style-name="T8">isinstance()</text:span></text:span><text:span text:style-name="T4">. (Beachte jedoch, dass duck-typing durch Abstrakte Basis Klassen ergänzt werden kann.) Stattdessen benutzt es Tests mit </text:span><text:span text:style-name="Source_20_Text"><text:span text:style-name="T8">hasattr()</text:span></text:span><text:span text:style-name="T4"> oder </text:span><text:a xlink:type="simple" xlink:href="https://py-tutorial-de.readthedocs.io/de/python-3.3/glossary.html#term-eafp" text:style-name="Internet_20_link" text:visited-style-name="Visited_20_Internet_20_Link"><text:span text:style-name="T14">EAFP</text:span></text:a><text:span text:style-name="T4">-Programmierung.</text:span></text:p>
        <text:p text:style-name="P76"><text:bookmark text:name="term-eafp"/>EAFP</text:p>
        <text:p text:style-name="P78"><text:span text:style-name="T11">“</text:span><text:span text:style-name="T4">Easier to ask for forgiveness than permission.” (Leichter um Vergebung zu bitten, als um Erlaubnis.) Dieser geläufige Python-Programmierstil setzt die Existenz von validen Schlüsseln oder Attributen voraus und fängt Ausnahmen ab, wenn die Voraussetzung nicht erfüllt wurde. Für diesen sauberen und schnellen Stil ist die Präsenz vieler </text:span><text:span text:style-name="Source_20_Text"><text:span text:style-name="T8">try</text:span></text:span><text:span text:style-name="T4">- und </text:span><text:span text:style-name="Source_20_Text"><text:span text:style-name="T8">except</text:span></text:span><text:span text:style-name="T4">-Anweisungen charakteristisch. Diese Technik hebt sich von dem </text:span><text:a xlink:type="simple" xlink:href="https://py-tutorial-de.readthedocs.io/de/python-3.3/glossary.html#term-lbyl" text:style-name="Internet_20_link" text:visited-style-name="Visited_20_Internet_20_Link"><text:span text:style-name="T14">LBYL</text:span></text:a><text:span text:style-name="T4">-Stil ab, der in vielen anderen Sprachen wie beispielsweise C geläufig ist.</text:span></text:p>
        <text:p text:style-name="P76"><text:bookmark text:name="term-expression"/>expression</text:p>
        <text:p text:style-name="P78"><text:span text:style-name="T4">Ein Stück Syntax, die zu einem Wert evaluiert werden kann. Mit anderen Worten ist ein Ausdruck eine Anhäufung von Ausdruckselementen wie Literale, Namen, Attributszugriffe, Operatoren oder Funktionsaufrufen, die alle einen Wert zurückgeben. Im Unterschied zu vielen anderen Sprachen, sind nicht alle Sprachkonstrukte Ausdrücke. Es gibt ebenfalls Anweisungen (</text:span><text:a xlink:type="simple" xlink:href="https://py-tutorial-de.readthedocs.io/de/python-3.3/glossary.html#term-statement" text:style-name="Internet_20_link" text:visited-style-name="Visited_20_Internet_20_Link"><text:span text:style-name="T14">statement</text:span></text:a><text:span text:style-name="T4">), die nicht als als Ausdruck benutzt werden können, wie etwa </text:span><text:span text:style-name="Source_20_Text"><text:span text:style-name="T8">if</text:span></text:span><text:span text:style-name="T4">. Zuweisungen sind ebenfalls Anweisungen, keine Ausdrücke.</text:span></text:p>
        <text:p text:style-name="P76"><text:bookmark text:name="term-extension-module"/>extension module</text:p>
        <text:p text:style-name="P81"><text:soft-page-break/>Ein Modul, das in C oder C++ geschrieben ist und mit Pythons C API mit dem Kern und dem Benutzer-Code zusammenarbeitet.</text:p>
        <text:p text:style-name="P76"><text:bookmark text:name="term-finder"/>finder</text:p>
        <text:p text:style-name="P42"><text:span text:style-name="T4">Ein Objekt, das versucht den </text:span><text:a xlink:type="simple" xlink:href="https://py-tutorial-de.readthedocs.io/de/python-3.3/glossary.html#term-loader" text:style-name="Internet_20_link" text:visited-style-name="Visited_20_Internet_20_Link"><text:span text:style-name="T14">loader</text:span></text:a><text:span text:style-name="T4"> für ein Modul zu finden. Es muss eine Methode namens </text:span><text:span text:style-name="Source_20_Text"><text:span text:style-name="T8">find_module()</text:span></text:span><text:span text:style-name="T4"> implementieren.</text:span></text:p>
        <text:p text:style-name="P42"><text:span text:style-name="T4">Siehe </text:span><text:bookmark text:name="index-13"/><text:a xlink:type="simple" xlink:href="https://www.python.org/dev/peps/pep-0302" text:style-name="Internet_20_link" text:visited-style-name="Visited_20_Internet_20_Link"><text:span text:style-name="Strong_20_Emphasis"><text:span text:style-name="T15">PEP 302</text:span></text:span></text:a><text:span text:style-name="T4"> für Details und </text:span><text:span text:style-name="Source_20_Text"><text:span text:style-name="T8">importlib.abc.Finder</text:span></text:span><text:span text:style-name="T4"> für eine </text:span><text:a xlink:type="simple" xlink:href="https://py-tutorial-de.readthedocs.io/de/python-3.3/glossary.html#term-abstract-base-class" text:style-name="Internet_20_link" text:visited-style-name="Visited_20_Internet_20_Link"><text:span text:style-name="T14">abstract base class</text:span></text:a><text:span text:style-name="T4">.</text:span></text:p>
        <text:p text:style-name="P76"><text:bookmark text:name="term-floor-division"/>floor division</text:p>
        <text:p text:style-name="P78"><text:span text:style-name="T4">Mathematische Division die jeden Rest verwirft. Der Operator für Ganzzahl-Division ist </text:span><text:span text:style-name="Source_20_Text"><text:span text:style-name="T12">//</text:span></text:span><text:span text:style-name="T4">. Zum Beispiel evaluatiert der Ausdruck </text:span><text:span text:style-name="Source_20_Text"><text:span text:style-name="T12">11//4</text:span></text:span><text:span text:style-name="T4"> zu </text:span><text:span text:style-name="Source_20_Text"><text:span text:style-name="T12">2</text:span></text:span><text:span text:style-name="T4"> im Gegensatz zu </text:span><text:span text:style-name="Source_20_Text"><text:span text:style-name="T12">2.75</text:span></text:span><text:span text:style-name="T4">, die von Fliesskomma-Division zurückgegeben wird.</text:span></text:p>
        <text:p text:style-name="P76"><text:bookmark text:name="term-function"/>function</text:p>
        <text:p text:style-name="P41">Eine Serie von Anweisungen, die einen Wert zum Aufrufenden zurückgeben. Ihr können ebenfalls null oder mehr Argumente übergeben werden, die in der Ausführung des Rumpfs benutzt werden können.</text:p>
        <text:p text:style-name="P42"><text:span text:style-name="T4">Siehe auch </text:span><text:a xlink:type="simple" xlink:href="https://py-tutorial-de.readthedocs.io/de/python-3.3/glossary.html#term-argument" text:style-name="Internet_20_link" text:visited-style-name="Visited_20_Internet_20_Link"><text:span text:style-name="T14">argument</text:span></text:a><text:span text:style-name="T4"> und </text:span><text:a xlink:type="simple" xlink:href="https://py-tutorial-de.readthedocs.io/de/python-3.3/glossary.html#term-method" text:style-name="Internet_20_link" text:visited-style-name="Visited_20_Internet_20_Link"><text:span text:style-name="T14">method</text:span></text:a><text:span text:style-name="T4">.</text:span></text:p>
        <text:p text:style-name="P76"><text:bookmark text:name="term-future"/>__future__</text:p>
        <text:p text:style-name="P41">Ein Pseudo-Modul, das Programmierern ermöglicht neue Sprach-Features zu aktivieren, die nicht kompatibel mit dem aktuellen Interpreter sind.</text:p>
        <text:p text:style-name="P79"><text:span text:style-name="T4">Durch den Import des </text:span><text:span text:style-name="Source_20_Text"><text:span text:style-name="T8">__future__</text:span></text:span><text:span text:style-name="T4">-Moduls und dem Auswerten seiner Variablen, kann man sehen, wann ein Feature zuerst der Sprache hinzugefügt wurde und wann es das Standard-Verhalten wird:</text:span></text:p>
        <text:p text:style-name="P60">&gt;&gt;&gt; import __future__</text:p>
        <text:p text:style-name="P60">&gt;&gt;&gt; __future__.division</text:p>
        <text:p text:style-name="P60">_Feature((2, 2, 0, 'alpha', 2), (3, 0, 0, 'alpha', 0), 8192)</text:p>
        <text:p text:style-name="P76"><text:bookmark text:name="term-garbage-collection"/>garbage collection</text:p>
        <text:p text:style-name="P78"><text:span text:style-name="T4">Der Prozess des Freigebens nicht mehr benötigten Speichers. Pythons garbage collection erfolgt mittels des Zählens von Referenzen (</text:span><text:span text:style-name="Emphasis"><text:span text:style-name="T4">reference counting</text:span></text:span><text:span text:style-name="T4">) und einem zyklischen Garbage Collectors, der imstande ist Referenzzyklen zu entdecken und aufzubrechen.</text:span></text:p>
        <text:p text:style-name="P76"><text:bookmark text:name="term-generator"/>generator</text:p>
        <text:p text:style-name="P78"><text:span text:style-name="T4">Eine Funktion die einen Iterator zurückgibt. Sie sieht aus wie eine normale Funktion, mit der Ausnahme, dass Werte zum Aufrufenden mittels einer </text:span><text:span text:style-name="Source_20_Text"><text:span text:style-name="T8">yield</text:span></text:span><text:span text:style-name="T4">-Anweisung statt mit einer</text:span><text:span text:style-name="Source_20_Text"><text:span text:style-name="T8">return</text:span></text:span><text:span text:style-name="T4">-Anweisung zurückgegeben werden. Generator-Funktionen enthalten oft eine oder mehrere Schleifen (</text:span><text:span text:style-name="Source_20_Text"><text:span text:style-name="T8">for</text:span></text:span><text:span text:style-name="T4"> oder </text:span><text:span text:style-name="Source_20_Text"><text:span text:style-name="T8">while</text:span></text:span><text:span text:style-name="T4">), die dem </text:span><text:soft-page-break/><text:span text:style-name="T4">Aufrufenden Elemente liefern (</text:span><text:span text:style-name="Source_20_Text"><text:span text:style-name="T8">yield</text:span></text:span><text:span text:style-name="T4"> en). Die Ausführung der Funktion wird nach dem </text:span><text:span text:style-name="Source_20_Text"><text:span text:style-name="T8">yield</text:span></text:span><text:span text:style-name="T4"> unterbrochen (während das Ergebnis zurückgegeben wird) und wird dort wiederaufgenommen, wenn das nächste Element durch den Aufruf der </text:span><text:span text:style-name="Source_20_Text"><text:span text:style-name="T8">__next__()</text:span></text:span><text:span text:style-name="T4">-Methode des zurückgegebenen Iterators angefordert wird.</text:span></text:p>
        <text:p text:style-name="P76"><text:bookmark text:name="index-22"/><text:bookmark text:name="term-generator-expression"/>generator expression</text:p>
        <text:p text:style-name="P42"><text:span text:style-name="T4">Ein Ausdruck, der einen Generator zurückgibt. Er sieht wie ein normaler Ausdruck aus, gefolgt von einem </text:span><text:span text:style-name="Source_20_Text"><text:span text:style-name="T8">for</text:span></text:span><text:span text:style-name="T4">-Ausdruck, der eine Schleifenvariable - hier </text:span><text:span text:style-name="Emphasis"><text:span text:style-name="T4">range</text:span></text:span><text:span text:style-name="T4"> - definiert und einem optionalem </text:span><text:span text:style-name="Source_20_Text"><text:span text:style-name="T8">if</text:span></text:span><text:span text:style-name="T4">-Ausdruck. Der kombinierte Ausdruck generiert Werte für eine umgebende Funktion:</text:span></text:p>
        <text:p text:style-name="P60">&gt;&gt;&gt; sum(i*i for i in range(10)) <text:s text:c="8"/># summe der quadrate von 1,2, …, 10</text:p>
        <text:p text:style-name="P60">285</text:p>
        <text:p text:style-name="P76"><text:bookmark text:name="term-gil"/>GIL</text:p>
        <text:p text:style-name="P78"><text:span text:style-name="T4">Siehe </text:span><text:a xlink:type="simple" xlink:href="https://py-tutorial-de.readthedocs.io/de/python-3.3/glossary.html#term-global-interpreter-lock" text:style-name="Internet_20_link" text:visited-style-name="Visited_20_Internet_20_Link"><text:span text:style-name="T14">global interpreter lock</text:span></text:a><text:span text:style-name="T4">.</text:span></text:p>
        <text:p text:style-name="P76"><text:bookmark text:name="term-global-interpreter-lock"/>global interpreter lock</text:p>
        <text:p text:style-name="P41">multi-processor machines. Efforts have been made in the past to create a “free-threaded” interpreter (one which locks shared data at a much finer granularity), but so far none have been successful because performance suffered in the common single-processor case.</text:p>
        <text:p text:style-name="P42"><text:span text:style-name="T4">Das Lock, das von Python-Threads benutzt wird, um sicherzustellen, dass nur ein Thread gleichzeitig in der Virtuellen Maschine (</text:span><text:a xlink:type="simple" xlink:href="https://py-tutorial-de.readthedocs.io/de/python-3.3/glossary.html#term-virtual-machine" text:style-name="Internet_20_link" text:visited-style-name="Visited_20_Internet_20_Link"><text:span text:style-name="T14">virtual machine</text:span></text:a><text:span text:style-name="T4">) von </text:span><text:a xlink:type="simple" xlink:href="https://py-tutorial-de.readthedocs.io/de/python-3.3/glossary.html#term-cpython" text:style-name="Internet_20_link" text:visited-style-name="Visited_20_Internet_20_Link"><text:span text:style-name="T14">CPython</text:span></text:a><text:span text:style-name="T4"> ausgeführt wird. Den ganzen Interpreter zu locken, macht es dem Interpreter einfacher multi-threaded zu sein, auf Kosten eines Großteils der Parallelität, die von Multi-Prozessor Maschinen bereitgestellt wird. In der Vergangenheit gab es viele Bestrebungen einen “free-threaded” Interpreter (der den Zugriff auf geteilte Daten in einer feineren Granularität blockt) zu erschaffen, jedoch war noch keiner erfolgreich, da alle Performance-Einbußen im häufigen Fall des Einzel-Prozessors.</text:span></text:p>
        <text:p text:style-name="P76"><text:bookmark text:name="term-hashable"/>hashable</text:p>
        <text:p text:style-name="P42"><text:span text:style-name="T4">Ein Objekt ist </text:span><text:span text:style-name="Emphasis"><text:span text:style-name="T4">hashbar</text:span></text:span><text:span text:style-name="T4">, wenn es einen Hashwert hat, der sich niemals während seiner Existenz ändert (es braucht eine </text:span><text:span text:style-name="Source_20_Text"><text:span text:style-name="T8">__hash__()</text:span></text:span><text:span text:style-name="T4">-Methode) und mit anderen Objekten verglichen werden kann (es braucht eine </text:span><text:span text:style-name="Source_20_Text"><text:span text:style-name="T8">__eq__()</text:span></text:span><text:span text:style-name="T4">-Methode). Hashbare Objekte, die sich gleichen, müssen denselben Hashwert haben.</text:span></text:p>
        <text:p text:style-name="P82">Hashbarkeit macht ein Objekt als Dictionary-Schlüssel und als Mengen-Mitglied benutzbar, da diese Datenstrukturen intern den Hashwert benutzen.</text:p>
        <text:p text:style-name="P42"><text:soft-page-break/><text:span text:style-name="T4">Alle von Pythons eingebauten, unveränderbaren Objekte sind hashbar, während keiner der veränderbaren Container (wie Listen oder Dictionaries) es ist. Objekte, die Exemplare von benutzerdefinierten Klassen sind, sind standardmäßig hashbar; sie vergleichen auf ungleich und ihr Hashwert ist ihre </text:span><text:span text:style-name="Source_20_Text"><text:span text:style-name="T8">id()</text:span></text:span><text:span text:style-name="T4">.</text:span></text:p>
        <text:p text:style-name="P76"><text:bookmark text:name="term-idle"/>IDLE</text:p>
        <text:p text:style-name="P81">Eine IDE (Integrated Development Environment) für Python. IDLE ist eine einfache Editor- und Interpreter-Umgebung, die in der Standard-Distribution von Python enthalten ist. Gut für Anfänger geeignet und dient auch als Beispiel-Code für alle, die eine moderat komplexe, Multi-Plattform GUI Anwendung erstellen wollen.</text:p>
        <text:p text:style-name="P76"><text:bookmark text:name="term-immutable"/>immutable</text:p>
        <text:p text:style-name="P78"><text:span text:style-name="T4">Ein Objekt mit einem festen Wert. Zu den unveränderbaren (</text:span><text:span text:style-name="Emphasis"><text:span text:style-name="T4">immutable</text:span></text:span><text:span text:style-name="T4">) Objekten zählen Zahlen, Strings und Tupel. Solche Objekte könnnen nicht verändert werden. Ein neues Objekte muss erzeugt werden, wenn ein verschiedener Wert gespeichert werden muss. Sie spielen eine wichtige Rolle an Stellen, bei denen ein konstanter Hashwert benötigt wird, zum Beispiel als Schlüssel in einem Dictionary.</text:span></text:p>
        <text:p text:style-name="P76"><text:bookmark text:name="term-importer"/>importer</text:p>
        <text:p text:style-name="P78"><text:span text:style-name="T4">Ein Objekt, das sowohl Module fundet und lädt; zugleich ein </text:span><text:a xlink:type="simple" xlink:href="https://py-tutorial-de.readthedocs.io/de/python-3.3/glossary.html#term-finder" text:style-name="Internet_20_link" text:visited-style-name="Visited_20_Internet_20_Link"><text:span text:style-name="T14">finder</text:span></text:a><text:span text:style-name="T4">- und </text:span><text:a xlink:type="simple" xlink:href="https://py-tutorial-de.readthedocs.io/de/python-3.3/glossary.html#term-loader" text:style-name="Internet_20_link" text:visited-style-name="Visited_20_Internet_20_Link"><text:span text:style-name="T14">loader</text:span></text:a><text:span text:style-name="T4">-Objekt.</text:span></text:p>
        <text:p text:style-name="P76"><text:bookmark text:name="term-interactive"/>interactive</text:p>
        <text:p text:style-name="P78"><text:span text:style-name="T4">Python hat einen interaktiven Interpreter. Das bedeutet, dass man Anweisungen und Ausdrücke in den Interpreter-Prompt eingeben kann, die sofort ausgeführt werden und deren Ergebnis man sehen kann. Man startet einfach </text:span><text:span text:style-name="Source_20_Text"><text:span text:style-name="T12">python</text:span></text:span><text:span text:style-name="T4"> ohne Argumente (möglicherweise indem man es im Hauptmenü des Computers auswählt). Es ist ein mächtiger Weg, um neue Ideen zu testen oder Module und Pakete zu untersuchen (</text:span><text:span text:style-name="Source_20_Text"><text:span text:style-name="T12">help(x)</text:span></text:span><text:span text:style-name="T4"> ist hilfreich).</text:span></text:p>
        <text:p text:style-name="P76"><text:bookmark text:name="term-interpreted"/>interpreted</text:p>
        <text:p text:style-name="P78"><text:span text:style-name="T4">Python ist eine interpretierte Sprache, im Gegensatz zu einer kompilierten, obwohl die Unterscheidung aufgrund des Bytecode-Compilers verschwommen ist. Das heisst, dass Quelldateien direkt ausgeführt werden können ohne explizit eine ausführbare Datei zu erstellen, die dann ausgeführt wird. Interpretierte Sprachen haben typischerweise einen kürzeren Entwicklungs/Debug-Zyklus als kompilierte, jedoch laufen deren Programme generell etwas langsamer. Siehe auch </text:span><text:a xlink:type="simple" xlink:href="https://py-tutorial-de.readthedocs.io/de/python-3.3/glossary.html#term-interactive" text:style-name="Internet_20_link" text:visited-style-name="Visited_20_Internet_20_Link"><text:span text:style-name="T14">interactive</text:span></text:a><text:span text:style-name="T4">.</text:span></text:p>
        <text:p text:style-name="P76"><text:bookmark text:name="term-iterable"/>iterable</text:p>
        <text:p text:style-name="P78"><text:span text:style-name="T4">Ein Container-Objekt, das dazu imstande ist seine Mitglieder nacheinander zurückzugeben. Beispiele von Iterables sind alle Sequenztypen (wie etwa </text:span><text:span text:style-name="Source_20_Text"><text:span text:style-name="T8">list</text:span></text:span><text:span text:style-name="T4">, </text:span><text:span text:style-name="Source_20_Text"><text:span text:style-name="T8">str</text:span></text:span><text:span text:style-name="T4"> und </text:span><text:span text:style-name="Source_20_Text"><text:span text:style-name="T8">tuple</text:span></text:span><text:span text:style-name="T4">) und einige nicht-Sequenztypen wie </text:span><text:span text:style-name="Source_20_Text"><text:span text:style-name="T8">dict</text:span></text:span><text:span text:style-name="T4"> und </text:span><text:span text:style-name="Source_20_Text"><text:span text:style-name="T8">file</text:span></text:span><text:span text:style-name="T4"> und Objekte, die man mit </text:span><text:span text:style-name="Source_20_Text"><text:span text:style-name="T8">__iter__()</text:span></text:span><text:span text:style-name="T4">- oder </text:span><text:span text:style-name="Source_20_Text"><text:span text:style-name="T8">__getitem__()</text:span></text:span><text:span text:style-name="T4">-</text:span><text:soft-page-break/><text:span text:style-name="T4">Methoden definiert. Iterables können in </text:span><text:span text:style-name="Source_20_Text"><text:span text:style-name="T8">for</text:span></text:span><text:span text:style-name="T4">-Schleifen und vielen anderen Stellen verwendet werden, wo eine Sequenz benötigt wird (</text:span><text:span text:style-name="Source_20_Text"><text:span text:style-name="T8">zip()</text:span></text:span><text:span text:style-name="T4">, </text:span><text:span text:style-name="Source_20_Text"><text:span text:style-name="T8">map()</text:span></text:span><text:span text:style-name="T4">, etc.). Wird ein Iterable als Argument der eingebauten Funktion </text:span><text:span text:style-name="Source_20_Text"><text:span text:style-name="T8">iter()</text:span></text:span><text:span text:style-name="T4"> übergeben, gibt sie einen Iterator für dieses Objekt zurück. Dieser Iterator ist gut, für einen Durchlauf über die Menge der Werte. Nutzt man Iterables, ist es meist nicht nötig </text:span><text:span text:style-name="Source_20_Text"><text:span text:style-name="T8">iter()</text:span></text:span><text:span text:style-name="T4"> aufzurufen oder sich mit Iterator-Objekten direkt zu befassen. Die </text:span><text:span text:style-name="Source_20_Text"><text:span text:style-name="T8">for</text:span></text:span><text:span text:style-name="T4">-Anweisung erledigt das automatisch, indem sie eine temporäre unbenannte Variable erstellt, um den Iterator für die Laufzeit der Schleife zu halten. Siehe auch </text:span><text:a xlink:type="simple" xlink:href="https://py-tutorial-de.readthedocs.io/de/python-3.3/glossary.html#term-iterator" text:style-name="Internet_20_link" text:visited-style-name="Visited_20_Internet_20_Link"><text:span text:style-name="T14">iterator</text:span></text:a><text:span text:style-name="T4">, </text:span><text:a xlink:type="simple" xlink:href="https://py-tutorial-de.readthedocs.io/de/python-3.3/glossary.html#term-sequence" text:style-name="Internet_20_link" text:visited-style-name="Visited_20_Internet_20_Link"><text:span text:style-name="T14">sequence</text:span></text:a><text:span text:style-name="T4"> und </text:span><text:a xlink:type="simple" xlink:href="https://py-tutorial-de.readthedocs.io/de/python-3.3/glossary.html#term-generator" text:style-name="Internet_20_link" text:visited-style-name="Visited_20_Internet_20_Link"><text:span text:style-name="T14">generator</text:span></text:a><text:span text:style-name="T4">.</text:span></text:p>
        <text:p text:style-name="P76"><text:bookmark text:name="term-iterator"/>iterator</text:p>
        <text:p text:style-name="P42"><text:span text:style-name="T4">Ein Objekt, das einen Datenstrom repräsentiert. Wiederholte Aufrufe der </text:span><text:span text:style-name="Source_20_Text"><text:span text:style-name="T8">__next__()</text:span></text:span><text:span text:style-name="T4">-Methode des Iterators oder die Übergabe an die eingebaute Funktion </text:span><text:span text:style-name="Source_20_Text"><text:span text:style-name="T8">next()</text:span></text:span><text:span text:style-name="T4"> geben die aufeinanderfolgenden Elemente im Datenstrom zurück. Sind keine Daten mehr vorhanden, wird eine </text:span><text:span text:style-name="Source_20_Text"><text:span text:style-name="T8">StopIteration</text:span></text:span><text:span text:style-name="T4">-Ausnahme ausgelöst. An dieser Stelle ist das Iterator-Objekt erschöpft und alle weiteren Aufrufe verursachen nur weitere </text:span><text:span text:style-name="Source_20_Text"><text:span text:style-name="T8">StopIteration</text:span></text:span><text:span text:style-name="T4">. Iteratoren müssen ebenfallse eine </text:span><text:span text:style-name="Source_20_Text"><text:span text:style-name="T8">__iter__()</text:span></text:span><text:span text:style-name="T4">-Methode haben, die den Iterator selbst zurückgibt, sodass jeder Iterator selbst ein Iterable ist und in den meisten Fällen benutzt werden kann, wo andere Iterables akzeptiert werden. Eine wichtige Ausnahme ist Code, der mehrere Iterationen versucht. Ein Container-Objekt (wie etwa </text:span><text:span text:style-name="Source_20_Text"><text:span text:style-name="T8">list</text:span></text:span><text:span text:style-name="T4">) erzeugt jedes Mal einen neuen Iterator, wenn man es der </text:span><text:span text:style-name="Source_20_Text"><text:span text:style-name="T8">iter()</text:span></text:span><text:span text:style-name="T4">-Funktion übergibt oder in einer </text:span><text:span text:style-name="Source_20_Text"><text:span text:style-name="T8">for</text:span></text:span><text:span text:style-name="T4">-Schleife benutzt. Versucht man dies mit einem Iterator, wird nur dasselbe erschöpfte Iterator-Objekt zurückgeben, das schon im vorangegangenen Durchlauf benutzt wurde und es so wie einen leeren Container erscheinen lässt.</text:span></text:p>
        <text:p text:style-name="P42"><text:span text:style-name="T4">Mehr Informationen können bei </text:span><text:a xlink:type="simple" xlink:href="http://docs.python.org/3.3/library/stdtypes.html#typeiter" text:style-name="Internet_20_link" text:visited-style-name="Visited_20_Internet_20_Link"><text:span text:style-name="T14">Iterator Types</text:span></text:a><text:span text:style-name="T4"> gefunden werden.</text:span></text:p>
        <text:p text:style-name="P76"><text:bookmark text:name="term-keyword-argument"/>keyword argument</text:p>
        <text:p text:style-name="P78"><text:span text:style-name="T4">Argumente, denen ein </text:span><text:span text:style-name="Source_20_Text"><text:span text:style-name="T12">variable_name=</text:span></text:span><text:span text:style-name="T4"> im Aufruf vorausgeht. Der Variablenname bestimmt den lokalen Namen der Funktion, dem der Wert zugewiesen wird. </text:span><text:span text:style-name="Source_20_Text"><text:span text:style-name="T12">**</text:span></text:span><text:span text:style-name="T4"> wird benutzt um ein Dictionary von Schlüsselwort-Argumenten zu übergeben oder zu akzeptieren. Siehe </text:span><text:a xlink:type="simple" xlink:href="https://py-tutorial-de.readthedocs.io/de/python-3.3/glossary.html#term-argument" text:style-name="Internet_20_link" text:visited-style-name="Visited_20_Internet_20_Link"><text:span text:style-name="T14">argument</text:span></text:a><text:span text:style-name="T4">.</text:span></text:p>
        <text:p text:style-name="P76"><text:bookmark text:name="term-lambda"/>lambda</text:p>
        <text:p text:style-name="P78"><text:span text:style-name="T4">Eine anonyme inline Funktion, die nur aus einem einzelnen Ausdruck (</text:span><text:a xlink:type="simple" xlink:href="https://py-tutorial-de.readthedocs.io/de/python-3.3/glossary.html#term-expression" text:style-name="Internet_20_link" text:visited-style-name="Visited_20_Internet_20_Link"><text:span text:style-name="T14">expression</text:span></text:a><text:span text:style-name="T4">) besteht, der ausgewertet wird, wenn die Funktion aufgerufen wird. Die Syntax, um eine lambda-Funktion zu erstellen ist </text:span><text:span text:style-name="Source_20_Text"><text:span text:style-name="T12">lambda [arguments]: expression</text:span></text:span><text:span text:style-name="T4">.</text:span></text:p>
        <text:p text:style-name="P76"><text:bookmark text:name="term-lbyl"/>LBYL</text:p>
        <text:p text:style-name="P78"><text:span text:style-name="T11">“</text:span><text:span text:style-name="T4">Look before you leap.” (“Schau bevor du springst.”) Dieser Programmierstil testet explizit auf Vorbedingungen bevor Aufrufe oder Lookups getätigt werden. Dieser </text:span><text:soft-page-break/><text:span text:style-name="T4">Stil steht dem </text:span><text:a xlink:type="simple" xlink:href="https://py-tutorial-de.readthedocs.io/de/python-3.3/glossary.html#term-eafp" text:style-name="Internet_20_link" text:visited-style-name="Visited_20_Internet_20_Link"><text:span text:style-name="T14">EAFP</text:span></text:a><text:span text:style-name="T4">Ansatz gegenüber und die Präsenz vieler </text:span><text:span text:style-name="Source_20_Text"><text:span text:style-name="T8">if</text:span></text:span><text:span text:style-name="T4">-Anweisungen ist charakteristisch für ihn.</text:span></text:p>
        <text:p text:style-name="P76"><text:bookmark text:name="term-list"/>list</text:p>
        <text:p text:style-name="P78"><text:span text:style-name="T4">Eine eingebaute Python </text:span><text:a xlink:type="simple" xlink:href="https://py-tutorial-de.readthedocs.io/de/python-3.3/glossary.html#term-sequence" text:style-name="Internet_20_link" text:visited-style-name="Visited_20_Internet_20_Link"><text:span text:style-name="T14">sequence</text:span></text:a><text:span text:style-name="T4">. Trotz des Namens ist sie ähnlicher zu Arrays in anderen Sprachen als zu Verknüpften Listen (</text:span><text:span text:style-name="Emphasis"><text:span text:style-name="T4">linked lists</text:span></text:span><text:span text:style-name="T4">), da der Elementzugriff in O(1) ist.</text:span></text:p>
        <text:p text:style-name="P76"><text:bookmark text:name="term-list-comprehension"/>list comprehension</text:p>
        <text:p text:style-name="P78"><text:span text:style-name="T4">Ein kompakter Weg, um alle oder Teile der Elemente in einer Sequenz verarbeitet und eine Liste der Ergebnisse zurückgibt. </text:span><text:span text:style-name="Source_20_Text"><text:span text:style-name="T12">result = ["0x%02x" % x for x in range(256) if x % 2 == 0]</text:span></text:span><text:span text:style-name="T4">generiert eine Liste von Strings, die die geraden Hex-Zahlen (0x..) im Bereich von 0 bis 255 enthält. Der </text:span><text:span text:style-name="Source_20_Text"><text:span text:style-name="T8">if</text:span></text:span><text:span text:style-name="T4">-Abschnitt ist optional. Wird er ausgelassen, werden alle Elemente von </text:span><text:span text:style-name="Source_20_Text"><text:span text:style-name="T12">range(256)</text:span></text:span><text:span text:style-name="T4"> verarbeitet.</text:span></text:p>
        <text:p text:style-name="P76"><text:bookmark text:name="term-loader"/>loader</text:p>
        <text:p text:style-name="P78"><text:span text:style-name="T4">Ein Objekt, das ein Modul lädt. Es muss eine Methode namens </text:span><text:span text:style-name="Source_20_Text"><text:span text:style-name="T8">load_module()</text:span></text:span><text:span text:style-name="T4"> definieren. Ein </text:span><text:span text:style-name="Emphasis"><text:span text:style-name="T4">loader</text:span></text:span><text:span text:style-name="T4"> wird typischerweise von einem </text:span><text:a xlink:type="simple" xlink:href="https://py-tutorial-de.readthedocs.io/de/python-3.3/glossary.html#term-finder" text:style-name="Internet_20_link" text:visited-style-name="Visited_20_Internet_20_Link"><text:span text:style-name="T14">finder</text:span></text:a><text:span text:style-name="T4"> zurückgegebenen. Siehe </text:span><text:bookmark text:name="index-32"/><text:a xlink:type="simple" xlink:href="https://www.python.org/dev/peps/pep-0302" text:style-name="Internet_20_link" text:visited-style-name="Visited_20_Internet_20_Link"><text:span text:style-name="Strong_20_Emphasis"><text:span text:style-name="T15">PEP 302</text:span></text:span></text:a><text:span text:style-name="T4"> für Details und</text:span><text:span text:style-name="Source_20_Text"><text:span text:style-name="T8">importlib.abc.Loader</text:span></text:span><text:span text:style-name="T4"> für eine </text:span><text:a xlink:type="simple" xlink:href="https://py-tutorial-de.readthedocs.io/de/python-3.3/glossary.html#term-abstract-base-class" text:style-name="Internet_20_link" text:visited-style-name="Visited_20_Internet_20_Link"><text:span text:style-name="T14">abstract base class</text:span></text:a><text:span text:style-name="T4">.</text:span></text:p>
        <text:p text:style-name="P76"><text:bookmark text:name="term-mapping"/>mapping</text:p>
        <text:p text:style-name="P78"><text:span text:style-name="T4">Ein Container-Objekt (wie etwa </text:span><text:span text:style-name="Source_20_Text"><text:span text:style-name="T8">dict</text:span></text:span><text:span text:style-name="T4">), das beliebige Schlüssel-Lookups mittels der speziellen Methode </text:span><text:span text:style-name="Source_20_Text"><text:span text:style-name="T8">__getitem()</text:span></text:span><text:span text:style-name="T4"> unterstützt.</text:span></text:p>
        <text:p text:style-name="P76"><text:bookmark text:name="term-metaclass"/>metaclass</text:p>
        <text:p text:style-name="P41">Die Klasse einer Klasse. Klassendefinitionen erstellen einen Klassennamen, ein Klassendictionary und eine Liste der Basisklassen. Eine Metaklasse ist dafür verantwortlich diese drei Argumente entgegen zunehmen und Klassen zu erzeugen. Die meisten Objektorientierten Programmiersprachen bieten eine Standard-Implementierung. Was Python speziell macht, ist dass es möglich ist eigene Metaklassen zu erstellen. Die meisten Benutzer benötigen dieses Werkzeug nicht, kommt das Bedürfnis aber auf, können Metaklassen mächtige und elegante Lösungen bieten. Sie wurden schon benutzt um Attributszugriffe zu loggen, Thread-Sicherheit hinzuzufügen, Objekterzeugung zu verfolgen, Singletons zu implementieren und für viele andere Aufgaben.</text:p>
        <text:p text:style-name="P42"><text:span text:style-name="T4">Mehr Informationen können in </text:span><text:a xlink:type="simple" xlink:href="http://docs.python.org/3.3/reference/datamodel.html#metaclasses" text:style-name="Internet_20_link" text:visited-style-name="Visited_20_Internet_20_Link"><text:span text:style-name="T14">Customizing class creation</text:span></text:a><text:span text:style-name="T4"> gefunden werden.</text:span></text:p>
        <text:p text:style-name="P76"><text:bookmark text:name="term-method"/>method</text:p>
        <text:p text:style-name="P78"><text:soft-page-break/><text:span text:style-name="T4">Eine Funktion, die innerhalb eines Klassenkörpers definiert wurde. Wird es als Attribut eines Exemplares dieser Klasse aufgerufen, bekommt die Methode das Exemplar-Objekt als ihr erstes Argument (</text:span><text:a xlink:type="simple" xlink:href="https://py-tutorial-de.readthedocs.io/de/python-3.3/glossary.html#term-argument" text:style-name="Internet_20_link" text:visited-style-name="Visited_20_Internet_20_Link"><text:span text:style-name="T14">argument</text:span></text:a><text:span text:style-name="T4">) (das normalerweise </text:span><text:span text:style-name="Source_20_Text"><text:span text:style-name="T12">self</text:span></text:span><text:span text:style-name="T4"> genannt wird). Siehe </text:span><text:a xlink:type="simple" xlink:href="https://py-tutorial-de.readthedocs.io/de/python-3.3/glossary.html#term-function" text:style-name="Internet_20_link" text:visited-style-name="Visited_20_Internet_20_Link"><text:span text:style-name="T14">function</text:span></text:a><text:span text:style-name="T4"> und </text:span><text:a xlink:type="simple" xlink:href="https://py-tutorial-de.readthedocs.io/de/python-3.3/glossary.html#term-nested-scope" text:style-name="Internet_20_link" text:visited-style-name="Visited_20_Internet_20_Link"><text:span text:style-name="T14">nested scope</text:span></text:a><text:span text:style-name="T4">.</text:span></text:p>
        <text:p text:style-name="P76"><text:bookmark text:name="term-mutable"/>mutable</text:p>
        <text:p text:style-name="P78"><text:span text:style-name="T4">Veränderliche (</text:span><text:span text:style-name="Emphasis"><text:span text:style-name="T4">mutable</text:span></text:span><text:span text:style-name="T4">) Objekte können ihren Wert ändern, aber ihre </text:span><text:span text:style-name="Source_20_Text"><text:span text:style-name="T8">id()</text:span></text:span><text:span text:style-name="T4"> behalten. Siehe auch </text:span><text:a xlink:type="simple" xlink:href="https://py-tutorial-de.readthedocs.io/de/python-3.3/glossary.html#term-immutable" text:style-name="Internet_20_link" text:visited-style-name="Visited_20_Internet_20_Link"><text:span text:style-name="T14">immutable</text:span></text:a></text:p>
        <text:p text:style-name="P76"><text:bookmark text:name="term-named-tuple"/>named tuple</text:p>
        <text:p text:style-name="P42"><text:span text:style-name="T4">Jede Tupel-ähnliche Klasse, deren indizierbaren Elemente auch über benannte Attribute zugänglich sind (zum Beispiel gibt </text:span><text:span text:style-name="Source_20_Text"><text:span text:style-name="T8">time.localtime()</text:span></text:span><text:span text:style-name="T4"> ein Tupel-ähnliches Objekt zurück, wo das Jahr sowohl durch einen Index, wie </text:span><text:span text:style-name="Source_20_Text"><text:span text:style-name="T12">t[0]</text:span></text:span><text:span text:style-name="T4">, als auch durch ein benanntes Attribut wie </text:span><text:span text:style-name="Source_20_Text"><text:span text:style-name="T12">t.tm_year</text:span></text:span><text:span text:style-name="T4">zugänglich ist).</text:span></text:p>
        <text:p text:style-name="P42"><text:span text:style-name="T4">Ein benanntes Tupel kann ein eingebauter Typ wie etwa </text:span><text:span text:style-name="Source_20_Text"><text:span text:style-name="T8">time.struct_time</text:span></text:span><text:span text:style-name="T4"> sein oder es kann mit einer regulären Klassendefinition erstellt werden. Ein voll funktionierendes benanntes Tupel kann auch mit der Factory-Funktion </text:span><text:span text:style-name="Source_20_Text"><text:span text:style-name="T8">collections.namedtuple()</text:span></text:span><text:span text:style-name="T4"> erstellt werden. Der zweite Ansatz bietet automatische extra Features wie eine selbst-dokumentierende Repräsentation wie </text:span><text:span text:style-name="Source_20_Text"><text:span text:style-name="T12">Employee(name='jones', title='programmer')</text:span></text:span><text:span text:style-name="T4">.</text:span></text:p>
        <text:p text:style-name="P76"><text:bookmark text:name="term-namespace"/>namespace</text:p>
        <text:p text:style-name="P78"><text:span text:style-name="T4">Der Ort, an dem eine Variable gespeichert wird. Namensräume sind als Dictionaries implementiert. Es gibt lokale, globale und eingebaute Namensräume, wie auch verschachtelte Namensräume in Objekten (in Methoden). Namensräume unterstützen Modularität, indem sie Namenskonflikten vorbeugen. Zum Beispiel werden die Funktionen </text:span><text:span text:style-name="Source_20_Text"><text:span text:style-name="T8">builtins.open()</text:span></text:span><text:span text:style-name="T4"> und </text:span><text:span text:style-name="Source_20_Text"><text:span text:style-name="T8">os.open()</text:span></text:span><text:span text:style-name="T4"> anhand ihres Namensraumes unterschieden. Namensräume unterstützen außerdem die Lesbarkeit und Wartbarkeit indem sie klar machen, welches Modul eine Funktion implementiert. Zum Beispiel machen </text:span><text:span text:style-name="Source_20_Text"><text:span text:style-name="T8">random.seed()</text:span></text:span><text:span text:style-name="T4"> oder </text:span><text:span text:style-name="Source_20_Text"><text:span text:style-name="T8">itertools.izip()</text:span></text:span><text:span text:style-name="T4"> es klar, dass diese Funktionen in den Modulen </text:span><text:span text:style-name="Source_20_Text"><text:span text:style-name="T8">random</text:span></text:span><text:span text:style-name="T4"> beziehungsweise </text:span><text:span text:style-name="Source_20_Text"><text:span text:style-name="T8">itertools</text:span></text:span><text:span text:style-name="T4"> implementiert werden.</text:span></text:p>
        <text:p text:style-name="P76"><text:bookmark text:name="term-nested-scope"/>nested scope</text:p>
        <text:p text:style-name="P81">Die Fähigkeit eine Variable in einer umgebenden Definition zu referenzieren. Zum Beispiel, kann eine Funktion, die in einer anderen Funktion definiert wird auf die Variablen in der äußeren Funktion zugreifen. Beachte, dass verschachtelte Gültigkeitsbereiche nur bei Referenzierungen, nicht bei Zuweisungen, die immer in den innersten Gültigkeitsbereich schreiben, funktionieren. Im Gegensatz dazu lesen und schreiben lokale Variablen in den innersten Gültigkeitsbereich. Gleichfalls, lesen und schreiben globale Variablen in den globalen Namensraum.</text:p>
        <text:p text:style-name="P76"><text:bookmark text:name="term-new-style-class"/>new-style class</text:p>
        <text:p text:style-name="P78"><text:soft-page-break/><text:span text:style-name="T4">Alter Name für die Sorte von Klassen, die nun für alle Klassenobjekte benutzt wird. In früheren Versionen von Python, konnten nur new-style Klassen Pythons neuere vielseitige Features wie </text:span><text:span text:style-name="Source_20_Text"><text:span text:style-name="T8">__slots__</text:span></text:span><text:span text:style-name="T4">, Deskriptoren, Properties und </text:span><text:span text:style-name="Source_20_Text"><text:span text:style-name="T8">__getattribute__()</text:span></text:span><text:span text:style-name="T4"> benutzen.</text:span></text:p>
        <text:p text:style-name="P76"><text:bookmark text:name="term-object"/>object</text:p>
        <text:p text:style-name="P78"><text:span text:style-name="T4">Alle Daten mit Zustand (Attribute oder Wert) und definiertem Verhalten (Methoden). Ebenfalls die ultimative Basisklasse von jeder </text:span><text:a xlink:type="simple" xlink:href="https://py-tutorial-de.readthedocs.io/de/python-3.3/glossary.html#term-new-style-class" text:style-name="Internet_20_link" text:visited-style-name="Visited_20_Internet_20_Link"><text:span text:style-name="T14">new-style class</text:span></text:a><text:span text:style-name="T4">.</text:span></text:p>
        <text:p text:style-name="P76"><text:bookmark text:name="term-positional-argument"/>positional argument</text:p>
        <text:p text:style-name="P78"><text:span text:style-name="T4">Die Argumente, die lokalen Namen innerhalb einer Funktion oder Methode zugewiesen werden, die von der Reihenfolge in der sie im Aufruf angegeben werden festgelegt sind. </text:span><text:span text:style-name="Source_20_Text"><text:span text:style-name="T12">*</text:span></text:span><text:span text:style-name="T4"> wird benutzt um entweder mehrere Positionsargumente entgegenzunehmen (wenn es in der Definition vorkommt) oder um mehrere Argumente als eine Liste einer Funktion zu übergeben. Siehe </text:span><text:a xlink:type="simple" xlink:href="https://py-tutorial-de.readthedocs.io/de/python-3.3/glossary.html#term-argument" text:style-name="Internet_20_link" text:visited-style-name="Visited_20_Internet_20_Link"><text:span text:style-name="T14">argument</text:span></text:a><text:span text:style-name="T4">.</text:span></text:p>
        <text:p text:style-name="P76"><text:bookmark text:name="term-python-3000"/>Python 3000</text:p>
        <text:p text:style-name="P81">Spitzname für die Reihe der Veröffentlichungen in Python 3.x (geprägt vor langer Zeit, als die Veröffentlichung von Version 3 etwas in ferner Zukunft war.) Dies wird auch als “Py3k” abgekürzt.</text:p>
        <text:p text:style-name="P76"><text:bookmark text:name="term-pythonic"/>Pythonic</text:p>
        <text:p text:style-name="P42"><text:span text:style-name="T4">Eine Idee oder Stück von Code, der den häufigsten Idiomen der Python-Sprache eng folgt, statt Konzepte zu verwenden, die häufig in anderen Sprachen vorkommen. Zum Beispiel ist es ein häufiges Idiom in Python über alle Elemente eines Iterable mithilfe einer </text:span><text:span text:style-name="Source_20_Text"><text:span text:style-name="T8">for</text:span></text:span><text:span text:style-name="T4">-Anweisung zu iterieren. Viele andere Sprachen haben nicht diese Art von Konstrukt, sodass Leute, die mit Python nicht vertraut sind manchmal einen numerischen Zähler benutzen:</text:span></text:p>
        <text:p text:style-name="P59">for i in range(len(food)):</text:p>
        <text:p text:style-name="P61"><text:s text:c="4"/><text:span text:style-name="T1">print(food[i])</text:span></text:p>
        <text:p text:style-name="P82">Im Gegensatz zum sauberen, pythonischen Weg:</text:p>
        <text:p text:style-name="P60">for piece in food:</text:p>
        <text:p text:style-name="P62"><text:s text:c="4"/><text:span text:style-name="T1">print(piece)</text:span></text:p>
        <text:p text:style-name="P76"><text:bookmark text:name="term-reference-count"/>reference count</text:p>
        <text:p text:style-name="P78"><text:span text:style-name="T4">Die Anzahl von Referenzen zu einem Objekt. Fällt der Referenzzähler eines Objekts auf null, wird es dealloziert. Das Referenzzählen ist generell nicht sichtbar für Python-Code, ist jedoch ein Schlüsselelement der </text:span><text:a xlink:type="simple" xlink:href="https://py-tutorial-de.readthedocs.io/de/python-3.3/glossary.html#term-cpython" text:style-name="Internet_20_link" text:visited-style-name="Visited_20_Internet_20_Link"><text:span text:style-name="T14">CPython</text:span></text:a><text:span text:style-name="T4"> Implementierung. Das Modul </text:span><text:span text:style-name="Source_20_Text"><text:span text:style-name="T8">sys</text:span></text:span><text:span text:style-name="T4"> definiert eine</text:span><text:span text:style-name="Source_20_Text"><text:span text:style-name="T8">getrefcount()</text:span></text:span><text:span text:style-name="T4">-Funktion, die Programmierer aufrufen können, um den Referenzzähler für ein bestimmtes Objekt zu bekommen.</text:span></text:p>
        <text:p text:style-name="P76"><text:bookmark text:name="term-slots"/>__slots__</text:p>
        <text:p text:style-name="P81"><text:soft-page-break/>Eine Deklaration innerhalb einer Klasse, die Speicher spart, indem der Platz für Instanzattribute vorher deklariert wird und Exemplardictionaries eliminiert werden. Auch wenn sie populär sind, ist es trickreich die Technik richtig anzuwenden und sollte am besten für seltene Fälle aufgehoben werden, wenn es große Zahlen von Exemplaren in einer speicherkritischen Anwendung gibt.</text:p>
        <text:p text:style-name="P76"><text:bookmark text:name="term-sequence"/>sequence</text:p>
        <text:p text:style-name="P78"><text:span text:style-name="T4">Ein Iterable (</text:span><text:a xlink:type="simple" xlink:href="https://py-tutorial-de.readthedocs.io/de/python-3.3/glossary.html#term-iterable" text:style-name="Internet_20_link" text:visited-style-name="Visited_20_Internet_20_Link"><text:span text:style-name="T14">iterable</text:span></text:a><text:span text:style-name="T4">), das effizienten Elementzugriff mit Ganzzahlindizes durch die spezielle Methode </text:span><text:span text:style-name="Source_20_Text"><text:span text:style-name="T8">__getitem__()</text:span></text:span><text:span text:style-name="T4"> bietet und eine </text:span><text:span text:style-name="Source_20_Text"><text:span text:style-name="T8">__len__()</text:span></text:span><text:span text:style-name="T4">-Methode definiert, die die Länge der Sequenz zurückgibt. Manche eingebauten Sequenztypen sind </text:span><text:span text:style-name="Source_20_Text"><text:span text:style-name="T8">list</text:span></text:span><text:span text:style-name="T4">, </text:span><text:span text:style-name="Source_20_Text"><text:span text:style-name="T8">str</text:span></text:span><text:span text:style-name="T4">, </text:span><text:span text:style-name="Source_20_Text"><text:span text:style-name="T8">tuple</text:span></text:span><text:span text:style-name="T4"> und </text:span><text:span text:style-name="Source_20_Text"><text:span text:style-name="T8">bytes</text:span></text:span><text:span text:style-name="T4">. Beachte, dass </text:span><text:span text:style-name="Source_20_Text"><text:span text:style-name="T8">dict</text:span></text:span><text:span text:style-name="T4"> ebenfalls </text:span><text:span text:style-name="Source_20_Text"><text:span text:style-name="T8">__getitem__()</text:span></text:span><text:span text:style-name="T4"> und </text:span><text:span text:style-name="Source_20_Text"><text:span text:style-name="T8">__len__()</text:span></text:span><text:span text:style-name="T4"> definiert, aber eher als Mapping (</text:span><text:a xlink:type="simple" xlink:href="https://py-tutorial-de.readthedocs.io/de/python-3.3/glossary.html#term-mapping" text:style-name="Internet_20_link" text:visited-style-name="Visited_20_Internet_20_Link"><text:span text:style-name="T14">mapping</text:span></text:a><text:span text:style-name="T4">), denn als Sequenz angesehen, da die Lookups durch beliebige unveränderbare (</text:span><text:a xlink:type="simple" xlink:href="https://py-tutorial-de.readthedocs.io/de/python-3.3/glossary.html#term-immutable" text:style-name="Internet_20_link" text:visited-style-name="Visited_20_Internet_20_Link"><text:span text:style-name="T14">immutable</text:span></text:a><text:span text:style-name="T4">) Schlüssel möglich sind, nicht nur durch Ganzzahlen.</text:span></text:p>
        <text:p text:style-name="P76"><text:bookmark text:name="term-slice"/>slice</text:p>
        <text:p text:style-name="P78"><text:span text:style-name="T4">Ein Objekt, das normalerweise einen Abschnitt einer Sequenz (</text:span><text:a xlink:type="simple" xlink:href="https://py-tutorial-de.readthedocs.io/de/python-3.3/glossary.html#term-sequence" text:style-name="Internet_20_link" text:visited-style-name="Visited_20_Internet_20_Link"><text:span text:style-name="T14">sequence</text:span></text:a><text:span text:style-name="T4">) enthält. Ein Slice wird mittels der Subskript-Notation, </text:span><text:span text:style-name="Source_20_Text"><text:span text:style-name="T12">[]</text:span></text:span><text:span text:style-name="T4"> mit Doppelpunkten zwischen Nummern, wenn mehrere gegeben werden, wie in </text:span><text:span text:style-name="Source_20_Text"><text:span text:style-name="T12">variable_name[1:3:5]</text:span></text:span><text:span text:style-name="T4">. Die Notation mit eckigen Klammern (Subskript-Notation) benutzt </text:span><text:span text:style-name="Source_20_Text"><text:span text:style-name="T8">slice</text:span></text:span><text:span text:style-name="T4">-Objekte intern.</text:span></text:p>
        <text:p text:style-name="P76"><text:bookmark text:name="term-special-method"/>special method</text:p>
        <text:p text:style-name="P78"><text:span text:style-name="T4">Eine Methode die implizit von Python aufgerufen wird, um eine bestimmte Operation auf einem Typ auszuführen, wie etwa Addition. Solche Methoden haben Namen mit führenden wie abschliessenden doppelten Unterstrichen. Spezielle Methoden sind bei </text:span><text:a xlink:type="simple" xlink:href="http://docs.python.org/3.3/reference/datamodel.html#specialnames" text:style-name="Internet_20_link" text:visited-style-name="Visited_20_Internet_20_Link"><text:span text:style-name="T14">Special method names</text:span></text:a><text:span text:style-name="T4">dokumentiert.</text:span></text:p>
        <text:p text:style-name="P76"><text:bookmark text:name="term-statement"/>statement</text:p>
        <text:p text:style-name="P78"><text:span text:style-name="T4">Eine Anweisung ist Teil einer Suite (ein “Block” von Code). Eine Anweisung ist entweder ein Ausdruck (</text:span><text:a xlink:type="simple" xlink:href="https://py-tutorial-de.readthedocs.io/de/python-3.3/glossary.html#term-expression" text:style-name="Internet_20_link" text:visited-style-name="Visited_20_Internet_20_Link"><text:span text:style-name="T14">expression</text:span></text:a><text:span text:style-name="T4">) oder eine von mehreren Konstrukten mit einem Schlüsselwort, wie etwa </text:span><text:span text:style-name="Source_20_Text"><text:span text:style-name="T8">if</text:span></text:span><text:span text:style-name="T4">, </text:span><text:span text:style-name="Source_20_Text"><text:span text:style-name="T8">while</text:span></text:span><text:span text:style-name="T4"> oder </text:span><text:span text:style-name="Source_20_Text"><text:span text:style-name="T8">for</text:span></text:span><text:span text:style-name="T4">.</text:span></text:p>
        <text:p text:style-name="P76"><text:bookmark text:name="term-triple-quoted-string"/>triple-quoted string</text:p>
        <text:p text:style-name="P81">Ein String, der von entweder drei Anführungszeichen (”) oder Apostrophen (‘) umgeben ist. Während sie keine Funktionalität bieten, die nicht bei einfach-quotierten Strings verfügbar wären, sind sie aus mehreren Gründen nützlich. Sie erlauben das Einbeziehen von unmaskierten Anführungszeichen und Apostrophen innerhalb eines Strings und sie können mehrere Zeilen umfassen ohne das Fortsetzungszeichen benutzen zu müssen, was sie besonders nützlich beim Schreiben von Docstrings macht.</text:p>
        <text:p text:style-name="P76"><text:bookmark text:name="term-type"/>type</text:p>
        <text:p text:style-name="P78"><text:soft-page-break/><text:span text:style-name="T4">Der Typ eines Python-Objektes legt fest, welche Art von Objekt es ist; jedes Objekt hat einen Typ. Der Typ eines Objektes ist als dessen </text:span><text:span text:style-name="Source_20_Text"><text:span text:style-name="T8">__class__</text:span></text:span><text:span text:style-name="T4">-Attribut zugänglich oder kann mit </text:span><text:span text:style-name="Source_20_Text"><text:span text:style-name="T12">type(obj)</text:span></text:span><text:span text:style-name="T4"> bestimmt werden.</text:span></text:p>
        <text:p text:style-name="P76"><text:bookmark text:name="term-view"/>view</text:p>
        <text:p text:style-name="P78"><text:span text:style-name="T4">Die Objekte, die von </text:span><text:span text:style-name="Source_20_Text"><text:span text:style-name="T8">dict.keys()</text:span></text:span><text:span text:style-name="T4">, </text:span><text:span text:style-name="Source_20_Text"><text:span text:style-name="T8">dict.values()</text:span></text:span><text:span text:style-name="T4"> und </text:span><text:span text:style-name="Source_20_Text"><text:span text:style-name="T8">dict.items()</text:span></text:span><text:span text:style-name="T4"> zurückgegeben werden, werden Dictionary-Views genannt. Sie sind Lazy Sequenzen, die Veränderungen im zugrundeliegenden Dictionary bemerken. Um einen Dictionary-View zu zwingen eine volle Liste zu werden, benutzt man </text:span><text:span text:style-name="Source_20_Text"><text:span text:style-name="T12">list(dictview)</text:span></text:span><text:span text:style-name="T4">. Siehe </text:span><text:a xlink:type="simple" xlink:href="http://docs.python.org/3.3/library/stdtypes.html#dict-views" text:style-name="Internet_20_link" text:visited-style-name="Visited_20_Internet_20_Link"><text:span text:style-name="T14">Dictionary view objects</text:span></text:a><text:span text:style-name="T4">.</text:span></text:p>
        <text:p text:style-name="P76"><text:bookmark text:name="term-virtual-machine"/>virtual machine</text:p>
        <text:p text:style-name="P78"><text:span text:style-name="T4">Ein Computer, der komplett in Software definiert ist. Pythons Virtuelle Maschine führt den </text:span><text:a xlink:type="simple" xlink:href="https://py-tutorial-de.readthedocs.io/de/python-3.3/glossary.html#term-bytecode" text:style-name="Internet_20_link" text:visited-style-name="Visited_20_Internet_20_Link"><text:span text:style-name="T14">bytecode</text:span></text:a><text:span text:style-name="T4"> aus, den der Bytecode-Compiler erzeugt.</text:span></text:p>
        <text:p text:style-name="P76"><text:bookmark text:name="term-zen-of-python"/>Zen of Python</text:p>
        <text:p text:style-name="P78"><text:span text:style-name="T4">Aufzählung von Pythons Design Prizipien und Philosophien, die hilfreich beim verstehen und benutzen der Sprache sind. Gibt man “</text:span><text:span text:style-name="Source_20_Text"><text:span text:style-name="T12">import this</text:span></text:span><text:span text:style-name="T4">” am interaktiven Prompt ein, kann man die Aufzählung einsehen.</text:span></text:p>
      </text:section>
      <text:p text:style-name="Standard"><text:span text:style-name="T3"><text:page-number text:select-page="current">121</text:page-number></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inherit" svg:font-family="inherit"/>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2:11:35.131929158</meta:creation-date>
    <dc:date>2019-12-18T21:07:29.977807428</dc:date>
    <meta:editing-duration>PT29M1S</meta:editing-duration>
    <meta:editing-cycles>4</meta:editing-cycles>
    <meta:generator>LibreOffice/6.1.5.2$Linux_ARM_EABI LibreOffice_project/10$Build-2</meta:generator>
    <meta:document-statistic meta:table-count="8" meta:image-count="0" meta:object-count="0" meta:page-count="121" meta:paragraph-count="2850" meta:word-count="34726" meta:character-count="246598" meta:non-whitespace-character-count="211028"/>
  </office:meta>
</office:document-meta>
</file>